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2.8646in"/>
    </style:style>
    <style:style style:name="co3" style:family="table-column">
      <style:table-column-properties fo:break-before="auto" style:column-width="1.0465in"/>
    </style:style>
    <style:style style:name="co4" style:family="table-column">
      <style:table-column-properties fo:break-before="auto" style:column-width="1.5583in"/>
    </style:style>
    <style:style style:name="co5" style:family="table-column">
      <style:table-column-properties fo:break-before="auto" style:column-width="1.0035in"/>
    </style:style>
    <style:style style:name="co6" style:family="table-column">
      <style:table-column-properties fo:break-before="auto" style:column-width="0.7854in"/>
    </style:style>
    <style:style style:name="co7" style:family="table-column">
      <style:table-column-properties fo:break-before="auto" style:column-width="0.8728in"/>
    </style:style>
    <style:style style:name="co8" style:family="table-column">
      <style:table-column-properties fo:break-before="auto" style:column-width="2.0374in"/>
    </style:style>
    <style:style style:name="co9" style:family="table-column">
      <style:table-column-properties fo:break-before="auto" style:column-width="1.1992in"/>
    </style:style>
    <style:style style:name="co10" style:family="table-column">
      <style:table-column-properties fo:break-before="auto" style:column-width="0.9925in"/>
    </style:style>
    <style:style style:name="co11" style:family="table-column">
      <style:table-column-properties fo:break-before="auto" style:column-width="0.8618in"/>
    </style:style>
    <style:style style:name="co12" style:family="table-column">
      <style:table-column-properties fo:break-before="auto" style:column-width="2.4402in"/>
    </style:style>
    <style:style style:name="co13" style:family="table-column">
      <style:table-column-properties fo:break-before="auto" style:column-width="1.0252in"/>
    </style:style>
    <style:style style:name="co14" style:family="table-column">
      <style:table-column-properties fo:break-before="auto" style:column-width="1.5693in"/>
    </style:style>
    <style:style style:name="co15" style:family="table-column">
      <style:table-column-properties fo:break-before="auto" style:column-width="1.1882in"/>
    </style:style>
    <style:style style:name="co16" style:family="table-column">
      <style:table-column-properties fo:break-before="auto" style:column-width="2.7555in"/>
    </style:style>
    <style:style style:name="co17" style:family="table-column">
      <style:table-column-properties fo:break-before="auto" style:column-width="2.6575in"/>
    </style:style>
    <style:style style:name="co18" style:family="table-column">
      <style:table-column-properties fo:break-before="auto" style:column-width="1.1118in"/>
    </style:style>
    <style:style style:name="co19" style:family="table-column">
      <style:table-column-properties fo:break-before="auto" style:column-width="1.0362in"/>
    </style:style>
    <style:style style:name="co20" style:family="table-column">
      <style:table-column-properties fo:break-before="auto" style:column-width="1.4819in"/>
    </style:style>
    <style:style style:name="co21" style:family="table-column">
      <style:table-column-properties fo:break-before="auto" style:column-width="1.1008in"/>
    </style:style>
    <style:style style:name="co22" style:family="table-column">
      <style:table-column-properties fo:break-before="auto" style:column-width="1.4063in"/>
    </style:style>
    <style:style style:name="co23" style:family="table-column">
      <style:table-column-properties fo:break-before="auto" style:column-width="2.0591in"/>
    </style:style>
    <style:style style:name="co24" style:family="table-column">
      <style:table-column-properties fo:break-before="auto" style:column-width="2.0047in"/>
    </style:style>
    <style:style style:name="co25" style:family="table-column">
      <style:table-column-properties fo:break-before="auto" style:column-width="1.786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2.5445in"/>
    </style:style>
    <style:style style:name="co29" style:family="table-column">
      <style:table-column-properties fo:break-before="auto" style:column-width="0.5028in"/>
    </style:style>
    <style:style style:name="co30" style:family="table-column">
      <style:table-column-properties fo:break-before="auto" style:column-width="0.5244in"/>
    </style:style>
    <style:style style:name="co31" style:family="table-column">
      <style:table-column-properties fo:break-before="auto" style:column-width="0.448in"/>
    </style:style>
    <style:style style:name="co32" style:family="table-column">
      <style:table-column-properties fo:break-before="auto" style:column-width="0.4701in"/>
    </style:style>
    <style:style style:name="co33" style:family="table-column">
      <style:table-column-properties fo:break-before="auto" style:column-width="4.2492in"/>
    </style:style>
    <style:style style:name="co34" style:family="table-column">
      <style:table-column-properties fo:break-before="auto" style:column-width="4.3244in"/>
    </style:style>
    <style:style style:name="co35" style:family="table-column">
      <style:table-column-properties fo:break-before="auto" style:column-width="4.1744in"/>
    </style:style>
    <style:style style:name="co36" style:family="table-column">
      <style:table-column-properties fo:break-before="auto" style:column-width="4.42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97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A5]" office:value-type="string" office:string-value="DCoverTarget" calcext:value-type="string">
            <text:p>DCoverTarget</text:p>
          </table:table-cell>
          <table:table-cell table:formula="of:=[.A6]" office:value-type="string" office:string-value="Fixture1Target" calcext:value-type="string">
            <text:p>Fixture1Target</text:p>
          </table:table-cell>
          <table:table-cell table:formula="of:=[.A7]" office:value-type="string" office:string-value="Fixture1Target" calcext:value-type="string">
            <text:p>Fixture1Target</text:p>
          </table:table-cell>
          <table:table-cell table:formula="of:=[.A8]" office:value-type="string" office:string-value="LeftPWBT" calcext:value-type="string">
            <text:p>LeftPWBT</text:p>
          </table:table-cell>
          <table:table-cell table:formula="of:=[.A9]" office:value-type="string" office:string-value="LeftAntennaTarget" calcext:value-type="string">
            <text:p>LeftAntennaTarget</text:p>
          </table:table-cell>
          <table:table-cell table:formula="of:=[.A10]" office:value-type="string" office:string-value="Cam1Target" calcext:value-type="string">
            <text:p>Cam1Target</text:p>
          </table:table-cell>
          <table:table-cell table:formula="of:=[.A11]" office:value-type="string" office:string-value="Fixture1Target" calcext:value-type="string">
            <text:p>Fixture1Target</text:p>
          </table:table-cell>
          <table:table-cell table:formula="of:=[.A12]" office:value-type="string" office:string-value="AirgunTarget" calcext:value-type="string">
            <text:p>AirgunTarget</text:p>
          </table:table-cell>
          <table:table-cell table:formula="of:=[.A13]" office:value-type="string" office:string-value="Fixture2Target" calcext:value-type="string">
            <text:p>Fixture2Target</text:p>
          </table:table-cell>
          <table:table-cell table:formula="of:=[.A14]" office:value-type="string" office:string-value="LeftLCDTarget" calcext:value-type="string">
            <text:p>LeftLCDTarget</text:p>
          </table:table-cell>
          <table:table-cell table:formula="of:=[.A15]" office:value-type="string" office:string-value="Cam1Target" calcext:value-type="string">
            <text:p>Cam1Target</text:p>
          </table:table-cell>
          <table:table-cell table:formula="of:=[.A16]" office:value-type="string" office:string-value="Fixture1Target" calcext:value-type="string">
            <text:p>Fixture1Target</text:p>
          </table:table-cell>
          <table:table-cell table:formula="of:=[.A17]" office:value-type="string" office:string-value="Fixture2Target" calcext:value-type="string">
            <text:p>Fixture2Target</text:p>
          </table:table-cell>
          <table:table-cell table:formula="of:=[.A18]" office:value-type="string" office:string-value="Fixture2Target" calcext:value-type="string">
            <text:p>Fixture2Target</text:p>
          </table:table-cell>
          <table:table-cell table:formula="of:=[.A19]" office:value-type="string" office:string-value="Fixture2Target" calcext:value-type="string">
            <text:p>Fixture2Target</text:p>
          </table:table-cell>
          <table:table-cell table:formula="of:=[.A20]" office:value-type="string" office:string-value="Fixture1Target" calcext:value-type="string">
            <text:p>Fixture1Target</text:p>
          </table:table-cell>
          <table:table-cell/>
          <table:table-cell table:formula="of:=[.A22]" office:value-type="string" office:string-value="LeftShieldTarget" calcext:value-type="string">
            <text:p>LeftShieldTarget</text:p>
          </table:table-cell>
          <table:table-cell table:formula="of:=[.A23]" office:value-type="string" office:string-value="Cam5Target" calcext:value-type="string">
            <text:p>Cam5Target</text:p>
          </table:table-cell>
          <table:table-cell table:formula="of:=[.A24]" office:value-type="string" office:string-value="Fixture2Target" calcext:value-type="string">
            <text:p>Fixture2Target</text:p>
          </table:table-cell>
          <table:table-cell table:formula="of:=[.A25]" office:value-type="string" office:string-value="Fixture2Target" calcext:value-type="string">
            <text:p>Fixture2Target</text:p>
          </table:table-cell>
          <table:table-cell table:formula="of:=[.A26]" office:value-type="string" office:string-value="Fixture1Target" calcext:value-type="string">
            <text:p>Fixture1Target</text:p>
          </table:table-cell>
          <table:table-cell table:formula="of:=[.A27]" office:value-type="string" office:string-value="Fixture1Target" calcext:value-type="string">
            <text:p>Fixture1Target</text:p>
          </table:table-cell>
          <table:table-cell table:formula="of:=[.A28]" office:value-type="string" office:string-value="Fixture2Target" calcext:value-type="string">
            <text:p>Fixture2Target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[.$B5]" office:value-type="string" office:string-value="Take DCOVER" calcext:value-type="string">
            <text:p>Take DCOVER</text:p>
          </table:table-cell>
          <table:table-cell table:formula="of:=[.B6]" office:value-type="string" office:string-value="Put DCOVER in fixture" calcext:value-type="string">
            <text:p>Put DCOVER in fixture</text:p>
          </table:table-cell>
          <table:table-cell table:formula="of:=[.B7]" office:value-type="string" office:string-value="Tap DCOVER" calcext:value-type="string">
            <text:p>Tap DCOVER</text:p>
          </table:table-cell>
          <table:table-cell table:formula="of:=[.B8]" office:value-type="string" office:string-value="Take PWB" calcext:value-type="string">
            <text:p>Take PWB</text:p>
          </table:table-cell>
          <table:table-cell table:formula="of:=[.B9]" office:value-type="string" office:string-value="Take ANTENNA" calcext:value-type="string">
            <text:p>Take ANTENNA</text:p>
          </table:table-cell>
          <table:table-cell table:formula="of:=[.B10]" office:value-type="string" office:string-value="Photo PWB" calcext:value-type="string">
            <text:p>Photo PWB</text:p>
          </table:table-cell>
          <table:table-cell table:formula="of:=[.B11]" office:value-type="string" office:string-value="Mount ANTENNA on DCOVER" calcext:value-type="string">
            <text:p>Mount ANTENNA on DCOVER</text:p>
          </table:table-cell>
          <table:table-cell table:formula="of:=[.B12]" office:value-type="string" office:string-value="Blow air on PWB" calcext:value-type="string">
            <text:p>Blow air on PWB</text:p>
          </table:table-cell>
          <table:table-cell table:formula="of:=[.B13]" office:value-type="string" office:string-value="Tap SHIELD" calcext:value-type="string">
            <text:p>Tap SHIELD</text:p>
          </table:table-cell>
          <table:table-cell table:formula="of:=[.B14]" office:value-type="string" office:string-value="Take LCD" calcext:value-type="string">
            <text:p>Take LCD</text:p>
          </table:table-cell>
          <table:table-cell table:formula="of:=[.B15]" office:value-type="string" office:string-value="Photo LCD" calcext:value-type="string">
            <text:p>Photo LCD</text:p>
          </table:table-cell>
          <table:table-cell table:formula="of:=[.B16]" office:value-type="string" office:string-value="Mount PWB on DCOVER-ANTENNA" calcext:value-type="string">
            <text:p>Mount PWB on DCOVER-ANTENNA</text:p>
          </table:table-cell>
          <table:table-cell table:formula="of:=[.B17]" office:value-type="string" office:string-value="Peel1 SHIELD" calcext:value-type="string">
            <text:p>Peel1 SHIELD</text:p>
          </table:table-cell>
          <table:table-cell table:formula="of:=[.B18]" office:value-type="string" office:string-value="Mount LCD on SHIELD" calcext:value-type="string">
            <text:p>Mount LCD on SHIELD</text:p>
          </table:table-cell>
          <table:table-cell table:formula="of:=[.B19]" office:value-type="string" office:string-value="Tap LCD-SHIELD" calcext:value-type="string">
            <text:p>Tap LCD-SHIELD</text:p>
          </table:table-cell>
          <table:table-cell table:formula="of:=[.B20]" office:value-type="string" office:string-value="Take PWB-DCOVER-ANTENNA from fixture" calcext:value-type="string">
            <text:p>Take PWB-DCOVER-ANTENNA from fixture</text:p>
          </table:table-cell>
          <table:table-cell table:formula="of:=[.B21]" office:value-type="string" office:string-value="Put PWB-DCOVER-ANTENNA in output" calcext:value-type="string">
            <text:p>Put PWB-DCOVER-ANTENNA in output</text:p>
          </table:table-cell>
          <table:table-cell table:formula="of:=[.B22]" office:value-type="string" office:string-value="Take SHIELD" calcext:value-type="string">
            <text:p>Take SHIELD</text:p>
          </table:table-cell>
          <table:table-cell table:formula="of:=[.B23]" office:value-type="string" office:string-value="Photo SHIELD" calcext:value-type="string">
            <text:p>Photo SHIELD</text:p>
          </table:table-cell>
          <table:table-cell table:formula="of:=[.B24]" office:value-type="string" office:string-value="Put SHIELD in fixture" calcext:value-type="string">
            <text:p>Put SHIELD in fixture</text:p>
          </table:table-cell>
          <table:table-cell table:formula="of:=[.B25]" office:value-type="string" office:string-value="Peel2 SHIELD" calcext:value-type="string">
            <text:p>Peel2 SHIELD</text:p>
          </table:table-cell>
          <table:table-cell table:formula="of:=[.B26]" office:value-type="string" office:string-value="Tap DCOVER-ANTENNA" calcext:value-type="string">
            <text:p>Tap DCOVER-ANTENNA</text:p>
          </table:table-cell>
          <table:table-cell table:formula="of:=[.B27]" office:value-type="string" office:string-value="Tap PWB-DCOVER-ANTENNA" calcext:value-type="string">
            <text:p>Tap PWB-DCOVER-ANTENNA</text:p>
          </table:table-cell>
          <table:table-cell table:formula="of:=[.B28]" office:value-type="string" office:string-value="Take LCD-SHIELD from fixture" calcext:value-type="string">
            <text:p>Take LCD-SHIELD from fixture</text:p>
          </table:table-cell>
          <table:table-cell table:formula="of:=[.B29]" office:value-type="string" office:string-value="Put LCD-SHIELD in output" calcext:value-type="string">
            <text:p>Put LCD-SHIELD in output</text:p>
          </table:table-cell>
          <table:table-cell office:value-type="string" calcext:value-type="string">
            <text:p>Change tool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1.54" calcext:value-type="float">
            <text:p>1.54</text:p>
          </table:table-cell>
          <table:table-cell table:number-columns-repeated="2" office:value-type="float" office:value="1.47" calcext:value-type="float">
            <text:p>1.47</text:p>
          </table:table-cell>
          <table:table-cell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.47</text:p>
          </table:table-cell>
          <table:table-cell office:value-type="float" office:value="1" calcext:value-type="float">
            <text:p>1</text:p>
          </table:table-cell>
          <table:table-cell office:value-type="float" office:value="2.43" calcext:value-type="float">
            <text:p>2.43</text:p>
          </table:table-cell>
          <table:table-cell office:value-type="float" office:value="3.58" calcext:value-type="float">
            <text:p>3.58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.47</text:p>
          </table:table-cell>
          <table:table-cell table:number-columns-repeated="3" office:value-type="float" office:value="2.43" calcext:value-type="float">
            <text:p>2.43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43" calcext:value-type="float">
            <text:p>2.43</text:p>
          </table:table-cell>
          <table:table-cell table:number-columns-repeated="2" office:value-type="float" office:value="1.47" calcext:value-type="float">
            <text:p>1.47</text:p>
          </table:table-cell>
          <table:table-cell office:value-type="float" office:value="2.43" calcext:value-type="float">
            <text:p>2.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style-name="ce1" office:value-type="string" calcext:value-type="string">
            <text:p>DCoverTarget</text:p>
          </table:table-cell>
          <table:table-cell office:value-type="string" calcext:value-type="string">
            <text:p>Take DCOVER</text:p>
          </table:table-cell>
          <table:table-cell table:formula="of:=SQRT(([pos.E6]-[pos.C$6])^2+([pos.F6]-[pos.D$6])^2)" office:value-type="float" office:value="0" calcext:value-type="float">
            <text:p>0</text:p>
          </table:table-cell>
          <table:table-cell table:number-columns-repeated="2" office:value-type="float" office:value="3.47" calcext:value-type="float">
            <text:p>3.47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office:value-type="float" office:value="1" calcext:value-type="float">
            <text:p>1</text:p>
          </table:table-cell>
          <table:table-cell office:value-type="float" office:value="3.47" calcext:value-type="float">
            <text:p>3.47</text:p>
          </table:table-cell>
          <table:table-cell office:value-type="float" office:value="1" calcext:value-type="float">
            <text:p>1</text:p>
          </table:table-cell>
          <table:table-cell office:value-type="float" office:value="3.47" calcext:value-type="float">
            <text:p>3.47</text:p>
          </table:table-cell>
          <table:table-cell office:value-type="float" office:value="2.41" calcext:value-type="float">
            <text:p>2.4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.47" calcext:value-type="float">
            <text:p>3.47</text:p>
          </table:table-cell>
          <table:table-cell office:value-type="float" office:value="3.65" calcext:value-type="float">
            <text:p>3.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3.47" calcext:value-type="float">
            <text:p>3.47</text:p>
          </table:table-cell>
          <table:table-cell office:value-type="float" office:value="3.65" calcext:value-type="float">
            <text:p>3.65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Fixture1Target</text:p>
          </table:table-cell>
          <table:table-cell office:value-type="string" calcext:value-type="string">
            <text:p>Put DCOVER in fixture</text:p>
          </table:table-cell>
          <table:table-cell office:value-type="float" office:value="2.66" calcext:value-type="float">
            <text:p>2.66</text:p>
          </table:table-cell>
          <table:table-cell table:formula="of:=SQRT(([pos.$E7]-[pos.$C$7])^2+([pos.$F7]-[pos.$D$7])^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float" office:value="1.43" calcext:value-type="float">
            <text:p>1.43</text:p>
          </table:table-cell>
          <table:table-cell office:value-type="float" office:value="3.21" calcext:value-type="float">
            <text:p>3.21</text:p>
          </table:table-cell>
          <table:table-cell office:value-type="float" office:value="1" calcext:value-type="float">
            <text:p>1</text:p>
          </table:table-cell>
          <table:table-cell table:formula="of:=SQRT(([pos.$E7]-[pos.$C$7])^2+([pos.$F7]-[pos.$D$7])^2)" office:value-type="float" office:value="0" calcext:value-type="float">
            <text:p>0</text:p>
          </table:table-cell>
          <table:table-cell table:number-columns-repeated="3" office:value-type="float" office:value="1.43" calcext:value-type="float">
            <text:p>1.43</text:p>
          </table:table-cell>
          <table:table-cell table:formula="of:=SQRT(([pos.$E7]-[pos.$C$7])^2+([pos.$F7]-[pos.$D$7])^2)"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1.21" calcext:value-type="float">
            <text:p>1.21</text:p>
          </table:table-cell>
          <table:table-cell office:value-type="float" office:value="2.46" calcext:value-type="float">
            <text:p>2.46</text:p>
          </table:table-cell>
          <table:table-cell table:number-columns-repeated="2" office:value-type="float" office:value="1.43" calcext:value-type="float">
            <text:p>1.43</text:p>
          </table:table-cell>
          <table:table-cell table:formula="of:=SQRT(([pos.$E7]-[pos.$C$7])^2+([pos.$F7]-[pos.$D$7])^2)" office:value-type="float" office:value="0" calcext:value-type="float">
            <text:p>0</text:p>
          </table:table-cell>
          <table:table-cell table:formula="of:=SQRT(([pos.$E7]-[pos.$C$7])^2+([pos.$F7]-[pos.$D$7])^2)"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Fixture1Target</text:p>
          </table:table-cell>
          <table:table-cell office:value-type="string" calcext:value-type="string">
            <text:p>Tap DCOVER</text:p>
          </table:table-cell>
          <table:table-cell office:value-type="float" office:value="2.66" calcext:value-type="float">
            <text:p>2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float" office:value="1.43" calcext:value-type="float">
            <text:p>1.43</text:p>
          </table:table-cell>
          <table:table-cell office:value-type="float" office:value="3.21" calcext:value-type="float">
            <text:p>3.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1.21" calcext:value-type="float">
            <text:p>1.21</text:p>
          </table:table-cell>
          <table:table-cell office:value-type="float" office:value="2.46" calcext:value-type="float">
            <text:p>2.46</text:p>
          </table:table-cell>
          <table:table-cell table:number-columns-repeated="2" office:value-type="float" office:value="1.43" calcext:value-type="float">
            <text:p>1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style-name="ce1" office:value-type="string" calcext:value-type="string">
            <text:p>LeftPWBT</text:p>
          </table:table-cell>
          <table:table-cell office:value-type="string" calcext:value-type="string">
            <text:p>Take PW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91" calcext:value-type="float">
            <text:p>1.91</text:p>
          </table:table-cell>
          <table:table-cell table:formula="of:=SQRT(([pos.$E9]-[pos.$C$9])^2+([pos.$F9]-[pos.$D$9])^2)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91" calcext:value-type="float">
            <text:p>0.91</text:p>
          </table:table-cell>
          <table:table-cell office:value-type="float" office:value="1.91" calcext:value-type="float">
            <text:p>1.91</text:p>
          </table:table-cell>
          <table:table-cell office:value-type="float" office:value="1.61" calcext:value-type="float">
            <text:p>1.61</text:p>
          </table:table-cell>
          <table:table-cell office:value-type="float" office:value="1.09" calcext:value-type="float">
            <text:p>1.09</text:p>
          </table:table-cell>
          <table:table-cell office:value-type="float" office:value="1.33" calcext:value-type="float">
            <text:p>1.33</text:p>
          </table:table-cell>
          <table:table-cell office:value-type="float" office:value="0.91" calcext:value-type="float">
            <text:p>0.91</text:p>
          </table:table-cell>
          <table:table-cell office:value-type="float" office:value="1.91" calcext:value-type="float">
            <text:p>1.91</text:p>
          </table:table-cell>
          <table:table-cell table:number-columns-repeated="3" office:value-type="float" office:value="1.09" calcext:value-type="float">
            <text:p>1.09</text:p>
          </table:table-cell>
          <table:table-cell office:value-type="float" office:value="1.91" calcext:value-type="float">
            <text:p>1.91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1.54" calcext:value-type="float">
            <text:p>1.54</text:p>
          </table:table-cell>
          <table:table-cell table:number-columns-repeated="2" office:value-type="float" office:value="1.09" calcext:value-type="float">
            <text:p>1.09</text:p>
          </table:table-cell>
          <table:table-cell table:number-columns-repeated="2" office:value-type="float" office:value="1.91" calcext:value-type="float">
            <text:p>1.9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style-name="ce1" office:value-type="string" calcext:value-type="string">
            <text:p>LeftAntennaTarget</text:p>
          </table:table-cell>
          <table:table-cell office:value-type="string" calcext:value-type="string">
            <text:p>Take ANTEN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.16" calcext:value-type="float">
            <text:p>2.16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float" office:value="2.16" calcext:value-type="float">
            <text:p>2.16</text:p>
          </table:table-cell>
          <table:table-cell office:value-type="float" office:value="1.6" calcext:value-type="float">
            <text:p>1.6</text:p>
          </table:table-cell>
          <table:table-cell office:value-type="float" office:value="2.2" calcext:value-type="float">
            <text:p>2.2</text:p>
          </table:table-cell>
          <table:table-cell office:value-type="float" office:value="1.96" calcext:value-type="float">
            <text:p>1.96</text:p>
          </table:table-cell>
          <table:table-cell office:value-type="float" office:value="1.38" calcext:value-type="float">
            <text:p>1.38</text:p>
          </table:table-cell>
          <table:table-cell office:value-type="float" office:value="2.16" calcext:value-type="float">
            <text:p>2.16</text:p>
          </table:table-cell>
          <table:table-cell table:number-columns-repeated="3" office:value-type="float" office:value="2.2" calcext:value-type="float">
            <text:p>2.2</text:p>
          </table:table-cell>
          <table:table-cell office:value-type="float" office:value="2.16" calcext:value-type="float">
            <text:p>2.16</text:p>
          </table:table-cell>
          <table:table-cell office:value-type="float" office:value="4.13" calcext:value-type="float">
            <text:p>4.13</text:p>
          </table:table-cell>
          <table:table-cell office:value-type="float" office:value="1.43" calcext:value-type="float">
            <text:p>1.43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2.2" calcext:value-type="float">
            <text:p>2.2</text:p>
          </table:table-cell>
          <table:table-cell table:number-columns-repeated="2" office:value-type="float" office:value="2.16" calcext:value-type="float">
            <text:p>2.16</text:p>
          </table:table-cell>
          <table:table-cell office:value-type="float" office:value="2.2" calcext:value-type="float">
            <text:p>2.2</text:p>
          </table:table-cell>
          <table:table-cell office:value-type="float" office:value="4.13" calcext:value-type="float">
            <text:p>4.13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Cam1Target</text:p>
          </table:table-cell>
          <table:table-cell office:value-type="string" calcext:value-type="string">
            <text:p>Photo PW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office:value-type="float" office:value="0.55" calcext:value-type="float">
            <text:p>0.55</text:p>
          </table:table-cell>
          <table:table-cell office:value-type="float" office:value="1.05" calcext:value-type="float">
            <text:p>1.05</text:p>
          </table:table-cell>
          <table:table-cell table:formula="of:=SQRT(([pos.$E11]-[pos.$C$11])^2+([pos.$F11]-[pos.$D$11])^2)"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1.58" calcext:value-type="float">
            <text:p>1.58</text:p>
          </table:table-cell>
          <table:table-cell office:value-type="float" office:value="0.71" calcext:value-type="float">
            <text:p>0.71</text:p>
          </table:table-cell>
          <table:table-cell office:value-type="float" office:value="0.66" calcext:value-type="float">
            <text:p>0.66</text:p>
          </table:table-cell>
          <table:table-cell table:formula="of:=SQRT(([pos.$E11]-[pos.$C$11])^2+([pos.$F11]-[pos.$D$11])^2)"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table:number-columns-repeated="3" office:value-type="float" office:value="0.71" calcext:value-type="float">
            <text:p>0.7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1.38" calcext:value-type="float">
            <text:p>1.38</text:p>
          </table:table-cell>
          <table:table-cell table:number-columns-repeated="2" office:value-type="float" office:value="0.71" calcext:value-type="float">
            <text:p>0.71</text:p>
          </table:table-cell>
          <table:table-cell table:number-columns-repeated="2" office:value-type="float" office:value="1.18" calcext:value-type="float">
            <text:p>1.18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Fixture1Target</text:p>
          </table:table-cell>
          <table:table-cell office:value-type="string" calcext:value-type="string">
            <text:p>Mount ANTENNA on DCOVER</text:p>
          </table:table-cell>
          <table:table-cell office:value-type="float" office:value="2.66" calcext:value-type="float">
            <text:p>2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1.34" calcext:value-type="float">
            <text:p>1.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float" office:value="1.43" calcext:value-type="float">
            <text:p>1.43</text:p>
          </table:table-cell>
          <table:table-cell office:value-type="float" office:value="3.21" calcext:value-type="float">
            <text:p>3.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1.21" calcext:value-type="float">
            <text:p>1.21</text:p>
          </table:table-cell>
          <table:table-cell office:value-type="float" office:value="2.46" calcext:value-type="float">
            <text:p>2.46</text:p>
          </table:table-cell>
          <table:table-cell table:number-columns-repeated="2" office:value-type="float" office:value="1.43" calcext:value-type="float">
            <text:p>1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style-name="ce1" office:value-type="string" calcext:value-type="string">
            <text:p>AirgunTarget</text:p>
          </table:table-cell>
          <table:table-cell office:value-type="string" calcext:value-type="string">
            <text:p>Blow air on PW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43" calcext:value-type="float">
            <text:p>2.43</text:p>
          </table:table-cell>
          <table:table-cell office:value-type="float" office:value="1.34" calcext:value-type="float">
            <text:p>1.34</text:p>
          </table:table-cell>
          <table:table-cell office:value-type="float" office:value="1.57" calcext:value-type="float">
            <text:p>1.57</text:p>
          </table:table-cell>
          <table:table-cell office:value-type="float" office:value="1.58" calcext:value-type="float">
            <text:p>1.58</text:p>
          </table:table-cell>
          <table:table-cell office:value-type="float" office:value="2.43" calcext:value-type="float">
            <text:p>2.43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float" office:value="1.24" calcext:value-type="float">
            <text:p>1.24</text:p>
          </table:table-cell>
          <table:table-cell office:value-type="float" office:value="1.58" calcext:value-type="float">
            <text:p>1.58</text:p>
          </table:table-cell>
          <table:table-cell office:value-type="float" office:value="2.43" calcext:value-type="float">
            <text:p>2.43</text:p>
          </table:table-cell>
          <table:table-cell table:number-columns-repeated="3" office:value-type="float" office:value="1.47" calcext:value-type="float">
            <text:p>1.47</text:p>
          </table:table-cell>
          <table:table-cell office:value-type="float" office:value="2.43" calcext:value-type="float">
            <text:p>2.43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2.09" calcext:value-type="float">
            <text:p>2.09</text:p>
          </table:table-cell>
          <table:table-cell table:number-columns-repeated="2" office:value-type="float" office:value="1.47" calcext:value-type="float">
            <text:p>1.47</text:p>
          </table:table-cell>
          <table:table-cell table:number-columns-repeated="2" office:value-type="float" office:value="2.43" calcext:value-type="float">
            <text:p>2.43</text:p>
          </table:table-cell>
          <table:table-cell office:value-type="float" office:value="1.47" calcext:value-type="float">
            <text:p>1.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Fixture2Target</text:p>
          </table:table-cell>
          <table:table-cell office:value-type="string" calcext:value-type="string">
            <text:p>Tap SHIELD</text:p>
          </table:table-cell>
          <table:table-cell office:value-type="float" office:value="2.66" calcext:value-type="float">
            <text:p>2.66</text:p>
          </table:table-cell>
          <table:table-cell table:number-columns-repeated="2" office:value-type="float" office:value="1.51" calcext:value-type="float">
            <text:p>1.51</text:p>
          </table:table-cell>
          <table:table-cell office:value-type="float" office:value="0.8" calcext:value-type="float">
            <text:p>0.8</text:p>
          </table:table-cell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office:value-type="float" office:value="1.48" calcext:value-type="float">
            <text:p>1.48</text:p>
          </table:table-cell>
          <table:table-cell table:formula="of:=SQRT(([pos.$E14]-[pos.$C$14])^2+([pos.$F14]-[pos.$D$14])^2)" office:value-type="float" office:value="0" calcext:value-type="float">
            <text:p>0</text:p>
          </table:table-cell>
          <table:table-cell office:value-type="float" office:value="3.28" calcext:value-type="float">
            <text:p>3.28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table:formula="of:=SQRT(([pos.$E14]-[pos.$C$14])^2+([pos.$F14]-[pos.$D$14])^2)" office:value-type="float" office:value="0" calcext:value-type="float">
            <text:p>0</text:p>
          </table:table-cell>
          <table:table-cell table:formula="of:=SQRT(([pos.$E14]-[pos.$C$14])^2+([pos.$F14]-[pos.$D$14])^2)" office:value-type="float" office:value="0" calcext:value-type="float">
            <text:p>0</text:p>
          </table:table-cell>
          <table:table-cell table:formula="of:=SQRT(([pos.$E14]-[pos.$C$14])^2+([pos.$F14]-[pos.$D$14])^2)"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office:value-type="float" office:value="1.62" calcext:value-type="float">
            <text:p>1.62</text:p>
          </table:table-cell>
          <table:table-cell office:value-type="float" office:value="0.93" calcext:value-type="float">
            <text:p>0.93</text:p>
          </table:table-cell>
          <table:table-cell office:value-type="float" office:value="1.86" calcext:value-type="float">
            <text:p>1.86</text:p>
          </table:table-cell>
          <table:table-cell table:formula="of:=SQRT(([pos.$E14]-[pos.$C$14])^2+([pos.$F14]-[pos.$D$14])^2)" office:value-type="float" office:value="0" calcext:value-type="float">
            <text:p>0</text:p>
          </table:table-cell>
          <table:table-cell table:formula="of:=SQRT(([pos.$E14]-[pos.$C$14])^2+([pos.$F14]-[pos.$D$14])^2)" office:value-type="float" office:value="0" calcext:value-type="float">
            <text:p>0</text:p>
          </table:table-cell>
          <table:table-cell table:number-columns-repeated="2" office:value-type="float" office:value="1.51" calcext:value-type="float">
            <text:p>1.51</text:p>
          </table:table-cell>
          <table:table-cell table:formula="of:=SQRT(([pos.$E14]-[pos.$C$14])^2+([pos.$F14]-[pos.$D$14])^2)"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style-name="ce1" office:value-type="string" calcext:value-type="string">
            <text:p>LeftLCDTarget</text:p>
          </table:table-cell>
          <table:table-cell office:value-type="string" calcext:value-type="string">
            <text:p>Take LCD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3.21" calcext:value-type="float">
            <text:p>3.21</text:p>
          </table:table-cell>
          <table:table-cell office:value-type="float" office:value="1.03" calcext:value-type="float">
            <text:p>1.03</text:p>
          </table:table-cell>
          <table:table-cell office:value-type="float" office:value="1.75" calcext:value-type="float">
            <text:p>1.75</text:p>
          </table:table-cell>
          <table:table-cell office:value-type="float" office:value="0.98" calcext:value-type="float">
            <text:p>0.98</text:p>
          </table:table-cell>
          <table:table-cell office:value-type="float" office:value="3.21" calcext:value-type="float">
            <text:p>3.21</text:p>
          </table:table-cell>
          <table:table-cell office:value-type="float" office:value="1.22" calcext:value-type="float">
            <text:p>1.22</text:p>
          </table:table-cell>
          <table:table-cell office:value-type="float" office:value="3.16" calcext:value-type="float">
            <text:p>3.16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3.21" calcext:value-type="float">
            <text:p>3.21</text:p>
          </table:table-cell>
          <table:table-cell table:number-columns-repeated="3" office:value-type="float" office:value="3.16" calcext:value-type="float">
            <text:p>3.16</text:p>
          </table:table-cell>
          <table:table-cell office:value-type="float" office:value="3.21" calcext:value-type="float">
            <text:p>3.21</text:p>
          </table:table-cell>
          <table:table-cell office:value-type="float" office:value="4.83" calcext:value-type="float">
            <text:p>4.83</text:p>
          </table:table-cell>
          <table:table-cell office:value-type="float" office:value="1.22" calcext:value-type="float">
            <text:p>1.22</text:p>
          </table:table-cell>
          <table:table-cell office:value-type="float" office:value="1.74" calcext:value-type="float">
            <text:p>1.74</text:p>
          </table:table-cell>
          <table:table-cell table:number-columns-repeated="2" office:value-type="float" office:value="3.16" calcext:value-type="float">
            <text:p>3.16</text:p>
          </table:table-cell>
          <table:table-cell table:number-columns-repeated="2" office:value-type="float" office:value="3.21" calcext:value-type="float">
            <text:p>3.21</text:p>
          </table:table-cell>
          <table:table-cell office:value-type="float" office:value="3.16" calcext:value-type="float">
            <text:p>3.16</text:p>
          </table:table-cell>
          <table:table-cell office:value-type="float" office:value="4.83" calcext:value-type="float">
            <text:p>4.83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Cam1Target</text:p>
          </table:table-cell>
          <table:table-cell office:value-type="string" calcext:value-type="string">
            <text:p>Photo LC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office:value-type="float" office:value="0.55" calcext:value-type="float">
            <text:p>0.55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.58" calcext:value-type="float">
            <text:p>1.58</text:p>
          </table:table-cell>
          <table:table-cell office:value-type="float" office:value="0.71" calcext:value-type="float">
            <text:p>0.71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table:number-columns-repeated="3" office:value-type="float" office:value="0.71" calcext:value-type="float">
            <text:p>0.7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1.38" calcext:value-type="float">
            <text:p>1.38</text:p>
          </table:table-cell>
          <table:table-cell table:number-columns-repeated="2" office:value-type="float" office:value="0.71" calcext:value-type="float">
            <text:p>0.71</text:p>
          </table:table-cell>
          <table:table-cell table:number-columns-repeated="2" office:value-type="float" office:value="1.18" calcext:value-type="float">
            <text:p>1.18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Fixture1Target</text:p>
          </table:table-cell>
          <table:table-cell office:value-type="string" calcext:value-type="string">
            <text:p>Mount PWB on DCOVER-ANTENNA</text:p>
          </table:table-cell>
          <table:table-cell office:value-type="float" office:value="2.66" calcext:value-type="float">
            <text:p>2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float" office:value="1.43" calcext:value-type="float">
            <text:p>1.43</text:p>
          </table:table-cell>
          <table:table-cell office:value-type="float" office:value="3.21" calcext:value-type="float">
            <text:p>3.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1.21" calcext:value-type="float">
            <text:p>1.21</text:p>
          </table:table-cell>
          <table:table-cell office:value-type="float" office:value="2.46" calcext:value-type="float">
            <text:p>2.46</text:p>
          </table:table-cell>
          <table:table-cell table:number-columns-repeated="2" office:value-type="float" office:value="1.43" calcext:value-type="float">
            <text:p>1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Fixture2Target</text:p>
          </table:table-cell>
          <table:table-cell office:value-type="string" calcext:value-type="string">
            <text:p>Peel1 SHIELD</text:p>
          </table:table-cell>
          <table:table-cell office:value-type="float" office:value="2.66" calcext:value-type="float">
            <text:p>2.66</text:p>
          </table:table-cell>
          <table:table-cell table:number-columns-repeated="2" office:value-type="float" office:value="1.51" calcext:value-type="float">
            <text:p>1.51</text:p>
          </table:table-cell>
          <table:table-cell office:value-type="float" office:value="0.8" calcext:value-type="float">
            <text:p>0.8</text:p>
          </table:table-cell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3.28" calcext:value-type="float">
            <text:p>3.28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office:value-type="float" office:value="1.62" calcext:value-type="float">
            <text:p>1.62</text:p>
          </table:table-cell>
          <table:table-cell office:value-type="float" office:value="0.93" calcext:value-type="float">
            <text:p>0.93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51" calcext:value-type="float">
            <text:p>1.51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Fixture2Target</text:p>
          </table:table-cell>
          <table:table-cell office:value-type="string" calcext:value-type="string">
            <text:p>Mount LCD on SHIELD</text:p>
          </table:table-cell>
          <table:table-cell office:value-type="float" office:value="2.66" calcext:value-type="float">
            <text:p>2.66</text:p>
          </table:table-cell>
          <table:table-cell table:number-columns-repeated="2" office:value-type="float" office:value="1.51" calcext:value-type="float">
            <text:p>1.51</text:p>
          </table:table-cell>
          <table:table-cell office:value-type="float" office:value="0.8" calcext:value-type="float">
            <text:p>0.8</text:p>
          </table:table-cell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3.28" calcext:value-type="float">
            <text:p>3.28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office:value-type="float" office:value="1.62" calcext:value-type="float">
            <text:p>1.62</text:p>
          </table:table-cell>
          <table:table-cell office:value-type="float" office:value="0.93" calcext:value-type="float">
            <text:p>0.93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51" calcext:value-type="float">
            <text:p>1.51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Fixture2Target</text:p>
          </table:table-cell>
          <table:table-cell office:value-type="string" calcext:value-type="string">
            <text:p>Tap LCD-SHIELD</text:p>
          </table:table-cell>
          <table:table-cell office:value-type="float" office:value="2.66" calcext:value-type="float">
            <text:p>2.66</text:p>
          </table:table-cell>
          <table:table-cell table:number-columns-repeated="2" office:value-type="float" office:value="1.51" calcext:value-type="float">
            <text:p>1.51</text:p>
          </table:table-cell>
          <table:table-cell office:value-type="float" office:value="0.8" calcext:value-type="float">
            <text:p>0.8</text:p>
          </table:table-cell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3.28" calcext:value-type="float">
            <text:p>3.28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office:value-type="float" office:value="1.62" calcext:value-type="float">
            <text:p>1.62</text:p>
          </table:table-cell>
          <table:table-cell office:value-type="float" office:value="0.93" calcext:value-type="float">
            <text:p>0.93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51" calcext:value-type="float">
            <text:p>1.51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Fixture1Target</text:p>
          </table:table-cell>
          <table:table-cell office:value-type="string" calcext:value-type="string">
            <text:p>Take PWB-DCOVER-ANTENNA from fixture</text:p>
          </table:table-cell>
          <table:table-cell office:value-type="float" office:value="2.66" calcext:value-type="float">
            <text:p>2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float" office:value="1.43" calcext:value-type="float">
            <text:p>1.43</text:p>
          </table:table-cell>
          <table:table-cell office:value-type="float" office:value="3.21" calcext:value-type="float">
            <text:p>3.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1.21" calcext:value-type="float">
            <text:p>1.21</text:p>
          </table:table-cell>
          <table:table-cell office:value-type="float" office:value="2.46" calcext:value-type="float">
            <text:p>2.46</text:p>
          </table:table-cell>
          <table:table-cell table:number-columns-repeated="2" office:value-type="float" office:value="1.43" calcext:value-type="float">
            <text:p>1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Put PWB-DCOVER-ANTENNA in output</text:p>
          </table:table-cell>
          <table:table-cell office:value-type="float" office:value="1.54" calcext:value-type="float">
            <text:p>1.54</text:p>
          </table:table-cell>
          <table:table-cell table:number-columns-repeated="2" office:value-type="float" office:value="1.47" calcext:value-type="float">
            <text:p>1.47</text:p>
          </table:table-cell>
          <table:table-cell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.47</text:p>
          </table:table-cell>
          <table:table-cell office:value-type="float" office:value="1" calcext:value-type="float">
            <text:p>1</text:p>
          </table:table-cell>
          <table:table-cell office:value-type="float" office:value="2.43" calcext:value-type="float">
            <text:p>2.43</text:p>
          </table:table-cell>
          <table:table-cell office:value-type="float" office:value="3.58" calcext:value-type="float">
            <text:p>3.58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.47</text:p>
          </table:table-cell>
          <table:table-cell table:number-columns-repeated="3" office:value-type="float" office:value="2.43" calcext:value-type="float">
            <text:p>2.43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43" calcext:value-type="float">
            <text:p>2.43</text:p>
          </table:table-cell>
          <table:table-cell table:number-columns-repeated="2" office:value-type="float" office:value="1.47" calcext:value-type="float">
            <text:p>1.47</text:p>
          </table:table-cell>
          <table:table-cell office:value-type="float" office:value="2.43" calcext:value-type="float">
            <text:p>2.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style-name="ce1" office:value-type="string" calcext:value-type="string">
            <text:p>LeftShieldTarget</text:p>
          </table:table-cell>
          <table:table-cell office:value-type="string" calcext:value-type="string">
            <text:p>Take SHIE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03" calcext:value-type="float">
            <text:p>2.03</text:p>
          </table:table-cell>
          <table:table-cell office:value-type="float" office:value="0.63" calcext:value-type="float">
            <text:p>0.63</text:p>
          </table:table-cell>
          <table:table-cell office:value-type="float" office:value="1.76" calcext:value-type="float">
            <text:p>1.76</text:p>
          </table:table-cell>
          <table:table-cell office:value-type="float" office:value="1.12" calcext:value-type="float">
            <text:p>1.12</text:p>
          </table:table-cell>
          <table:table-cell office:value-type="float" office:value="2.03" calcext:value-type="float">
            <text:p>2.03</text:p>
          </table:table-cell>
          <table:table-cell office:value-type="float" office:value="1.59" calcext:value-type="float">
            <text:p>1.59</text:p>
          </table:table-cell>
          <table:table-cell office:value-type="float" office:value="1.26" calcext:value-type="float">
            <text:p>1.26</text:p>
          </table:table-cell>
          <table:table-cell office:value-type="float" office:value="1.52" calcext:value-type="float">
            <text:p>1.52</text:p>
          </table:table-cell>
          <table:table-cell office:value-type="float" office:value="1.12" calcext:value-type="float">
            <text:p>1.12</text:p>
          </table:table-cell>
          <table:table-cell office:value-type="float" office:value="2.03" calcext:value-type="float">
            <text:p>2.03</text:p>
          </table:table-cell>
          <table:table-cell table:number-columns-repeated="3" office:value-type="float" office:value="1.26" calcext:value-type="float">
            <text:p>1.26</text:p>
          </table:table-cell>
          <table:table-cell office:value-type="float" office:value="2.03" calcext:value-type="float">
            <text:p>2.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table:number-columns-repeated="2" office:value-type="float" office:value="1.26" calcext:value-type="float">
            <text:p>1.26</text:p>
          </table:table-cell>
          <table:table-cell table:number-columns-repeated="2" office:value-type="float" office:value="2.03" calcext:value-type="float">
            <text:p>2.03</text:p>
          </table:table-cell>
          <table:table-cell office:value-type="float" office:value="1.26" calcext:value-type="float">
            <text:p>1.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Cam5Target</text:p>
          </table:table-cell>
          <table:table-cell office:value-type="string" calcext:value-type="string">
            <text:p>Photo SHIE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0.92" calcext:value-type="float">
            <text:p>0.92</text:p>
          </table:table-cell>
          <table:table-cell office:value-type="float" office:value="1.57" calcext:value-type="float">
            <text:p>1.57</text:p>
          </table:table-cell>
          <table:table-cell office:value-type="float" office:value="0.71" calcext:value-type="float">
            <text:p>0.71</text:p>
          </table:table-cell>
          <table:table-cell office:value-type="float" office:value="2.05" calcext:value-type="float">
            <text:p>2.05</text:p>
          </table:table-cell>
          <table:table-cell office:value-type="float" office:value="0.53" calcext:value-type="float">
            <text:p>0.53</text:p>
          </table:table-cell>
          <table:table-cell office:value-type="float" office:value="1.26" calcext:value-type="float">
            <text:p>1.26</text:p>
          </table:table-cell>
          <table:table-cell office:value-type="float" office:value="1.12" calcext:value-type="float">
            <text:p>1.12</text:p>
          </table:table-cell>
          <table:table-cell office:value-type="float" office:value="0.71" calcext:value-type="float">
            <text:p>0.71</text:p>
          </table:table-cell>
          <table:table-cell office:value-type="float" office:value="2.05" calcext:value-type="float">
            <text:p>2.05</text:p>
          </table:table-cell>
          <table:table-cell table:number-columns-repeated="3" office:value-type="float" office:value="1.26" calcext:value-type="float">
            <text:p>1.26</text:p>
          </table:table-cell>
          <table:table-cell office:value-type="float" office:value="2.05" calcext:value-type="float">
            <text:p>2.05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26" calcext:value-type="float">
            <text:p>1.26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26" calcext:value-type="float">
            <text:p>1.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Fixture2Target</text:p>
          </table:table-cell>
          <table:table-cell office:value-type="string" calcext:value-type="string">
            <text:p>Put SHIELD in fixture</text:p>
          </table:table-cell>
          <table:table-cell office:value-type="float" office:value="2.66" calcext:value-type="float">
            <text:p>2.66</text:p>
          </table:table-cell>
          <table:table-cell table:number-columns-repeated="2" office:value-type="float" office:value="1.51" calcext:value-type="float">
            <text:p>1.51</text:p>
          </table:table-cell>
          <table:table-cell office:value-type="float" office:value="0.8" calcext:value-type="float">
            <text:p>0.8</text:p>
          </table:table-cell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3.28" calcext:value-type="float">
            <text:p>3.28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office:value-type="float" office:value="1.62" calcext:value-type="float">
            <text:p>1.62</text:p>
          </table:table-cell>
          <table:table-cell office:value-type="float" office:value="0.93" calcext:value-type="float">
            <text:p>0.93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51" calcext:value-type="float">
            <text:p>1.51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Fixture2Target</text:p>
          </table:table-cell>
          <table:table-cell office:value-type="string" calcext:value-type="string">
            <text:p>Peel2 SHIELD</text:p>
          </table:table-cell>
          <table:table-cell office:value-type="float" office:value="2.66" calcext:value-type="float">
            <text:p>2.66</text:p>
          </table:table-cell>
          <table:table-cell table:number-columns-repeated="2" office:value-type="float" office:value="1.51" calcext:value-type="float">
            <text:p>1.51</text:p>
          </table:table-cell>
          <table:table-cell office:value-type="float" office:value="0.8" calcext:value-type="float">
            <text:p>0.8</text:p>
          </table:table-cell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3.28" calcext:value-type="float">
            <text:p>3.28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office:value-type="float" office:value="1.62" calcext:value-type="float">
            <text:p>1.62</text:p>
          </table:table-cell>
          <table:table-cell office:value-type="float" office:value="0.93" calcext:value-type="float">
            <text:p>0.93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51" calcext:value-type="float">
            <text:p>1.51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Fixture1Target</text:p>
          </table:table-cell>
          <table:table-cell office:value-type="string" calcext:value-type="string">
            <text:p>Tap DCOVER-ANTENNA</text:p>
          </table:table-cell>
          <table:table-cell office:value-type="float" office:value="2.66" calcext:value-type="float">
            <text:p>2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float" office:value="1.43" calcext:value-type="float">
            <text:p>1.43</text:p>
          </table:table-cell>
          <table:table-cell office:value-type="float" office:value="3.21" calcext:value-type="float">
            <text:p>3.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1.21" calcext:value-type="float">
            <text:p>1.21</text:p>
          </table:table-cell>
          <table:table-cell office:value-type="float" office:value="2.46" calcext:value-type="float">
            <text:p>2.46</text:p>
          </table:table-cell>
          <table:table-cell table:number-columns-repeated="2" office:value-type="float" office:value="1.43" calcext:value-type="float">
            <text:p>1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Fixture1Target</text:p>
          </table:table-cell>
          <table:table-cell office:value-type="string" calcext:value-type="string">
            <text:p>Tap PWB-DCOVER-ANTENNA</text:p>
          </table:table-cell>
          <table:table-cell office:value-type="float" office:value="2.66" calcext:value-type="float">
            <text:p>2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float" office:value="1.43" calcext:value-type="float">
            <text:p>1.43</text:p>
          </table:table-cell>
          <table:table-cell office:value-type="float" office:value="3.21" calcext:value-type="float">
            <text:p>3.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1.21" calcext:value-type="float">
            <text:p>1.21</text:p>
          </table:table-cell>
          <table:table-cell office:value-type="float" office:value="2.46" calcext:value-type="float">
            <text:p>2.46</text:p>
          </table:table-cell>
          <table:table-cell table:number-columns-repeated="2" office:value-type="float" office:value="1.43" calcext:value-type="float">
            <text:p>1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Fixture2Target</text:p>
          </table:table-cell>
          <table:table-cell office:value-type="string" calcext:value-type="string">
            <text:p>Take LCD-SHIELD from fixture</text:p>
          </table:table-cell>
          <table:table-cell office:value-type="float" office:value="2.66" calcext:value-type="float">
            <text:p>2.66</text:p>
          </table:table-cell>
          <table:table-cell table:number-columns-repeated="2" office:value-type="float" office:value="1.51" calcext:value-type="float">
            <text:p>1.51</text:p>
          </table:table-cell>
          <table:table-cell office:value-type="float" office:value="0.8" calcext:value-type="float">
            <text:p>0.8</text:p>
          </table:table-cell>
          <table:table-cell office:value-type="float" office:value="0.136" calcext:value-type="float">
            <text:p>0.136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3.28" calcext:value-type="float">
            <text:p>3.28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office:value-type="float" office:value="1.62" calcext:value-type="float">
            <text:p>1.62</text:p>
          </table:table-cell>
          <table:table-cell office:value-type="float" office:value="0.93" calcext:value-type="float">
            <text:p>0.93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51" calcext:value-type="float">
            <text:p>1.51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Put LCD-SHIELD in output</text:p>
          </table:table-cell>
          <table:table-cell office:value-type="float" office:value="1.54" calcext:value-type="float">
            <text:p>1.54</text:p>
          </table:table-cell>
          <table:table-cell table:number-columns-repeated="2" office:value-type="float" office:value="1.47" calcext:value-type="float">
            <text:p>1.47</text:p>
          </table:table-cell>
          <table:table-cell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.47</text:p>
          </table:table-cell>
          <table:table-cell office:value-type="float" office:value="1" calcext:value-type="float">
            <text:p>1</text:p>
          </table:table-cell>
          <table:table-cell office:value-type="float" office:value="2.43" calcext:value-type="float">
            <text:p>2.43</text:p>
          </table:table-cell>
          <table:table-cell office:value-type="float" office:value="3.58" calcext:value-type="float">
            <text:p>3.58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.47</text:p>
          </table:table-cell>
          <table:table-cell table:number-columns-repeated="3" office:value-type="float" office:value="2.43" calcext:value-type="float">
            <text:p>2.43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43" calcext:value-type="float">
            <text:p>2.43</text:p>
          </table:table-cell>
          <table:table-cell table:number-columns-repeated="2" office:value-type="float" office:value="1.47" calcext:value-type="float">
            <text:p>1.47</text:p>
          </table:table-cell>
          <table:table-cell office:value-type="float" office:value="2.43" calcext:value-type="float">
            <text:p>2.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hange tool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9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 table:number-rows-repeated="3"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StartX</text:p>
          </table:table-cell>
          <table:table-cell office:value-type="string" calcext:value-type="string">
            <text:p>StartY</text:p>
          </table:table-cell>
          <table:table-cell office:value-type="string" calcext:value-type="string">
            <text:p>EndX</text:p>
          </table:table-cell>
          <table:table-cell office:value-type="string" calcext:value-type="string">
            <text:p>EndY</text:p>
          </table:table-cell>
        </table:table-row>
        <table:table-row table:style-name="ro3">
          <table:table-cell/>
          <table:table-cell table:formula="of:=[Sheet1.B4]" office:value-type="string" office:string-value="Start" calcext:value-type="string">
            <text:p>Star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/>
          <table:table-cell table:formula="of:=[Sheet1.B5]" office:value-type="string" office:string-value="Take DCOVER" calcext:value-type="string">
            <text:p>Take DCOVER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/>
          <table:table-cell table:formula="of:=[Sheet1.B6]" office:value-type="string" office:string-value="Put DCOVER in fixture" calcext:value-type="string">
            <text:p>Put DCOVER in fixtur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table:formula="of:=[Sheet1.B7]" office:value-type="string" office:string-value="Tap DCOVER" calcext:value-type="string">
            <text:p>Tap DCOV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table:formula="of:=[Sheet1.B8]" office:value-type="string" office:string-value="Take PWB" calcext:value-type="string">
            <text:p>Take PWB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table:formula="of:=[Sheet1.B9]" office:value-type="string" office:string-value="Take ANTENNA" calcext:value-type="string">
            <text:p>Take ANTENN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table:formula="of:=[Sheet1.B10]" office:value-type="string" office:string-value="Photo PWB" calcext:value-type="string">
            <text:p>Photo PWB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table:formula="of:=[Sheet1.B11]" office:value-type="string" office:string-value="Mount ANTENNA on DCOVER" calcext:value-type="string">
            <text:p>Mount ANTENNA on DCOV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/>
          <table:table-cell table:formula="of:=[Sheet1.B12]" office:value-type="string" office:string-value="Blow air on PWB" calcext:value-type="string">
            <text:p>Blow air on PWB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/>
          <table:table-cell table:formula="of:=[Sheet1.B13]" office:value-type="string" office:string-value="Tap SHIELD" calcext:value-type="string">
            <text:p>Tap SHIEL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/>
          <table:table-cell table:formula="of:=[Sheet1.B14]" office:value-type="string" office:string-value="Take LCD" calcext:value-type="string">
            <text:p>Take LCD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/>
          <table:table-cell table:formula="of:=[Sheet1.B15]" office:value-type="string" office:string-value="Photo LCD" calcext:value-type="string">
            <text:p>Photo LC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/>
          <table:table-cell table:formula="of:=[Sheet1.B16]" office:value-type="string" office:string-value="Mount PWB on DCOVER-ANTENNA" calcext:value-type="string">
            <text:p>Mount PWB on DCOVER-ANTENNA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/>
          <table:table-cell table:formula="of:=[Sheet1.B17]" office:value-type="string" office:string-value="Peel1 SHIELD" calcext:value-type="string">
            <text:p>Peel1 SHIELD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table:formula="of:=[Sheet1.B18]" office:value-type="string" office:string-value="Mount LCD on SHIELD" calcext:value-type="string">
            <text:p>Mount LCD on SHIELD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/>
          <table:table-cell table:formula="of:=[Sheet1.B27]" office:value-type="string" office:string-value="Tap PWB-DCOVER-ANTENNA" calcext:value-type="string">
            <text:p>Tap PWB-DCOVER-ANTENNA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/>
          <table:table-cell table:formula="of:=[Sheet1.B19]" office:value-type="string" office:string-value="Tap LCD-SHIELD" calcext:value-type="string">
            <text:p>Tap LCD-SHIELD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/>
          <table:table-cell table:formula="of:=[Sheet1.B20]" office:value-type="string" office:string-value="Take PWB-DCOVER-ANTENNA from fixture" calcext:value-type="string">
            <text:p>Take PWB-DCOVER-ANTENNA from fixture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/>
          <table:table-cell table:formula="of:=[Sheet1.B21]" office:value-type="string" office:string-value="Put PWB-DCOVER-ANTENNA in output" calcext:value-type="string">
            <text:p>Put PWB-DCOVER-ANTENNA in outpu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table:formula="of:=[Sheet1.B22]" office:value-type="string" office:string-value="Take SHIELD" calcext:value-type="string">
            <text:p>Take SHIELD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table:formula="of:=[Sheet1.B23]" office:value-type="string" office:string-value="Photo SHIELD" calcext:value-type="string">
            <text:p>Photo SHIELD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table:formula="of:=[Sheet1.B24]" office:value-type="string" office:string-value="Put SHIELD in fixture" calcext:value-type="string">
            <text:p>Put SHIELD in fixtur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table:formula="of:=[Sheet1.B25]" office:value-type="string" office:string-value="Peel2 SHIELD" calcext:value-type="string">
            <text:p>Peel2 SHIEL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table:formula="of:=[Sheet1.B26]" office:value-type="string" office:string-value="Tap DCOVER-ANTENNA" calcext:value-type="string">
            <text:p>Tap DCOVER-ANTENNA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>
        <table:table-column table:style-name="co27" table:number-columns-repeated="2" table:default-cell-style-name="Default"/>
        <table:table-column table:style-name="co33" table:number-columns-repeated="13" table:default-cell-style-name="Default"/>
        <table:table-column table:style-name="co34" table:default-cell-style-name="Default"/>
        <table:table-column table:style-name="co33" table:number-columns-repeated="6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row table:style-name="ro3" table:number-rows-repeated="2">
          <table:table-cell table:number-columns-repeated="25"/>
        </table:table-row>
        <table:table-row table:style-name="ro3">
          <table:table-cell table:number-columns-repeated="2"/>
          <table:table-cell table:formula="of:=&quot;&quot;&quot;t&quot;" office:value-type="string" office:string-value="&quot;t" calcext:value-type="string">
            <text:p>"t</text:p>
          </table:table-cell>
          <table:table-cell table:number-columns-repeated="22"/>
        </table:table-row>
        <table:table-row table:style-name="ro3" table:number-rows-repeated="2">
          <table:table-cell table:number-columns-repeated="25"/>
        </table:table-row>
        <table:table-row table:style-name="ro3">
          <table:table-cell table:number-columns-repeated="2"/>
          <table:table-cell table:formula="of:=[Sheet1.C3]" office:value-type="string" office:string-value="Take DCOVER" calcext:value-type="string">
            <text:p>Take DCOVER</text:p>
          </table:table-cell>
          <table:table-cell table:formula="of:=[Sheet1.D3]" office:value-type="string" office:string-value="Put DCOVER in fixture" calcext:value-type="string">
            <text:p>Put DCOVER in fixture</text:p>
          </table:table-cell>
          <table:table-cell table:formula="of:=[Sheet1.E3]" office:value-type="string" office:string-value="Tap DCOVER" calcext:value-type="string">
            <text:p>Tap DCOVER</text:p>
          </table:table-cell>
          <table:table-cell table:formula="of:=[Sheet1.F3]" office:value-type="string" office:string-value="Take PWB" calcext:value-type="string">
            <text:p>Take PWB</text:p>
          </table:table-cell>
          <table:table-cell table:formula="of:=[Sheet1.G3]" office:value-type="string" office:string-value="Take ANTENNA" calcext:value-type="string">
            <text:p>Take ANTENNA</text:p>
          </table:table-cell>
          <table:table-cell table:formula="of:=[Sheet1.H3]" office:value-type="string" office:string-value="Photo PWB" calcext:value-type="string">
            <text:p>Photo PWB</text:p>
          </table:table-cell>
          <table:table-cell table:formula="of:=[Sheet1.I3]" office:value-type="string" office:string-value="Mount ANTENNA on DCOVER" calcext:value-type="string">
            <text:p>Mount ANTENNA on DCOVER</text:p>
          </table:table-cell>
          <table:table-cell table:formula="of:=[Sheet1.J3]" office:value-type="string" office:string-value="Blow air on PWB" calcext:value-type="string">
            <text:p>Blow air on PWB</text:p>
          </table:table-cell>
          <table:table-cell table:formula="of:=[Sheet1.K3]" office:value-type="string" office:string-value="Tap SHIELD" calcext:value-type="string">
            <text:p>Tap SHIELD</text:p>
          </table:table-cell>
          <table:table-cell table:formula="of:=[Sheet1.L3]" office:value-type="string" office:string-value="Take LCD" calcext:value-type="string">
            <text:p>Take LCD</text:p>
          </table:table-cell>
          <table:table-cell table:formula="of:=[Sheet1.M3]" office:value-type="string" office:string-value="Photo LCD" calcext:value-type="string">
            <text:p>Photo LCD</text:p>
          </table:table-cell>
          <table:table-cell table:formula="of:=[Sheet1.N3]" office:value-type="string" office:string-value="Mount PWB on DCOVER-ANTENNA" calcext:value-type="string">
            <text:p>Mount PWB on DCOVER-ANTENNA</text:p>
          </table:table-cell>
          <table:table-cell table:formula="of:=[Sheet1.O3]" office:value-type="string" office:string-value="Peel1 SHIELD" calcext:value-type="string">
            <text:p>Peel1 SHIELD</text:p>
          </table:table-cell>
          <table:table-cell table:formula="of:=[Sheet1.P3]" office:value-type="string" office:string-value="Mount LCD on SHIELD" calcext:value-type="string">
            <text:p>Mount LCD on SHIELD</text:p>
          </table:table-cell>
          <table:table-cell table:formula="of:=[Sheet1.Y3]" office:value-type="string" office:string-value="Tap PWB-DCOVER-ANTENNA" calcext:value-type="string">
            <text:p>Tap PWB-DCOVER-ANTENNA</text:p>
          </table:table-cell>
          <table:table-cell table:formula="of:=[Sheet1.Q3]" office:value-type="string" office:string-value="Tap LCD-SHIELD" calcext:value-type="string">
            <text:p>Tap LCD-SHIELD</text:p>
          </table:table-cell>
          <table:table-cell table:formula="of:=[Sheet1.R3]" office:value-type="string" office:string-value="Take PWB-DCOVER-ANTENNA from fixture" calcext:value-type="string">
            <text:p>Take PWB-DCOVER-ANTENNA from fixture</text:p>
          </table:table-cell>
          <table:table-cell table:formula="of:=[Sheet1.S3]" office:value-type="string" office:string-value="Put PWB-DCOVER-ANTENNA in output" calcext:value-type="string">
            <text:p>Put PWB-DCOVER-ANTENNA in output</text:p>
          </table:table-cell>
          <table:table-cell table:formula="of:=[Sheet1.T3]" office:value-type="string" office:string-value="Take SHIELD" calcext:value-type="string">
            <text:p>Take SHIELD</text:p>
          </table:table-cell>
          <table:table-cell table:formula="of:=[Sheet1.U3]" office:value-type="string" office:string-value="Photo SHIELD" calcext:value-type="string">
            <text:p>Photo SHIELD</text:p>
          </table:table-cell>
          <table:table-cell table:formula="of:=[Sheet1.V3]" office:value-type="string" office:string-value="Put SHIELD in fixture" calcext:value-type="string">
            <text:p>Put SHIELD in fixture</text:p>
          </table:table-cell>
          <table:table-cell table:formula="of:=[Sheet1.W3]" office:value-type="string" office:string-value="Peel2 SHIELD" calcext:value-type="string">
            <text:p>Peel2 SHIELD</text:p>
          </table:table-cell>
          <table:table-cell table:formula="of:=[Sheet1.X3]" office:value-type="string" office:string-value="Tap DCOVER-ANTENNA" calcext:value-type="string">
            <text:p>Tap DCOVER-ANTENNA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4];&quot;#&quot;);&quot;&quot;&quot; time=&quot;&quot;&quot;;TEXT([Sheet1.C4];&quot;#&quot;);&quot;&quot;&quot;/&gt;&quot;)" office:value-type="string" office:string-value="&lt;MoveTime from=&quot;Start&quot; time=&quot;2&quot;/&gt;" calcext:value-type="string">
            <text:p>&lt;MoveTime from="Start" time="2"/&gt;</text:p>
          </table:table-cell>
          <table:table-cell table:formula="of:=CONCATENATE(&quot;&lt;MoveTime from=&quot;&quot;&quot;;TEXT([Sheet1.$B4];&quot;#&quot;);&quot;&quot;&quot; time=&quot;&quot;&quot;;TEXT([Sheet1.D4];&quot;#&quot;);&quot;&quot;&quot;/&gt;&quot;)" office:value-type="string" office:string-value="&lt;MoveTime from=&quot;Start&quot; time=&quot;1&quot;/&gt;" calcext:value-type="string">
            <text:p>&lt;MoveTime from="Start" time="1"/&gt;</text:p>
          </table:table-cell>
          <table:table-cell table:formula="of:=CONCATENATE(&quot;&lt;MoveTime from=&quot;&quot;&quot;;TEXT([Sheet1.$B4];&quot;#&quot;);&quot;&quot;&quot; time=&quot;&quot;&quot;;TEXT([Sheet1.E4];&quot;#&quot;);&quot;&quot;&quot;/&gt;&quot;)" office:value-type="string" office:string-value="&lt;MoveTime from=&quot;Start&quot; time=&quot;1&quot;/&gt;" calcext:value-type="string">
            <text:p>&lt;MoveTime from="Start" time="1"/&gt;</text:p>
          </table:table-cell>
          <table:table-cell table:formula="of:=CONCATENATE(&quot;&lt;MoveTime from=&quot;&quot;&quot;;TEXT([Sheet1.$B4];&quot;#&quot;);&quot;&quot;&quot; time=&quot;&quot;&quot;;TEXT([Sheet1.F4];&quot;#&quot;);&quot;&quot;&quot;/&gt;&quot;)" office:value-type="string" office:string-value="&lt;MoveTime from=&quot;Start&quot; time=&quot;1&quot;/&gt;" calcext:value-type="string">
            <text:p>&lt;MoveTime from="Start" time="1"/&gt;</text:p>
          </table:table-cell>
          <table:table-cell table:formula="of:=CONCATENATE(&quot;&lt;MoveTime from=&quot;&quot;&quot;;TEXT([Sheet1.$B4];&quot;#&quot;);&quot;&quot;&quot; time=&quot;&quot;&quot;;TEXT([Sheet1.G4];&quot;#&quot;);&quot;&quot;&quot;/&gt;&quot;)" office:value-type="string" office:string-value="&lt;MoveTime from=&quot;Start&quot; time=&quot;2&quot;/&gt;" calcext:value-type="string">
            <text:p>&lt;MoveTime from="Start" time="2"/&gt;</text:p>
          </table:table-cell>
          <table:table-cell table:formula="of:=CONCATENATE(&quot;&lt;MoveTime from=&quot;&quot;&quot;;TEXT([Sheet1.$B4];&quot;#&quot;);&quot;&quot;&quot; time=&quot;&quot;&quot;;TEXT([Sheet1.H4];&quot;#&quot;);&quot;&quot;&quot;/&gt;&quot;)" office:value-type="string" office:string-value="&lt;MoveTime from=&quot;Start&quot; time=&quot;1&quot;/&gt;" calcext:value-type="string">
            <text:p>&lt;MoveTime from="Start" time="1"/&gt;</text:p>
          </table:table-cell>
          <table:table-cell table:formula="of:=CONCATENATE(&quot;&lt;MoveTime from=&quot;&quot;&quot;;TEXT([Sheet1.$B4];&quot;#&quot;);&quot;&quot;&quot; time=&quot;&quot;&quot;;TEXT([Sheet1.I4];&quot;#&quot;);&quot;&quot;&quot;/&gt;&quot;)" office:value-type="string" office:string-value="&lt;MoveTime from=&quot;Start&quot; time=&quot;1&quot;/&gt;" calcext:value-type="string">
            <text:p>&lt;MoveTime from="Start" time="1"/&gt;</text:p>
          </table:table-cell>
          <table:table-cell table:formula="of:=CONCATENATE(&quot;&lt;MoveTime from=&quot;&quot;&quot;;TEXT([Sheet1.$B4];&quot;#&quot;);&quot;&quot;&quot; time=&quot;&quot;&quot;;TEXT([Sheet1.J4];&quot;#&quot;);&quot;&quot;&quot;/&gt;&quot;)" office:value-type="string" office:string-value="&lt;MoveTime from=&quot;Start&quot; time=&quot;1&quot;/&gt;" calcext:value-type="string">
            <text:p>&lt;MoveTime from="Start" time="1"/&gt;</text:p>
          </table:table-cell>
          <table:table-cell table:formula="of:=CONCATENATE(&quot;&lt;MoveTime from=&quot;&quot;&quot;;TEXT([Sheet1.$B4];&quot;#&quot;);&quot;&quot;&quot; time=&quot;&quot;&quot;;TEXT([Sheet1.K4];&quot;#&quot;);&quot;&quot;&quot;/&gt;&quot;)" office:value-type="string" office:string-value="&lt;MoveTime from=&quot;Start&quot; time=&quot;2&quot;/&gt;" calcext:value-type="string">
            <text:p>&lt;MoveTime from="Start" time="2"/&gt;</text:p>
          </table:table-cell>
          <table:table-cell table:formula="of:=CONCATENATE(&quot;&lt;MoveTime from=&quot;&quot;&quot;;TEXT([Sheet1.$B4];&quot;#&quot;);&quot;&quot;&quot; time=&quot;&quot;&quot;;TEXT([Sheet1.L4];&quot;#&quot;);&quot;&quot;&quot;/&gt;&quot;)" office:value-type="string" office:string-value="&lt;MoveTime from=&quot;Start&quot; time=&quot;4&quot;/&gt;" calcext:value-type="string">
            <text:p>&lt;MoveTime from="Start" time="4"/&gt;</text:p>
          </table:table-cell>
          <table:table-cell table:formula="of:=CONCATENATE(&quot;&lt;MoveTime from=&quot;&quot;&quot;;TEXT([Sheet1.$B4];&quot;#&quot;);&quot;&quot;&quot; time=&quot;&quot;&quot;;TEXT([Sheet1.M4];&quot;#&quot;);&quot;&quot;&quot;/&gt;&quot;)" office:value-type="string" office:string-value="&lt;MoveTime from=&quot;Start&quot; time=&quot;1&quot;/&gt;" calcext:value-type="string">
            <text:p>&lt;MoveTime from="Start" time="1"/&gt;</text:p>
          </table:table-cell>
          <table:table-cell table:formula="of:=CONCATENATE(&quot;&lt;MoveTime from=&quot;&quot;&quot;;TEXT([Sheet1.$B4];&quot;#&quot;);&quot;&quot;&quot; time=&quot;&quot;&quot;;TEXT([Sheet1.N4];&quot;#&quot;);&quot;&quot;&quot;/&gt;&quot;)" office:value-type="string" office:string-value="&lt;MoveTime from=&quot;Start&quot; time=&quot;1&quot;/&gt;" calcext:value-type="string">
            <text:p>&lt;MoveTime from="Start" time="1"/&gt;</text:p>
          </table:table-cell>
          <table:table-cell table:formula="of:=CONCATENATE(&quot;&lt;MoveTime from=&quot;&quot;&quot;;TEXT([Sheet1.$B4];&quot;#&quot;);&quot;&quot;&quot; time=&quot;&quot;&quot;;TEXT([Sheet1.O4];&quot;#&quot;);&quot;&quot;&quot;/&gt;&quot;)" office:value-type="string" office:string-value="&lt;MoveTime from=&quot;Start&quot; time=&quot;2&quot;/&gt;" calcext:value-type="string">
            <text:p>&lt;MoveTime from="Start" time="2"/&gt;</text:p>
          </table:table-cell>
          <table:table-cell table:formula="of:=CONCATENATE(&quot;&lt;MoveTime from=&quot;&quot;&quot;;TEXT([Sheet1.$B4];&quot;#&quot;);&quot;&quot;&quot; time=&quot;&quot;&quot;;TEXT([Sheet1.P4];&quot;#&quot;);&quot;&quot;&quot;/&gt;&quot;)" office:value-type="string" office:string-value="&lt;MoveTime from=&quot;Start&quot; time=&quot;2&quot;/&gt;" calcext:value-type="string">
            <text:p>&lt;MoveTime from="Start" time="2"/&gt;</text:p>
          </table:table-cell>
          <table:table-cell table:formula="of:=CONCATENATE(&quot;&lt;MoveTime from=&quot;&quot;&quot;;TEXT([Sheet1.$B4];&quot;#&quot;);&quot;&quot;&quot; time=&quot;&quot;&quot;;TEXT([Sheet1.Y4];&quot;#&quot;);&quot;&quot;&quot;/&gt;&quot;)" office:value-type="string" office:string-value="&lt;MoveTime from=&quot;Start&quot; time=&quot;1&quot;/&gt;" calcext:value-type="string">
            <text:p>&lt;MoveTime from="Start" time="1"/&gt;</text:p>
          </table:table-cell>
          <table:table-cell table:formula="of:=CONCATENATE(&quot;&lt;MoveTime from=&quot;&quot;&quot;;TEXT([Sheet1.$B4];&quot;#&quot;);&quot;&quot;&quot; time=&quot;&quot;&quot;;TEXT([Sheet1.Q4];&quot;#&quot;);&quot;&quot;&quot;/&gt;&quot;)" office:value-type="string" office:string-value="&lt;MoveTime from=&quot;Start&quot; time=&quot;2&quot;/&gt;" calcext:value-type="string">
            <text:p>&lt;MoveTime from="Start" time="2"/&gt;</text:p>
          </table:table-cell>
          <table:table-cell table:formula="of:=CONCATENATE(&quot;&lt;MoveTime from=&quot;&quot;&quot;;TEXT([Sheet1.$B4];&quot;#&quot;);&quot;&quot;&quot; time=&quot;&quot;&quot;;TEXT([Sheet1.R4];&quot;#&quot;);&quot;&quot;&quot;/&gt;&quot;)" office:value-type="string" office:string-value="&lt;MoveTime from=&quot;Start&quot; time=&quot;1&quot;/&gt;" calcext:value-type="string">
            <text:p>&lt;MoveTime from="Start" time="1"/&gt;</text:p>
          </table:table-cell>
          <table:table-cell table:formula="of:=CONCATENATE(&quot;&lt;MoveTime from=&quot;&quot;&quot;;TEXT([Sheet1.$B4];&quot;#&quot;);&quot;&quot;&quot; time=&quot;&quot;&quot;;TEXT([Sheet1.S4];&quot;#&quot;);&quot;&quot;&quot;/&gt;&quot;)" office:value-type="string" office:string-value="&lt;MoveTime from=&quot;Start&quot; time=&quot;&quot;/&gt;" calcext:value-type="string">
            <text:p>&lt;MoveTime from="Start" time=""/&gt;</text:p>
          </table:table-cell>
          <table:table-cell table:formula="of:=CONCATENATE(&quot;&lt;MoveTime from=&quot;&quot;&quot;;TEXT([Sheet1.$B4];&quot;#&quot;);&quot;&quot;&quot; time=&quot;&quot;&quot;;TEXT([Sheet1.T4];&quot;#&quot;);&quot;&quot;&quot;/&gt;&quot;)" office:value-type="string" office:string-value="&lt;MoveTime from=&quot;Start&quot; time=&quot;1&quot;/&gt;" calcext:value-type="string">
            <text:p>&lt;MoveTime from="Start" time="1"/&gt;</text:p>
          </table:table-cell>
          <table:table-cell table:formula="of:=CONCATENATE(&quot;&lt;MoveTime from=&quot;&quot;&quot;;TEXT([Sheet1.$B4];&quot;#&quot;);&quot;&quot;&quot; time=&quot;&quot;&quot;;TEXT([Sheet1.U4];&quot;#&quot;);&quot;&quot;&quot;/&gt;&quot;)" office:value-type="string" office:string-value="&lt;MoveTime from=&quot;Start&quot; time=&quot;1&quot;/&gt;" calcext:value-type="string">
            <text:p>&lt;MoveTime from="Start" time="1"/&gt;</text:p>
          </table:table-cell>
          <table:table-cell table:formula="of:=CONCATENATE(&quot;&lt;MoveTime from=&quot;&quot;&quot;;TEXT([Sheet1.$B4];&quot;#&quot;);&quot;&quot;&quot; time=&quot;&quot;&quot;;TEXT([Sheet1.V4];&quot;#&quot;);&quot;&quot;&quot;/&gt;&quot;)" office:value-type="string" office:string-value="&lt;MoveTime from=&quot;Start&quot; time=&quot;2&quot;/&gt;" calcext:value-type="string">
            <text:p>&lt;MoveTime from="Start" time="2"/&gt;</text:p>
          </table:table-cell>
          <table:table-cell table:formula="of:=CONCATENATE(&quot;&lt;MoveTime from=&quot;&quot;&quot;;TEXT([Sheet1.$B4];&quot;#&quot;);&quot;&quot;&quot; time=&quot;&quot;&quot;;TEXT([Sheet1.W4];&quot;#&quot;);&quot;&quot;&quot;/&gt;&quot;)" office:value-type="string" office:string-value="&lt;MoveTime from=&quot;Start&quot; time=&quot;2&quot;/&gt;" calcext:value-type="string">
            <text:p>&lt;MoveTime from="Start" time="2"/&gt;</text:p>
          </table:table-cell>
          <table:table-cell table:formula="of:=CONCATENATE(&quot;&lt;MoveTime from=&quot;&quot;&quot;;TEXT([Sheet1.$B4];&quot;#&quot;);&quot;&quot;&quot; time=&quot;&quot;&quot;;TEXT([Sheet1.X4];&quot;#&quot;);&quot;&quot;&quot;/&gt;&quot;)" office:value-type="string" office:string-value="&lt;MoveTime from=&quot;Start&quot; time=&quot;1&quot;/&gt;" calcext:value-type="string">
            <text:p>&lt;MoveTime from="Start" time="1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5];&quot;#&quot;);&quot;&quot;&quot; time=&quot;&quot;&quot;;TEXT([Sheet1.C5];&quot;#&quot;);&quot;&quot;&quot;/&gt;&quot;)" office:value-type="string" office:string-value="&lt;MoveTime from=&quot;Take DCOVER&quot; time=&quot;&quot;/&gt;" calcext:value-type="string">
            <text:p>&lt;MoveTime from="Take DCOVER" time=""/&gt;</text:p>
          </table:table-cell>
          <table:table-cell table:formula="of:=CONCATENATE(&quot;&lt;MoveTime from=&quot;&quot;&quot;;TEXT([Sheet1.$B5];&quot;#&quot;);&quot;&quot;&quot; time=&quot;&quot;&quot;;TEXT([Sheet1.D5];&quot;#&quot;);&quot;&quot;&quot;/&gt;&quot;)" office:value-type="string" office:string-value="&lt;MoveTime from=&quot;Take DCOVER&quot; time=&quot;3&quot;/&gt;" calcext:value-type="string">
            <text:p>&lt;MoveTime from="Take DCOVER" time="3"/&gt;</text:p>
          </table:table-cell>
          <table:table-cell table:formula="of:=CONCATENATE(&quot;&lt;MoveTime from=&quot;&quot;&quot;;TEXT([Sheet1.$B5];&quot;#&quot;);&quot;&quot;&quot; time=&quot;&quot;&quot;;TEXT([Sheet1.E5];&quot;#&quot;);&quot;&quot;&quot;/&gt;&quot;)" office:value-type="string" office:string-value="&lt;MoveTime from=&quot;Take DCOVER&quot; time=&quot;3&quot;/&gt;" calcext:value-type="string">
            <text:p>&lt;MoveTime from="Take DCOVER" time="3"/&gt;</text:p>
          </table:table-cell>
          <table:table-cell table:formula="of:=CONCATENATE(&quot;&lt;MoveTime from=&quot;&quot;&quot;;TEXT([Sheet1.$B5];&quot;#&quot;);&quot;&quot;&quot; time=&quot;&quot;&quot;;TEXT([Sheet1.F5];&quot;#&quot;);&quot;&quot;&quot;/&gt;&quot;)" office:value-type="string" office:string-value="&lt;MoveTime from=&quot;Take DCOVER&quot; time=&quot;1&quot;/&gt;" calcext:value-type="string">
            <text:p>&lt;MoveTime from="Take DCOVER" time="1"/&gt;</text:p>
          </table:table-cell>
          <table:table-cell table:formula="of:=CONCATENATE(&quot;&lt;MoveTime from=&quot;&quot;&quot;;TEXT([Sheet1.$B5];&quot;#&quot;);&quot;&quot;&quot; time=&quot;&quot;&quot;;TEXT([Sheet1.G5];&quot;#&quot;);&quot;&quot;&quot;/&gt;&quot;)" office:value-type="string" office:string-value="&lt;MoveTime from=&quot;Take DCOVER&quot; time=&quot;3&quot;/&gt;" calcext:value-type="string">
            <text:p>&lt;MoveTime from="Take DCOVER" time="3"/&gt;</text:p>
          </table:table-cell>
          <table:table-cell table:formula="of:=CONCATENATE(&quot;&lt;MoveTime from=&quot;&quot;&quot;;TEXT([Sheet1.$B5];&quot;#&quot;);&quot;&quot;&quot; time=&quot;&quot;&quot;;TEXT([Sheet1.H5];&quot;#&quot;);&quot;&quot;&quot;/&gt;&quot;)" office:value-type="string" office:string-value="&lt;MoveTime from=&quot;Take DCOVER&quot; time=&quot;1&quot;/&gt;" calcext:value-type="string">
            <text:p>&lt;MoveTime from="Take DCOVER" time="1"/&gt;</text:p>
          </table:table-cell>
          <table:table-cell table:formula="of:=CONCATENATE(&quot;&lt;MoveTime from=&quot;&quot;&quot;;TEXT([Sheet1.$B5];&quot;#&quot;);&quot;&quot;&quot; time=&quot;&quot;&quot;;TEXT([Sheet1.I5];&quot;#&quot;);&quot;&quot;&quot;/&gt;&quot;)" office:value-type="string" office:string-value="&lt;MoveTime from=&quot;Take DCOVER&quot; time=&quot;3&quot;/&gt;" calcext:value-type="string">
            <text:p>&lt;MoveTime from="Take DCOVER" time="3"/&gt;</text:p>
          </table:table-cell>
          <table:table-cell table:formula="of:=CONCATENATE(&quot;&lt;MoveTime from=&quot;&quot;&quot;;TEXT([Sheet1.$B5];&quot;#&quot;);&quot;&quot;&quot; time=&quot;&quot;&quot;;TEXT([Sheet1.J5];&quot;#&quot;);&quot;&quot;&quot;/&gt;&quot;)" office:value-type="string" office:string-value="&lt;MoveTime from=&quot;Take DCOVER&quot; time=&quot;1&quot;/&gt;" calcext:value-type="string">
            <text:p>&lt;MoveTime from="Take DCOVER" time="1"/&gt;</text:p>
          </table:table-cell>
          <table:table-cell table:formula="of:=CONCATENATE(&quot;&lt;MoveTime from=&quot;&quot;&quot;;TEXT([Sheet1.$B5];&quot;#&quot;);&quot;&quot;&quot; time=&quot;&quot;&quot;;TEXT([Sheet1.K5];&quot;#&quot;);&quot;&quot;&quot;/&gt;&quot;)" office:value-type="string" office:string-value="&lt;MoveTime from=&quot;Take DCOVER&quot; time=&quot;3&quot;/&gt;" calcext:value-type="string">
            <text:p>&lt;MoveTime from="Take DCOVER" time="3"/&gt;</text:p>
          </table:table-cell>
          <table:table-cell table:formula="of:=CONCATENATE(&quot;&lt;MoveTime from=&quot;&quot;&quot;;TEXT([Sheet1.$B5];&quot;#&quot;);&quot;&quot;&quot; time=&quot;&quot;&quot;;TEXT([Sheet1.L5];&quot;#&quot;);&quot;&quot;&quot;/&gt;&quot;)" office:value-type="string" office:string-value="&lt;MoveTime from=&quot;Take DCOVER&quot; time=&quot;2&quot;/&gt;" calcext:value-type="string">
            <text:p>&lt;MoveTime from="Take DCOVER" time="2"/&gt;</text:p>
          </table:table-cell>
          <table:table-cell table:formula="of:=CONCATENATE(&quot;&lt;MoveTime from=&quot;&quot;&quot;;TEXT([Sheet1.$B5];&quot;#&quot;);&quot;&quot;&quot; time=&quot;&quot;&quot;;TEXT([Sheet1.M5];&quot;#&quot;);&quot;&quot;&quot;/&gt;&quot;)" office:value-type="string" office:string-value="&lt;MoveTime from=&quot;Take DCOVER&quot; time=&quot;1&quot;/&gt;" calcext:value-type="string">
            <text:p>&lt;MoveTime from="Take DCOVER" time="1"/&gt;</text:p>
          </table:table-cell>
          <table:table-cell table:formula="of:=CONCATENATE(&quot;&lt;MoveTime from=&quot;&quot;&quot;;TEXT([Sheet1.$B5];&quot;#&quot;);&quot;&quot;&quot; time=&quot;&quot;&quot;;TEXT([Sheet1.N5];&quot;#&quot;);&quot;&quot;&quot;/&gt;&quot;)" office:value-type="string" office:string-value="&lt;MoveTime from=&quot;Take DCOVER&quot; time=&quot;3&quot;/&gt;" calcext:value-type="string">
            <text:p>&lt;MoveTime from="Take DCOVER" time="3"/&gt;</text:p>
          </table:table-cell>
          <table:table-cell table:formula="of:=CONCATENATE(&quot;&lt;MoveTime from=&quot;&quot;&quot;;TEXT([Sheet1.$B5];&quot;#&quot;);&quot;&quot;&quot; time=&quot;&quot;&quot;;TEXT([Sheet1.O5];&quot;#&quot;);&quot;&quot;&quot;/&gt;&quot;)" office:value-type="string" office:string-value="&lt;MoveTime from=&quot;Take DCOVER&quot; time=&quot;3&quot;/&gt;" calcext:value-type="string">
            <text:p>&lt;MoveTime from="Take DCOVER" time="3"/&gt;</text:p>
          </table:table-cell>
          <table:table-cell table:formula="of:=CONCATENATE(&quot;&lt;MoveTime from=&quot;&quot;&quot;;TEXT([Sheet1.$B5];&quot;#&quot;);&quot;&quot;&quot; time=&quot;&quot;&quot;;TEXT([Sheet1.P5];&quot;#&quot;);&quot;&quot;&quot;/&gt;&quot;)" office:value-type="string" office:string-value="&lt;MoveTime from=&quot;Take DCOVER&quot; time=&quot;3&quot;/&gt;" calcext:value-type="string">
            <text:p>&lt;MoveTime from="Take DCOVER" time="3"/&gt;</text:p>
          </table:table-cell>
          <table:table-cell table:formula="of:=CONCATENATE(&quot;&lt;MoveTime from=&quot;&quot;&quot;;TEXT([Sheet1.$B5];&quot;#&quot;);&quot;&quot;&quot; time=&quot;&quot;&quot;;TEXT([Sheet1.Y5];&quot;#&quot;);&quot;&quot;&quot;/&gt;&quot;)" office:value-type="string" office:string-value="&lt;MoveTime from=&quot;Take DCOVER&quot; time=&quot;3&quot;/&gt;" calcext:value-type="string">
            <text:p>&lt;MoveTime from="Take DCOVER" time="3"/&gt;</text:p>
          </table:table-cell>
          <table:table-cell table:formula="of:=CONCATENATE(&quot;&lt;MoveTime from=&quot;&quot;&quot;;TEXT([Sheet1.$B5];&quot;#&quot;);&quot;&quot;&quot; time=&quot;&quot;&quot;;TEXT([Sheet1.Q5];&quot;#&quot;);&quot;&quot;&quot;/&gt;&quot;)" office:value-type="string" office:string-value="&lt;MoveTime from=&quot;Take DCOVER&quot; time=&quot;3&quot;/&gt;" calcext:value-type="string">
            <text:p>&lt;MoveTime from="Take DCOVER" time="3"/&gt;</text:p>
          </table:table-cell>
          <table:table-cell table:formula="of:=CONCATENATE(&quot;&lt;MoveTime from=&quot;&quot;&quot;;TEXT([Sheet1.$B5];&quot;#&quot;);&quot;&quot;&quot; time=&quot;&quot;&quot;;TEXT([Sheet1.R5];&quot;#&quot;);&quot;&quot;&quot;/&gt;&quot;)" office:value-type="string" office:string-value="&lt;MoveTime from=&quot;Take DCOVER&quot; time=&quot;3&quot;/&gt;" calcext:value-type="string">
            <text:p>&lt;MoveTime from="Take DCOVER" time="3"/&gt;</text:p>
          </table:table-cell>
          <table:table-cell table:formula="of:=CONCATENATE(&quot;&lt;MoveTime from=&quot;&quot;&quot;;TEXT([Sheet1.$B5];&quot;#&quot;);&quot;&quot;&quot; time=&quot;&quot;&quot;;TEXT([Sheet1.S5];&quot;#&quot;);&quot;&quot;&quot;/&gt;&quot;)" office:value-type="string" office:string-value="&lt;MoveTime from=&quot;Take DCOVER&quot; time=&quot;4&quot;/&gt;" calcext:value-type="string">
            <text:p>&lt;MoveTime from="Take DCOVER" time="4"/&gt;</text:p>
          </table:table-cell>
          <table:table-cell table:formula="of:=CONCATENATE(&quot;&lt;MoveTime from=&quot;&quot;&quot;;TEXT([Sheet1.$B5];&quot;#&quot;);&quot;&quot;&quot; time=&quot;&quot;&quot;;TEXT([Sheet1.T5];&quot;#&quot;);&quot;&quot;&quot;/&gt;&quot;)" office:value-type="string" office:string-value="&lt;MoveTime from=&quot;Take DCOVER&quot; time=&quot;1&quot;/&gt;" calcext:value-type="string">
            <text:p>&lt;MoveTime from="Take DCOVER" time="1"/&gt;</text:p>
          </table:table-cell>
          <table:table-cell table:formula="of:=CONCATENATE(&quot;&lt;MoveTime from=&quot;&quot;&quot;;TEXT([Sheet1.$B5];&quot;#&quot;);&quot;&quot;&quot; time=&quot;&quot;&quot;;TEXT([Sheet1.U5];&quot;#&quot;);&quot;&quot;&quot;/&gt;&quot;)" office:value-type="string" office:string-value="&lt;MoveTime from=&quot;Take DCOVER&quot; time=&quot;1&quot;/&gt;" calcext:value-type="string">
            <text:p>&lt;MoveTime from="Take DCOVER" time="1"/&gt;</text:p>
          </table:table-cell>
          <table:table-cell table:formula="of:=CONCATENATE(&quot;&lt;MoveTime from=&quot;&quot;&quot;;TEXT([Sheet1.$B5];&quot;#&quot;);&quot;&quot;&quot; time=&quot;&quot;&quot;;TEXT([Sheet1.V5];&quot;#&quot;);&quot;&quot;&quot;/&gt;&quot;)" office:value-type="string" office:string-value="&lt;MoveTime from=&quot;Take DCOVER&quot; time=&quot;3&quot;/&gt;" calcext:value-type="string">
            <text:p>&lt;MoveTime from="Take DCOVER" time="3"/&gt;</text:p>
          </table:table-cell>
          <table:table-cell table:formula="of:=CONCATENATE(&quot;&lt;MoveTime from=&quot;&quot;&quot;;TEXT([Sheet1.$B5];&quot;#&quot;);&quot;&quot;&quot; time=&quot;&quot;&quot;;TEXT([Sheet1.W5];&quot;#&quot;);&quot;&quot;&quot;/&gt;&quot;)" office:value-type="string" office:string-value="&lt;MoveTime from=&quot;Take DCOVER&quot; time=&quot;3&quot;/&gt;" calcext:value-type="string">
            <text:p>&lt;MoveTime from="Take DCOVER" time="3"/&gt;</text:p>
          </table:table-cell>
          <table:table-cell table:formula="of:=CONCATENATE(&quot;&lt;MoveTime from=&quot;&quot;&quot;;TEXT([Sheet1.$B5];&quot;#&quot;);&quot;&quot;&quot; time=&quot;&quot;&quot;;TEXT([Sheet1.X5];&quot;#&quot;);&quot;&quot;&quot;/&gt;&quot;)" office:value-type="string" office:string-value="&lt;MoveTime from=&quot;Take DCOVER&quot; time=&quot;3&quot;/&gt;" calcext:value-type="string">
            <text:p>&lt;MoveTime from="Take DCOVER" time="3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6];&quot;#&quot;);&quot;&quot;&quot; time=&quot;&quot;&quot;;TEXT([Sheet1.C6];&quot;#&quot;);&quot;&quot;&quot;/&gt;&quot;)" office:value-type="string" office:string-value="&lt;MoveTime from=&quot;Put DCOVER in fixture&quot; time=&quot;3&quot;/&gt;" calcext:value-type="string">
            <text:p>&lt;MoveTime from="Put DCOVER in fixture" time="3"/&gt;</text:p>
          </table:table-cell>
          <table:table-cell table:formula="of:=CONCATENATE(&quot;&lt;MoveTime from=&quot;&quot;&quot;;TEXT([Sheet1.$B6];&quot;#&quot;);&quot;&quot;&quot; time=&quot;&quot;&quot;;TEXT([Sheet1.D6];&quot;#&quot;);&quot;&quot;&quot;/&gt;&quot;)" office:value-type="string" office:string-value="&lt;MoveTime from=&quot;Put DCOVER in fixture&quot; time=&quot;&quot;/&gt;" calcext:value-type="string">
            <text:p>&lt;MoveTime from="Put DCOVER in fixture" time=""/&gt;</text:p>
          </table:table-cell>
          <table:table-cell table:formula="of:=CONCATENATE(&quot;&lt;MoveTime from=&quot;&quot;&quot;;TEXT([Sheet1.$B6];&quot;#&quot;);&quot;&quot;&quot; time=&quot;&quot;&quot;;TEXT([Sheet1.E6];&quot;#&quot;);&quot;&quot;&quot;/&gt;&quot;)" office:value-type="string" office:string-value="&lt;MoveTime from=&quot;Put DCOVER in fixture&quot; time=&quot;&quot;/&gt;" calcext:value-type="string">
            <text:p>&lt;MoveTime from="Put DCOVER in fixture" time=""/&gt;</text:p>
          </table:table-cell>
          <table:table-cell table:formula="of:=CONCATENATE(&quot;&lt;MoveTime from=&quot;&quot;&quot;;TEXT([Sheet1.$B6];&quot;#&quot;);&quot;&quot;&quot; time=&quot;&quot;&quot;;TEXT([Sheet1.F6];&quot;#&quot;);&quot;&quot;&quot;/&gt;&quot;)" office:value-type="string" office:string-value="&lt;MoveTime from=&quot;Put DCOVER in fixture&quot; time=&quot;1&quot;/&gt;" calcext:value-type="string">
            <text:p>&lt;MoveTime from="Put DCOVER in fixture" time="1"/&gt;</text:p>
          </table:table-cell>
          <table:table-cell table:formula="of:=CONCATENATE(&quot;&lt;MoveTime from=&quot;&quot;&quot;;TEXT([Sheet1.$B6];&quot;#&quot;);&quot;&quot;&quot; time=&quot;&quot;&quot;;TEXT([Sheet1.G6];&quot;#&quot;);&quot;&quot;&quot;/&gt;&quot;)" office:value-type="string" office:string-value="&lt;MoveTime from=&quot;Put DCOVER in fixture&quot; time=&quot;2&quot;/&gt;" calcext:value-type="string">
            <text:p>&lt;MoveTime from="Put DCOVER in fixture" time="2"/&gt;</text:p>
          </table:table-cell>
          <table:table-cell table:formula="of:=CONCATENATE(&quot;&lt;MoveTime from=&quot;&quot;&quot;;TEXT([Sheet1.$B6];&quot;#&quot;);&quot;&quot;&quot; time=&quot;&quot;&quot;;TEXT([Sheet1.H6];&quot;#&quot;);&quot;&quot;&quot;/&gt;&quot;)" office:value-type="string" office:string-value="&lt;MoveTime from=&quot;Put DCOVER in fixture&quot; time=&quot;1&quot;/&gt;" calcext:value-type="string">
            <text:p>&lt;MoveTime from="Put DCOVER in fixture" time="1"/&gt;</text:p>
          </table:table-cell>
          <table:table-cell table:formula="of:=CONCATENATE(&quot;&lt;MoveTime from=&quot;&quot;&quot;;TEXT([Sheet1.$B6];&quot;#&quot;);&quot;&quot;&quot; time=&quot;&quot;&quot;;TEXT([Sheet1.I6];&quot;#&quot;);&quot;&quot;&quot;/&gt;&quot;)" office:value-type="string" office:string-value="&lt;MoveTime from=&quot;Put DCOVER in fixture&quot; time=&quot;&quot;/&gt;" calcext:value-type="string">
            <text:p>&lt;MoveTime from="Put DCOVER in fixture" time=""/&gt;</text:p>
          </table:table-cell>
          <table:table-cell table:formula="of:=CONCATENATE(&quot;&lt;MoveTime from=&quot;&quot;&quot;;TEXT([Sheet1.$B6];&quot;#&quot;);&quot;&quot;&quot; time=&quot;&quot;&quot;;TEXT([Sheet1.J6];&quot;#&quot;);&quot;&quot;&quot;/&gt;&quot;)" office:value-type="string" office:string-value="&lt;MoveTime from=&quot;Put DCOVER in fixture&quot; time=&quot;2&quot;/&gt;" calcext:value-type="string">
            <text:p>&lt;MoveTime from="Put DCOVER in fixture" time="2"/&gt;</text:p>
          </table:table-cell>
          <table:table-cell table:formula="of:=CONCATENATE(&quot;&lt;MoveTime from=&quot;&quot;&quot;;TEXT([Sheet1.$B6];&quot;#&quot;);&quot;&quot;&quot; time=&quot;&quot;&quot;;TEXT([Sheet1.K6];&quot;#&quot;);&quot;&quot;&quot;/&gt;&quot;)" office:value-type="string" office:string-value="&lt;MoveTime from=&quot;Put DCOVER in fixture&quot; time=&quot;1&quot;/&gt;" calcext:value-type="string">
            <text:p>&lt;MoveTime from="Put DCOVER in fixture" time="1"/&gt;</text:p>
          </table:table-cell>
          <table:table-cell table:formula="of:=CONCATENATE(&quot;&lt;MoveTime from=&quot;&quot;&quot;;TEXT([Sheet1.$B6];&quot;#&quot;);&quot;&quot;&quot; time=&quot;&quot;&quot;;TEXT([Sheet1.L6];&quot;#&quot;);&quot;&quot;&quot;/&gt;&quot;)" office:value-type="string" office:string-value="&lt;MoveTime from=&quot;Put DCOVER in fixture&quot; time=&quot;3&quot;/&gt;" calcext:value-type="string">
            <text:p>&lt;MoveTime from="Put DCOVER in fixture" time="3"/&gt;</text:p>
          </table:table-cell>
          <table:table-cell table:formula="of:=CONCATENATE(&quot;&lt;MoveTime from=&quot;&quot;&quot;;TEXT([Sheet1.$B6];&quot;#&quot;);&quot;&quot;&quot; time=&quot;&quot;&quot;;TEXT([Sheet1.M6];&quot;#&quot;);&quot;&quot;&quot;/&gt;&quot;)" office:value-type="string" office:string-value="&lt;MoveTime from=&quot;Put DCOVER in fixture&quot; time=&quot;1&quot;/&gt;" calcext:value-type="string">
            <text:p>&lt;MoveTime from="Put DCOVER in fixture" time="1"/&gt;</text:p>
          </table:table-cell>
          <table:table-cell table:formula="of:=CONCATENATE(&quot;&lt;MoveTime from=&quot;&quot;&quot;;TEXT([Sheet1.$B6];&quot;#&quot;);&quot;&quot;&quot; time=&quot;&quot;&quot;;TEXT([Sheet1.N6];&quot;#&quot;);&quot;&quot;&quot;/&gt;&quot;)" office:value-type="string" office:string-value="&lt;MoveTime from=&quot;Put DCOVER in fixture&quot; time=&quot;&quot;/&gt;" calcext:value-type="string">
            <text:p>&lt;MoveTime from="Put DCOVER in fixture" time=""/&gt;</text:p>
          </table:table-cell>
          <table:table-cell table:formula="of:=CONCATENATE(&quot;&lt;MoveTime from=&quot;&quot;&quot;;TEXT([Sheet1.$B6];&quot;#&quot;);&quot;&quot;&quot; time=&quot;&quot;&quot;;TEXT([Sheet1.O6];&quot;#&quot;);&quot;&quot;&quot;/&gt;&quot;)" office:value-type="string" office:string-value="&lt;MoveTime from=&quot;Put DCOVER in fixture&quot; time=&quot;1&quot;/&gt;" calcext:value-type="string">
            <text:p>&lt;MoveTime from="Put DCOVER in fixture" time="1"/&gt;</text:p>
          </table:table-cell>
          <table:table-cell table:formula="of:=CONCATENATE(&quot;&lt;MoveTime from=&quot;&quot;&quot;;TEXT([Sheet1.$B6];&quot;#&quot;);&quot;&quot;&quot; time=&quot;&quot;&quot;;TEXT([Sheet1.P6];&quot;#&quot;);&quot;&quot;&quot;/&gt;&quot;)" office:value-type="string" office:string-value="&lt;MoveTime from=&quot;Put DCOVER in fixture&quot; time=&quot;1&quot;/&gt;" calcext:value-type="string">
            <text:p>&lt;MoveTime from="Put DCOVER in fixture" time="1"/&gt;</text:p>
          </table:table-cell>
          <table:table-cell table:formula="of:=CONCATENATE(&quot;&lt;MoveTime from=&quot;&quot;&quot;;TEXT([Sheet1.$B6];&quot;#&quot;);&quot;&quot;&quot; time=&quot;&quot;&quot;;TEXT([Sheet1.Y6];&quot;#&quot;);&quot;&quot;&quot;/&gt;&quot;)" office:value-type="string" office:string-value="&lt;MoveTime from=&quot;Put DCOVER in fixture&quot; time=&quot;&quot;/&gt;" calcext:value-type="string">
            <text:p>&lt;MoveTime from="Put DCOVER in fixture" time=""/&gt;</text:p>
          </table:table-cell>
          <table:table-cell table:formula="of:=CONCATENATE(&quot;&lt;MoveTime from=&quot;&quot;&quot;;TEXT([Sheet1.$B6];&quot;#&quot;);&quot;&quot;&quot; time=&quot;&quot;&quot;;TEXT([Sheet1.Q6];&quot;#&quot;);&quot;&quot;&quot;/&gt;&quot;)" office:value-type="string" office:string-value="&lt;MoveTime from=&quot;Put DCOVER in fixture&quot; time=&quot;1&quot;/&gt;" calcext:value-type="string">
            <text:p>&lt;MoveTime from="Put DCOVER in fixture" time="1"/&gt;</text:p>
          </table:table-cell>
          <table:table-cell table:formula="of:=CONCATENATE(&quot;&lt;MoveTime from=&quot;&quot;&quot;;TEXT([Sheet1.$B6];&quot;#&quot;);&quot;&quot;&quot; time=&quot;&quot;&quot;;TEXT([Sheet1.R6];&quot;#&quot;);&quot;&quot;&quot;/&gt;&quot;)" office:value-type="string" office:string-value="&lt;MoveTime from=&quot;Put DCOVER in fixture&quot; time=&quot;&quot;/&gt;" calcext:value-type="string">
            <text:p>&lt;MoveTime from="Put DCOVER in fixture" time=""/&gt;</text:p>
          </table:table-cell>
          <table:table-cell table:formula="of:=CONCATENATE(&quot;&lt;MoveTime from=&quot;&quot;&quot;;TEXT([Sheet1.$B6];&quot;#&quot;);&quot;&quot;&quot; time=&quot;&quot;&quot;;TEXT([Sheet1.S6];&quot;#&quot;);&quot;&quot;&quot;/&gt;&quot;)" office:value-type="string" office:string-value="&lt;MoveTime from=&quot;Put DCOVER in fixture&quot; time=&quot;1&quot;/&gt;" calcext:value-type="string">
            <text:p>&lt;MoveTime from="Put DCOVER in fixture" time="1"/&gt;</text:p>
          </table:table-cell>
          <table:table-cell table:formula="of:=CONCATENATE(&quot;&lt;MoveTime from=&quot;&quot;&quot;;TEXT([Sheet1.$B6];&quot;#&quot;);&quot;&quot;&quot; time=&quot;&quot;&quot;;TEXT([Sheet1.T6];&quot;#&quot;);&quot;&quot;&quot;/&gt;&quot;)" office:value-type="string" office:string-value="&lt;MoveTime from=&quot;Put DCOVER in fixture&quot; time=&quot;1&quot;/&gt;" calcext:value-type="string">
            <text:p>&lt;MoveTime from="Put DCOVER in fixture" time="1"/&gt;</text:p>
          </table:table-cell>
          <table:table-cell table:formula="of:=CONCATENATE(&quot;&lt;MoveTime from=&quot;&quot;&quot;;TEXT([Sheet1.$B6];&quot;#&quot;);&quot;&quot;&quot; time=&quot;&quot;&quot;;TEXT([Sheet1.U6];&quot;#&quot;);&quot;&quot;&quot;/&gt;&quot;)" office:value-type="string" office:string-value="&lt;MoveTime from=&quot;Put DCOVER in fixture&quot; time=&quot;2&quot;/&gt;" calcext:value-type="string">
            <text:p>&lt;MoveTime from="Put DCOVER in fixture" time="2"/&gt;</text:p>
          </table:table-cell>
          <table:table-cell table:formula="of:=CONCATENATE(&quot;&lt;MoveTime from=&quot;&quot;&quot;;TEXT([Sheet1.$B6];&quot;#&quot;);&quot;&quot;&quot; time=&quot;&quot;&quot;;TEXT([Sheet1.V6];&quot;#&quot;);&quot;&quot;&quot;/&gt;&quot;)" office:value-type="string" office:string-value="&lt;MoveTime from=&quot;Put DCOVER in fixture&quot; time=&quot;1&quot;/&gt;" calcext:value-type="string">
            <text:p>&lt;MoveTime from="Put DCOVER in fixture" time="1"/&gt;</text:p>
          </table:table-cell>
          <table:table-cell table:formula="of:=CONCATENATE(&quot;&lt;MoveTime from=&quot;&quot;&quot;;TEXT([Sheet1.$B6];&quot;#&quot;);&quot;&quot;&quot; time=&quot;&quot;&quot;;TEXT([Sheet1.W6];&quot;#&quot;);&quot;&quot;&quot;/&gt;&quot;)" office:value-type="string" office:string-value="&lt;MoveTime from=&quot;Put DCOVER in fixture&quot; time=&quot;1&quot;/&gt;" calcext:value-type="string">
            <text:p>&lt;MoveTime from="Put DCOVER in fixture" time="1"/&gt;</text:p>
          </table:table-cell>
          <table:table-cell table:formula="of:=CONCATENATE(&quot;&lt;MoveTime from=&quot;&quot;&quot;;TEXT([Sheet1.$B6];&quot;#&quot;);&quot;&quot;&quot; time=&quot;&quot;&quot;;TEXT([Sheet1.X6];&quot;#&quot;);&quot;&quot;&quot;/&gt;&quot;)" office:value-type="string" office:string-value="&lt;MoveTime from=&quot;Put DCOVER in fixture&quot; time=&quot;&quot;/&gt;" calcext:value-type="string">
            <text:p>&lt;MoveTime from="Put DCOVER in fixture" time=""/&gt;</text:p>
          </table:table-cell>
        </table:table-row>
        <table:table-row table:style-name="ro1">
          <table:table-cell table:number-columns-repeated="2"/>
          <table:table-cell table:formula="of:=CONCATENATE(&quot;&lt;MoveTime from=&quot;&quot;&quot;;TEXT([Sheet1.$B7];&quot;#&quot;);&quot;&quot;&quot; time=&quot;&quot;&quot;;TEXT([Sheet1.C7];&quot;#&quot;);&quot;&quot;&quot;/&gt;&quot;)" office:value-type="string" office:string-value="&lt;MoveTime from=&quot;Tap DCOVER&quot; time=&quot;3&quot;/&gt;" calcext:value-type="string">
            <text:p>&lt;MoveTime from="Tap DCOVER" time="3"/&gt;</text:p>
          </table:table-cell>
          <table:table-cell table:formula="of:=CONCATENATE(&quot;&lt;MoveTime from=&quot;&quot;&quot;;TEXT([Sheet1.$B7];&quot;#&quot;);&quot;&quot;&quot; time=&quot;&quot;&quot;;TEXT([Sheet1.D7];&quot;#&quot;);&quot;&quot;&quot;/&gt;&quot;)" office:value-type="string" office:string-value="&lt;MoveTime from=&quot;Tap DCOVER&quot; time=&quot;&quot;/&gt;" calcext:value-type="string">
            <text:p>&lt;MoveTime from="Tap DCOVER" time=""/&gt;</text:p>
          </table:table-cell>
          <table:table-cell table:formula="of:=CONCATENATE(&quot;&lt;MoveTime from=&quot;&quot;&quot;;TEXT([Sheet1.$B7];&quot;#&quot;);&quot;&quot;&quot; time=&quot;&quot;&quot;;TEXT([Sheet1.E7];&quot;#&quot;);&quot;&quot;&quot;/&gt;&quot;)" office:value-type="string" office:string-value="&lt;MoveTime from=&quot;Tap DCOVER&quot; time=&quot;&quot;/&gt;" calcext:value-type="string">
            <text:p>&lt;MoveTime from="Tap DCOVER" time=""/&gt;</text:p>
          </table:table-cell>
          <table:table-cell table:formula="of:=CONCATENATE(&quot;&lt;MoveTime from=&quot;&quot;&quot;;TEXT([Sheet1.$B7];&quot;#&quot;);&quot;&quot;&quot; time=&quot;&quot;&quot;;TEXT([Sheet1.F7];&quot;#&quot;);&quot;&quot;&quot;/&gt;&quot;)" office:value-type="string" office:string-value="&lt;MoveTime from=&quot;Tap DCOVER&quot; time=&quot;1&quot;/&gt;" calcext:value-type="string">
            <text:p>&lt;MoveTime from="Tap DCOVER" time="1"/&gt;</text:p>
          </table:table-cell>
          <table:table-cell table:formula="of:=CONCATENATE(&quot;&lt;MoveTime from=&quot;&quot;&quot;;TEXT([Sheet1.$B7];&quot;#&quot;);&quot;&quot;&quot; time=&quot;&quot;&quot;;TEXT([Sheet1.G7];&quot;#&quot;);&quot;&quot;&quot;/&gt;&quot;)" office:value-type="string" office:string-value="&lt;MoveTime from=&quot;Tap DCOVER&quot; time=&quot;2&quot;/&gt;" calcext:value-type="string">
            <text:p>&lt;MoveTime from="Tap DCOVER" time="2"/&gt;</text:p>
          </table:table-cell>
          <table:table-cell table:formula="of:=CONCATENATE(&quot;&lt;MoveTime from=&quot;&quot;&quot;;TEXT([Sheet1.$B7];&quot;#&quot;);&quot;&quot;&quot; time=&quot;&quot;&quot;;TEXT([Sheet1.H7];&quot;#&quot;);&quot;&quot;&quot;/&gt;&quot;)" office:value-type="string" office:string-value="&lt;MoveTime from=&quot;Tap DCOVER&quot; time=&quot;1&quot;/&gt;" calcext:value-type="string">
            <text:p>&lt;MoveTime from="Tap DCOVER" time="1"/&gt;</text:p>
          </table:table-cell>
          <table:table-cell table:formula="of:=CONCATENATE(&quot;&lt;MoveTime from=&quot;&quot;&quot;;TEXT([Sheet1.$B7];&quot;#&quot;);&quot;&quot;&quot; time=&quot;&quot;&quot;;TEXT([Sheet1.I7];&quot;#&quot;);&quot;&quot;&quot;/&gt;&quot;)" office:value-type="string" office:string-value="&lt;MoveTime from=&quot;Tap DCOVER&quot; time=&quot;&quot;/&gt;" calcext:value-type="string">
            <text:p>&lt;MoveTime from="Tap DCOVER" time=""/&gt;</text:p>
          </table:table-cell>
          <table:table-cell table:formula="of:=CONCATENATE(&quot;&lt;MoveTime from=&quot;&quot;&quot;;TEXT([Sheet1.$B7];&quot;#&quot;);&quot;&quot;&quot; time=&quot;&quot;&quot;;TEXT([Sheet1.J7];&quot;#&quot;);&quot;&quot;&quot;/&gt;&quot;)" office:value-type="string" office:string-value="&lt;MoveTime from=&quot;Tap DCOVER&quot; time=&quot;2&quot;/&gt;" calcext:value-type="string">
            <text:p>&lt;MoveTime from="Tap DCOVER" time="2"/&gt;</text:p>
          </table:table-cell>
          <table:table-cell table:formula="of:=CONCATENATE(&quot;&lt;MoveTime from=&quot;&quot;&quot;;TEXT([Sheet1.$B7];&quot;#&quot;);&quot;&quot;&quot; time=&quot;&quot;&quot;;TEXT([Sheet1.K7];&quot;#&quot;);&quot;&quot;&quot;/&gt;&quot;)" office:value-type="string" office:string-value="&lt;MoveTime from=&quot;Tap DCOVER&quot; time=&quot;1&quot;/&gt;" calcext:value-type="string">
            <text:p>&lt;MoveTime from="Tap DCOVER" time="1"/&gt;</text:p>
          </table:table-cell>
          <table:table-cell table:formula="of:=CONCATENATE(&quot;&lt;MoveTime from=&quot;&quot;&quot;;TEXT([Sheet1.$B7];&quot;#&quot;);&quot;&quot;&quot; time=&quot;&quot;&quot;;TEXT([Sheet1.L7];&quot;#&quot;);&quot;&quot;&quot;/&gt;&quot;)" office:value-type="string" office:string-value="&lt;MoveTime from=&quot;Tap DCOVER&quot; time=&quot;3&quot;/&gt;" calcext:value-type="string">
            <text:p>&lt;MoveTime from="Tap DCOVER" time="3"/&gt;</text:p>
          </table:table-cell>
          <table:table-cell table:formula="of:=CONCATENATE(&quot;&lt;MoveTime from=&quot;&quot;&quot;;TEXT([Sheet1.$B7];&quot;#&quot;);&quot;&quot;&quot; time=&quot;&quot;&quot;;TEXT([Sheet1.M7];&quot;#&quot;);&quot;&quot;&quot;/&gt;&quot;)" office:value-type="string" office:string-value="&lt;MoveTime from=&quot;Tap DCOVER&quot; time=&quot;1&quot;/&gt;" calcext:value-type="string">
            <text:p>&lt;MoveTime from="Tap DCOVER" time="1"/&gt;</text:p>
          </table:table-cell>
          <table:table-cell table:formula="of:=CONCATENATE(&quot;&lt;MoveTime from=&quot;&quot;&quot;;TEXT([Sheet1.$B7];&quot;#&quot;);&quot;&quot;&quot; time=&quot;&quot;&quot;;TEXT([Sheet1.N7];&quot;#&quot;);&quot;&quot;&quot;/&gt;&quot;)" office:value-type="string" office:string-value="&lt;MoveTime from=&quot;Tap DCOVER&quot; time=&quot;&quot;/&gt;" calcext:value-type="string">
            <text:p>&lt;MoveTime from="Tap DCOVER" time=""/&gt;</text:p>
          </table:table-cell>
          <table:table-cell table:formula="of:=CONCATENATE(&quot;&lt;MoveTime from=&quot;&quot;&quot;;TEXT([Sheet1.$B7];&quot;#&quot;);&quot;&quot;&quot; time=&quot;&quot;&quot;;TEXT([Sheet1.O7];&quot;#&quot;);&quot;&quot;&quot;/&gt;&quot;)" office:value-type="string" office:string-value="&lt;MoveTime from=&quot;Tap DCOVER&quot; time=&quot;1&quot;/&gt;" calcext:value-type="string">
            <text:p>&lt;MoveTime from="Tap DCOVER" time="1"/&gt;</text:p>
          </table:table-cell>
          <table:table-cell table:formula="of:=CONCATENATE(&quot;&lt;MoveTime from=&quot;&quot;&quot;;TEXT([Sheet1.$B7];&quot;#&quot;);&quot;&quot;&quot; time=&quot;&quot;&quot;;TEXT([Sheet1.P7];&quot;#&quot;);&quot;&quot;&quot;/&gt;&quot;)" office:value-type="string" office:string-value="&lt;MoveTime from=&quot;Tap DCOVER&quot; time=&quot;1&quot;/&gt;" calcext:value-type="string">
            <text:p>&lt;MoveTime from="Tap DCOVER" time="1"/&gt;</text:p>
          </table:table-cell>
          <table:table-cell table:formula="of:=CONCATENATE(&quot;&lt;MoveTime from=&quot;&quot;&quot;;TEXT([Sheet1.$B7];&quot;#&quot;);&quot;&quot;&quot; time=&quot;&quot;&quot;;TEXT([Sheet1.Y7];&quot;#&quot;);&quot;&quot;&quot;/&gt;&quot;)" office:value-type="string" office:string-value="&lt;MoveTime from=&quot;Tap DCOVER&quot; time=&quot;&quot;/&gt;" calcext:value-type="string">
            <text:p>&lt;MoveTime from="Tap DCOVER" time=""/&gt;</text:p>
          </table:table-cell>
          <table:table-cell table:formula="of:=CONCATENATE(&quot;&lt;MoveTime from=&quot;&quot;&quot;;TEXT([Sheet1.$B7];&quot;#&quot;);&quot;&quot;&quot; time=&quot;&quot;&quot;;TEXT([Sheet1.Q7];&quot;#&quot;);&quot;&quot;&quot;/&gt;&quot;)" office:value-type="string" office:string-value="&lt;MoveTime from=&quot;Tap DCOVER&quot; time=&quot;1&quot;/&gt;" calcext:value-type="string">
            <text:p>&lt;MoveTime from="Tap DCOVER" time="1"/&gt;</text:p>
          </table:table-cell>
          <table:table-cell table:formula="of:=CONCATENATE(&quot;&lt;MoveTime from=&quot;&quot;&quot;;TEXT([Sheet1.$B7];&quot;#&quot;);&quot;&quot;&quot; time=&quot;&quot;&quot;;TEXT([Sheet1.R7];&quot;#&quot;);&quot;&quot;&quot;/&gt;&quot;)" office:value-type="string" office:string-value="&lt;MoveTime from=&quot;Tap DCOVER&quot; time=&quot;&quot;/&gt;" calcext:value-type="string">
            <text:p>&lt;MoveTime from="Tap DCOVER" time=""/&gt;</text:p>
          </table:table-cell>
          <table:table-cell table:formula="of:=CONCATENATE(&quot;&lt;MoveTime from=&quot;&quot;&quot;;TEXT([Sheet1.$B7];&quot;#&quot;);&quot;&quot;&quot; time=&quot;&quot;&quot;;TEXT([Sheet1.S7];&quot;#&quot;);&quot;&quot;&quot;/&gt;&quot;)" office:value-type="string" office:string-value="&lt;MoveTime from=&quot;Tap DCOVER&quot; time=&quot;1&quot;/&gt;" calcext:value-type="string">
            <text:p>&lt;MoveTime from="Tap DCOVER" time="1"/&gt;</text:p>
          </table:table-cell>
          <table:table-cell table:formula="of:=CONCATENATE(&quot;&lt;MoveTime from=&quot;&quot;&quot;;TEXT([Sheet1.$B7];&quot;#&quot;);&quot;&quot;&quot; time=&quot;&quot;&quot;;TEXT([Sheet1.T7];&quot;#&quot;);&quot;&quot;&quot;/&gt;&quot;)" office:value-type="string" office:string-value="&lt;MoveTime from=&quot;Tap DCOVER&quot; time=&quot;1&quot;/&gt;" calcext:value-type="string">
            <text:p>&lt;MoveTime from="Tap DCOVER" time="1"/&gt;</text:p>
          </table:table-cell>
          <table:table-cell table:formula="of:=CONCATENATE(&quot;&lt;MoveTime from=&quot;&quot;&quot;;TEXT([Sheet1.$B7];&quot;#&quot;);&quot;&quot;&quot; time=&quot;&quot;&quot;;TEXT([Sheet1.U7];&quot;#&quot;);&quot;&quot;&quot;/&gt;&quot;)" office:value-type="string" office:string-value="&lt;MoveTime from=&quot;Tap DCOVER&quot; time=&quot;2&quot;/&gt;" calcext:value-type="string">
            <text:p>&lt;MoveTime from="Tap DCOVER" time="2"/&gt;</text:p>
          </table:table-cell>
          <table:table-cell table:formula="of:=CONCATENATE(&quot;&lt;MoveTime from=&quot;&quot;&quot;;TEXT([Sheet1.$B7];&quot;#&quot;);&quot;&quot;&quot; time=&quot;&quot;&quot;;TEXT([Sheet1.V7];&quot;#&quot;);&quot;&quot;&quot;/&gt;&quot;)" office:value-type="string" office:string-value="&lt;MoveTime from=&quot;Tap DCOVER&quot; time=&quot;1&quot;/&gt;" calcext:value-type="string">
            <text:p>&lt;MoveTime from="Tap DCOVER" time="1"/&gt;</text:p>
          </table:table-cell>
          <table:table-cell table:formula="of:=CONCATENATE(&quot;&lt;MoveTime from=&quot;&quot;&quot;;TEXT([Sheet1.$B7];&quot;#&quot;);&quot;&quot;&quot; time=&quot;&quot;&quot;;TEXT([Sheet1.W7];&quot;#&quot;);&quot;&quot;&quot;/&gt;&quot;)" office:value-type="string" office:string-value="&lt;MoveTime from=&quot;Tap DCOVER&quot; time=&quot;1&quot;/&gt;" calcext:value-type="string">
            <text:p>&lt;MoveTime from="Tap DCOVER" time="1"/&gt;</text:p>
          </table:table-cell>
          <table:table-cell table:formula="of:=CONCATENATE(&quot;&lt;MoveTime from=&quot;&quot;&quot;;TEXT([Sheet1.$B7];&quot;#&quot;);&quot;&quot;&quot; time=&quot;&quot;&quot;;TEXT([Sheet1.X7];&quot;#&quot;);&quot;&quot;&quot;/&gt;&quot;)" office:value-type="string" office:string-value="&lt;MoveTime from=&quot;Tap DCOVER&quot; time=&quot;&quot;/&gt;" calcext:value-type="string">
            <text:p>&lt;MoveTime from="Tap DCOVER" time="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8];&quot;#&quot;);&quot;&quot;&quot; time=&quot;&quot;&quot;;TEXT([Sheet1.C8];&quot;#&quot;);&quot;&quot;&quot;/&gt;&quot;)" office:value-type="string" office:string-value="&lt;MoveTime from=&quot;Take PWB&quot; time=&quot;1&quot;/&gt;" calcext:value-type="string">
            <text:p>&lt;MoveTime from="Take PWB" time="1"/&gt;</text:p>
          </table:table-cell>
          <table:table-cell table:formula="of:=CONCATENATE(&quot;&lt;MoveTime from=&quot;&quot;&quot;;TEXT([Sheet1.$B8];&quot;#&quot;);&quot;&quot;&quot; time=&quot;&quot;&quot;;TEXT([Sheet1.D8];&quot;#&quot;);&quot;&quot;&quot;/&gt;&quot;)" office:value-type="string" office:string-value="&lt;MoveTime from=&quot;Take PWB&quot; time=&quot;2&quot;/&gt;" calcext:value-type="string">
            <text:p>&lt;MoveTime from="Take PWB" time="2"/&gt;</text:p>
          </table:table-cell>
          <table:table-cell table:formula="of:=CONCATENATE(&quot;&lt;MoveTime from=&quot;&quot;&quot;;TEXT([Sheet1.$B8];&quot;#&quot;);&quot;&quot;&quot; time=&quot;&quot;&quot;;TEXT([Sheet1.E8];&quot;#&quot;);&quot;&quot;&quot;/&gt;&quot;)" office:value-type="string" office:string-value="&lt;MoveTime from=&quot;Take PWB&quot; time=&quot;2&quot;/&gt;" calcext:value-type="string">
            <text:p>&lt;MoveTime from="Take PWB" time="2"/&gt;</text:p>
          </table:table-cell>
          <table:table-cell table:formula="of:=CONCATENATE(&quot;&lt;MoveTime from=&quot;&quot;&quot;;TEXT([Sheet1.$B8];&quot;#&quot;);&quot;&quot;&quot; time=&quot;&quot;&quot;;TEXT([Sheet1.F8];&quot;#&quot;);&quot;&quot;&quot;/&gt;&quot;)" office:value-type="string" office:string-value="&lt;MoveTime from=&quot;Take PWB&quot; time=&quot;&quot;/&gt;" calcext:value-type="string">
            <text:p>&lt;MoveTime from="Take PWB" time=""/&gt;</text:p>
          </table:table-cell>
          <table:table-cell table:formula="of:=CONCATENATE(&quot;&lt;MoveTime from=&quot;&quot;&quot;;TEXT([Sheet1.$B8];&quot;#&quot;);&quot;&quot;&quot; time=&quot;&quot;&quot;;TEXT([Sheet1.G8];&quot;#&quot;);&quot;&quot;&quot;/&gt;&quot;)" office:value-type="string" office:string-value="&lt;MoveTime from=&quot;Take PWB&quot; time=&quot;1&quot;/&gt;" calcext:value-type="string">
            <text:p>&lt;MoveTime from="Take PWB" time="1"/&gt;</text:p>
          </table:table-cell>
          <table:table-cell table:formula="of:=CONCATENATE(&quot;&lt;MoveTime from=&quot;&quot;&quot;;TEXT([Sheet1.$B8];&quot;#&quot;);&quot;&quot;&quot; time=&quot;&quot;&quot;;TEXT([Sheet1.H8];&quot;#&quot;);&quot;&quot;&quot;/&gt;&quot;)" office:value-type="string" office:string-value="&lt;MoveTime from=&quot;Take PWB&quot; time=&quot;1&quot;/&gt;" calcext:value-type="string">
            <text:p>&lt;MoveTime from="Take PWB" time="1"/&gt;</text:p>
          </table:table-cell>
          <table:table-cell table:formula="of:=CONCATENATE(&quot;&lt;MoveTime from=&quot;&quot;&quot;;TEXT([Sheet1.$B8];&quot;#&quot;);&quot;&quot;&quot; time=&quot;&quot;&quot;;TEXT([Sheet1.I8];&quot;#&quot;);&quot;&quot;&quot;/&gt;&quot;)" office:value-type="string" office:string-value="&lt;MoveTime from=&quot;Take PWB&quot; time=&quot;2&quot;/&gt;" calcext:value-type="string">
            <text:p>&lt;MoveTime from="Take PWB" time="2"/&gt;</text:p>
          </table:table-cell>
          <table:table-cell table:formula="of:=CONCATENATE(&quot;&lt;MoveTime from=&quot;&quot;&quot;;TEXT([Sheet1.$B8];&quot;#&quot;);&quot;&quot;&quot; time=&quot;&quot;&quot;;TEXT([Sheet1.J8];&quot;#&quot;);&quot;&quot;&quot;/&gt;&quot;)" office:value-type="string" office:string-value="&lt;MoveTime from=&quot;Take PWB&quot; time=&quot;2&quot;/&gt;" calcext:value-type="string">
            <text:p>&lt;MoveTime from="Take PWB" time="2"/&gt;</text:p>
          </table:table-cell>
          <table:table-cell table:formula="of:=CONCATENATE(&quot;&lt;MoveTime from=&quot;&quot;&quot;;TEXT([Sheet1.$B8];&quot;#&quot;);&quot;&quot;&quot; time=&quot;&quot;&quot;;TEXT([Sheet1.K8];&quot;#&quot;);&quot;&quot;&quot;/&gt;&quot;)" office:value-type="string" office:string-value="&lt;MoveTime from=&quot;Take PWB&quot; time=&quot;1&quot;/&gt;" calcext:value-type="string">
            <text:p>&lt;MoveTime from="Take PWB" time="1"/&gt;</text:p>
          </table:table-cell>
          <table:table-cell table:formula="of:=CONCATENATE(&quot;&lt;MoveTime from=&quot;&quot;&quot;;TEXT([Sheet1.$B8];&quot;#&quot;);&quot;&quot;&quot; time=&quot;&quot;&quot;;TEXT([Sheet1.L8];&quot;#&quot;);&quot;&quot;&quot;/&gt;&quot;)" office:value-type="string" office:string-value="&lt;MoveTime from=&quot;Take PWB&quot; time=&quot;1&quot;/&gt;" calcext:value-type="string">
            <text:p>&lt;MoveTime from="Take PWB" time="1"/&gt;</text:p>
          </table:table-cell>
          <table:table-cell table:formula="of:=CONCATENATE(&quot;&lt;MoveTime from=&quot;&quot;&quot;;TEXT([Sheet1.$B8];&quot;#&quot;);&quot;&quot;&quot; time=&quot;&quot;&quot;;TEXT([Sheet1.M8];&quot;#&quot;);&quot;&quot;&quot;/&gt;&quot;)" office:value-type="string" office:string-value="&lt;MoveTime from=&quot;Take PWB&quot; time=&quot;1&quot;/&gt;" calcext:value-type="string">
            <text:p>&lt;MoveTime from="Take PWB" time="1"/&gt;</text:p>
          </table:table-cell>
          <table:table-cell table:formula="of:=CONCATENATE(&quot;&lt;MoveTime from=&quot;&quot;&quot;;TEXT([Sheet1.$B8];&quot;#&quot;);&quot;&quot;&quot; time=&quot;&quot;&quot;;TEXT([Sheet1.N8];&quot;#&quot;);&quot;&quot;&quot;/&gt;&quot;)" office:value-type="string" office:string-value="&lt;MoveTime from=&quot;Take PWB&quot; time=&quot;2&quot;/&gt;" calcext:value-type="string">
            <text:p>&lt;MoveTime from="Take PWB" time="2"/&gt;</text:p>
          </table:table-cell>
          <table:table-cell table:formula="of:=CONCATENATE(&quot;&lt;MoveTime from=&quot;&quot;&quot;;TEXT([Sheet1.$B8];&quot;#&quot;);&quot;&quot;&quot; time=&quot;&quot;&quot;;TEXT([Sheet1.O8];&quot;#&quot;);&quot;&quot;&quot;/&gt;&quot;)" office:value-type="string" office:string-value="&lt;MoveTime from=&quot;Take PWB&quot; time=&quot;1&quot;/&gt;" calcext:value-type="string">
            <text:p>&lt;MoveTime from="Take PWB" time="1"/&gt;</text:p>
          </table:table-cell>
          <table:table-cell table:formula="of:=CONCATENATE(&quot;&lt;MoveTime from=&quot;&quot;&quot;;TEXT([Sheet1.$B8];&quot;#&quot;);&quot;&quot;&quot; time=&quot;&quot;&quot;;TEXT([Sheet1.P8];&quot;#&quot;);&quot;&quot;&quot;/&gt;&quot;)" office:value-type="string" office:string-value="&lt;MoveTime from=&quot;Take PWB&quot; time=&quot;1&quot;/&gt;" calcext:value-type="string">
            <text:p>&lt;MoveTime from="Take PWB" time="1"/&gt;</text:p>
          </table:table-cell>
          <table:table-cell table:formula="of:=CONCATENATE(&quot;&lt;MoveTime from=&quot;&quot;&quot;;TEXT([Sheet1.$B8];&quot;#&quot;);&quot;&quot;&quot; time=&quot;&quot;&quot;;TEXT([Sheet1.Y8];&quot;#&quot;);&quot;&quot;&quot;/&gt;&quot;)" office:value-type="string" office:string-value="&lt;MoveTime from=&quot;Take PWB&quot; time=&quot;2&quot;/&gt;" calcext:value-type="string">
            <text:p>&lt;MoveTime from="Take PWB" time="2"/&gt;</text:p>
          </table:table-cell>
          <table:table-cell table:formula="of:=CONCATENATE(&quot;&lt;MoveTime from=&quot;&quot;&quot;;TEXT([Sheet1.$B8];&quot;#&quot;);&quot;&quot;&quot; time=&quot;&quot;&quot;;TEXT([Sheet1.Q8];&quot;#&quot;);&quot;&quot;&quot;/&gt;&quot;)" office:value-type="string" office:string-value="&lt;MoveTime from=&quot;Take PWB&quot; time=&quot;1&quot;/&gt;" calcext:value-type="string">
            <text:p>&lt;MoveTime from="Take PWB" time="1"/&gt;</text:p>
          </table:table-cell>
          <table:table-cell table:formula="of:=CONCATENATE(&quot;&lt;MoveTime from=&quot;&quot;&quot;;TEXT([Sheet1.$B8];&quot;#&quot;);&quot;&quot;&quot; time=&quot;&quot;&quot;;TEXT([Sheet1.R8];&quot;#&quot;);&quot;&quot;&quot;/&gt;&quot;)" office:value-type="string" office:string-value="&lt;MoveTime from=&quot;Take PWB&quot; time=&quot;2&quot;/&gt;" calcext:value-type="string">
            <text:p>&lt;MoveTime from="Take PWB" time="2"/&gt;</text:p>
          </table:table-cell>
          <table:table-cell table:formula="of:=CONCATENATE(&quot;&lt;MoveTime from=&quot;&quot;&quot;;TEXT([Sheet1.$B8];&quot;#&quot;);&quot;&quot;&quot; time=&quot;&quot;&quot;;TEXT([Sheet1.S8];&quot;#&quot;);&quot;&quot;&quot;/&gt;&quot;)" office:value-type="string" office:string-value="&lt;MoveTime from=&quot;Take PWB&quot; time=&quot;1&quot;/&gt;" calcext:value-type="string">
            <text:p>&lt;MoveTime from="Take PWB" time="1"/&gt;</text:p>
          </table:table-cell>
          <table:table-cell table:formula="of:=CONCATENATE(&quot;&lt;MoveTime from=&quot;&quot;&quot;;TEXT([Sheet1.$B8];&quot;#&quot;);&quot;&quot;&quot; time=&quot;&quot;&quot;;TEXT([Sheet1.T8];&quot;#&quot;);&quot;&quot;&quot;/&gt;&quot;)" office:value-type="string" office:string-value="&lt;MoveTime from=&quot;Take PWB&quot; time=&quot;1&quot;/&gt;" calcext:value-type="string">
            <text:p>&lt;MoveTime from="Take PWB" time="1"/&gt;</text:p>
          </table:table-cell>
          <table:table-cell table:formula="of:=CONCATENATE(&quot;&lt;MoveTime from=&quot;&quot;&quot;;TEXT([Sheet1.$B8];&quot;#&quot;);&quot;&quot;&quot; time=&quot;&quot;&quot;;TEXT([Sheet1.U8];&quot;#&quot;);&quot;&quot;&quot;/&gt;&quot;)" office:value-type="string" office:string-value="&lt;MoveTime from=&quot;Take PWB&quot; time=&quot;2&quot;/&gt;" calcext:value-type="string">
            <text:p>&lt;MoveTime from="Take PWB" time="2"/&gt;</text:p>
          </table:table-cell>
          <table:table-cell table:formula="of:=CONCATENATE(&quot;&lt;MoveTime from=&quot;&quot;&quot;;TEXT([Sheet1.$B8];&quot;#&quot;);&quot;&quot;&quot; time=&quot;&quot;&quot;;TEXT([Sheet1.V8];&quot;#&quot;);&quot;&quot;&quot;/&gt;&quot;)" office:value-type="string" office:string-value="&lt;MoveTime from=&quot;Take PWB&quot; time=&quot;1&quot;/&gt;" calcext:value-type="string">
            <text:p>&lt;MoveTime from="Take PWB" time="1"/&gt;</text:p>
          </table:table-cell>
          <table:table-cell table:formula="of:=CONCATENATE(&quot;&lt;MoveTime from=&quot;&quot;&quot;;TEXT([Sheet1.$B8];&quot;#&quot;);&quot;&quot;&quot; time=&quot;&quot;&quot;;TEXT([Sheet1.W8];&quot;#&quot;);&quot;&quot;&quot;/&gt;&quot;)" office:value-type="string" office:string-value="&lt;MoveTime from=&quot;Take PWB&quot; time=&quot;1&quot;/&gt;" calcext:value-type="string">
            <text:p>&lt;MoveTime from="Take PWB" time="1"/&gt;</text:p>
          </table:table-cell>
          <table:table-cell table:formula="of:=CONCATENATE(&quot;&lt;MoveTime from=&quot;&quot;&quot;;TEXT([Sheet1.$B8];&quot;#&quot;);&quot;&quot;&quot; time=&quot;&quot;&quot;;TEXT([Sheet1.X8];&quot;#&quot;);&quot;&quot;&quot;/&gt;&quot;)" office:value-type="string" office:string-value="&lt;MoveTime from=&quot;Take PWB&quot; time=&quot;2&quot;/&gt;" calcext:value-type="string">
            <text:p>&lt;MoveTime from="Take PWB" time="2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9];&quot;#&quot;);&quot;&quot;&quot; time=&quot;&quot;&quot;;TEXT([Sheet1.C9];&quot;#&quot;);&quot;&quot;&quot;/&gt;&quot;)" office:value-type="string" office:string-value="&lt;MoveTime from=&quot;Take ANTENNA&quot; time=&quot;3&quot;/&gt;" calcext:value-type="string">
            <text:p>&lt;MoveTime from="Take ANTENNA" time="3"/&gt;</text:p>
          </table:table-cell>
          <table:table-cell table:formula="of:=CONCATENATE(&quot;&lt;MoveTime from=&quot;&quot;&quot;;TEXT([Sheet1.$B9];&quot;#&quot;);&quot;&quot;&quot; time=&quot;&quot;&quot;;TEXT([Sheet1.D9];&quot;#&quot;);&quot;&quot;&quot;/&gt;&quot;)" office:value-type="string" office:string-value="&lt;MoveTime from=&quot;Take ANTENNA&quot; time=&quot;2&quot;/&gt;" calcext:value-type="string">
            <text:p>&lt;MoveTime from="Take ANTENNA" time="2"/&gt;</text:p>
          </table:table-cell>
          <table:table-cell table:formula="of:=CONCATENATE(&quot;&lt;MoveTime from=&quot;&quot;&quot;;TEXT([Sheet1.$B9];&quot;#&quot;);&quot;&quot;&quot; time=&quot;&quot;&quot;;TEXT([Sheet1.E9];&quot;#&quot;);&quot;&quot;&quot;/&gt;&quot;)" office:value-type="string" office:string-value="&lt;MoveTime from=&quot;Take ANTENNA&quot; time=&quot;2&quot;/&gt;" calcext:value-type="string">
            <text:p>&lt;MoveTime from="Take ANTENNA" time="2"/&gt;</text:p>
          </table:table-cell>
          <table:table-cell table:formula="of:=CONCATENATE(&quot;&lt;MoveTime from=&quot;&quot;&quot;;TEXT([Sheet1.$B9];&quot;#&quot;);&quot;&quot;&quot; time=&quot;&quot;&quot;;TEXT([Sheet1.F9];&quot;#&quot;);&quot;&quot;&quot;/&gt;&quot;)" office:value-type="string" office:string-value="&lt;MoveTime from=&quot;Take ANTENNA&quot; time=&quot;1&quot;/&gt;" calcext:value-type="string">
            <text:p>&lt;MoveTime from="Take ANTENNA" time="1"/&gt;</text:p>
          </table:table-cell>
          <table:table-cell table:formula="of:=CONCATENATE(&quot;&lt;MoveTime from=&quot;&quot;&quot;;TEXT([Sheet1.$B9];&quot;#&quot;);&quot;&quot;&quot; time=&quot;&quot;&quot;;TEXT([Sheet1.G9];&quot;#&quot;);&quot;&quot;&quot;/&gt;&quot;)" office:value-type="string" office:string-value="&lt;MoveTime from=&quot;Take ANTENNA&quot; time=&quot;&quot;/&gt;" calcext:value-type="string">
            <text:p>&lt;MoveTime from="Take ANTENNA" time=""/&gt;</text:p>
          </table:table-cell>
          <table:table-cell table:formula="of:=CONCATENATE(&quot;&lt;MoveTime from=&quot;&quot;&quot;;TEXT([Sheet1.$B9];&quot;#&quot;);&quot;&quot;&quot; time=&quot;&quot;&quot;;TEXT([Sheet1.H9];&quot;#&quot;);&quot;&quot;&quot;/&gt;&quot;)" office:value-type="string" office:string-value="&lt;MoveTime from=&quot;Take ANTENNA&quot; time=&quot;1&quot;/&gt;" calcext:value-type="string">
            <text:p>&lt;MoveTime from="Take ANTENNA" time="1"/&gt;</text:p>
          </table:table-cell>
          <table:table-cell table:formula="of:=CONCATENATE(&quot;&lt;MoveTime from=&quot;&quot;&quot;;TEXT([Sheet1.$B9];&quot;#&quot;);&quot;&quot;&quot; time=&quot;&quot;&quot;;TEXT([Sheet1.I9];&quot;#&quot;);&quot;&quot;&quot;/&gt;&quot;)" office:value-type="string" office:string-value="&lt;MoveTime from=&quot;Take ANTENNA&quot; time=&quot;2&quot;/&gt;" calcext:value-type="string">
            <text:p>&lt;MoveTime from="Take ANTENNA" time="2"/&gt;</text:p>
          </table:table-cell>
          <table:table-cell table:formula="of:=CONCATENATE(&quot;&lt;MoveTime from=&quot;&quot;&quot;;TEXT([Sheet1.$B9];&quot;#&quot;);&quot;&quot;&quot; time=&quot;&quot;&quot;;TEXT([Sheet1.J9];&quot;#&quot;);&quot;&quot;&quot;/&gt;&quot;)" office:value-type="string" office:string-value="&lt;MoveTime from=&quot;Take ANTENNA&quot; time=&quot;2&quot;/&gt;" calcext:value-type="string">
            <text:p>&lt;MoveTime from="Take ANTENNA" time="2"/&gt;</text:p>
          </table:table-cell>
          <table:table-cell table:formula="of:=CONCATENATE(&quot;&lt;MoveTime from=&quot;&quot;&quot;;TEXT([Sheet1.$B9];&quot;#&quot;);&quot;&quot;&quot; time=&quot;&quot;&quot;;TEXT([Sheet1.K9];&quot;#&quot;);&quot;&quot;&quot;/&gt;&quot;)" office:value-type="string" office:string-value="&lt;MoveTime from=&quot;Take ANTENNA&quot; time=&quot;2&quot;/&gt;" calcext:value-type="string">
            <text:p>&lt;MoveTime from="Take ANTENNA" time="2"/&gt;</text:p>
          </table:table-cell>
          <table:table-cell table:formula="of:=CONCATENATE(&quot;&lt;MoveTime from=&quot;&quot;&quot;;TEXT([Sheet1.$B9];&quot;#&quot;);&quot;&quot;&quot; time=&quot;&quot;&quot;;TEXT([Sheet1.L9];&quot;#&quot;);&quot;&quot;&quot;/&gt;&quot;)" office:value-type="string" office:string-value="&lt;MoveTime from=&quot;Take ANTENNA&quot; time=&quot;2&quot;/&gt;" calcext:value-type="string">
            <text:p>&lt;MoveTime from="Take ANTENNA" time="2"/&gt;</text:p>
          </table:table-cell>
          <table:table-cell table:formula="of:=CONCATENATE(&quot;&lt;MoveTime from=&quot;&quot;&quot;;TEXT([Sheet1.$B9];&quot;#&quot;);&quot;&quot;&quot; time=&quot;&quot;&quot;;TEXT([Sheet1.M9];&quot;#&quot;);&quot;&quot;&quot;/&gt;&quot;)" office:value-type="string" office:string-value="&lt;MoveTime from=&quot;Take ANTENNA&quot; time=&quot;1&quot;/&gt;" calcext:value-type="string">
            <text:p>&lt;MoveTime from="Take ANTENNA" time="1"/&gt;</text:p>
          </table:table-cell>
          <table:table-cell table:formula="of:=CONCATENATE(&quot;&lt;MoveTime from=&quot;&quot;&quot;;TEXT([Sheet1.$B9];&quot;#&quot;);&quot;&quot;&quot; time=&quot;&quot;&quot;;TEXT([Sheet1.N9];&quot;#&quot;);&quot;&quot;&quot;/&gt;&quot;)" office:value-type="string" office:string-value="&lt;MoveTime from=&quot;Take ANTENNA&quot; time=&quot;2&quot;/&gt;" calcext:value-type="string">
            <text:p>&lt;MoveTime from="Take ANTENNA" time="2"/&gt;</text:p>
          </table:table-cell>
          <table:table-cell table:formula="of:=CONCATENATE(&quot;&lt;MoveTime from=&quot;&quot;&quot;;TEXT([Sheet1.$B9];&quot;#&quot;);&quot;&quot;&quot; time=&quot;&quot;&quot;;TEXT([Sheet1.O9];&quot;#&quot;);&quot;&quot;&quot;/&gt;&quot;)" office:value-type="string" office:string-value="&lt;MoveTime from=&quot;Take ANTENNA&quot; time=&quot;2&quot;/&gt;" calcext:value-type="string">
            <text:p>&lt;MoveTime from="Take ANTENNA" time="2"/&gt;</text:p>
          </table:table-cell>
          <table:table-cell table:formula="of:=CONCATENATE(&quot;&lt;MoveTime from=&quot;&quot;&quot;;TEXT([Sheet1.$B9];&quot;#&quot;);&quot;&quot;&quot; time=&quot;&quot;&quot;;TEXT([Sheet1.P9];&quot;#&quot;);&quot;&quot;&quot;/&gt;&quot;)" office:value-type="string" office:string-value="&lt;MoveTime from=&quot;Take ANTENNA&quot; time=&quot;2&quot;/&gt;" calcext:value-type="string">
            <text:p>&lt;MoveTime from="Take ANTENNA" time="2"/&gt;</text:p>
          </table:table-cell>
          <table:table-cell table:formula="of:=CONCATENATE(&quot;&lt;MoveTime from=&quot;&quot;&quot;;TEXT([Sheet1.$B9];&quot;#&quot;);&quot;&quot;&quot; time=&quot;&quot;&quot;;TEXT([Sheet1.Y9];&quot;#&quot;);&quot;&quot;&quot;/&gt;&quot;)" office:value-type="string" office:string-value="&lt;MoveTime from=&quot;Take ANTENNA&quot; time=&quot;2&quot;/&gt;" calcext:value-type="string">
            <text:p>&lt;MoveTime from="Take ANTENNA" time="2"/&gt;</text:p>
          </table:table-cell>
          <table:table-cell table:formula="of:=CONCATENATE(&quot;&lt;MoveTime from=&quot;&quot;&quot;;TEXT([Sheet1.$B9];&quot;#&quot;);&quot;&quot;&quot; time=&quot;&quot;&quot;;TEXT([Sheet1.Q9];&quot;#&quot;);&quot;&quot;&quot;/&gt;&quot;)" office:value-type="string" office:string-value="&lt;MoveTime from=&quot;Take ANTENNA&quot; time=&quot;2&quot;/&gt;" calcext:value-type="string">
            <text:p>&lt;MoveTime from="Take ANTENNA" time="2"/&gt;</text:p>
          </table:table-cell>
          <table:table-cell table:formula="of:=CONCATENATE(&quot;&lt;MoveTime from=&quot;&quot;&quot;;TEXT([Sheet1.$B9];&quot;#&quot;);&quot;&quot;&quot; time=&quot;&quot;&quot;;TEXT([Sheet1.R9];&quot;#&quot;);&quot;&quot;&quot;/&gt;&quot;)" office:value-type="string" office:string-value="&lt;MoveTime from=&quot;Take ANTENNA&quot; time=&quot;2&quot;/&gt;" calcext:value-type="string">
            <text:p>&lt;MoveTime from="Take ANTENNA" time="2"/&gt;</text:p>
          </table:table-cell>
          <table:table-cell table:formula="of:=CONCATENATE(&quot;&lt;MoveTime from=&quot;&quot;&quot;;TEXT([Sheet1.$B9];&quot;#&quot;);&quot;&quot;&quot; time=&quot;&quot;&quot;;TEXT([Sheet1.S9];&quot;#&quot;);&quot;&quot;&quot;/&gt;&quot;)" office:value-type="string" office:string-value="&lt;MoveTime from=&quot;Take ANTENNA&quot; time=&quot;4&quot;/&gt;" calcext:value-type="string">
            <text:p>&lt;MoveTime from="Take ANTENNA" time="4"/&gt;</text:p>
          </table:table-cell>
          <table:table-cell table:formula="of:=CONCATENATE(&quot;&lt;MoveTime from=&quot;&quot;&quot;;TEXT([Sheet1.$B9];&quot;#&quot;);&quot;&quot;&quot; time=&quot;&quot;&quot;;TEXT([Sheet1.T9];&quot;#&quot;);&quot;&quot;&quot;/&gt;&quot;)" office:value-type="string" office:string-value="&lt;MoveTime from=&quot;Take ANTENNA&quot; time=&quot;1&quot;/&gt;" calcext:value-type="string">
            <text:p>&lt;MoveTime from="Take ANTENNA" time="1"/&gt;</text:p>
          </table:table-cell>
          <table:table-cell table:formula="of:=CONCATENATE(&quot;&lt;MoveTime from=&quot;&quot;&quot;;TEXT([Sheet1.$B9];&quot;#&quot;);&quot;&quot;&quot; time=&quot;&quot;&quot;;TEXT([Sheet1.U9];&quot;#&quot;);&quot;&quot;&quot;/&gt;&quot;)" office:value-type="string" office:string-value="&lt;MoveTime from=&quot;Take ANTENNA&quot; time=&quot;2&quot;/&gt;" calcext:value-type="string">
            <text:p>&lt;MoveTime from="Take ANTENNA" time="2"/&gt;</text:p>
          </table:table-cell>
          <table:table-cell table:formula="of:=CONCATENATE(&quot;&lt;MoveTime from=&quot;&quot;&quot;;TEXT([Sheet1.$B9];&quot;#&quot;);&quot;&quot;&quot; time=&quot;&quot;&quot;;TEXT([Sheet1.V9];&quot;#&quot;);&quot;&quot;&quot;/&gt;&quot;)" office:value-type="string" office:string-value="&lt;MoveTime from=&quot;Take ANTENNA&quot; time=&quot;2&quot;/&gt;" calcext:value-type="string">
            <text:p>&lt;MoveTime from="Take ANTENNA" time="2"/&gt;</text:p>
          </table:table-cell>
          <table:table-cell table:formula="of:=CONCATENATE(&quot;&lt;MoveTime from=&quot;&quot;&quot;;TEXT([Sheet1.$B9];&quot;#&quot;);&quot;&quot;&quot; time=&quot;&quot;&quot;;TEXT([Sheet1.W9];&quot;#&quot;);&quot;&quot;&quot;/&gt;&quot;)" office:value-type="string" office:string-value="&lt;MoveTime from=&quot;Take ANTENNA&quot; time=&quot;2&quot;/&gt;" calcext:value-type="string">
            <text:p>&lt;MoveTime from="Take ANTENNA" time="2"/&gt;</text:p>
          </table:table-cell>
          <table:table-cell table:formula="of:=CONCATENATE(&quot;&lt;MoveTime from=&quot;&quot;&quot;;TEXT([Sheet1.$B9];&quot;#&quot;);&quot;&quot;&quot; time=&quot;&quot;&quot;;TEXT([Sheet1.X9];&quot;#&quot;);&quot;&quot;&quot;/&gt;&quot;)" office:value-type="string" office:string-value="&lt;MoveTime from=&quot;Take ANTENNA&quot; time=&quot;2&quot;/&gt;" calcext:value-type="string">
            <text:p>&lt;MoveTime from="Take ANTENNA" time="2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10];&quot;#&quot;);&quot;&quot;&quot; time=&quot;&quot;&quot;;TEXT([Sheet1.C10];&quot;#&quot;);&quot;&quot;&quot;/&gt;&quot;)" office:value-type="string" office:string-value="&lt;MoveTime from=&quot;Photo PWB&quot; time=&quot;1&quot;/&gt;" calcext:value-type="string">
            <text:p>&lt;MoveTime from="Photo PWB" time="1"/&gt;</text:p>
          </table:table-cell>
          <table:table-cell table:formula="of:=CONCATENATE(&quot;&lt;MoveTime from=&quot;&quot;&quot;;TEXT([Sheet1.$B10];&quot;#&quot;);&quot;&quot;&quot; time=&quot;&quot;&quot;;TEXT([Sheet1.D10];&quot;#&quot;);&quot;&quot;&quot;/&gt;&quot;)" office:value-type="string" office:string-value="&lt;MoveTime from=&quot;Photo PWB&quot; time=&quot;1&quot;/&gt;" calcext:value-type="string">
            <text:p>&lt;MoveTime from="Photo PWB" time="1"/&gt;</text:p>
          </table:table-cell>
          <table:table-cell table:formula="of:=CONCATENATE(&quot;&lt;MoveTime from=&quot;&quot;&quot;;TEXT([Sheet1.$B10];&quot;#&quot;);&quot;&quot;&quot; time=&quot;&quot;&quot;;TEXT([Sheet1.E10];&quot;#&quot;);&quot;&quot;&quot;/&gt;&quot;)" office:value-type="string" office:string-value="&lt;MoveTime from=&quot;Photo PWB&quot; time=&quot;1&quot;/&gt;" calcext:value-type="string">
            <text:p>&lt;MoveTime from="Photo PWB" time="1"/&gt;</text:p>
          </table:table-cell>
          <table:table-cell table:formula="of:=CONCATENATE(&quot;&lt;MoveTime from=&quot;&quot;&quot;;TEXT([Sheet1.$B10];&quot;#&quot;);&quot;&quot;&quot; time=&quot;&quot;&quot;;TEXT([Sheet1.F10];&quot;#&quot;);&quot;&quot;&quot;/&gt;&quot;)" office:value-type="string" office:string-value="&lt;MoveTime from=&quot;Photo PWB&quot; time=&quot;1&quot;/&gt;" calcext:value-type="string">
            <text:p>&lt;MoveTime from="Photo PWB" time="1"/&gt;</text:p>
          </table:table-cell>
          <table:table-cell table:formula="of:=CONCATENATE(&quot;&lt;MoveTime from=&quot;&quot;&quot;;TEXT([Sheet1.$B10];&quot;#&quot;);&quot;&quot;&quot; time=&quot;&quot;&quot;;TEXT([Sheet1.G10];&quot;#&quot;);&quot;&quot;&quot;/&gt;&quot;)" office:value-type="string" office:string-value="&lt;MoveTime from=&quot;Photo PWB&quot; time=&quot;1&quot;/&gt;" calcext:value-type="string">
            <text:p>&lt;MoveTime from="Photo PWB" time="1"/&gt;</text:p>
          </table:table-cell>
          <table:table-cell table:formula="of:=CONCATENATE(&quot;&lt;MoveTime from=&quot;&quot;&quot;;TEXT([Sheet1.$B10];&quot;#&quot;);&quot;&quot;&quot; time=&quot;&quot;&quot;;TEXT([Sheet1.H10];&quot;#&quot;);&quot;&quot;&quot;/&gt;&quot;)" office:value-type="string" office:string-value="&lt;MoveTime from=&quot;Photo PWB&quot; time=&quot;&quot;/&gt;" calcext:value-type="string">
            <text:p>&lt;MoveTime from="Photo PWB" time=""/&gt;</text:p>
          </table:table-cell>
          <table:table-cell table:formula="of:=CONCATENATE(&quot;&lt;MoveTime from=&quot;&quot;&quot;;TEXT([Sheet1.$B10];&quot;#&quot;);&quot;&quot;&quot; time=&quot;&quot;&quot;;TEXT([Sheet1.I10];&quot;#&quot;);&quot;&quot;&quot;/&gt;&quot;)" office:value-type="string" office:string-value="&lt;MoveTime from=&quot;Photo PWB&quot; time=&quot;1&quot;/&gt;" calcext:value-type="string">
            <text:p>&lt;MoveTime from="Photo PWB" time="1"/&gt;</text:p>
          </table:table-cell>
          <table:table-cell table:formula="of:=CONCATENATE(&quot;&lt;MoveTime from=&quot;&quot;&quot;;TEXT([Sheet1.$B10];&quot;#&quot;);&quot;&quot;&quot; time=&quot;&quot;&quot;;TEXT([Sheet1.J10];&quot;#&quot;);&quot;&quot;&quot;/&gt;&quot;)" office:value-type="string" office:string-value="&lt;MoveTime from=&quot;Photo PWB&quot; time=&quot;2&quot;/&gt;" calcext:value-type="string">
            <text:p>&lt;MoveTime from="Photo PWB" time="2"/&gt;</text:p>
          </table:table-cell>
          <table:table-cell table:formula="of:=CONCATENATE(&quot;&lt;MoveTime from=&quot;&quot;&quot;;TEXT([Sheet1.$B10];&quot;#&quot;);&quot;&quot;&quot; time=&quot;&quot;&quot;;TEXT([Sheet1.K10];&quot;#&quot;);&quot;&quot;&quot;/&gt;&quot;)" office:value-type="string" office:string-value="&lt;MoveTime from=&quot;Photo PWB&quot; time=&quot;1&quot;/&gt;" calcext:value-type="string">
            <text:p>&lt;MoveTime from="Photo PWB" time="1"/&gt;</text:p>
          </table:table-cell>
          <table:table-cell table:formula="of:=CONCATENATE(&quot;&lt;MoveTime from=&quot;&quot;&quot;;TEXT([Sheet1.$B10];&quot;#&quot;);&quot;&quot;&quot; time=&quot;&quot;&quot;;TEXT([Sheet1.L10];&quot;#&quot;);&quot;&quot;&quot;/&gt;&quot;)" office:value-type="string" office:string-value="&lt;MoveTime from=&quot;Photo PWB&quot; time=&quot;1&quot;/&gt;" calcext:value-type="string">
            <text:p>&lt;MoveTime from="Photo PWB" time="1"/&gt;</text:p>
          </table:table-cell>
          <table:table-cell table:formula="of:=CONCATENATE(&quot;&lt;MoveTime from=&quot;&quot;&quot;;TEXT([Sheet1.$B10];&quot;#&quot;);&quot;&quot;&quot; time=&quot;&quot;&quot;;TEXT([Sheet1.M10];&quot;#&quot;);&quot;&quot;&quot;/&gt;&quot;)" office:value-type="string" office:string-value="&lt;MoveTime from=&quot;Photo PWB&quot; time=&quot;&quot;/&gt;" calcext:value-type="string">
            <text:p>&lt;MoveTime from="Photo PWB" time=""/&gt;</text:p>
          </table:table-cell>
          <table:table-cell table:formula="of:=CONCATENATE(&quot;&lt;MoveTime from=&quot;&quot;&quot;;TEXT([Sheet1.$B10];&quot;#&quot;);&quot;&quot;&quot; time=&quot;&quot;&quot;;TEXT([Sheet1.N10];&quot;#&quot;);&quot;&quot;&quot;/&gt;&quot;)" office:value-type="string" office:string-value="&lt;MoveTime from=&quot;Photo PWB&quot; time=&quot;1&quot;/&gt;" calcext:value-type="string">
            <text:p>&lt;MoveTime from="Photo PWB" time="1"/&gt;</text:p>
          </table:table-cell>
          <table:table-cell table:formula="of:=CONCATENATE(&quot;&lt;MoveTime from=&quot;&quot;&quot;;TEXT([Sheet1.$B10];&quot;#&quot;);&quot;&quot;&quot; time=&quot;&quot;&quot;;TEXT([Sheet1.O10];&quot;#&quot;);&quot;&quot;&quot;/&gt;&quot;)" office:value-type="string" office:string-value="&lt;MoveTime from=&quot;Photo PWB&quot; time=&quot;1&quot;/&gt;" calcext:value-type="string">
            <text:p>&lt;MoveTime from="Photo PWB" time="1"/&gt;</text:p>
          </table:table-cell>
          <table:table-cell table:formula="of:=CONCATENATE(&quot;&lt;MoveTime from=&quot;&quot;&quot;;TEXT([Sheet1.$B10];&quot;#&quot;);&quot;&quot;&quot; time=&quot;&quot;&quot;;TEXT([Sheet1.P10];&quot;#&quot;);&quot;&quot;&quot;/&gt;&quot;)" office:value-type="string" office:string-value="&lt;MoveTime from=&quot;Photo PWB&quot; time=&quot;1&quot;/&gt;" calcext:value-type="string">
            <text:p>&lt;MoveTime from="Photo PWB" time="1"/&gt;</text:p>
          </table:table-cell>
          <table:table-cell table:formula="of:=CONCATENATE(&quot;&lt;MoveTime from=&quot;&quot;&quot;;TEXT([Sheet1.$B10];&quot;#&quot;);&quot;&quot;&quot; time=&quot;&quot;&quot;;TEXT([Sheet1.Y10];&quot;#&quot;);&quot;&quot;&quot;/&gt;&quot;)" office:value-type="string" office:string-value="&lt;MoveTime from=&quot;Photo PWB&quot; time=&quot;1&quot;/&gt;" calcext:value-type="string">
            <text:p>&lt;MoveTime from="Photo PWB" time="1"/&gt;</text:p>
          </table:table-cell>
          <table:table-cell table:formula="of:=CONCATENATE(&quot;&lt;MoveTime from=&quot;&quot;&quot;;TEXT([Sheet1.$B10];&quot;#&quot;);&quot;&quot;&quot; time=&quot;&quot;&quot;;TEXT([Sheet1.Q10];&quot;#&quot;);&quot;&quot;&quot;/&gt;&quot;)" office:value-type="string" office:string-value="&lt;MoveTime from=&quot;Photo PWB&quot; time=&quot;1&quot;/&gt;" calcext:value-type="string">
            <text:p>&lt;MoveTime from="Photo PWB" time="1"/&gt;</text:p>
          </table:table-cell>
          <table:table-cell table:formula="of:=CONCATENATE(&quot;&lt;MoveTime from=&quot;&quot;&quot;;TEXT([Sheet1.$B10];&quot;#&quot;);&quot;&quot;&quot; time=&quot;&quot;&quot;;TEXT([Sheet1.R10];&quot;#&quot;);&quot;&quot;&quot;/&gt;&quot;)" office:value-type="string" office:string-value="&lt;MoveTime from=&quot;Photo PWB&quot; time=&quot;1&quot;/&gt;" calcext:value-type="string">
            <text:p>&lt;MoveTime from="Photo PWB" time="1"/&gt;</text:p>
          </table:table-cell>
          <table:table-cell table:formula="of:=CONCATENATE(&quot;&lt;MoveTime from=&quot;&quot;&quot;;TEXT([Sheet1.$B10];&quot;#&quot;);&quot;&quot;&quot; time=&quot;&quot;&quot;;TEXT([Sheet1.S10];&quot;#&quot;);&quot;&quot;&quot;/&gt;&quot;)" office:value-type="string" office:string-value="&lt;MoveTime from=&quot;Photo PWB&quot; time=&quot;1&quot;/&gt;" calcext:value-type="string">
            <text:p>&lt;MoveTime from="Photo PWB" time="1"/&gt;</text:p>
          </table:table-cell>
          <table:table-cell table:formula="of:=CONCATENATE(&quot;&lt;MoveTime from=&quot;&quot;&quot;;TEXT([Sheet1.$B10];&quot;#&quot;);&quot;&quot;&quot; time=&quot;&quot;&quot;;TEXT([Sheet1.T10];&quot;#&quot;);&quot;&quot;&quot;/&gt;&quot;)" office:value-type="string" office:string-value="&lt;MoveTime from=&quot;Photo PWB&quot; time=&quot;1&quot;/&gt;" calcext:value-type="string">
            <text:p>&lt;MoveTime from="Photo PWB" time="1"/&gt;</text:p>
          </table:table-cell>
          <table:table-cell table:formula="of:=CONCATENATE(&quot;&lt;MoveTime from=&quot;&quot;&quot;;TEXT([Sheet1.$B10];&quot;#&quot;);&quot;&quot;&quot; time=&quot;&quot;&quot;;TEXT([Sheet1.U10];&quot;#&quot;);&quot;&quot;&quot;/&gt;&quot;)" office:value-type="string" office:string-value="&lt;MoveTime from=&quot;Photo PWB&quot; time=&quot;1&quot;/&gt;" calcext:value-type="string">
            <text:p>&lt;MoveTime from="Photo PWB" time="1"/&gt;</text:p>
          </table:table-cell>
          <table:table-cell table:formula="of:=CONCATENATE(&quot;&lt;MoveTime from=&quot;&quot;&quot;;TEXT([Sheet1.$B10];&quot;#&quot;);&quot;&quot;&quot; time=&quot;&quot;&quot;;TEXT([Sheet1.V10];&quot;#&quot;);&quot;&quot;&quot;/&gt;&quot;)" office:value-type="string" office:string-value="&lt;MoveTime from=&quot;Photo PWB&quot; time=&quot;1&quot;/&gt;" calcext:value-type="string">
            <text:p>&lt;MoveTime from="Photo PWB" time="1"/&gt;</text:p>
          </table:table-cell>
          <table:table-cell table:formula="of:=CONCATENATE(&quot;&lt;MoveTime from=&quot;&quot;&quot;;TEXT([Sheet1.$B10];&quot;#&quot;);&quot;&quot;&quot; time=&quot;&quot;&quot;;TEXT([Sheet1.W10];&quot;#&quot;);&quot;&quot;&quot;/&gt;&quot;)" office:value-type="string" office:string-value="&lt;MoveTime from=&quot;Photo PWB&quot; time=&quot;1&quot;/&gt;" calcext:value-type="string">
            <text:p>&lt;MoveTime from="Photo PWB" time="1"/&gt;</text:p>
          </table:table-cell>
          <table:table-cell table:formula="of:=CONCATENATE(&quot;&lt;MoveTime from=&quot;&quot;&quot;;TEXT([Sheet1.$B10];&quot;#&quot;);&quot;&quot;&quot; time=&quot;&quot;&quot;;TEXT([Sheet1.X10];&quot;#&quot;);&quot;&quot;&quot;/&gt;&quot;)" office:value-type="string" office:string-value="&lt;MoveTime from=&quot;Photo PWB&quot; time=&quot;1&quot;/&gt;" calcext:value-type="string">
            <text:p>&lt;MoveTime from="Photo PWB" time="1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11];&quot;#&quot;);&quot;&quot;&quot; time=&quot;&quot;&quot;;TEXT([Sheet1.C11];&quot;#&quot;);&quot;&quot;&quot;/&gt;&quot;)" office:value-type="string" office:string-value="&lt;MoveTime from=&quot;Mount ANTENNA on DCOVER&quot; time=&quot;3&quot;/&gt;" calcext:value-type="string">
            <text:p>&lt;MoveTime from="Mount ANTENNA on DCOVER" time="3"/&gt;</text:p>
          </table:table-cell>
          <table:table-cell table:formula="of:=CONCATENATE(&quot;&lt;MoveTime from=&quot;&quot;&quot;;TEXT([Sheet1.$B11];&quot;#&quot;);&quot;&quot;&quot; time=&quot;&quot;&quot;;TEXT([Sheet1.D11];&quot;#&quot;);&quot;&quot;&quot;/&gt;&quot;)" office:value-type="string" office:string-value="&lt;MoveTime from=&quot;Mount ANTENNA on DCOVER&quot; time=&quot;&quot;/&gt;" calcext:value-type="string">
            <text:p>&lt;MoveTime from="Mount ANTENNA on DCOVER" time=""/&gt;</text:p>
          </table:table-cell>
          <table:table-cell table:formula="of:=CONCATENATE(&quot;&lt;MoveTime from=&quot;&quot;&quot;;TEXT([Sheet1.$B11];&quot;#&quot;);&quot;&quot;&quot; time=&quot;&quot;&quot;;TEXT([Sheet1.E11];&quot;#&quot;);&quot;&quot;&quot;/&gt;&quot;)" office:value-type="string" office:string-value="&lt;MoveTime from=&quot;Mount ANTENNA on DCOVER&quot; time=&quot;&quot;/&gt;" calcext:value-type="string">
            <text:p>&lt;MoveTime from="Mount ANTENNA on DCOVER" time=""/&gt;</text:p>
          </table:table-cell>
          <table:table-cell table:formula="of:=CONCATENATE(&quot;&lt;MoveTime from=&quot;&quot;&quot;;TEXT([Sheet1.$B11];&quot;#&quot;);&quot;&quot;&quot; time=&quot;&quot;&quot;;TEXT([Sheet1.F11];&quot;#&quot;);&quot;&quot;&quot;/&gt;&quot;)" office:value-type="string" office:string-value="&lt;MoveTime from=&quot;Mount ANTENNA on DCOVER&quot; time=&quot;1&quot;/&gt;" calcext:value-type="string">
            <text:p>&lt;MoveTime from="Mount ANTENNA on DCOVER" time="1"/&gt;</text:p>
          </table:table-cell>
          <table:table-cell table:formula="of:=CONCATENATE(&quot;&lt;MoveTime from=&quot;&quot;&quot;;TEXT([Sheet1.$B11];&quot;#&quot;);&quot;&quot;&quot; time=&quot;&quot;&quot;;TEXT([Sheet1.G11];&quot;#&quot;);&quot;&quot;&quot;/&gt;&quot;)" office:value-type="string" office:string-value="&lt;MoveTime from=&quot;Mount ANTENNA on DCOVER&quot; time=&quot;1&quot;/&gt;" calcext:value-type="string">
            <text:p>&lt;MoveTime from="Mount ANTENNA on DCOVER" time="1"/&gt;</text:p>
          </table:table-cell>
          <table:table-cell table:formula="of:=CONCATENATE(&quot;&lt;MoveTime from=&quot;&quot;&quot;;TEXT([Sheet1.$B11];&quot;#&quot;);&quot;&quot;&quot; time=&quot;&quot;&quot;;TEXT([Sheet1.H11];&quot;#&quot;);&quot;&quot;&quot;/&gt;&quot;)" office:value-type="string" office:string-value="&lt;MoveTime from=&quot;Mount ANTENNA on DCOVER&quot; time=&quot;1&quot;/&gt;" calcext:value-type="string">
            <text:p>&lt;MoveTime from="Mount ANTENNA on DCOVER" time="1"/&gt;</text:p>
          </table:table-cell>
          <table:table-cell table:formula="of:=CONCATENATE(&quot;&lt;MoveTime from=&quot;&quot;&quot;;TEXT([Sheet1.$B11];&quot;#&quot;);&quot;&quot;&quot; time=&quot;&quot;&quot;;TEXT([Sheet1.I11];&quot;#&quot;);&quot;&quot;&quot;/&gt;&quot;)" office:value-type="string" office:string-value="&lt;MoveTime from=&quot;Mount ANTENNA on DCOVER&quot; time=&quot;&quot;/&gt;" calcext:value-type="string">
            <text:p>&lt;MoveTime from="Mount ANTENNA on DCOVER" time=""/&gt;</text:p>
          </table:table-cell>
          <table:table-cell table:formula="of:=CONCATENATE(&quot;&lt;MoveTime from=&quot;&quot;&quot;;TEXT([Sheet1.$B11];&quot;#&quot;);&quot;&quot;&quot; time=&quot;&quot;&quot;;TEXT([Sheet1.J11];&quot;#&quot;);&quot;&quot;&quot;/&gt;&quot;)" office:value-type="string" office:string-value="&lt;MoveTime from=&quot;Mount ANTENNA on DCOVER&quot; time=&quot;2&quot;/&gt;" calcext:value-type="string">
            <text:p>&lt;MoveTime from="Mount ANTENNA on DCOVER" time="2"/&gt;</text:p>
          </table:table-cell>
          <table:table-cell table:formula="of:=CONCATENATE(&quot;&lt;MoveTime from=&quot;&quot;&quot;;TEXT([Sheet1.$B11];&quot;#&quot;);&quot;&quot;&quot; time=&quot;&quot;&quot;;TEXT([Sheet1.K11];&quot;#&quot;);&quot;&quot;&quot;/&gt;&quot;)" office:value-type="string" office:string-value="&lt;MoveTime from=&quot;Mount ANTENNA on DCOVER&quot; time=&quot;1&quot;/&gt;" calcext:value-type="string">
            <text:p>&lt;MoveTime from="Mount ANTENNA on DCOVER" time="1"/&gt;</text:p>
          </table:table-cell>
          <table:table-cell table:formula="of:=CONCATENATE(&quot;&lt;MoveTime from=&quot;&quot;&quot;;TEXT([Sheet1.$B11];&quot;#&quot;);&quot;&quot;&quot; time=&quot;&quot;&quot;;TEXT([Sheet1.L11];&quot;#&quot;);&quot;&quot;&quot;/&gt;&quot;)" office:value-type="string" office:string-value="&lt;MoveTime from=&quot;Mount ANTENNA on DCOVER&quot; time=&quot;3&quot;/&gt;" calcext:value-type="string">
            <text:p>&lt;MoveTime from="Mount ANTENNA on DCOVER" time="3"/&gt;</text:p>
          </table:table-cell>
          <table:table-cell table:formula="of:=CONCATENATE(&quot;&lt;MoveTime from=&quot;&quot;&quot;;TEXT([Sheet1.$B11];&quot;#&quot;);&quot;&quot;&quot; time=&quot;&quot;&quot;;TEXT([Sheet1.M11];&quot;#&quot;);&quot;&quot;&quot;/&gt;&quot;)" office:value-type="string" office:string-value="&lt;MoveTime from=&quot;Mount ANTENNA on DCOVER&quot; time=&quot;1&quot;/&gt;" calcext:value-type="string">
            <text:p>&lt;MoveTime from="Mount ANTENNA on DCOVER" time="1"/&gt;</text:p>
          </table:table-cell>
          <table:table-cell table:formula="of:=CONCATENATE(&quot;&lt;MoveTime from=&quot;&quot;&quot;;TEXT([Sheet1.$B11];&quot;#&quot;);&quot;&quot;&quot; time=&quot;&quot;&quot;;TEXT([Sheet1.N11];&quot;#&quot;);&quot;&quot;&quot;/&gt;&quot;)" office:value-type="string" office:string-value="&lt;MoveTime from=&quot;Mount ANTENNA on DCOVER&quot; time=&quot;&quot;/&gt;" calcext:value-type="string">
            <text:p>&lt;MoveTime from="Mount ANTENNA on DCOVER" time=""/&gt;</text:p>
          </table:table-cell>
          <table:table-cell table:formula="of:=CONCATENATE(&quot;&lt;MoveTime from=&quot;&quot;&quot;;TEXT([Sheet1.$B11];&quot;#&quot;);&quot;&quot;&quot; time=&quot;&quot;&quot;;TEXT([Sheet1.O11];&quot;#&quot;);&quot;&quot;&quot;/&gt;&quot;)" office:value-type="string" office:string-value="&lt;MoveTime from=&quot;Mount ANTENNA on DCOVER&quot; time=&quot;1&quot;/&gt;" calcext:value-type="string">
            <text:p>&lt;MoveTime from="Mount ANTENNA on DCOVER" time="1"/&gt;</text:p>
          </table:table-cell>
          <table:table-cell table:formula="of:=CONCATENATE(&quot;&lt;MoveTime from=&quot;&quot;&quot;;TEXT([Sheet1.$B11];&quot;#&quot;);&quot;&quot;&quot; time=&quot;&quot;&quot;;TEXT([Sheet1.P11];&quot;#&quot;);&quot;&quot;&quot;/&gt;&quot;)" office:value-type="string" office:string-value="&lt;MoveTime from=&quot;Mount ANTENNA on DCOVER&quot; time=&quot;1&quot;/&gt;" calcext:value-type="string">
            <text:p>&lt;MoveTime from="Mount ANTENNA on DCOVER" time="1"/&gt;</text:p>
          </table:table-cell>
          <table:table-cell table:formula="of:=CONCATENATE(&quot;&lt;MoveTime from=&quot;&quot;&quot;;TEXT([Sheet1.$B11];&quot;#&quot;);&quot;&quot;&quot; time=&quot;&quot;&quot;;TEXT([Sheet1.Y11];&quot;#&quot;);&quot;&quot;&quot;/&gt;&quot;)" office:value-type="string" office:string-value="&lt;MoveTime from=&quot;Mount ANTENNA on DCOVER&quot; time=&quot;&quot;/&gt;" calcext:value-type="string">
            <text:p>&lt;MoveTime from="Mount ANTENNA on DCOVER" time=""/&gt;</text:p>
          </table:table-cell>
          <table:table-cell table:formula="of:=CONCATENATE(&quot;&lt;MoveTime from=&quot;&quot;&quot;;TEXT([Sheet1.$B11];&quot;#&quot;);&quot;&quot;&quot; time=&quot;&quot;&quot;;TEXT([Sheet1.Q11];&quot;#&quot;);&quot;&quot;&quot;/&gt;&quot;)" office:value-type="string" office:string-value="&lt;MoveTime from=&quot;Mount ANTENNA on DCOVER&quot; time=&quot;1&quot;/&gt;" calcext:value-type="string">
            <text:p>&lt;MoveTime from="Mount ANTENNA on DCOVER" time="1"/&gt;</text:p>
          </table:table-cell>
          <table:table-cell table:formula="of:=CONCATENATE(&quot;&lt;MoveTime from=&quot;&quot;&quot;;TEXT([Sheet1.$B11];&quot;#&quot;);&quot;&quot;&quot; time=&quot;&quot;&quot;;TEXT([Sheet1.R11];&quot;#&quot;);&quot;&quot;&quot;/&gt;&quot;)" office:value-type="string" office:string-value="&lt;MoveTime from=&quot;Mount ANTENNA on DCOVER&quot; time=&quot;&quot;/&gt;" calcext:value-type="string">
            <text:p>&lt;MoveTime from="Mount ANTENNA on DCOVER" time=""/&gt;</text:p>
          </table:table-cell>
          <table:table-cell table:formula="of:=CONCATENATE(&quot;&lt;MoveTime from=&quot;&quot;&quot;;TEXT([Sheet1.$B11];&quot;#&quot;);&quot;&quot;&quot; time=&quot;&quot;&quot;;TEXT([Sheet1.S11];&quot;#&quot;);&quot;&quot;&quot;/&gt;&quot;)" office:value-type="string" office:string-value="&lt;MoveTime from=&quot;Mount ANTENNA on DCOVER&quot; time=&quot;1&quot;/&gt;" calcext:value-type="string">
            <text:p>&lt;MoveTime from="Mount ANTENNA on DCOVER" time="1"/&gt;</text:p>
          </table:table-cell>
          <table:table-cell table:formula="of:=CONCATENATE(&quot;&lt;MoveTime from=&quot;&quot;&quot;;TEXT([Sheet1.$B11];&quot;#&quot;);&quot;&quot;&quot; time=&quot;&quot;&quot;;TEXT([Sheet1.T11];&quot;#&quot;);&quot;&quot;&quot;/&gt;&quot;)" office:value-type="string" office:string-value="&lt;MoveTime from=&quot;Mount ANTENNA on DCOVER&quot; time=&quot;1&quot;/&gt;" calcext:value-type="string">
            <text:p>&lt;MoveTime from="Mount ANTENNA on DCOVER" time="1"/&gt;</text:p>
          </table:table-cell>
          <table:table-cell table:formula="of:=CONCATENATE(&quot;&lt;MoveTime from=&quot;&quot;&quot;;TEXT([Sheet1.$B11];&quot;#&quot;);&quot;&quot;&quot; time=&quot;&quot;&quot;;TEXT([Sheet1.U11];&quot;#&quot;);&quot;&quot;&quot;/&gt;&quot;)" office:value-type="string" office:string-value="&lt;MoveTime from=&quot;Mount ANTENNA on DCOVER&quot; time=&quot;2&quot;/&gt;" calcext:value-type="string">
            <text:p>&lt;MoveTime from="Mount ANTENNA on DCOVER" time="2"/&gt;</text:p>
          </table:table-cell>
          <table:table-cell table:formula="of:=CONCATENATE(&quot;&lt;MoveTime from=&quot;&quot;&quot;;TEXT([Sheet1.$B11];&quot;#&quot;);&quot;&quot;&quot; time=&quot;&quot;&quot;;TEXT([Sheet1.V11];&quot;#&quot;);&quot;&quot;&quot;/&gt;&quot;)" office:value-type="string" office:string-value="&lt;MoveTime from=&quot;Mount ANTENNA on DCOVER&quot; time=&quot;1&quot;/&gt;" calcext:value-type="string">
            <text:p>&lt;MoveTime from="Mount ANTENNA on DCOVER" time="1"/&gt;</text:p>
          </table:table-cell>
          <table:table-cell table:formula="of:=CONCATENATE(&quot;&lt;MoveTime from=&quot;&quot;&quot;;TEXT([Sheet1.$B11];&quot;#&quot;);&quot;&quot;&quot; time=&quot;&quot;&quot;;TEXT([Sheet1.W11];&quot;#&quot;);&quot;&quot;&quot;/&gt;&quot;)" office:value-type="string" office:string-value="&lt;MoveTime from=&quot;Mount ANTENNA on DCOVER&quot; time=&quot;1&quot;/&gt;" calcext:value-type="string">
            <text:p>&lt;MoveTime from="Mount ANTENNA on DCOVER" time="1"/&gt;</text:p>
          </table:table-cell>
          <table:table-cell table:formula="of:=CONCATENATE(&quot;&lt;MoveTime from=&quot;&quot;&quot;;TEXT([Sheet1.$B11];&quot;#&quot;);&quot;&quot;&quot; time=&quot;&quot;&quot;;TEXT([Sheet1.X11];&quot;#&quot;);&quot;&quot;&quot;/&gt;&quot;)" office:value-type="string" office:string-value="&lt;MoveTime from=&quot;Mount ANTENNA on DCOVER&quot; time=&quot;&quot;/&gt;" calcext:value-type="string">
            <text:p>&lt;MoveTime from="Mount ANTENNA on DCOVER" time="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12];&quot;#&quot;);&quot;&quot;&quot; time=&quot;&quot;&quot;;TEXT([Sheet1.C12];&quot;#&quot;);&quot;&quot;&quot;/&gt;&quot;)" office:value-type="string" office:string-value="&lt;MoveTime from=&quot;Blow air on PWB&quot; time=&quot;1&quot;/&gt;" calcext:value-type="string">
            <text:p>&lt;MoveTime from="Blow air on PWB" time="1"/&gt;</text:p>
          </table:table-cell>
          <table:table-cell table:formula="of:=CONCATENATE(&quot;&lt;MoveTime from=&quot;&quot;&quot;;TEXT([Sheet1.$B12];&quot;#&quot;);&quot;&quot;&quot; time=&quot;&quot;&quot;;TEXT([Sheet1.D12];&quot;#&quot;);&quot;&quot;&quot;/&gt;&quot;)" office:value-type="string" office:string-value="&lt;MoveTime from=&quot;Blow air on PWB&quot; time=&quot;2&quot;/&gt;" calcext:value-type="string">
            <text:p>&lt;MoveTime from="Blow air on PWB" time="2"/&gt;</text:p>
          </table:table-cell>
          <table:table-cell table:formula="of:=CONCATENATE(&quot;&lt;MoveTime from=&quot;&quot;&quot;;TEXT([Sheet1.$B12];&quot;#&quot;);&quot;&quot;&quot; time=&quot;&quot;&quot;;TEXT([Sheet1.E12];&quot;#&quot;);&quot;&quot;&quot;/&gt;&quot;)" office:value-type="string" office:string-value="&lt;MoveTime from=&quot;Blow air on PWB&quot; time=&quot;2&quot;/&gt;" calcext:value-type="string">
            <text:p>&lt;MoveTime from="Blow air on PWB" time="2"/&gt;</text:p>
          </table:table-cell>
          <table:table-cell table:formula="of:=CONCATENATE(&quot;&lt;MoveTime from=&quot;&quot;&quot;;TEXT([Sheet1.$B12];&quot;#&quot;);&quot;&quot;&quot; time=&quot;&quot;&quot;;TEXT([Sheet1.F12];&quot;#&quot;);&quot;&quot;&quot;/&gt;&quot;)" office:value-type="string" office:string-value="&lt;MoveTime from=&quot;Blow air on PWB&quot; time=&quot;1&quot;/&gt;" calcext:value-type="string">
            <text:p>&lt;MoveTime from="Blow air on PWB" time="1"/&gt;</text:p>
          </table:table-cell>
          <table:table-cell table:formula="of:=CONCATENATE(&quot;&lt;MoveTime from=&quot;&quot;&quot;;TEXT([Sheet1.$B12];&quot;#&quot;);&quot;&quot;&quot; time=&quot;&quot;&quot;;TEXT([Sheet1.G12];&quot;#&quot;);&quot;&quot;&quot;/&gt;&quot;)" office:value-type="string" office:string-value="&lt;MoveTime from=&quot;Blow air on PWB&quot; time=&quot;2&quot;/&gt;" calcext:value-type="string">
            <text:p>&lt;MoveTime from="Blow air on PWB" time="2"/&gt;</text:p>
          </table:table-cell>
          <table:table-cell table:formula="of:=CONCATENATE(&quot;&lt;MoveTime from=&quot;&quot;&quot;;TEXT([Sheet1.$B12];&quot;#&quot;);&quot;&quot;&quot; time=&quot;&quot;&quot;;TEXT([Sheet1.H12];&quot;#&quot;);&quot;&quot;&quot;/&gt;&quot;)" office:value-type="string" office:string-value="&lt;MoveTime from=&quot;Blow air on PWB&quot; time=&quot;2&quot;/&gt;" calcext:value-type="string">
            <text:p>&lt;MoveTime from="Blow air on PWB" time="2"/&gt;</text:p>
          </table:table-cell>
          <table:table-cell table:formula="of:=CONCATENATE(&quot;&lt;MoveTime from=&quot;&quot;&quot;;TEXT([Sheet1.$B12];&quot;#&quot;);&quot;&quot;&quot; time=&quot;&quot;&quot;;TEXT([Sheet1.I12];&quot;#&quot;);&quot;&quot;&quot;/&gt;&quot;)" office:value-type="string" office:string-value="&lt;MoveTime from=&quot;Blow air on PWB&quot; time=&quot;2&quot;/&gt;" calcext:value-type="string">
            <text:p>&lt;MoveTime from="Blow air on PWB" time="2"/&gt;</text:p>
          </table:table-cell>
          <table:table-cell table:formula="of:=CONCATENATE(&quot;&lt;MoveTime from=&quot;&quot;&quot;;TEXT([Sheet1.$B12];&quot;#&quot;);&quot;&quot;&quot; time=&quot;&quot;&quot;;TEXT([Sheet1.J12];&quot;#&quot;);&quot;&quot;&quot;/&gt;&quot;)" office:value-type="string" office:string-value="&lt;MoveTime from=&quot;Blow air on PWB&quot; time=&quot;&quot;/&gt;" calcext:value-type="string">
            <text:p>&lt;MoveTime from="Blow air on PWB" time=""/&gt;</text:p>
          </table:table-cell>
          <table:table-cell table:formula="of:=CONCATENATE(&quot;&lt;MoveTime from=&quot;&quot;&quot;;TEXT([Sheet1.$B12];&quot;#&quot;);&quot;&quot;&quot; time=&quot;&quot;&quot;;TEXT([Sheet1.K12];&quot;#&quot;);&quot;&quot;&quot;/&gt;&quot;)" office:value-type="string" office:string-value="&lt;MoveTime from=&quot;Blow air on PWB&quot; time=&quot;1&quot;/&gt;" calcext:value-type="string">
            <text:p>&lt;MoveTime from="Blow air on PWB" time="1"/&gt;</text:p>
          </table:table-cell>
          <table:table-cell table:formula="of:=CONCATENATE(&quot;&lt;MoveTime from=&quot;&quot;&quot;;TEXT([Sheet1.$B12];&quot;#&quot;);&quot;&quot;&quot; time=&quot;&quot;&quot;;TEXT([Sheet1.L12];&quot;#&quot;);&quot;&quot;&quot;/&gt;&quot;)" office:value-type="string" office:string-value="&lt;MoveTime from=&quot;Blow air on PWB&quot; time=&quot;1&quot;/&gt;" calcext:value-type="string">
            <text:p>&lt;MoveTime from="Blow air on PWB" time="1"/&gt;</text:p>
          </table:table-cell>
          <table:table-cell table:formula="of:=CONCATENATE(&quot;&lt;MoveTime from=&quot;&quot;&quot;;TEXT([Sheet1.$B12];&quot;#&quot;);&quot;&quot;&quot; time=&quot;&quot;&quot;;TEXT([Sheet1.M12];&quot;#&quot;);&quot;&quot;&quot;/&gt;&quot;)" office:value-type="string" office:string-value="&lt;MoveTime from=&quot;Blow air on PWB&quot; time=&quot;2&quot;/&gt;" calcext:value-type="string">
            <text:p>&lt;MoveTime from="Blow air on PWB" time="2"/&gt;</text:p>
          </table:table-cell>
          <table:table-cell table:formula="of:=CONCATENATE(&quot;&lt;MoveTime from=&quot;&quot;&quot;;TEXT([Sheet1.$B12];&quot;#&quot;);&quot;&quot;&quot; time=&quot;&quot;&quot;;TEXT([Sheet1.N12];&quot;#&quot;);&quot;&quot;&quot;/&gt;&quot;)" office:value-type="string" office:string-value="&lt;MoveTime from=&quot;Blow air on PWB&quot; time=&quot;2&quot;/&gt;" calcext:value-type="string">
            <text:p>&lt;MoveTime from="Blow air on PWB" time="2"/&gt;</text:p>
          </table:table-cell>
          <table:table-cell table:formula="of:=CONCATENATE(&quot;&lt;MoveTime from=&quot;&quot;&quot;;TEXT([Sheet1.$B12];&quot;#&quot;);&quot;&quot;&quot; time=&quot;&quot;&quot;;TEXT([Sheet1.O12];&quot;#&quot;);&quot;&quot;&quot;/&gt;&quot;)" office:value-type="string" office:string-value="&lt;MoveTime from=&quot;Blow air on PWB&quot; time=&quot;1&quot;/&gt;" calcext:value-type="string">
            <text:p>&lt;MoveTime from="Blow air on PWB" time="1"/&gt;</text:p>
          </table:table-cell>
          <table:table-cell table:formula="of:=CONCATENATE(&quot;&lt;MoveTime from=&quot;&quot;&quot;;TEXT([Sheet1.$B12];&quot;#&quot;);&quot;&quot;&quot; time=&quot;&quot;&quot;;TEXT([Sheet1.P12];&quot;#&quot;);&quot;&quot;&quot;/&gt;&quot;)" office:value-type="string" office:string-value="&lt;MoveTime from=&quot;Blow air on PWB&quot; time=&quot;1&quot;/&gt;" calcext:value-type="string">
            <text:p>&lt;MoveTime from="Blow air on PWB" time="1"/&gt;</text:p>
          </table:table-cell>
          <table:table-cell table:formula="of:=CONCATENATE(&quot;&lt;MoveTime from=&quot;&quot;&quot;;TEXT([Sheet1.$B12];&quot;#&quot;);&quot;&quot;&quot; time=&quot;&quot;&quot;;TEXT([Sheet1.Y12];&quot;#&quot;);&quot;&quot;&quot;/&gt;&quot;)" office:value-type="string" office:string-value="&lt;MoveTime from=&quot;Blow air on PWB&quot; time=&quot;2&quot;/&gt;" calcext:value-type="string">
            <text:p>&lt;MoveTime from="Blow air on PWB" time="2"/&gt;</text:p>
          </table:table-cell>
          <table:table-cell table:formula="of:=CONCATENATE(&quot;&lt;MoveTime from=&quot;&quot;&quot;;TEXT([Sheet1.$B12];&quot;#&quot;);&quot;&quot;&quot; time=&quot;&quot;&quot;;TEXT([Sheet1.Q12];&quot;#&quot;);&quot;&quot;&quot;/&gt;&quot;)" office:value-type="string" office:string-value="&lt;MoveTime from=&quot;Blow air on PWB&quot; time=&quot;1&quot;/&gt;" calcext:value-type="string">
            <text:p>&lt;MoveTime from="Blow air on PWB" time="1"/&gt;</text:p>
          </table:table-cell>
          <table:table-cell table:formula="of:=CONCATENATE(&quot;&lt;MoveTime from=&quot;&quot;&quot;;TEXT([Sheet1.$B12];&quot;#&quot;);&quot;&quot;&quot; time=&quot;&quot;&quot;;TEXT([Sheet1.R12];&quot;#&quot;);&quot;&quot;&quot;/&gt;&quot;)" office:value-type="string" office:string-value="&lt;MoveTime from=&quot;Blow air on PWB&quot; time=&quot;2&quot;/&gt;" calcext:value-type="string">
            <text:p>&lt;MoveTime from="Blow air on PWB" time="2"/&gt;</text:p>
          </table:table-cell>
          <table:table-cell table:formula="of:=CONCATENATE(&quot;&lt;MoveTime from=&quot;&quot;&quot;;TEXT([Sheet1.$B12];&quot;#&quot;);&quot;&quot;&quot; time=&quot;&quot;&quot;;TEXT([Sheet1.S12];&quot;#&quot;);&quot;&quot;&quot;/&gt;&quot;)" office:value-type="string" office:string-value="&lt;MoveTime from=&quot;Blow air on PWB&quot; time=&quot;1&quot;/&gt;" calcext:value-type="string">
            <text:p>&lt;MoveTime from="Blow air on PWB" time="1"/&gt;</text:p>
          </table:table-cell>
          <table:table-cell table:formula="of:=CONCATENATE(&quot;&lt;MoveTime from=&quot;&quot;&quot;;TEXT([Sheet1.$B12];&quot;#&quot;);&quot;&quot;&quot; time=&quot;&quot;&quot;;TEXT([Sheet1.T12];&quot;#&quot;);&quot;&quot;&quot;/&gt;&quot;)" office:value-type="string" office:string-value="&lt;MoveTime from=&quot;Blow air on PWB&quot; time=&quot;1&quot;/&gt;" calcext:value-type="string">
            <text:p>&lt;MoveTime from="Blow air on PWB" time="1"/&gt;</text:p>
          </table:table-cell>
          <table:table-cell table:formula="of:=CONCATENATE(&quot;&lt;MoveTime from=&quot;&quot;&quot;;TEXT([Sheet1.$B12];&quot;#&quot;);&quot;&quot;&quot; time=&quot;&quot;&quot;;TEXT([Sheet1.U12];&quot;#&quot;);&quot;&quot;&quot;/&gt;&quot;)" office:value-type="string" office:string-value="&lt;MoveTime from=&quot;Blow air on PWB&quot; time=&quot;2&quot;/&gt;" calcext:value-type="string">
            <text:p>&lt;MoveTime from="Blow air on PWB" time="2"/&gt;</text:p>
          </table:table-cell>
          <table:table-cell table:formula="of:=CONCATENATE(&quot;&lt;MoveTime from=&quot;&quot;&quot;;TEXT([Sheet1.$B12];&quot;#&quot;);&quot;&quot;&quot; time=&quot;&quot;&quot;;TEXT([Sheet1.V12];&quot;#&quot;);&quot;&quot;&quot;/&gt;&quot;)" office:value-type="string" office:string-value="&lt;MoveTime from=&quot;Blow air on PWB&quot; time=&quot;1&quot;/&gt;" calcext:value-type="string">
            <text:p>&lt;MoveTime from="Blow air on PWB" time="1"/&gt;</text:p>
          </table:table-cell>
          <table:table-cell table:formula="of:=CONCATENATE(&quot;&lt;MoveTime from=&quot;&quot;&quot;;TEXT([Sheet1.$B12];&quot;#&quot;);&quot;&quot;&quot; time=&quot;&quot;&quot;;TEXT([Sheet1.W12];&quot;#&quot;);&quot;&quot;&quot;/&gt;&quot;)" office:value-type="string" office:string-value="&lt;MoveTime from=&quot;Blow air on PWB&quot; time=&quot;1&quot;/&gt;" calcext:value-type="string">
            <text:p>&lt;MoveTime from="Blow air on PWB" time="1"/&gt;</text:p>
          </table:table-cell>
          <table:table-cell table:formula="of:=CONCATENATE(&quot;&lt;MoveTime from=&quot;&quot;&quot;;TEXT([Sheet1.$B12];&quot;#&quot;);&quot;&quot;&quot; time=&quot;&quot;&quot;;TEXT([Sheet1.X12];&quot;#&quot;);&quot;&quot;&quot;/&gt;&quot;)" office:value-type="string" office:string-value="&lt;MoveTime from=&quot;Blow air on PWB&quot; time=&quot;2&quot;/&gt;" calcext:value-type="string">
            <text:p>&lt;MoveTime from="Blow air on PWB" time="2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13];&quot;#&quot;);&quot;&quot;&quot; time=&quot;&quot;&quot;;TEXT([Sheet1.C13];&quot;#&quot;);&quot;&quot;&quot;/&gt;&quot;)" office:value-type="string" office:string-value="&lt;MoveTime from=&quot;Tap SHIELD&quot; time=&quot;3&quot;/&gt;" calcext:value-type="string">
            <text:p>&lt;MoveTime from="Tap SHIELD" time="3"/&gt;</text:p>
          </table:table-cell>
          <table:table-cell table:formula="of:=CONCATENATE(&quot;&lt;MoveTime from=&quot;&quot;&quot;;TEXT([Sheet1.$B13];&quot;#&quot;);&quot;&quot;&quot; time=&quot;&quot;&quot;;TEXT([Sheet1.D13];&quot;#&quot;);&quot;&quot;&quot;/&gt;&quot;)" office:value-type="string" office:string-value="&lt;MoveTime from=&quot;Tap SHIELD&quot; time=&quot;2&quot;/&gt;" calcext:value-type="string">
            <text:p>&lt;MoveTime from="Tap SHIELD" time="2"/&gt;</text:p>
          </table:table-cell>
          <table:table-cell table:formula="of:=CONCATENATE(&quot;&lt;MoveTime from=&quot;&quot;&quot;;TEXT([Sheet1.$B13];&quot;#&quot;);&quot;&quot;&quot; time=&quot;&quot;&quot;;TEXT([Sheet1.E13];&quot;#&quot;);&quot;&quot;&quot;/&gt;&quot;)" office:value-type="string" office:string-value="&lt;MoveTime from=&quot;Tap SHIELD&quot; time=&quot;2&quot;/&gt;" calcext:value-type="string">
            <text:p>&lt;MoveTime from="Tap SHIELD" time="2"/&gt;</text:p>
          </table:table-cell>
          <table:table-cell table:formula="of:=CONCATENATE(&quot;&lt;MoveTime from=&quot;&quot;&quot;;TEXT([Sheet1.$B13];&quot;#&quot;);&quot;&quot;&quot; time=&quot;&quot;&quot;;TEXT([Sheet1.F13];&quot;#&quot;);&quot;&quot;&quot;/&gt;&quot;)" office:value-type="string" office:string-value="&lt;MoveTime from=&quot;Tap SHIELD&quot; time=&quot;1&quot;/&gt;" calcext:value-type="string">
            <text:p>&lt;MoveTime from="Tap SHIELD" time="1"/&gt;</text:p>
          </table:table-cell>
          <table:table-cell table:formula="of:=CONCATENATE(&quot;&lt;MoveTime from=&quot;&quot;&quot;;TEXT([Sheet1.$B13];&quot;#&quot;);&quot;&quot;&quot; time=&quot;&quot;&quot;;TEXT([Sheet1.G13];&quot;#&quot;);&quot;&quot;&quot;/&gt;&quot;)" office:value-type="string" office:string-value="&lt;MoveTime from=&quot;Tap SHIELD&quot; time=&quot;1&quot;/&gt;" calcext:value-type="string">
            <text:p>&lt;MoveTime from="Tap SHIELD" time="1"/&gt;</text:p>
          </table:table-cell>
          <table:table-cell table:formula="of:=CONCATENATE(&quot;&lt;MoveTime from=&quot;&quot;&quot;;TEXT([Sheet1.$B13];&quot;#&quot;);&quot;&quot;&quot; time=&quot;&quot;&quot;;TEXT([Sheet1.H13];&quot;#&quot;);&quot;&quot;&quot;/&gt;&quot;)" office:value-type="string" office:string-value="&lt;MoveTime from=&quot;Tap SHIELD&quot; time=&quot;1&quot;/&gt;" calcext:value-type="string">
            <text:p>&lt;MoveTime from="Tap SHIELD" time="1"/&gt;</text:p>
          </table:table-cell>
          <table:table-cell table:formula="of:=CONCATENATE(&quot;&lt;MoveTime from=&quot;&quot;&quot;;TEXT([Sheet1.$B13];&quot;#&quot;);&quot;&quot;&quot; time=&quot;&quot;&quot;;TEXT([Sheet1.I13];&quot;#&quot;);&quot;&quot;&quot;/&gt;&quot;)" office:value-type="string" office:string-value="&lt;MoveTime from=&quot;Tap SHIELD&quot; time=&quot;2&quot;/&gt;" calcext:value-type="string">
            <text:p>&lt;MoveTime from="Tap SHIELD" time="2"/&gt;</text:p>
          </table:table-cell>
          <table:table-cell table:formula="of:=CONCATENATE(&quot;&lt;MoveTime from=&quot;&quot;&quot;;TEXT([Sheet1.$B13];&quot;#&quot;);&quot;&quot;&quot; time=&quot;&quot;&quot;;TEXT([Sheet1.J13];&quot;#&quot;);&quot;&quot;&quot;/&gt;&quot;)" office:value-type="string" office:string-value="&lt;MoveTime from=&quot;Tap SHIELD&quot; time=&quot;1&quot;/&gt;" calcext:value-type="string">
            <text:p>&lt;MoveTime from="Tap SHIELD" time="1"/&gt;</text:p>
          </table:table-cell>
          <table:table-cell table:formula="of:=CONCATENATE(&quot;&lt;MoveTime from=&quot;&quot;&quot;;TEXT([Sheet1.$B13];&quot;#&quot;);&quot;&quot;&quot; time=&quot;&quot;&quot;;TEXT([Sheet1.K13];&quot;#&quot;);&quot;&quot;&quot;/&gt;&quot;)" office:value-type="string" office:string-value="&lt;MoveTime from=&quot;Tap SHIELD&quot; time=&quot;&quot;/&gt;" calcext:value-type="string">
            <text:p>&lt;MoveTime from="Tap SHIELD" time=""/&gt;</text:p>
          </table:table-cell>
          <table:table-cell table:formula="of:=CONCATENATE(&quot;&lt;MoveTime from=&quot;&quot;&quot;;TEXT([Sheet1.$B13];&quot;#&quot;);&quot;&quot;&quot; time=&quot;&quot;&quot;;TEXT([Sheet1.L13];&quot;#&quot;);&quot;&quot;&quot;/&gt;&quot;)" office:value-type="string" office:string-value="&lt;MoveTime from=&quot;Tap SHIELD&quot; time=&quot;3&quot;/&gt;" calcext:value-type="string">
            <text:p>&lt;MoveTime from="Tap SHIELD" time="3"/&gt;</text:p>
          </table:table-cell>
          <table:table-cell table:formula="of:=CONCATENATE(&quot;&lt;MoveTime from=&quot;&quot;&quot;;TEXT([Sheet1.$B13];&quot;#&quot;);&quot;&quot;&quot; time=&quot;&quot;&quot;;TEXT([Sheet1.M13];&quot;#&quot;);&quot;&quot;&quot;/&gt;&quot;)" office:value-type="string" office:string-value="&lt;MoveTime from=&quot;Tap SHIELD&quot; time=&quot;1&quot;/&gt;" calcext:value-type="string">
            <text:p>&lt;MoveTime from="Tap SHIELD" time="1"/&gt;</text:p>
          </table:table-cell>
          <table:table-cell table:formula="of:=CONCATENATE(&quot;&lt;MoveTime from=&quot;&quot;&quot;;TEXT([Sheet1.$B13];&quot;#&quot;);&quot;&quot;&quot; time=&quot;&quot;&quot;;TEXT([Sheet1.N13];&quot;#&quot;);&quot;&quot;&quot;/&gt;&quot;)" office:value-type="string" office:string-value="&lt;MoveTime from=&quot;Tap SHIELD&quot; time=&quot;2&quot;/&gt;" calcext:value-type="string">
            <text:p>&lt;MoveTime from="Tap SHIELD" time="2"/&gt;</text:p>
          </table:table-cell>
          <table:table-cell table:formula="of:=CONCATENATE(&quot;&lt;MoveTime from=&quot;&quot;&quot;;TEXT([Sheet1.$B13];&quot;#&quot;);&quot;&quot;&quot; time=&quot;&quot;&quot;;TEXT([Sheet1.O13];&quot;#&quot;);&quot;&quot;&quot;/&gt;&quot;)" office:value-type="string" office:string-value="&lt;MoveTime from=&quot;Tap SHIELD&quot; time=&quot;&quot;/&gt;" calcext:value-type="string">
            <text:p>&lt;MoveTime from="Tap SHIELD" time=""/&gt;</text:p>
          </table:table-cell>
          <table:table-cell table:formula="of:=CONCATENATE(&quot;&lt;MoveTime from=&quot;&quot;&quot;;TEXT([Sheet1.$B13];&quot;#&quot;);&quot;&quot;&quot; time=&quot;&quot;&quot;;TEXT([Sheet1.P13];&quot;#&quot;);&quot;&quot;&quot;/&gt;&quot;)" office:value-type="string" office:string-value="&lt;MoveTime from=&quot;Tap SHIELD&quot; time=&quot;&quot;/&gt;" calcext:value-type="string">
            <text:p>&lt;MoveTime from="Tap SHIELD" time=""/&gt;</text:p>
          </table:table-cell>
          <table:table-cell table:formula="of:=CONCATENATE(&quot;&lt;MoveTime from=&quot;&quot;&quot;;TEXT([Sheet1.$B13];&quot;#&quot;);&quot;&quot;&quot; time=&quot;&quot;&quot;;TEXT([Sheet1.Y13];&quot;#&quot;);&quot;&quot;&quot;/&gt;&quot;)" office:value-type="string" office:string-value="&lt;MoveTime from=&quot;Tap SHIELD&quot; time=&quot;2&quot;/&gt;" calcext:value-type="string">
            <text:p>&lt;MoveTime from="Tap SHIELD" time="2"/&gt;</text:p>
          </table:table-cell>
          <table:table-cell table:formula="of:=CONCATENATE(&quot;&lt;MoveTime from=&quot;&quot;&quot;;TEXT([Sheet1.$B13];&quot;#&quot;);&quot;&quot;&quot; time=&quot;&quot;&quot;;TEXT([Sheet1.Q13];&quot;#&quot;);&quot;&quot;&quot;/&gt;&quot;)" office:value-type="string" office:string-value="&lt;MoveTime from=&quot;Tap SHIELD&quot; time=&quot;&quot;/&gt;" calcext:value-type="string">
            <text:p>&lt;MoveTime from="Tap SHIELD" time=""/&gt;</text:p>
          </table:table-cell>
          <table:table-cell table:formula="of:=CONCATENATE(&quot;&lt;MoveTime from=&quot;&quot;&quot;;TEXT([Sheet1.$B13];&quot;#&quot;);&quot;&quot;&quot; time=&quot;&quot;&quot;;TEXT([Sheet1.R13];&quot;#&quot;);&quot;&quot;&quot;/&gt;&quot;)" office:value-type="string" office:string-value="&lt;MoveTime from=&quot;Tap SHIELD&quot; time=&quot;2&quot;/&gt;" calcext:value-type="string">
            <text:p>&lt;MoveTime from="Tap SHIELD" time="2"/&gt;</text:p>
          </table:table-cell>
          <table:table-cell table:formula="of:=CONCATENATE(&quot;&lt;MoveTime from=&quot;&quot;&quot;;TEXT([Sheet1.$B13];&quot;#&quot;);&quot;&quot;&quot; time=&quot;&quot;&quot;;TEXT([Sheet1.S13];&quot;#&quot;);&quot;&quot;&quot;/&gt;&quot;)" office:value-type="string" office:string-value="&lt;MoveTime from=&quot;Tap SHIELD&quot; time=&quot;2&quot;/&gt;" calcext:value-type="string">
            <text:p>&lt;MoveTime from="Tap SHIELD" time="2"/&gt;</text:p>
          </table:table-cell>
          <table:table-cell table:formula="of:=CONCATENATE(&quot;&lt;MoveTime from=&quot;&quot;&quot;;TEXT([Sheet1.$B13];&quot;#&quot;);&quot;&quot;&quot; time=&quot;&quot;&quot;;TEXT([Sheet1.T13];&quot;#&quot;);&quot;&quot;&quot;/&gt;&quot;)" office:value-type="string" office:string-value="&lt;MoveTime from=&quot;Tap SHIELD&quot; time=&quot;1&quot;/&gt;" calcext:value-type="string">
            <text:p>&lt;MoveTime from="Tap SHIELD" time="1"/&gt;</text:p>
          </table:table-cell>
          <table:table-cell table:formula="of:=CONCATENATE(&quot;&lt;MoveTime from=&quot;&quot;&quot;;TEXT([Sheet1.$B13];&quot;#&quot;);&quot;&quot;&quot; time=&quot;&quot;&quot;;TEXT([Sheet1.U13];&quot;#&quot;);&quot;&quot;&quot;/&gt;&quot;)" office:value-type="string" office:string-value="&lt;MoveTime from=&quot;Tap SHIELD&quot; time=&quot;2&quot;/&gt;" calcext:value-type="string">
            <text:p>&lt;MoveTime from="Tap SHIELD" time="2"/&gt;</text:p>
          </table:table-cell>
          <table:table-cell table:formula="of:=CONCATENATE(&quot;&lt;MoveTime from=&quot;&quot;&quot;;TEXT([Sheet1.$B13];&quot;#&quot;);&quot;&quot;&quot; time=&quot;&quot;&quot;;TEXT([Sheet1.V13];&quot;#&quot;);&quot;&quot;&quot;/&gt;&quot;)" office:value-type="string" office:string-value="&lt;MoveTime from=&quot;Tap SHIELD&quot; time=&quot;&quot;/&gt;" calcext:value-type="string">
            <text:p>&lt;MoveTime from="Tap SHIELD" time=""/&gt;</text:p>
          </table:table-cell>
          <table:table-cell table:formula="of:=CONCATENATE(&quot;&lt;MoveTime from=&quot;&quot;&quot;;TEXT([Sheet1.$B13];&quot;#&quot;);&quot;&quot;&quot; time=&quot;&quot;&quot;;TEXT([Sheet1.W13];&quot;#&quot;);&quot;&quot;&quot;/&gt;&quot;)" office:value-type="string" office:string-value="&lt;MoveTime from=&quot;Tap SHIELD&quot; time=&quot;&quot;/&gt;" calcext:value-type="string">
            <text:p>&lt;MoveTime from="Tap SHIELD" time=""/&gt;</text:p>
          </table:table-cell>
          <table:table-cell table:formula="of:=CONCATENATE(&quot;&lt;MoveTime from=&quot;&quot;&quot;;TEXT([Sheet1.$B13];&quot;#&quot;);&quot;&quot;&quot; time=&quot;&quot;&quot;;TEXT([Sheet1.X13];&quot;#&quot;);&quot;&quot;&quot;/&gt;&quot;)" office:value-type="string" office:string-value="&lt;MoveTime from=&quot;Tap SHIELD&quot; time=&quot;2&quot;/&gt;" calcext:value-type="string">
            <text:p>&lt;MoveTime from="Tap SHIELD" time="2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14];&quot;#&quot;);&quot;&quot;&quot; time=&quot;&quot;&quot;;TEXT([Sheet1.C14];&quot;#&quot;);&quot;&quot;&quot;/&gt;&quot;)" office:value-type="string" office:string-value="&lt;MoveTime from=&quot;Take LCD&quot; time=&quot;2&quot;/&gt;" calcext:value-type="string">
            <text:p>&lt;MoveTime from="Take LCD" time="2"/&gt;</text:p>
          </table:table-cell>
          <table:table-cell table:formula="of:=CONCATENATE(&quot;&lt;MoveTime from=&quot;&quot;&quot;;TEXT([Sheet1.$B14];&quot;#&quot;);&quot;&quot;&quot; time=&quot;&quot;&quot;;TEXT([Sheet1.D14];&quot;#&quot;);&quot;&quot;&quot;/&gt;&quot;)" office:value-type="string" office:string-value="&lt;MoveTime from=&quot;Take LCD&quot; time=&quot;3&quot;/&gt;" calcext:value-type="string">
            <text:p>&lt;MoveTime from="Take LCD" time="3"/&gt;</text:p>
          </table:table-cell>
          <table:table-cell table:formula="of:=CONCATENATE(&quot;&lt;MoveTime from=&quot;&quot;&quot;;TEXT([Sheet1.$B14];&quot;#&quot;);&quot;&quot;&quot; time=&quot;&quot;&quot;;TEXT([Sheet1.E14];&quot;#&quot;);&quot;&quot;&quot;/&gt;&quot;)" office:value-type="string" office:string-value="&lt;MoveTime from=&quot;Take LCD&quot; time=&quot;3&quot;/&gt;" calcext:value-type="string">
            <text:p>&lt;MoveTime from="Take LCD" time="3"/&gt;</text:p>
          </table:table-cell>
          <table:table-cell table:formula="of:=CONCATENATE(&quot;&lt;MoveTime from=&quot;&quot;&quot;;TEXT([Sheet1.$B14];&quot;#&quot;);&quot;&quot;&quot; time=&quot;&quot;&quot;;TEXT([Sheet1.F14];&quot;#&quot;);&quot;&quot;&quot;/&gt;&quot;)" office:value-type="string" office:string-value="&lt;MoveTime from=&quot;Take LCD&quot; time=&quot;1&quot;/&gt;" calcext:value-type="string">
            <text:p>&lt;MoveTime from="Take LCD" time="1"/&gt;</text:p>
          </table:table-cell>
          <table:table-cell table:formula="of:=CONCATENATE(&quot;&lt;MoveTime from=&quot;&quot;&quot;;TEXT([Sheet1.$B14];&quot;#&quot;);&quot;&quot;&quot; time=&quot;&quot;&quot;;TEXT([Sheet1.G14];&quot;#&quot;);&quot;&quot;&quot;/&gt;&quot;)" office:value-type="string" office:string-value="&lt;MoveTime from=&quot;Take LCD&quot; time=&quot;2&quot;/&gt;" calcext:value-type="string">
            <text:p>&lt;MoveTime from="Take LCD" time="2"/&gt;</text:p>
          </table:table-cell>
          <table:table-cell table:formula="of:=CONCATENATE(&quot;&lt;MoveTime from=&quot;&quot;&quot;;TEXT([Sheet1.$B14];&quot;#&quot;);&quot;&quot;&quot; time=&quot;&quot;&quot;;TEXT([Sheet1.H14];&quot;#&quot;);&quot;&quot;&quot;/&gt;&quot;)" office:value-type="string" office:string-value="&lt;MoveTime from=&quot;Take LCD&quot; time=&quot;1&quot;/&gt;" calcext:value-type="string">
            <text:p>&lt;MoveTime from="Take LCD" time="1"/&gt;</text:p>
          </table:table-cell>
          <table:table-cell table:formula="of:=CONCATENATE(&quot;&lt;MoveTime from=&quot;&quot;&quot;;TEXT([Sheet1.$B14];&quot;#&quot;);&quot;&quot;&quot; time=&quot;&quot;&quot;;TEXT([Sheet1.I14];&quot;#&quot;);&quot;&quot;&quot;/&gt;&quot;)" office:value-type="string" office:string-value="&lt;MoveTime from=&quot;Take LCD&quot; time=&quot;3&quot;/&gt;" calcext:value-type="string">
            <text:p>&lt;MoveTime from="Take LCD" time="3"/&gt;</text:p>
          </table:table-cell>
          <table:table-cell table:formula="of:=CONCATENATE(&quot;&lt;MoveTime from=&quot;&quot;&quot;;TEXT([Sheet1.$B14];&quot;#&quot;);&quot;&quot;&quot; time=&quot;&quot;&quot;;TEXT([Sheet1.J14];&quot;#&quot;);&quot;&quot;&quot;/&gt;&quot;)" office:value-type="string" office:string-value="&lt;MoveTime from=&quot;Take LCD&quot; time=&quot;1&quot;/&gt;" calcext:value-type="string">
            <text:p>&lt;MoveTime from="Take LCD" time="1"/&gt;</text:p>
          </table:table-cell>
          <table:table-cell table:formula="of:=CONCATENATE(&quot;&lt;MoveTime from=&quot;&quot;&quot;;TEXT([Sheet1.$B14];&quot;#&quot;);&quot;&quot;&quot; time=&quot;&quot;&quot;;TEXT([Sheet1.K14];&quot;#&quot;);&quot;&quot;&quot;/&gt;&quot;)" office:value-type="string" office:string-value="&lt;MoveTime from=&quot;Take LCD&quot; time=&quot;3&quot;/&gt;" calcext:value-type="string">
            <text:p>&lt;MoveTime from="Take LCD" time="3"/&gt;</text:p>
          </table:table-cell>
          <table:table-cell table:formula="of:=CONCATENATE(&quot;&lt;MoveTime from=&quot;&quot;&quot;;TEXT([Sheet1.$B14];&quot;#&quot;);&quot;&quot;&quot; time=&quot;&quot;&quot;;TEXT([Sheet1.L14];&quot;#&quot;);&quot;&quot;&quot;/&gt;&quot;)" office:value-type="string" office:string-value="&lt;MoveTime from=&quot;Take LCD&quot; time=&quot;&quot;/&gt;" calcext:value-type="string">
            <text:p>&lt;MoveTime from="Take LCD" time=""/&gt;</text:p>
          </table:table-cell>
          <table:table-cell table:formula="of:=CONCATENATE(&quot;&lt;MoveTime from=&quot;&quot;&quot;;TEXT([Sheet1.$B14];&quot;#&quot;);&quot;&quot;&quot; time=&quot;&quot;&quot;;TEXT([Sheet1.M14];&quot;#&quot;);&quot;&quot;&quot;/&gt;&quot;)" office:value-type="string" office:string-value="&lt;MoveTime from=&quot;Take LCD&quot; time=&quot;1&quot;/&gt;" calcext:value-type="string">
            <text:p>&lt;MoveTime from="Take LCD" time="1"/&gt;</text:p>
          </table:table-cell>
          <table:table-cell table:formula="of:=CONCATENATE(&quot;&lt;MoveTime from=&quot;&quot;&quot;;TEXT([Sheet1.$B14];&quot;#&quot;);&quot;&quot;&quot; time=&quot;&quot;&quot;;TEXT([Sheet1.N14];&quot;#&quot;);&quot;&quot;&quot;/&gt;&quot;)" office:value-type="string" office:string-value="&lt;MoveTime from=&quot;Take LCD&quot; time=&quot;3&quot;/&gt;" calcext:value-type="string">
            <text:p>&lt;MoveTime from="Take LCD" time="3"/&gt;</text:p>
          </table:table-cell>
          <table:table-cell table:formula="of:=CONCATENATE(&quot;&lt;MoveTime from=&quot;&quot;&quot;;TEXT([Sheet1.$B14];&quot;#&quot;);&quot;&quot;&quot; time=&quot;&quot;&quot;;TEXT([Sheet1.O14];&quot;#&quot;);&quot;&quot;&quot;/&gt;&quot;)" office:value-type="string" office:string-value="&lt;MoveTime from=&quot;Take LCD&quot; time=&quot;3&quot;/&gt;" calcext:value-type="string">
            <text:p>&lt;MoveTime from="Take LCD" time="3"/&gt;</text:p>
          </table:table-cell>
          <table:table-cell table:formula="of:=CONCATENATE(&quot;&lt;MoveTime from=&quot;&quot;&quot;;TEXT([Sheet1.$B14];&quot;#&quot;);&quot;&quot;&quot; time=&quot;&quot;&quot;;TEXT([Sheet1.P14];&quot;#&quot;);&quot;&quot;&quot;/&gt;&quot;)" office:value-type="string" office:string-value="&lt;MoveTime from=&quot;Take LCD&quot; time=&quot;3&quot;/&gt;" calcext:value-type="string">
            <text:p>&lt;MoveTime from="Take LCD" time="3"/&gt;</text:p>
          </table:table-cell>
          <table:table-cell table:formula="of:=CONCATENATE(&quot;&lt;MoveTime from=&quot;&quot;&quot;;TEXT([Sheet1.$B14];&quot;#&quot;);&quot;&quot;&quot; time=&quot;&quot;&quot;;TEXT([Sheet1.Y14];&quot;#&quot;);&quot;&quot;&quot;/&gt;&quot;)" office:value-type="string" office:string-value="&lt;MoveTime from=&quot;Take LCD&quot; time=&quot;3&quot;/&gt;" calcext:value-type="string">
            <text:p>&lt;MoveTime from="Take LCD" time="3"/&gt;</text:p>
          </table:table-cell>
          <table:table-cell table:formula="of:=CONCATENATE(&quot;&lt;MoveTime from=&quot;&quot;&quot;;TEXT([Sheet1.$B14];&quot;#&quot;);&quot;&quot;&quot; time=&quot;&quot;&quot;;TEXT([Sheet1.Q14];&quot;#&quot;);&quot;&quot;&quot;/&gt;&quot;)" office:value-type="string" office:string-value="&lt;MoveTime from=&quot;Take LCD&quot; time=&quot;3&quot;/&gt;" calcext:value-type="string">
            <text:p>&lt;MoveTime from="Take LCD" time="3"/&gt;</text:p>
          </table:table-cell>
          <table:table-cell table:formula="of:=CONCATENATE(&quot;&lt;MoveTime from=&quot;&quot;&quot;;TEXT([Sheet1.$B14];&quot;#&quot;);&quot;&quot;&quot; time=&quot;&quot;&quot;;TEXT([Sheet1.R14];&quot;#&quot;);&quot;&quot;&quot;/&gt;&quot;)" office:value-type="string" office:string-value="&lt;MoveTime from=&quot;Take LCD&quot; time=&quot;3&quot;/&gt;" calcext:value-type="string">
            <text:p>&lt;MoveTime from="Take LCD" time="3"/&gt;</text:p>
          </table:table-cell>
          <table:table-cell table:formula="of:=CONCATENATE(&quot;&lt;MoveTime from=&quot;&quot;&quot;;TEXT([Sheet1.$B14];&quot;#&quot;);&quot;&quot;&quot; time=&quot;&quot;&quot;;TEXT([Sheet1.S14];&quot;#&quot;);&quot;&quot;&quot;/&gt;&quot;)" office:value-type="string" office:string-value="&lt;MoveTime from=&quot;Take LCD&quot; time=&quot;5&quot;/&gt;" calcext:value-type="string">
            <text:p>&lt;MoveTime from="Take LCD" time="5"/&gt;</text:p>
          </table:table-cell>
          <table:table-cell table:formula="of:=CONCATENATE(&quot;&lt;MoveTime from=&quot;&quot;&quot;;TEXT([Sheet1.$B14];&quot;#&quot;);&quot;&quot;&quot; time=&quot;&quot;&quot;;TEXT([Sheet1.T14];&quot;#&quot;);&quot;&quot;&quot;/&gt;&quot;)" office:value-type="string" office:string-value="&lt;MoveTime from=&quot;Take LCD&quot; time=&quot;1&quot;/&gt;" calcext:value-type="string">
            <text:p>&lt;MoveTime from="Take LCD" time="1"/&gt;</text:p>
          </table:table-cell>
          <table:table-cell table:formula="of:=CONCATENATE(&quot;&lt;MoveTime from=&quot;&quot;&quot;;TEXT([Sheet1.$B14];&quot;#&quot;);&quot;&quot;&quot; time=&quot;&quot;&quot;;TEXT([Sheet1.U14];&quot;#&quot;);&quot;&quot;&quot;/&gt;&quot;)" office:value-type="string" office:string-value="&lt;MoveTime from=&quot;Take LCD&quot; time=&quot;2&quot;/&gt;" calcext:value-type="string">
            <text:p>&lt;MoveTime from="Take LCD" time="2"/&gt;</text:p>
          </table:table-cell>
          <table:table-cell table:formula="of:=CONCATENATE(&quot;&lt;MoveTime from=&quot;&quot;&quot;;TEXT([Sheet1.$B14];&quot;#&quot;);&quot;&quot;&quot; time=&quot;&quot;&quot;;TEXT([Sheet1.V14];&quot;#&quot;);&quot;&quot;&quot;/&gt;&quot;)" office:value-type="string" office:string-value="&lt;MoveTime from=&quot;Take LCD&quot; time=&quot;3&quot;/&gt;" calcext:value-type="string">
            <text:p>&lt;MoveTime from="Take LCD" time="3"/&gt;</text:p>
          </table:table-cell>
          <table:table-cell table:formula="of:=CONCATENATE(&quot;&lt;MoveTime from=&quot;&quot;&quot;;TEXT([Sheet1.$B14];&quot;#&quot;);&quot;&quot;&quot; time=&quot;&quot;&quot;;TEXT([Sheet1.W14];&quot;#&quot;);&quot;&quot;&quot;/&gt;&quot;)" office:value-type="string" office:string-value="&lt;MoveTime from=&quot;Take LCD&quot; time=&quot;3&quot;/&gt;" calcext:value-type="string">
            <text:p>&lt;MoveTime from="Take LCD" time="3"/&gt;</text:p>
          </table:table-cell>
          <table:table-cell table:formula="of:=CONCATENATE(&quot;&lt;MoveTime from=&quot;&quot;&quot;;TEXT([Sheet1.$B14];&quot;#&quot;);&quot;&quot;&quot; time=&quot;&quot;&quot;;TEXT([Sheet1.X14];&quot;#&quot;);&quot;&quot;&quot;/&gt;&quot;)" office:value-type="string" office:string-value="&lt;MoveTime from=&quot;Take LCD&quot; time=&quot;3&quot;/&gt;" calcext:value-type="string">
            <text:p>&lt;MoveTime from="Take LCD" time="3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15];&quot;#&quot;);&quot;&quot;&quot; time=&quot;&quot;&quot;;TEXT([Sheet1.C15];&quot;#&quot;);&quot;&quot;&quot;/&gt;&quot;)" office:value-type="string" office:string-value="&lt;MoveTime from=&quot;Photo LCD&quot; time=&quot;1&quot;/&gt;" calcext:value-type="string">
            <text:p>&lt;MoveTime from="Photo LCD" time="1"/&gt;</text:p>
          </table:table-cell>
          <table:table-cell table:formula="of:=CONCATENATE(&quot;&lt;MoveTime from=&quot;&quot;&quot;;TEXT([Sheet1.$B15];&quot;#&quot;);&quot;&quot;&quot; time=&quot;&quot;&quot;;TEXT([Sheet1.D15];&quot;#&quot;);&quot;&quot;&quot;/&gt;&quot;)" office:value-type="string" office:string-value="&lt;MoveTime from=&quot;Photo LCD&quot; time=&quot;1&quot;/&gt;" calcext:value-type="string">
            <text:p>&lt;MoveTime from="Photo LCD" time="1"/&gt;</text:p>
          </table:table-cell>
          <table:table-cell table:formula="of:=CONCATENATE(&quot;&lt;MoveTime from=&quot;&quot;&quot;;TEXT([Sheet1.$B15];&quot;#&quot;);&quot;&quot;&quot; time=&quot;&quot;&quot;;TEXT([Sheet1.E15];&quot;#&quot;);&quot;&quot;&quot;/&gt;&quot;)" office:value-type="string" office:string-value="&lt;MoveTime from=&quot;Photo LCD&quot; time=&quot;1&quot;/&gt;" calcext:value-type="string">
            <text:p>&lt;MoveTime from="Photo LCD" time="1"/&gt;</text:p>
          </table:table-cell>
          <table:table-cell table:formula="of:=CONCATENATE(&quot;&lt;MoveTime from=&quot;&quot;&quot;;TEXT([Sheet1.$B15];&quot;#&quot;);&quot;&quot;&quot; time=&quot;&quot;&quot;;TEXT([Sheet1.F15];&quot;#&quot;);&quot;&quot;&quot;/&gt;&quot;)" office:value-type="string" office:string-value="&lt;MoveTime from=&quot;Photo LCD&quot; time=&quot;1&quot;/&gt;" calcext:value-type="string">
            <text:p>&lt;MoveTime from="Photo LCD" time="1"/&gt;</text:p>
          </table:table-cell>
          <table:table-cell table:formula="of:=CONCATENATE(&quot;&lt;MoveTime from=&quot;&quot;&quot;;TEXT([Sheet1.$B15];&quot;#&quot;);&quot;&quot;&quot; time=&quot;&quot;&quot;;TEXT([Sheet1.G15];&quot;#&quot;);&quot;&quot;&quot;/&gt;&quot;)" office:value-type="string" office:string-value="&lt;MoveTime from=&quot;Photo LCD&quot; time=&quot;1&quot;/&gt;" calcext:value-type="string">
            <text:p>&lt;MoveTime from="Photo LCD" time="1"/&gt;</text:p>
          </table:table-cell>
          <table:table-cell table:formula="of:=CONCATENATE(&quot;&lt;MoveTime from=&quot;&quot;&quot;;TEXT([Sheet1.$B15];&quot;#&quot;);&quot;&quot;&quot; time=&quot;&quot;&quot;;TEXT([Sheet1.H15];&quot;#&quot;);&quot;&quot;&quot;/&gt;&quot;)" office:value-type="string" office:string-value="&lt;MoveTime from=&quot;Photo LCD&quot; time=&quot;1&quot;/&gt;" calcext:value-type="string">
            <text:p>&lt;MoveTime from="Photo LCD" time="1"/&gt;</text:p>
          </table:table-cell>
          <table:table-cell table:formula="of:=CONCATENATE(&quot;&lt;MoveTime from=&quot;&quot;&quot;;TEXT([Sheet1.$B15];&quot;#&quot;);&quot;&quot;&quot; time=&quot;&quot;&quot;;TEXT([Sheet1.I15];&quot;#&quot;);&quot;&quot;&quot;/&gt;&quot;)" office:value-type="string" office:string-value="&lt;MoveTime from=&quot;Photo LCD&quot; time=&quot;1&quot;/&gt;" calcext:value-type="string">
            <text:p>&lt;MoveTime from="Photo LCD" time="1"/&gt;</text:p>
          </table:table-cell>
          <table:table-cell table:formula="of:=CONCATENATE(&quot;&lt;MoveTime from=&quot;&quot;&quot;;TEXT([Sheet1.$B15];&quot;#&quot;);&quot;&quot;&quot; time=&quot;&quot;&quot;;TEXT([Sheet1.J15];&quot;#&quot;);&quot;&quot;&quot;/&gt;&quot;)" office:value-type="string" office:string-value="&lt;MoveTime from=&quot;Photo LCD&quot; time=&quot;2&quot;/&gt;" calcext:value-type="string">
            <text:p>&lt;MoveTime from="Photo LCD" time="2"/&gt;</text:p>
          </table:table-cell>
          <table:table-cell table:formula="of:=CONCATENATE(&quot;&lt;MoveTime from=&quot;&quot;&quot;;TEXT([Sheet1.$B15];&quot;#&quot;);&quot;&quot;&quot; time=&quot;&quot;&quot;;TEXT([Sheet1.K15];&quot;#&quot;);&quot;&quot;&quot;/&gt;&quot;)" office:value-type="string" office:string-value="&lt;MoveTime from=&quot;Photo LCD&quot; time=&quot;1&quot;/&gt;" calcext:value-type="string">
            <text:p>&lt;MoveTime from="Photo LCD" time="1"/&gt;</text:p>
          </table:table-cell>
          <table:table-cell table:formula="of:=CONCATENATE(&quot;&lt;MoveTime from=&quot;&quot;&quot;;TEXT([Sheet1.$B15];&quot;#&quot;);&quot;&quot;&quot; time=&quot;&quot;&quot;;TEXT([Sheet1.L15];&quot;#&quot;);&quot;&quot;&quot;/&gt;&quot;)" office:value-type="string" office:string-value="&lt;MoveTime from=&quot;Photo LCD&quot; time=&quot;1&quot;/&gt;" calcext:value-type="string">
            <text:p>&lt;MoveTime from="Photo LCD" time="1"/&gt;</text:p>
          </table:table-cell>
          <table:table-cell table:formula="of:=CONCATENATE(&quot;&lt;MoveTime from=&quot;&quot;&quot;;TEXT([Sheet1.$B15];&quot;#&quot;);&quot;&quot;&quot; time=&quot;&quot;&quot;;TEXT([Sheet1.M15];&quot;#&quot;);&quot;&quot;&quot;/&gt;&quot;)" office:value-type="string" office:string-value="&lt;MoveTime from=&quot;Photo LCD&quot; time=&quot;1&quot;/&gt;" calcext:value-type="string">
            <text:p>&lt;MoveTime from="Photo LCD" time="1"/&gt;</text:p>
          </table:table-cell>
          <table:table-cell table:formula="of:=CONCATENATE(&quot;&lt;MoveTime from=&quot;&quot;&quot;;TEXT([Sheet1.$B15];&quot;#&quot;);&quot;&quot;&quot; time=&quot;&quot;&quot;;TEXT([Sheet1.N15];&quot;#&quot;);&quot;&quot;&quot;/&gt;&quot;)" office:value-type="string" office:string-value="&lt;MoveTime from=&quot;Photo LCD&quot; time=&quot;1&quot;/&gt;" calcext:value-type="string">
            <text:p>&lt;MoveTime from="Photo LCD" time="1"/&gt;</text:p>
          </table:table-cell>
          <table:table-cell table:formula="of:=CONCATENATE(&quot;&lt;MoveTime from=&quot;&quot;&quot;;TEXT([Sheet1.$B15];&quot;#&quot;);&quot;&quot;&quot; time=&quot;&quot;&quot;;TEXT([Sheet1.O15];&quot;#&quot;);&quot;&quot;&quot;/&gt;&quot;)" office:value-type="string" office:string-value="&lt;MoveTime from=&quot;Photo LCD&quot; time=&quot;1&quot;/&gt;" calcext:value-type="string">
            <text:p>&lt;MoveTime from="Photo LCD" time="1"/&gt;</text:p>
          </table:table-cell>
          <table:table-cell table:formula="of:=CONCATENATE(&quot;&lt;MoveTime from=&quot;&quot;&quot;;TEXT([Sheet1.$B15];&quot;#&quot;);&quot;&quot;&quot; time=&quot;&quot;&quot;;TEXT([Sheet1.P15];&quot;#&quot;);&quot;&quot;&quot;/&gt;&quot;)" office:value-type="string" office:string-value="&lt;MoveTime from=&quot;Photo LCD&quot; time=&quot;1&quot;/&gt;" calcext:value-type="string">
            <text:p>&lt;MoveTime from="Photo LCD" time="1"/&gt;</text:p>
          </table:table-cell>
          <table:table-cell table:formula="of:=CONCATENATE(&quot;&lt;MoveTime from=&quot;&quot;&quot;;TEXT([Sheet1.$B15];&quot;#&quot;);&quot;&quot;&quot; time=&quot;&quot;&quot;;TEXT([Sheet1.Y15];&quot;#&quot;);&quot;&quot;&quot;/&gt;&quot;)" office:value-type="string" office:string-value="&lt;MoveTime from=&quot;Photo LCD&quot; time=&quot;1&quot;/&gt;" calcext:value-type="string">
            <text:p>&lt;MoveTime from="Photo LCD" time="1"/&gt;</text:p>
          </table:table-cell>
          <table:table-cell table:formula="of:=CONCATENATE(&quot;&lt;MoveTime from=&quot;&quot;&quot;;TEXT([Sheet1.$B15];&quot;#&quot;);&quot;&quot;&quot; time=&quot;&quot;&quot;;TEXT([Sheet1.Q15];&quot;#&quot;);&quot;&quot;&quot;/&gt;&quot;)" office:value-type="string" office:string-value="&lt;MoveTime from=&quot;Photo LCD&quot; time=&quot;1&quot;/&gt;" calcext:value-type="string">
            <text:p>&lt;MoveTime from="Photo LCD" time="1"/&gt;</text:p>
          </table:table-cell>
          <table:table-cell table:formula="of:=CONCATENATE(&quot;&lt;MoveTime from=&quot;&quot;&quot;;TEXT([Sheet1.$B15];&quot;#&quot;);&quot;&quot;&quot; time=&quot;&quot;&quot;;TEXT([Sheet1.R15];&quot;#&quot;);&quot;&quot;&quot;/&gt;&quot;)" office:value-type="string" office:string-value="&lt;MoveTime from=&quot;Photo LCD&quot; time=&quot;1&quot;/&gt;" calcext:value-type="string">
            <text:p>&lt;MoveTime from="Photo LCD" time="1"/&gt;</text:p>
          </table:table-cell>
          <table:table-cell table:formula="of:=CONCATENATE(&quot;&lt;MoveTime from=&quot;&quot;&quot;;TEXT([Sheet1.$B15];&quot;#&quot;);&quot;&quot;&quot; time=&quot;&quot;&quot;;TEXT([Sheet1.S15];&quot;#&quot;);&quot;&quot;&quot;/&gt;&quot;)" office:value-type="string" office:string-value="&lt;MoveTime from=&quot;Photo LCD&quot; time=&quot;1&quot;/&gt;" calcext:value-type="string">
            <text:p>&lt;MoveTime from="Photo LCD" time="1"/&gt;</text:p>
          </table:table-cell>
          <table:table-cell table:formula="of:=CONCATENATE(&quot;&lt;MoveTime from=&quot;&quot;&quot;;TEXT([Sheet1.$B15];&quot;#&quot;);&quot;&quot;&quot; time=&quot;&quot;&quot;;TEXT([Sheet1.T15];&quot;#&quot;);&quot;&quot;&quot;/&gt;&quot;)" office:value-type="string" office:string-value="&lt;MoveTime from=&quot;Photo LCD&quot; time=&quot;1&quot;/&gt;" calcext:value-type="string">
            <text:p>&lt;MoveTime from="Photo LCD" time="1"/&gt;</text:p>
          </table:table-cell>
          <table:table-cell table:formula="of:=CONCATENATE(&quot;&lt;MoveTime from=&quot;&quot;&quot;;TEXT([Sheet1.$B15];&quot;#&quot;);&quot;&quot;&quot; time=&quot;&quot;&quot;;TEXT([Sheet1.U15];&quot;#&quot;);&quot;&quot;&quot;/&gt;&quot;)" office:value-type="string" office:string-value="&lt;MoveTime from=&quot;Photo LCD&quot; time=&quot;1&quot;/&gt;" calcext:value-type="string">
            <text:p>&lt;MoveTime from="Photo LCD" time="1"/&gt;</text:p>
          </table:table-cell>
          <table:table-cell table:formula="of:=CONCATENATE(&quot;&lt;MoveTime from=&quot;&quot;&quot;;TEXT([Sheet1.$B15];&quot;#&quot;);&quot;&quot;&quot; time=&quot;&quot;&quot;;TEXT([Sheet1.V15];&quot;#&quot;);&quot;&quot;&quot;/&gt;&quot;)" office:value-type="string" office:string-value="&lt;MoveTime from=&quot;Photo LCD&quot; time=&quot;1&quot;/&gt;" calcext:value-type="string">
            <text:p>&lt;MoveTime from="Photo LCD" time="1"/&gt;</text:p>
          </table:table-cell>
          <table:table-cell table:formula="of:=CONCATENATE(&quot;&lt;MoveTime from=&quot;&quot;&quot;;TEXT([Sheet1.$B15];&quot;#&quot;);&quot;&quot;&quot; time=&quot;&quot;&quot;;TEXT([Sheet1.W15];&quot;#&quot;);&quot;&quot;&quot;/&gt;&quot;)" office:value-type="string" office:string-value="&lt;MoveTime from=&quot;Photo LCD&quot; time=&quot;1&quot;/&gt;" calcext:value-type="string">
            <text:p>&lt;MoveTime from="Photo LCD" time="1"/&gt;</text:p>
          </table:table-cell>
          <table:table-cell table:formula="of:=CONCATENATE(&quot;&lt;MoveTime from=&quot;&quot;&quot;;TEXT([Sheet1.$B15];&quot;#&quot;);&quot;&quot;&quot; time=&quot;&quot;&quot;;TEXT([Sheet1.X15];&quot;#&quot;);&quot;&quot;&quot;/&gt;&quot;)" office:value-type="string" office:string-value="&lt;MoveTime from=&quot;Photo LCD&quot; time=&quot;1&quot;/&gt;" calcext:value-type="string">
            <text:p>&lt;MoveTime from="Photo LCD" time="1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16];&quot;#&quot;);&quot;&quot;&quot; time=&quot;&quot;&quot;;TEXT([Sheet1.C16];&quot;#&quot;);&quot;&quot;&quot;/&gt;&quot;)" office:value-type="string" office:string-value="&lt;MoveTime from=&quot;Mount PWB on DCOVER-ANTENNA&quot; time=&quot;3&quot;/&gt;" calcext:value-type="string">
            <text:p>&lt;MoveTime from="Mount PWB on DCOVER-ANTENNA" time="3"/&gt;</text:p>
          </table:table-cell>
          <table:table-cell table:formula="of:=CONCATENATE(&quot;&lt;MoveTime from=&quot;&quot;&quot;;TEXT([Sheet1.$B16];&quot;#&quot;);&quot;&quot;&quot; time=&quot;&quot;&quot;;TEXT([Sheet1.D16];&quot;#&quot;);&quot;&quot;&quot;/&gt;&quot;)" office:value-type="string" office:string-value="&lt;MoveTime from=&quot;Mount PWB on DCOVER-ANTENNA&quot; time=&quot;&quot;/&gt;" calcext:value-type="string">
            <text:p>&lt;MoveTime from="Mount PWB on DCOVER-ANTENNA" time=""/&gt;</text:p>
          </table:table-cell>
          <table:table-cell table:formula="of:=CONCATENATE(&quot;&lt;MoveTime from=&quot;&quot;&quot;;TEXT([Sheet1.$B16];&quot;#&quot;);&quot;&quot;&quot; time=&quot;&quot;&quot;;TEXT([Sheet1.E16];&quot;#&quot;);&quot;&quot;&quot;/&gt;&quot;)" office:value-type="string" office:string-value="&lt;MoveTime from=&quot;Mount PWB on DCOVER-ANTENNA&quot; time=&quot;&quot;/&gt;" calcext:value-type="string">
            <text:p>&lt;MoveTime from="Mount PWB on DCOVER-ANTENNA" time=""/&gt;</text:p>
          </table:table-cell>
          <table:table-cell table:formula="of:=CONCATENATE(&quot;&lt;MoveTime from=&quot;&quot;&quot;;TEXT([Sheet1.$B16];&quot;#&quot;);&quot;&quot;&quot; time=&quot;&quot;&quot;;TEXT([Sheet1.F16];&quot;#&quot;);&quot;&quot;&quot;/&gt;&quot;)" office:value-type="string" office:string-value="&lt;MoveTime from=&quot;Mount PWB on DCOVER-ANTENNA&quot; time=&quot;1&quot;/&gt;" calcext:value-type="string">
            <text:p>&lt;MoveTime from="Mount PWB on DCOVER-ANTENNA" time="1"/&gt;</text:p>
          </table:table-cell>
          <table:table-cell table:formula="of:=CONCATENATE(&quot;&lt;MoveTime from=&quot;&quot;&quot;;TEXT([Sheet1.$B16];&quot;#&quot;);&quot;&quot;&quot; time=&quot;&quot;&quot;;TEXT([Sheet1.G16];&quot;#&quot;);&quot;&quot;&quot;/&gt;&quot;)" office:value-type="string" office:string-value="&lt;MoveTime from=&quot;Mount PWB on DCOVER-ANTENNA&quot; time=&quot;2&quot;/&gt;" calcext:value-type="string">
            <text:p>&lt;MoveTime from="Mount PWB on DCOVER-ANTENNA" time="2"/&gt;</text:p>
          </table:table-cell>
          <table:table-cell table:formula="of:=CONCATENATE(&quot;&lt;MoveTime from=&quot;&quot;&quot;;TEXT([Sheet1.$B16];&quot;#&quot;);&quot;&quot;&quot; time=&quot;&quot;&quot;;TEXT([Sheet1.H16];&quot;#&quot;);&quot;&quot;&quot;/&gt;&quot;)" office:value-type="string" office:string-value="&lt;MoveTime from=&quot;Mount PWB on DCOVER-ANTENNA&quot; time=&quot;1&quot;/&gt;" calcext:value-type="string">
            <text:p>&lt;MoveTime from="Mount PWB on DCOVER-ANTENNA" time="1"/&gt;</text:p>
          </table:table-cell>
          <table:table-cell table:formula="of:=CONCATENATE(&quot;&lt;MoveTime from=&quot;&quot;&quot;;TEXT([Sheet1.$B16];&quot;#&quot;);&quot;&quot;&quot; time=&quot;&quot;&quot;;TEXT([Sheet1.I16];&quot;#&quot;);&quot;&quot;&quot;/&gt;&quot;)" office:value-type="string" office:string-value="&lt;MoveTime from=&quot;Mount PWB on DCOVER-ANTENNA&quot; time=&quot;&quot;/&gt;" calcext:value-type="string">
            <text:p>&lt;MoveTime from="Mount PWB on DCOVER-ANTENNA" time=""/&gt;</text:p>
          </table:table-cell>
          <table:table-cell table:formula="of:=CONCATENATE(&quot;&lt;MoveTime from=&quot;&quot;&quot;;TEXT([Sheet1.$B16];&quot;#&quot;);&quot;&quot;&quot; time=&quot;&quot;&quot;;TEXT([Sheet1.J16];&quot;#&quot;);&quot;&quot;&quot;/&gt;&quot;)" office:value-type="string" office:string-value="&lt;MoveTime from=&quot;Mount PWB on DCOVER-ANTENNA&quot; time=&quot;2&quot;/&gt;" calcext:value-type="string">
            <text:p>&lt;MoveTime from="Mount PWB on DCOVER-ANTENNA" time="2"/&gt;</text:p>
          </table:table-cell>
          <table:table-cell table:formula="of:=CONCATENATE(&quot;&lt;MoveTime from=&quot;&quot;&quot;;TEXT([Sheet1.$B16];&quot;#&quot;);&quot;&quot;&quot; time=&quot;&quot;&quot;;TEXT([Sheet1.K16];&quot;#&quot;);&quot;&quot;&quot;/&gt;&quot;)" office:value-type="string" office:string-value="&lt;MoveTime from=&quot;Mount PWB on DCOVER-ANTENNA&quot; time=&quot;1&quot;/&gt;" calcext:value-type="string">
            <text:p>&lt;MoveTime from="Mount PWB on DCOVER-ANTENNA" time="1"/&gt;</text:p>
          </table:table-cell>
          <table:table-cell table:formula="of:=CONCATENATE(&quot;&lt;MoveTime from=&quot;&quot;&quot;;TEXT([Sheet1.$B16];&quot;#&quot;);&quot;&quot;&quot; time=&quot;&quot;&quot;;TEXT([Sheet1.L16];&quot;#&quot;);&quot;&quot;&quot;/&gt;&quot;)" office:value-type="string" office:string-value="&lt;MoveTime from=&quot;Mount PWB on DCOVER-ANTENNA&quot; time=&quot;3&quot;/&gt;" calcext:value-type="string">
            <text:p>&lt;MoveTime from="Mount PWB on DCOVER-ANTENNA" time="3"/&gt;</text:p>
          </table:table-cell>
          <table:table-cell table:formula="of:=CONCATENATE(&quot;&lt;MoveTime from=&quot;&quot;&quot;;TEXT([Sheet1.$B16];&quot;#&quot;);&quot;&quot;&quot; time=&quot;&quot;&quot;;TEXT([Sheet1.M16];&quot;#&quot;);&quot;&quot;&quot;/&gt;&quot;)" office:value-type="string" office:string-value="&lt;MoveTime from=&quot;Mount PWB on DCOVER-ANTENNA&quot; time=&quot;1&quot;/&gt;" calcext:value-type="string">
            <text:p>&lt;MoveTime from="Mount PWB on DCOVER-ANTENNA" time="1"/&gt;</text:p>
          </table:table-cell>
          <table:table-cell table:formula="of:=CONCATENATE(&quot;&lt;MoveTime from=&quot;&quot;&quot;;TEXT([Sheet1.$B16];&quot;#&quot;);&quot;&quot;&quot; time=&quot;&quot;&quot;;TEXT([Sheet1.N16];&quot;#&quot;);&quot;&quot;&quot;/&gt;&quot;)" office:value-type="string" office:string-value="&lt;MoveTime from=&quot;Mount PWB on DCOVER-ANTENNA&quot; time=&quot;&quot;/&gt;" calcext:value-type="string">
            <text:p>&lt;MoveTime from="Mount PWB on DCOVER-ANTENNA" time=""/&gt;</text:p>
          </table:table-cell>
          <table:table-cell table:formula="of:=CONCATENATE(&quot;&lt;MoveTime from=&quot;&quot;&quot;;TEXT([Sheet1.$B16];&quot;#&quot;);&quot;&quot;&quot; time=&quot;&quot;&quot;;TEXT([Sheet1.O16];&quot;#&quot;);&quot;&quot;&quot;/&gt;&quot;)" office:value-type="string" office:string-value="&lt;MoveTime from=&quot;Mount PWB on DCOVER-ANTENNA&quot; time=&quot;1&quot;/&gt;" calcext:value-type="string">
            <text:p>&lt;MoveTime from="Mount PWB on DCOVER-ANTENNA" time="1"/&gt;</text:p>
          </table:table-cell>
          <table:table-cell table:formula="of:=CONCATENATE(&quot;&lt;MoveTime from=&quot;&quot;&quot;;TEXT([Sheet1.$B16];&quot;#&quot;);&quot;&quot;&quot; time=&quot;&quot;&quot;;TEXT([Sheet1.P16];&quot;#&quot;);&quot;&quot;&quot;/&gt;&quot;)" office:value-type="string" office:string-value="&lt;MoveTime from=&quot;Mount PWB on DCOVER-ANTENNA&quot; time=&quot;1&quot;/&gt;" calcext:value-type="string">
            <text:p>&lt;MoveTime from="Mount PWB on DCOVER-ANTENNA" time="1"/&gt;</text:p>
          </table:table-cell>
          <table:table-cell table:formula="of:=CONCATENATE(&quot;&lt;MoveTime from=&quot;&quot;&quot;;TEXT([Sheet1.$B16];&quot;#&quot;);&quot;&quot;&quot; time=&quot;&quot;&quot;;TEXT([Sheet1.Y16];&quot;#&quot;);&quot;&quot;&quot;/&gt;&quot;)" office:value-type="string" office:string-value="&lt;MoveTime from=&quot;Mount PWB on DCOVER-ANTENNA&quot; time=&quot;&quot;/&gt;" calcext:value-type="string">
            <text:p>&lt;MoveTime from="Mount PWB on DCOVER-ANTENNA" time=""/&gt;</text:p>
          </table:table-cell>
          <table:table-cell table:formula="of:=CONCATENATE(&quot;&lt;MoveTime from=&quot;&quot;&quot;;TEXT([Sheet1.$B16];&quot;#&quot;);&quot;&quot;&quot; time=&quot;&quot;&quot;;TEXT([Sheet1.Q16];&quot;#&quot;);&quot;&quot;&quot;/&gt;&quot;)" office:value-type="string" office:string-value="&lt;MoveTime from=&quot;Mount PWB on DCOVER-ANTENNA&quot; time=&quot;1&quot;/&gt;" calcext:value-type="string">
            <text:p>&lt;MoveTime from="Mount PWB on DCOVER-ANTENNA" time="1"/&gt;</text:p>
          </table:table-cell>
          <table:table-cell table:formula="of:=CONCATENATE(&quot;&lt;MoveTime from=&quot;&quot;&quot;;TEXT([Sheet1.$B16];&quot;#&quot;);&quot;&quot;&quot; time=&quot;&quot;&quot;;TEXT([Sheet1.R16];&quot;#&quot;);&quot;&quot;&quot;/&gt;&quot;)" office:value-type="string" office:string-value="&lt;MoveTime from=&quot;Mount PWB on DCOVER-ANTENNA&quot; time=&quot;&quot;/&gt;" calcext:value-type="string">
            <text:p>&lt;MoveTime from="Mount PWB on DCOVER-ANTENNA" time=""/&gt;</text:p>
          </table:table-cell>
          <table:table-cell table:formula="of:=CONCATENATE(&quot;&lt;MoveTime from=&quot;&quot;&quot;;TEXT([Sheet1.$B16];&quot;#&quot;);&quot;&quot;&quot; time=&quot;&quot;&quot;;TEXT([Sheet1.S16];&quot;#&quot;);&quot;&quot;&quot;/&gt;&quot;)" office:value-type="string" office:string-value="&lt;MoveTime from=&quot;Mount PWB on DCOVER-ANTENNA&quot; time=&quot;1&quot;/&gt;" calcext:value-type="string">
            <text:p>&lt;MoveTime from="Mount PWB on DCOVER-ANTENNA" time="1"/&gt;</text:p>
          </table:table-cell>
          <table:table-cell table:formula="of:=CONCATENATE(&quot;&lt;MoveTime from=&quot;&quot;&quot;;TEXT([Sheet1.$B16];&quot;#&quot;);&quot;&quot;&quot; time=&quot;&quot;&quot;;TEXT([Sheet1.T16];&quot;#&quot;);&quot;&quot;&quot;/&gt;&quot;)" office:value-type="string" office:string-value="&lt;MoveTime from=&quot;Mount PWB on DCOVER-ANTENNA&quot; time=&quot;1&quot;/&gt;" calcext:value-type="string">
            <text:p>&lt;MoveTime from="Mount PWB on DCOVER-ANTENNA" time="1"/&gt;</text:p>
          </table:table-cell>
          <table:table-cell table:formula="of:=CONCATENATE(&quot;&lt;MoveTime from=&quot;&quot;&quot;;TEXT([Sheet1.$B16];&quot;#&quot;);&quot;&quot;&quot; time=&quot;&quot;&quot;;TEXT([Sheet1.U16];&quot;#&quot;);&quot;&quot;&quot;/&gt;&quot;)" office:value-type="string" office:string-value="&lt;MoveTime from=&quot;Mount PWB on DCOVER-ANTENNA&quot; time=&quot;2&quot;/&gt;" calcext:value-type="string">
            <text:p>&lt;MoveTime from="Mount PWB on DCOVER-ANTENNA" time="2"/&gt;</text:p>
          </table:table-cell>
          <table:table-cell table:formula="of:=CONCATENATE(&quot;&lt;MoveTime from=&quot;&quot;&quot;;TEXT([Sheet1.$B16];&quot;#&quot;);&quot;&quot;&quot; time=&quot;&quot;&quot;;TEXT([Sheet1.V16];&quot;#&quot;);&quot;&quot;&quot;/&gt;&quot;)" office:value-type="string" office:string-value="&lt;MoveTime from=&quot;Mount PWB on DCOVER-ANTENNA&quot; time=&quot;1&quot;/&gt;" calcext:value-type="string">
            <text:p>&lt;MoveTime from="Mount PWB on DCOVER-ANTENNA" time="1"/&gt;</text:p>
          </table:table-cell>
          <table:table-cell table:formula="of:=CONCATENATE(&quot;&lt;MoveTime from=&quot;&quot;&quot;;TEXT([Sheet1.$B16];&quot;#&quot;);&quot;&quot;&quot; time=&quot;&quot;&quot;;TEXT([Sheet1.W16];&quot;#&quot;);&quot;&quot;&quot;/&gt;&quot;)" office:value-type="string" office:string-value="&lt;MoveTime from=&quot;Mount PWB on DCOVER-ANTENNA&quot; time=&quot;1&quot;/&gt;" calcext:value-type="string">
            <text:p>&lt;MoveTime from="Mount PWB on DCOVER-ANTENNA" time="1"/&gt;</text:p>
          </table:table-cell>
          <table:table-cell table:formula="of:=CONCATENATE(&quot;&lt;MoveTime from=&quot;&quot;&quot;;TEXT([Sheet1.$B16];&quot;#&quot;);&quot;&quot;&quot; time=&quot;&quot;&quot;;TEXT([Sheet1.X16];&quot;#&quot;);&quot;&quot;&quot;/&gt;&quot;)" office:value-type="string" office:string-value="&lt;MoveTime from=&quot;Mount PWB on DCOVER-ANTENNA&quot; time=&quot;&quot;/&gt;" calcext:value-type="string">
            <text:p>&lt;MoveTime from="Mount PWB on DCOVER-ANTENNA" time="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17];&quot;#&quot;);&quot;&quot;&quot; time=&quot;&quot;&quot;;TEXT([Sheet1.C17];&quot;#&quot;);&quot;&quot;&quot;/&gt;&quot;)" office:value-type="string" office:string-value="&lt;MoveTime from=&quot;Peel1 SHIELD&quot; time=&quot;3&quot;/&gt;" calcext:value-type="string">
            <text:p>&lt;MoveTime from="Peel1 SHIELD" time="3"/&gt;</text:p>
          </table:table-cell>
          <table:table-cell table:formula="of:=CONCATENATE(&quot;&lt;MoveTime from=&quot;&quot;&quot;;TEXT([Sheet1.$B17];&quot;#&quot;);&quot;&quot;&quot; time=&quot;&quot;&quot;;TEXT([Sheet1.D17];&quot;#&quot;);&quot;&quot;&quot;/&gt;&quot;)" office:value-type="string" office:string-value="&lt;MoveTime from=&quot;Peel1 SHIELD&quot; time=&quot;2&quot;/&gt;" calcext:value-type="string">
            <text:p>&lt;MoveTime from="Peel1 SHIELD" time="2"/&gt;</text:p>
          </table:table-cell>
          <table:table-cell table:formula="of:=CONCATENATE(&quot;&lt;MoveTime from=&quot;&quot;&quot;;TEXT([Sheet1.$B17];&quot;#&quot;);&quot;&quot;&quot; time=&quot;&quot;&quot;;TEXT([Sheet1.E17];&quot;#&quot;);&quot;&quot;&quot;/&gt;&quot;)" office:value-type="string" office:string-value="&lt;MoveTime from=&quot;Peel1 SHIELD&quot; time=&quot;2&quot;/&gt;" calcext:value-type="string">
            <text:p>&lt;MoveTime from="Peel1 SHIELD" time="2"/&gt;</text:p>
          </table:table-cell>
          <table:table-cell table:formula="of:=CONCATENATE(&quot;&lt;MoveTime from=&quot;&quot;&quot;;TEXT([Sheet1.$B17];&quot;#&quot;);&quot;&quot;&quot; time=&quot;&quot;&quot;;TEXT([Sheet1.F17];&quot;#&quot;);&quot;&quot;&quot;/&gt;&quot;)" office:value-type="string" office:string-value="&lt;MoveTime from=&quot;Peel1 SHIELD&quot; time=&quot;1&quot;/&gt;" calcext:value-type="string">
            <text:p>&lt;MoveTime from="Peel1 SHIELD" time="1"/&gt;</text:p>
          </table:table-cell>
          <table:table-cell table:formula="of:=CONCATENATE(&quot;&lt;MoveTime from=&quot;&quot;&quot;;TEXT([Sheet1.$B17];&quot;#&quot;);&quot;&quot;&quot; time=&quot;&quot;&quot;;TEXT([Sheet1.G17];&quot;#&quot;);&quot;&quot;&quot;/&gt;&quot;)" office:value-type="string" office:string-value="&lt;MoveTime from=&quot;Peel1 SHIELD&quot; time=&quot;1&quot;/&gt;" calcext:value-type="string">
            <text:p>&lt;MoveTime from="Peel1 SHIELD" time="1"/&gt;</text:p>
          </table:table-cell>
          <table:table-cell table:formula="of:=CONCATENATE(&quot;&lt;MoveTime from=&quot;&quot;&quot;;TEXT([Sheet1.$B17];&quot;#&quot;);&quot;&quot;&quot; time=&quot;&quot;&quot;;TEXT([Sheet1.H17];&quot;#&quot;);&quot;&quot;&quot;/&gt;&quot;)" office:value-type="string" office:string-value="&lt;MoveTime from=&quot;Peel1 SHIELD&quot; time=&quot;1&quot;/&gt;" calcext:value-type="string">
            <text:p>&lt;MoveTime from="Peel1 SHIELD" time="1"/&gt;</text:p>
          </table:table-cell>
          <table:table-cell table:formula="of:=CONCATENATE(&quot;&lt;MoveTime from=&quot;&quot;&quot;;TEXT([Sheet1.$B17];&quot;#&quot;);&quot;&quot;&quot; time=&quot;&quot;&quot;;TEXT([Sheet1.I17];&quot;#&quot;);&quot;&quot;&quot;/&gt;&quot;)" office:value-type="string" office:string-value="&lt;MoveTime from=&quot;Peel1 SHIELD&quot; time=&quot;2&quot;/&gt;" calcext:value-type="string">
            <text:p>&lt;MoveTime from="Peel1 SHIELD" time="2"/&gt;</text:p>
          </table:table-cell>
          <table:table-cell table:formula="of:=CONCATENATE(&quot;&lt;MoveTime from=&quot;&quot;&quot;;TEXT([Sheet1.$B17];&quot;#&quot;);&quot;&quot;&quot; time=&quot;&quot;&quot;;TEXT([Sheet1.J17];&quot;#&quot;);&quot;&quot;&quot;/&gt;&quot;)" office:value-type="string" office:string-value="&lt;MoveTime from=&quot;Peel1 SHIELD&quot; time=&quot;1&quot;/&gt;" calcext:value-type="string">
            <text:p>&lt;MoveTime from="Peel1 SHIELD" time="1"/&gt;</text:p>
          </table:table-cell>
          <table:table-cell table:formula="of:=CONCATENATE(&quot;&lt;MoveTime from=&quot;&quot;&quot;;TEXT([Sheet1.$B17];&quot;#&quot;);&quot;&quot;&quot; time=&quot;&quot;&quot;;TEXT([Sheet1.K17];&quot;#&quot;);&quot;&quot;&quot;/&gt;&quot;)" office:value-type="string" office:string-value="&lt;MoveTime from=&quot;Peel1 SHIELD&quot; time=&quot;&quot;/&gt;" calcext:value-type="string">
            <text:p>&lt;MoveTime from="Peel1 SHIELD" time=""/&gt;</text:p>
          </table:table-cell>
          <table:table-cell table:formula="of:=CONCATENATE(&quot;&lt;MoveTime from=&quot;&quot;&quot;;TEXT([Sheet1.$B17];&quot;#&quot;);&quot;&quot;&quot; time=&quot;&quot;&quot;;TEXT([Sheet1.L17];&quot;#&quot;);&quot;&quot;&quot;/&gt;&quot;)" office:value-type="string" office:string-value="&lt;MoveTime from=&quot;Peel1 SHIELD&quot; time=&quot;3&quot;/&gt;" calcext:value-type="string">
            <text:p>&lt;MoveTime from="Peel1 SHIELD" time="3"/&gt;</text:p>
          </table:table-cell>
          <table:table-cell table:formula="of:=CONCATENATE(&quot;&lt;MoveTime from=&quot;&quot;&quot;;TEXT([Sheet1.$B17];&quot;#&quot;);&quot;&quot;&quot; time=&quot;&quot;&quot;;TEXT([Sheet1.M17];&quot;#&quot;);&quot;&quot;&quot;/&gt;&quot;)" office:value-type="string" office:string-value="&lt;MoveTime from=&quot;Peel1 SHIELD&quot; time=&quot;1&quot;/&gt;" calcext:value-type="string">
            <text:p>&lt;MoveTime from="Peel1 SHIELD" time="1"/&gt;</text:p>
          </table:table-cell>
          <table:table-cell table:formula="of:=CONCATENATE(&quot;&lt;MoveTime from=&quot;&quot;&quot;;TEXT([Sheet1.$B17];&quot;#&quot;);&quot;&quot;&quot; time=&quot;&quot;&quot;;TEXT([Sheet1.N17];&quot;#&quot;);&quot;&quot;&quot;/&gt;&quot;)" office:value-type="string" office:string-value="&lt;MoveTime from=&quot;Peel1 SHIELD&quot; time=&quot;2&quot;/&gt;" calcext:value-type="string">
            <text:p>&lt;MoveTime from="Peel1 SHIELD" time="2"/&gt;</text:p>
          </table:table-cell>
          <table:table-cell table:formula="of:=CONCATENATE(&quot;&lt;MoveTime from=&quot;&quot;&quot;;TEXT([Sheet1.$B17];&quot;#&quot;);&quot;&quot;&quot; time=&quot;&quot;&quot;;TEXT([Sheet1.O17];&quot;#&quot;);&quot;&quot;&quot;/&gt;&quot;)" office:value-type="string" office:string-value="&lt;MoveTime from=&quot;Peel1 SHIELD&quot; time=&quot;&quot;/&gt;" calcext:value-type="string">
            <text:p>&lt;MoveTime from="Peel1 SHIELD" time=""/&gt;</text:p>
          </table:table-cell>
          <table:table-cell table:formula="of:=CONCATENATE(&quot;&lt;MoveTime from=&quot;&quot;&quot;;TEXT([Sheet1.$B17];&quot;#&quot;);&quot;&quot;&quot; time=&quot;&quot;&quot;;TEXT([Sheet1.P17];&quot;#&quot;);&quot;&quot;&quot;/&gt;&quot;)" office:value-type="string" office:string-value="&lt;MoveTime from=&quot;Peel1 SHIELD&quot; time=&quot;&quot;/&gt;" calcext:value-type="string">
            <text:p>&lt;MoveTime from="Peel1 SHIELD" time=""/&gt;</text:p>
          </table:table-cell>
          <table:table-cell table:formula="of:=CONCATENATE(&quot;&lt;MoveTime from=&quot;&quot;&quot;;TEXT([Sheet1.$B17];&quot;#&quot;);&quot;&quot;&quot; time=&quot;&quot;&quot;;TEXT([Sheet1.Y17];&quot;#&quot;);&quot;&quot;&quot;/&gt;&quot;)" office:value-type="string" office:string-value="&lt;MoveTime from=&quot;Peel1 SHIELD&quot; time=&quot;2&quot;/&gt;" calcext:value-type="string">
            <text:p>&lt;MoveTime from="Peel1 SHIELD" time="2"/&gt;</text:p>
          </table:table-cell>
          <table:table-cell table:formula="of:=CONCATENATE(&quot;&lt;MoveTime from=&quot;&quot;&quot;;TEXT([Sheet1.$B17];&quot;#&quot;);&quot;&quot;&quot; time=&quot;&quot;&quot;;TEXT([Sheet1.Q17];&quot;#&quot;);&quot;&quot;&quot;/&gt;&quot;)" office:value-type="string" office:string-value="&lt;MoveTime from=&quot;Peel1 SHIELD&quot; time=&quot;&quot;/&gt;" calcext:value-type="string">
            <text:p>&lt;MoveTime from="Peel1 SHIELD" time=""/&gt;</text:p>
          </table:table-cell>
          <table:table-cell table:formula="of:=CONCATENATE(&quot;&lt;MoveTime from=&quot;&quot;&quot;;TEXT([Sheet1.$B17];&quot;#&quot;);&quot;&quot;&quot; time=&quot;&quot;&quot;;TEXT([Sheet1.R17];&quot;#&quot;);&quot;&quot;&quot;/&gt;&quot;)" office:value-type="string" office:string-value="&lt;MoveTime from=&quot;Peel1 SHIELD&quot; time=&quot;2&quot;/&gt;" calcext:value-type="string">
            <text:p>&lt;MoveTime from="Peel1 SHIELD" time="2"/&gt;</text:p>
          </table:table-cell>
          <table:table-cell table:formula="of:=CONCATENATE(&quot;&lt;MoveTime from=&quot;&quot;&quot;;TEXT([Sheet1.$B17];&quot;#&quot;);&quot;&quot;&quot; time=&quot;&quot;&quot;;TEXT([Sheet1.S17];&quot;#&quot;);&quot;&quot;&quot;/&gt;&quot;)" office:value-type="string" office:string-value="&lt;MoveTime from=&quot;Peel1 SHIELD&quot; time=&quot;2&quot;/&gt;" calcext:value-type="string">
            <text:p>&lt;MoveTime from="Peel1 SHIELD" time="2"/&gt;</text:p>
          </table:table-cell>
          <table:table-cell table:formula="of:=CONCATENATE(&quot;&lt;MoveTime from=&quot;&quot;&quot;;TEXT([Sheet1.$B17];&quot;#&quot;);&quot;&quot;&quot; time=&quot;&quot;&quot;;TEXT([Sheet1.T17];&quot;#&quot;);&quot;&quot;&quot;/&gt;&quot;)" office:value-type="string" office:string-value="&lt;MoveTime from=&quot;Peel1 SHIELD&quot; time=&quot;1&quot;/&gt;" calcext:value-type="string">
            <text:p>&lt;MoveTime from="Peel1 SHIELD" time="1"/&gt;</text:p>
          </table:table-cell>
          <table:table-cell table:formula="of:=CONCATENATE(&quot;&lt;MoveTime from=&quot;&quot;&quot;;TEXT([Sheet1.$B17];&quot;#&quot;);&quot;&quot;&quot; time=&quot;&quot;&quot;;TEXT([Sheet1.U17];&quot;#&quot;);&quot;&quot;&quot;/&gt;&quot;)" office:value-type="string" office:string-value="&lt;MoveTime from=&quot;Peel1 SHIELD&quot; time=&quot;2&quot;/&gt;" calcext:value-type="string">
            <text:p>&lt;MoveTime from="Peel1 SHIELD" time="2"/&gt;</text:p>
          </table:table-cell>
          <table:table-cell table:formula="of:=CONCATENATE(&quot;&lt;MoveTime from=&quot;&quot;&quot;;TEXT([Sheet1.$B17];&quot;#&quot;);&quot;&quot;&quot; time=&quot;&quot;&quot;;TEXT([Sheet1.V17];&quot;#&quot;);&quot;&quot;&quot;/&gt;&quot;)" office:value-type="string" office:string-value="&lt;MoveTime from=&quot;Peel1 SHIELD&quot; time=&quot;&quot;/&gt;" calcext:value-type="string">
            <text:p>&lt;MoveTime from="Peel1 SHIELD" time=""/&gt;</text:p>
          </table:table-cell>
          <table:table-cell table:formula="of:=CONCATENATE(&quot;&lt;MoveTime from=&quot;&quot;&quot;;TEXT([Sheet1.$B17];&quot;#&quot;);&quot;&quot;&quot; time=&quot;&quot;&quot;;TEXT([Sheet1.W17];&quot;#&quot;);&quot;&quot;&quot;/&gt;&quot;)" office:value-type="string" office:string-value="&lt;MoveTime from=&quot;Peel1 SHIELD&quot; time=&quot;&quot;/&gt;" calcext:value-type="string">
            <text:p>&lt;MoveTime from="Peel1 SHIELD" time=""/&gt;</text:p>
          </table:table-cell>
          <table:table-cell table:formula="of:=CONCATENATE(&quot;&lt;MoveTime from=&quot;&quot;&quot;;TEXT([Sheet1.$B17];&quot;#&quot;);&quot;&quot;&quot; time=&quot;&quot;&quot;;TEXT([Sheet1.X17];&quot;#&quot;);&quot;&quot;&quot;/&gt;&quot;)" office:value-type="string" office:string-value="&lt;MoveTime from=&quot;Peel1 SHIELD&quot; time=&quot;2&quot;/&gt;" calcext:value-type="string">
            <text:p>&lt;MoveTime from="Peel1 SHIELD" time="2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18];&quot;#&quot;);&quot;&quot;&quot; time=&quot;&quot;&quot;;TEXT([Sheet1.C18];&quot;#&quot;);&quot;&quot;&quot;/&gt;&quot;)" office:value-type="string" office:string-value="&lt;MoveTime from=&quot;Mount LCD on SHIELD&quot; time=&quot;3&quot;/&gt;" calcext:value-type="string">
            <text:p>&lt;MoveTime from="Mount LCD on SHIELD" time="3"/&gt;</text:p>
          </table:table-cell>
          <table:table-cell table:formula="of:=CONCATENATE(&quot;&lt;MoveTime from=&quot;&quot;&quot;;TEXT([Sheet1.$B18];&quot;#&quot;);&quot;&quot;&quot; time=&quot;&quot;&quot;;TEXT([Sheet1.D18];&quot;#&quot;);&quot;&quot;&quot;/&gt;&quot;)" office:value-type="string" office:string-value="&lt;MoveTime from=&quot;Mount LCD on SHIELD&quot; time=&quot;2&quot;/&gt;" calcext:value-type="string">
            <text:p>&lt;MoveTime from="Mount LCD on SHIELD" time="2"/&gt;</text:p>
          </table:table-cell>
          <table:table-cell table:formula="of:=CONCATENATE(&quot;&lt;MoveTime from=&quot;&quot;&quot;;TEXT([Sheet1.$B18];&quot;#&quot;);&quot;&quot;&quot; time=&quot;&quot;&quot;;TEXT([Sheet1.E18];&quot;#&quot;);&quot;&quot;&quot;/&gt;&quot;)" office:value-type="string" office:string-value="&lt;MoveTime from=&quot;Mount LCD on SHIELD&quot; time=&quot;2&quot;/&gt;" calcext:value-type="string">
            <text:p>&lt;MoveTime from="Mount LCD on SHIELD" time="2"/&gt;</text:p>
          </table:table-cell>
          <table:table-cell table:formula="of:=CONCATENATE(&quot;&lt;MoveTime from=&quot;&quot;&quot;;TEXT([Sheet1.$B18];&quot;#&quot;);&quot;&quot;&quot; time=&quot;&quot;&quot;;TEXT([Sheet1.F18];&quot;#&quot;);&quot;&quot;&quot;/&gt;&quot;)" office:value-type="string" office:string-value="&lt;MoveTime from=&quot;Mount LCD on SHIELD&quot; time=&quot;1&quot;/&gt;" calcext:value-type="string">
            <text:p>&lt;MoveTime from="Mount LCD on SHIELD" time="1"/&gt;</text:p>
          </table:table-cell>
          <table:table-cell table:formula="of:=CONCATENATE(&quot;&lt;MoveTime from=&quot;&quot;&quot;;TEXT([Sheet1.$B18];&quot;#&quot;);&quot;&quot;&quot; time=&quot;&quot;&quot;;TEXT([Sheet1.G18];&quot;#&quot;);&quot;&quot;&quot;/&gt;&quot;)" office:value-type="string" office:string-value="&lt;MoveTime from=&quot;Mount LCD on SHIELD&quot; time=&quot;1&quot;/&gt;" calcext:value-type="string">
            <text:p>&lt;MoveTime from="Mount LCD on SHIELD" time="1"/&gt;</text:p>
          </table:table-cell>
          <table:table-cell table:formula="of:=CONCATENATE(&quot;&lt;MoveTime from=&quot;&quot;&quot;;TEXT([Sheet1.$B18];&quot;#&quot;);&quot;&quot;&quot; time=&quot;&quot;&quot;;TEXT([Sheet1.H18];&quot;#&quot;);&quot;&quot;&quot;/&gt;&quot;)" office:value-type="string" office:string-value="&lt;MoveTime from=&quot;Mount LCD on SHIELD&quot; time=&quot;1&quot;/&gt;" calcext:value-type="string">
            <text:p>&lt;MoveTime from="Mount LCD on SHIELD" time="1"/&gt;</text:p>
          </table:table-cell>
          <table:table-cell table:formula="of:=CONCATENATE(&quot;&lt;MoveTime from=&quot;&quot;&quot;;TEXT([Sheet1.$B18];&quot;#&quot;);&quot;&quot;&quot; time=&quot;&quot;&quot;;TEXT([Sheet1.I18];&quot;#&quot;);&quot;&quot;&quot;/&gt;&quot;)" office:value-type="string" office:string-value="&lt;MoveTime from=&quot;Mount LCD on SHIELD&quot; time=&quot;2&quot;/&gt;" calcext:value-type="string">
            <text:p>&lt;MoveTime from="Mount LCD on SHIELD" time="2"/&gt;</text:p>
          </table:table-cell>
          <table:table-cell table:formula="of:=CONCATENATE(&quot;&lt;MoveTime from=&quot;&quot;&quot;;TEXT([Sheet1.$B18];&quot;#&quot;);&quot;&quot;&quot; time=&quot;&quot;&quot;;TEXT([Sheet1.J18];&quot;#&quot;);&quot;&quot;&quot;/&gt;&quot;)" office:value-type="string" office:string-value="&lt;MoveTime from=&quot;Mount LCD on SHIELD&quot; time=&quot;1&quot;/&gt;" calcext:value-type="string">
            <text:p>&lt;MoveTime from="Mount LCD on SHIELD" time="1"/&gt;</text:p>
          </table:table-cell>
          <table:table-cell table:formula="of:=CONCATENATE(&quot;&lt;MoveTime from=&quot;&quot;&quot;;TEXT([Sheet1.$B18];&quot;#&quot;);&quot;&quot;&quot; time=&quot;&quot;&quot;;TEXT([Sheet1.K18];&quot;#&quot;);&quot;&quot;&quot;/&gt;&quot;)" office:value-type="string" office:string-value="&lt;MoveTime from=&quot;Mount LCD on SHIELD&quot; time=&quot;&quot;/&gt;" calcext:value-type="string">
            <text:p>&lt;MoveTime from="Mount LCD on SHIELD" time=""/&gt;</text:p>
          </table:table-cell>
          <table:table-cell table:formula="of:=CONCATENATE(&quot;&lt;MoveTime from=&quot;&quot;&quot;;TEXT([Sheet1.$B18];&quot;#&quot;);&quot;&quot;&quot; time=&quot;&quot;&quot;;TEXT([Sheet1.L18];&quot;#&quot;);&quot;&quot;&quot;/&gt;&quot;)" office:value-type="string" office:string-value="&lt;MoveTime from=&quot;Mount LCD on SHIELD&quot; time=&quot;3&quot;/&gt;" calcext:value-type="string">
            <text:p>&lt;MoveTime from="Mount LCD on SHIELD" time="3"/&gt;</text:p>
          </table:table-cell>
          <table:table-cell table:formula="of:=CONCATENATE(&quot;&lt;MoveTime from=&quot;&quot;&quot;;TEXT([Sheet1.$B18];&quot;#&quot;);&quot;&quot;&quot; time=&quot;&quot;&quot;;TEXT([Sheet1.M18];&quot;#&quot;);&quot;&quot;&quot;/&gt;&quot;)" office:value-type="string" office:string-value="&lt;MoveTime from=&quot;Mount LCD on SHIELD&quot; time=&quot;1&quot;/&gt;" calcext:value-type="string">
            <text:p>&lt;MoveTime from="Mount LCD on SHIELD" time="1"/&gt;</text:p>
          </table:table-cell>
          <table:table-cell table:formula="of:=CONCATENATE(&quot;&lt;MoveTime from=&quot;&quot;&quot;;TEXT([Sheet1.$B18];&quot;#&quot;);&quot;&quot;&quot; time=&quot;&quot;&quot;;TEXT([Sheet1.N18];&quot;#&quot;);&quot;&quot;&quot;/&gt;&quot;)" office:value-type="string" office:string-value="&lt;MoveTime from=&quot;Mount LCD on SHIELD&quot; time=&quot;2&quot;/&gt;" calcext:value-type="string">
            <text:p>&lt;MoveTime from="Mount LCD on SHIELD" time="2"/&gt;</text:p>
          </table:table-cell>
          <table:table-cell table:formula="of:=CONCATENATE(&quot;&lt;MoveTime from=&quot;&quot;&quot;;TEXT([Sheet1.$B18];&quot;#&quot;);&quot;&quot;&quot; time=&quot;&quot;&quot;;TEXT([Sheet1.O18];&quot;#&quot;);&quot;&quot;&quot;/&gt;&quot;)" office:value-type="string" office:string-value="&lt;MoveTime from=&quot;Mount LCD on SHIELD&quot; time=&quot;&quot;/&gt;" calcext:value-type="string">
            <text:p>&lt;MoveTime from="Mount LCD on SHIELD" time=""/&gt;</text:p>
          </table:table-cell>
          <table:table-cell table:formula="of:=CONCATENATE(&quot;&lt;MoveTime from=&quot;&quot;&quot;;TEXT([Sheet1.$B18];&quot;#&quot;);&quot;&quot;&quot; time=&quot;&quot;&quot;;TEXT([Sheet1.P18];&quot;#&quot;);&quot;&quot;&quot;/&gt;&quot;)" office:value-type="string" office:string-value="&lt;MoveTime from=&quot;Mount LCD on SHIELD&quot; time=&quot;&quot;/&gt;" calcext:value-type="string">
            <text:p>&lt;MoveTime from="Mount LCD on SHIELD" time=""/&gt;</text:p>
          </table:table-cell>
          <table:table-cell table:formula="of:=CONCATENATE(&quot;&lt;MoveTime from=&quot;&quot;&quot;;TEXT([Sheet1.$B18];&quot;#&quot;);&quot;&quot;&quot; time=&quot;&quot;&quot;;TEXT([Sheet1.Y18];&quot;#&quot;);&quot;&quot;&quot;/&gt;&quot;)" office:value-type="string" office:string-value="&lt;MoveTime from=&quot;Mount LCD on SHIELD&quot; time=&quot;2&quot;/&gt;" calcext:value-type="string">
            <text:p>&lt;MoveTime from="Mount LCD on SHIELD" time="2"/&gt;</text:p>
          </table:table-cell>
          <table:table-cell table:formula="of:=CONCATENATE(&quot;&lt;MoveTime from=&quot;&quot;&quot;;TEXT([Sheet1.$B18];&quot;#&quot;);&quot;&quot;&quot; time=&quot;&quot;&quot;;TEXT([Sheet1.Q18];&quot;#&quot;);&quot;&quot;&quot;/&gt;&quot;)" office:value-type="string" office:string-value="&lt;MoveTime from=&quot;Mount LCD on SHIELD&quot; time=&quot;&quot;/&gt;" calcext:value-type="string">
            <text:p>&lt;MoveTime from="Mount LCD on SHIELD" time=""/&gt;</text:p>
          </table:table-cell>
          <table:table-cell table:formula="of:=CONCATENATE(&quot;&lt;MoveTime from=&quot;&quot;&quot;;TEXT([Sheet1.$B18];&quot;#&quot;);&quot;&quot;&quot; time=&quot;&quot;&quot;;TEXT([Sheet1.R18];&quot;#&quot;);&quot;&quot;&quot;/&gt;&quot;)" office:value-type="string" office:string-value="&lt;MoveTime from=&quot;Mount LCD on SHIELD&quot; time=&quot;2&quot;/&gt;" calcext:value-type="string">
            <text:p>&lt;MoveTime from="Mount LCD on SHIELD" time="2"/&gt;</text:p>
          </table:table-cell>
          <table:table-cell table:formula="of:=CONCATENATE(&quot;&lt;MoveTime from=&quot;&quot;&quot;;TEXT([Sheet1.$B18];&quot;#&quot;);&quot;&quot;&quot; time=&quot;&quot;&quot;;TEXT([Sheet1.S18];&quot;#&quot;);&quot;&quot;&quot;/&gt;&quot;)" office:value-type="string" office:string-value="&lt;MoveTime from=&quot;Mount LCD on SHIELD&quot; time=&quot;2&quot;/&gt;" calcext:value-type="string">
            <text:p>&lt;MoveTime from="Mount LCD on SHIELD" time="2"/&gt;</text:p>
          </table:table-cell>
          <table:table-cell table:formula="of:=CONCATENATE(&quot;&lt;MoveTime from=&quot;&quot;&quot;;TEXT([Sheet1.$B18];&quot;#&quot;);&quot;&quot;&quot; time=&quot;&quot;&quot;;TEXT([Sheet1.T18];&quot;#&quot;);&quot;&quot;&quot;/&gt;&quot;)" office:value-type="string" office:string-value="&lt;MoveTime from=&quot;Mount LCD on SHIELD&quot; time=&quot;1&quot;/&gt;" calcext:value-type="string">
            <text:p>&lt;MoveTime from="Mount LCD on SHIELD" time="1"/&gt;</text:p>
          </table:table-cell>
          <table:table-cell table:formula="of:=CONCATENATE(&quot;&lt;MoveTime from=&quot;&quot;&quot;;TEXT([Sheet1.$B18];&quot;#&quot;);&quot;&quot;&quot; time=&quot;&quot;&quot;;TEXT([Sheet1.U18];&quot;#&quot;);&quot;&quot;&quot;/&gt;&quot;)" office:value-type="string" office:string-value="&lt;MoveTime from=&quot;Mount LCD on SHIELD&quot; time=&quot;2&quot;/&gt;" calcext:value-type="string">
            <text:p>&lt;MoveTime from="Mount LCD on SHIELD" time="2"/&gt;</text:p>
          </table:table-cell>
          <table:table-cell table:formula="of:=CONCATENATE(&quot;&lt;MoveTime from=&quot;&quot;&quot;;TEXT([Sheet1.$B18];&quot;#&quot;);&quot;&quot;&quot; time=&quot;&quot;&quot;;TEXT([Sheet1.V18];&quot;#&quot;);&quot;&quot;&quot;/&gt;&quot;)" office:value-type="string" office:string-value="&lt;MoveTime from=&quot;Mount LCD on SHIELD&quot; time=&quot;&quot;/&gt;" calcext:value-type="string">
            <text:p>&lt;MoveTime from="Mount LCD on SHIELD" time=""/&gt;</text:p>
          </table:table-cell>
          <table:table-cell table:formula="of:=CONCATENATE(&quot;&lt;MoveTime from=&quot;&quot;&quot;;TEXT([Sheet1.$B18];&quot;#&quot;);&quot;&quot;&quot; time=&quot;&quot;&quot;;TEXT([Sheet1.W18];&quot;#&quot;);&quot;&quot;&quot;/&gt;&quot;)" office:value-type="string" office:string-value="&lt;MoveTime from=&quot;Mount LCD on SHIELD&quot; time=&quot;&quot;/&gt;" calcext:value-type="string">
            <text:p>&lt;MoveTime from="Mount LCD on SHIELD" time=""/&gt;</text:p>
          </table:table-cell>
          <table:table-cell table:formula="of:=CONCATENATE(&quot;&lt;MoveTime from=&quot;&quot;&quot;;TEXT([Sheet1.$B18];&quot;#&quot;);&quot;&quot;&quot; time=&quot;&quot;&quot;;TEXT([Sheet1.X18];&quot;#&quot;);&quot;&quot;&quot;/&gt;&quot;)" office:value-type="string" office:string-value="&lt;MoveTime from=&quot;Mount LCD on SHIELD&quot; time=&quot;2&quot;/&gt;" calcext:value-type="string">
            <text:p>&lt;MoveTime from="Mount LCD on SHIELD" time="2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27];&quot;#&quot;);&quot;&quot;&quot; time=&quot;&quot;&quot;;TEXT([Sheet1.C27];&quot;#&quot;);&quot;&quot;&quot;/&gt;&quot;)" office:value-type="string" office:string-value="&lt;MoveTime from=&quot;Tap PWB-DCOVER-ANTENNA&quot; time=&quot;3&quot;/&gt;" calcext:value-type="string">
            <text:p>&lt;MoveTime from="Tap PWB-DCOVER-ANTENNA" time="3"/&gt;</text:p>
          </table:table-cell>
          <table:table-cell table:formula="of:=CONCATENATE(&quot;&lt;MoveTime from=&quot;&quot;&quot;;TEXT([Sheet1.$B27];&quot;#&quot;);&quot;&quot;&quot; time=&quot;&quot;&quot;;TEXT([Sheet1.D27];&quot;#&quot;);&quot;&quot;&quot;/&gt;&quot;)" office:value-type="string" office:string-value="&lt;MoveTime from=&quot;Tap PWB-DCOVER-ANTENNA&quot; time=&quot;&quot;/&gt;" calcext:value-type="string">
            <text:p>&lt;MoveTime from="Tap PWB-DCOVER-ANTENNA" time=""/&gt;</text:p>
          </table:table-cell>
          <table:table-cell table:formula="of:=CONCATENATE(&quot;&lt;MoveTime from=&quot;&quot;&quot;;TEXT([Sheet1.$B27];&quot;#&quot;);&quot;&quot;&quot; time=&quot;&quot;&quot;;TEXT([Sheet1.E27];&quot;#&quot;);&quot;&quot;&quot;/&gt;&quot;)" office:value-type="string" office:string-value="&lt;MoveTime from=&quot;Tap PWB-DCOVER-ANTENNA&quot; time=&quot;&quot;/&gt;" calcext:value-type="string">
            <text:p>&lt;MoveTime from="Tap PWB-DCOVER-ANTENNA" time=""/&gt;</text:p>
          </table:table-cell>
          <table:table-cell table:formula="of:=CONCATENATE(&quot;&lt;MoveTime from=&quot;&quot;&quot;;TEXT([Sheet1.$B27];&quot;#&quot;);&quot;&quot;&quot; time=&quot;&quot;&quot;;TEXT([Sheet1.F27];&quot;#&quot;);&quot;&quot;&quot;/&gt;&quot;)" office:value-type="string" office:string-value="&lt;MoveTime from=&quot;Tap PWB-DCOVER-ANTENNA&quot; time=&quot;1&quot;/&gt;" calcext:value-type="string">
            <text:p>&lt;MoveTime from="Tap PWB-DCOVER-ANTENNA" time="1"/&gt;</text:p>
          </table:table-cell>
          <table:table-cell table:formula="of:=CONCATENATE(&quot;&lt;MoveTime from=&quot;&quot;&quot;;TEXT([Sheet1.$B27];&quot;#&quot;);&quot;&quot;&quot; time=&quot;&quot;&quot;;TEXT([Sheet1.G27];&quot;#&quot;);&quot;&quot;&quot;/&gt;&quot;)" office:value-type="string" office:string-value="&lt;MoveTime from=&quot;Tap PWB-DCOVER-ANTENNA&quot; time=&quot;2&quot;/&gt;" calcext:value-type="string">
            <text:p>&lt;MoveTime from="Tap PWB-DCOVER-ANTENNA" time="2"/&gt;</text:p>
          </table:table-cell>
          <table:table-cell table:formula="of:=CONCATENATE(&quot;&lt;MoveTime from=&quot;&quot;&quot;;TEXT([Sheet1.$B27];&quot;#&quot;);&quot;&quot;&quot; time=&quot;&quot;&quot;;TEXT([Sheet1.H27];&quot;#&quot;);&quot;&quot;&quot;/&gt;&quot;)" office:value-type="string" office:string-value="&lt;MoveTime from=&quot;Tap PWB-DCOVER-ANTENNA&quot; time=&quot;1&quot;/&gt;" calcext:value-type="string">
            <text:p>&lt;MoveTime from="Tap PWB-DCOVER-ANTENNA" time="1"/&gt;</text:p>
          </table:table-cell>
          <table:table-cell table:formula="of:=CONCATENATE(&quot;&lt;MoveTime from=&quot;&quot;&quot;;TEXT([Sheet1.$B27];&quot;#&quot;);&quot;&quot;&quot; time=&quot;&quot;&quot;;TEXT([Sheet1.I27];&quot;#&quot;);&quot;&quot;&quot;/&gt;&quot;)" office:value-type="string" office:string-value="&lt;MoveTime from=&quot;Tap PWB-DCOVER-ANTENNA&quot; time=&quot;&quot;/&gt;" calcext:value-type="string">
            <text:p>&lt;MoveTime from="Tap PWB-DCOVER-ANTENNA" time=""/&gt;</text:p>
          </table:table-cell>
          <table:table-cell table:formula="of:=CONCATENATE(&quot;&lt;MoveTime from=&quot;&quot;&quot;;TEXT([Sheet1.$B27];&quot;#&quot;);&quot;&quot;&quot; time=&quot;&quot;&quot;;TEXT([Sheet1.J27];&quot;#&quot;);&quot;&quot;&quot;/&gt;&quot;)" office:value-type="string" office:string-value="&lt;MoveTime from=&quot;Tap PWB-DCOVER-ANTENNA&quot; time=&quot;2&quot;/&gt;" calcext:value-type="string">
            <text:p>&lt;MoveTime from="Tap PWB-DCOVER-ANTENNA" time="2"/&gt;</text:p>
          </table:table-cell>
          <table:table-cell table:formula="of:=CONCATENATE(&quot;&lt;MoveTime from=&quot;&quot;&quot;;TEXT([Sheet1.$B27];&quot;#&quot;);&quot;&quot;&quot; time=&quot;&quot;&quot;;TEXT([Sheet1.K27];&quot;#&quot;);&quot;&quot;&quot;/&gt;&quot;)" office:value-type="string" office:string-value="&lt;MoveTime from=&quot;Tap PWB-DCOVER-ANTENNA&quot; time=&quot;1&quot;/&gt;" calcext:value-type="string">
            <text:p>&lt;MoveTime from="Tap PWB-DCOVER-ANTENNA" time="1"/&gt;</text:p>
          </table:table-cell>
          <table:table-cell table:formula="of:=CONCATENATE(&quot;&lt;MoveTime from=&quot;&quot;&quot;;TEXT([Sheet1.$B27];&quot;#&quot;);&quot;&quot;&quot; time=&quot;&quot;&quot;;TEXT([Sheet1.L27];&quot;#&quot;);&quot;&quot;&quot;/&gt;&quot;)" office:value-type="string" office:string-value="&lt;MoveTime from=&quot;Tap PWB-DCOVER-ANTENNA&quot; time=&quot;3&quot;/&gt;" calcext:value-type="string">
            <text:p>&lt;MoveTime from="Tap PWB-DCOVER-ANTENNA" time="3"/&gt;</text:p>
          </table:table-cell>
          <table:table-cell table:formula="of:=CONCATENATE(&quot;&lt;MoveTime from=&quot;&quot;&quot;;TEXT([Sheet1.$B27];&quot;#&quot;);&quot;&quot;&quot; time=&quot;&quot;&quot;;TEXT([Sheet1.M27];&quot;#&quot;);&quot;&quot;&quot;/&gt;&quot;)" office:value-type="string" office:string-value="&lt;MoveTime from=&quot;Tap PWB-DCOVER-ANTENNA&quot; time=&quot;1&quot;/&gt;" calcext:value-type="string">
            <text:p>&lt;MoveTime from="Tap PWB-DCOVER-ANTENNA" time="1"/&gt;</text:p>
          </table:table-cell>
          <table:table-cell table:formula="of:=CONCATENATE(&quot;&lt;MoveTime from=&quot;&quot;&quot;;TEXT([Sheet1.$B27];&quot;#&quot;);&quot;&quot;&quot; time=&quot;&quot;&quot;;TEXT([Sheet1.N27];&quot;#&quot;);&quot;&quot;&quot;/&gt;&quot;)" office:value-type="string" office:string-value="&lt;MoveTime from=&quot;Tap PWB-DCOVER-ANTENNA&quot; time=&quot;&quot;/&gt;" calcext:value-type="string">
            <text:p>&lt;MoveTime from="Tap PWB-DCOVER-ANTENNA" time=""/&gt;</text:p>
          </table:table-cell>
          <table:table-cell table:formula="of:=CONCATENATE(&quot;&lt;MoveTime from=&quot;&quot;&quot;;TEXT([Sheet1.$B27];&quot;#&quot;);&quot;&quot;&quot; time=&quot;&quot;&quot;;TEXT([Sheet1.O27];&quot;#&quot;);&quot;&quot;&quot;/&gt;&quot;)" office:value-type="string" office:string-value="&lt;MoveTime from=&quot;Tap PWB-DCOVER-ANTENNA&quot; time=&quot;1&quot;/&gt;" calcext:value-type="string">
            <text:p>&lt;MoveTime from="Tap PWB-DCOVER-ANTENNA" time="1"/&gt;</text:p>
          </table:table-cell>
          <table:table-cell table:formula="of:=CONCATENATE(&quot;&lt;MoveTime from=&quot;&quot;&quot;;TEXT([Sheet1.$B27];&quot;#&quot;);&quot;&quot;&quot; time=&quot;&quot;&quot;;TEXT([Sheet1.P27];&quot;#&quot;);&quot;&quot;&quot;/&gt;&quot;)" office:value-type="string" office:string-value="&lt;MoveTime from=&quot;Tap PWB-DCOVER-ANTENNA&quot; time=&quot;1&quot;/&gt;" calcext:value-type="string">
            <text:p>&lt;MoveTime from="Tap PWB-DCOVER-ANTENNA" time="1"/&gt;</text:p>
          </table:table-cell>
          <table:table-cell table:formula="of:=CONCATENATE(&quot;&lt;MoveTime from=&quot;&quot;&quot;;TEXT([Sheet1.$B27];&quot;#&quot;);&quot;&quot;&quot; time=&quot;&quot;&quot;;TEXT([Sheet1.Y27];&quot;#&quot;);&quot;&quot;&quot;/&gt;&quot;)" office:value-type="string" office:string-value="&lt;MoveTime from=&quot;Tap PWB-DCOVER-ANTENNA&quot; time=&quot;&quot;/&gt;" calcext:value-type="string">
            <text:p>&lt;MoveTime from="Tap PWB-DCOVER-ANTENNA" time=""/&gt;</text:p>
          </table:table-cell>
          <table:table-cell table:formula="of:=CONCATENATE(&quot;&lt;MoveTime from=&quot;&quot;&quot;;TEXT([Sheet1.$B27];&quot;#&quot;);&quot;&quot;&quot; time=&quot;&quot;&quot;;TEXT([Sheet1.Q27];&quot;#&quot;);&quot;&quot;&quot;/&gt;&quot;)" office:value-type="string" office:string-value="&lt;MoveTime from=&quot;Tap PWB-DCOVER-ANTENNA&quot; time=&quot;1&quot;/&gt;" calcext:value-type="string">
            <text:p>&lt;MoveTime from="Tap PWB-DCOVER-ANTENNA" time="1"/&gt;</text:p>
          </table:table-cell>
          <table:table-cell table:formula="of:=CONCATENATE(&quot;&lt;MoveTime from=&quot;&quot;&quot;;TEXT([Sheet1.$B27];&quot;#&quot;);&quot;&quot;&quot; time=&quot;&quot;&quot;;TEXT([Sheet1.R27];&quot;#&quot;);&quot;&quot;&quot;/&gt;&quot;)" office:value-type="string" office:string-value="&lt;MoveTime from=&quot;Tap PWB-DCOVER-ANTENNA&quot; time=&quot;&quot;/&gt;" calcext:value-type="string">
            <text:p>&lt;MoveTime from="Tap PWB-DCOVER-ANTENNA" time=""/&gt;</text:p>
          </table:table-cell>
          <table:table-cell table:formula="of:=CONCATENATE(&quot;&lt;MoveTime from=&quot;&quot;&quot;;TEXT([Sheet1.$B27];&quot;#&quot;);&quot;&quot;&quot; time=&quot;&quot;&quot;;TEXT([Sheet1.S27];&quot;#&quot;);&quot;&quot;&quot;/&gt;&quot;)" office:value-type="string" office:string-value="&lt;MoveTime from=&quot;Tap PWB-DCOVER-ANTENNA&quot; time=&quot;1&quot;/&gt;" calcext:value-type="string">
            <text:p>&lt;MoveTime from="Tap PWB-DCOVER-ANTENNA" time="1"/&gt;</text:p>
          </table:table-cell>
          <table:table-cell table:formula="of:=CONCATENATE(&quot;&lt;MoveTime from=&quot;&quot;&quot;;TEXT([Sheet1.$B27];&quot;#&quot;);&quot;&quot;&quot; time=&quot;&quot;&quot;;TEXT([Sheet1.T27];&quot;#&quot;);&quot;&quot;&quot;/&gt;&quot;)" office:value-type="string" office:string-value="&lt;MoveTime from=&quot;Tap PWB-DCOVER-ANTENNA&quot; time=&quot;1&quot;/&gt;" calcext:value-type="string">
            <text:p>&lt;MoveTime from="Tap PWB-DCOVER-ANTENNA" time="1"/&gt;</text:p>
          </table:table-cell>
          <table:table-cell table:formula="of:=CONCATENATE(&quot;&lt;MoveTime from=&quot;&quot;&quot;;TEXT([Sheet1.$B27];&quot;#&quot;);&quot;&quot;&quot; time=&quot;&quot;&quot;;TEXT([Sheet1.U27];&quot;#&quot;);&quot;&quot;&quot;/&gt;&quot;)" office:value-type="string" office:string-value="&lt;MoveTime from=&quot;Tap PWB-DCOVER-ANTENNA&quot; time=&quot;2&quot;/&gt;" calcext:value-type="string">
            <text:p>&lt;MoveTime from="Tap PWB-DCOVER-ANTENNA" time="2"/&gt;</text:p>
          </table:table-cell>
          <table:table-cell table:formula="of:=CONCATENATE(&quot;&lt;MoveTime from=&quot;&quot;&quot;;TEXT([Sheet1.$B27];&quot;#&quot;);&quot;&quot;&quot; time=&quot;&quot;&quot;;TEXT([Sheet1.V27];&quot;#&quot;);&quot;&quot;&quot;/&gt;&quot;)" office:value-type="string" office:string-value="&lt;MoveTime from=&quot;Tap PWB-DCOVER-ANTENNA&quot; time=&quot;1&quot;/&gt;" calcext:value-type="string">
            <text:p>&lt;MoveTime from="Tap PWB-DCOVER-ANTENNA" time="1"/&gt;</text:p>
          </table:table-cell>
          <table:table-cell table:formula="of:=CONCATENATE(&quot;&lt;MoveTime from=&quot;&quot;&quot;;TEXT([Sheet1.$B27];&quot;#&quot;);&quot;&quot;&quot; time=&quot;&quot;&quot;;TEXT([Sheet1.W27];&quot;#&quot;);&quot;&quot;&quot;/&gt;&quot;)" office:value-type="string" office:string-value="&lt;MoveTime from=&quot;Tap PWB-DCOVER-ANTENNA&quot; time=&quot;1&quot;/&gt;" calcext:value-type="string">
            <text:p>&lt;MoveTime from="Tap PWB-DCOVER-ANTENNA" time="1"/&gt;</text:p>
          </table:table-cell>
          <table:table-cell table:formula="of:=CONCATENATE(&quot;&lt;MoveTime from=&quot;&quot;&quot;;TEXT([Sheet1.$B27];&quot;#&quot;);&quot;&quot;&quot; time=&quot;&quot;&quot;;TEXT([Sheet1.X27];&quot;#&quot;);&quot;&quot;&quot;/&gt;&quot;)" office:value-type="string" office:string-value="&lt;MoveTime from=&quot;Tap PWB-DCOVER-ANTENNA&quot; time=&quot;&quot;/&gt;" calcext:value-type="string">
            <text:p>&lt;MoveTime from="Tap PWB-DCOVER-ANTENNA" time="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19];&quot;#&quot;);&quot;&quot;&quot; time=&quot;&quot;&quot;;TEXT([Sheet1.C19];&quot;#&quot;);&quot;&quot;&quot;/&gt;&quot;)" office:value-type="string" office:string-value="&lt;MoveTime from=&quot;Tap LCD-SHIELD&quot; time=&quot;3&quot;/&gt;" calcext:value-type="string">
            <text:p>&lt;MoveTime from="Tap LCD-SHIELD" time="3"/&gt;</text:p>
          </table:table-cell>
          <table:table-cell table:formula="of:=CONCATENATE(&quot;&lt;MoveTime from=&quot;&quot;&quot;;TEXT([Sheet1.$B19];&quot;#&quot;);&quot;&quot;&quot; time=&quot;&quot;&quot;;TEXT([Sheet1.D19];&quot;#&quot;);&quot;&quot;&quot;/&gt;&quot;)" office:value-type="string" office:string-value="&lt;MoveTime from=&quot;Tap LCD-SHIELD&quot; time=&quot;2&quot;/&gt;" calcext:value-type="string">
            <text:p>&lt;MoveTime from="Tap LCD-SHIELD" time="2"/&gt;</text:p>
          </table:table-cell>
          <table:table-cell table:formula="of:=CONCATENATE(&quot;&lt;MoveTime from=&quot;&quot;&quot;;TEXT([Sheet1.$B19];&quot;#&quot;);&quot;&quot;&quot; time=&quot;&quot;&quot;;TEXT([Sheet1.E19];&quot;#&quot;);&quot;&quot;&quot;/&gt;&quot;)" office:value-type="string" office:string-value="&lt;MoveTime from=&quot;Tap LCD-SHIELD&quot; time=&quot;2&quot;/&gt;" calcext:value-type="string">
            <text:p>&lt;MoveTime from="Tap LCD-SHIELD" time="2"/&gt;</text:p>
          </table:table-cell>
          <table:table-cell table:formula="of:=CONCATENATE(&quot;&lt;MoveTime from=&quot;&quot;&quot;;TEXT([Sheet1.$B19];&quot;#&quot;);&quot;&quot;&quot; time=&quot;&quot;&quot;;TEXT([Sheet1.F19];&quot;#&quot;);&quot;&quot;&quot;/&gt;&quot;)" office:value-type="string" office:string-value="&lt;MoveTime from=&quot;Tap LCD-SHIELD&quot; time=&quot;1&quot;/&gt;" calcext:value-type="string">
            <text:p>&lt;MoveTime from="Tap LCD-SHIELD" time="1"/&gt;</text:p>
          </table:table-cell>
          <table:table-cell table:formula="of:=CONCATENATE(&quot;&lt;MoveTime from=&quot;&quot;&quot;;TEXT([Sheet1.$B19];&quot;#&quot;);&quot;&quot;&quot; time=&quot;&quot;&quot;;TEXT([Sheet1.G19];&quot;#&quot;);&quot;&quot;&quot;/&gt;&quot;)" office:value-type="string" office:string-value="&lt;MoveTime from=&quot;Tap LCD-SHIELD&quot; time=&quot;1&quot;/&gt;" calcext:value-type="string">
            <text:p>&lt;MoveTime from="Tap LCD-SHIELD" time="1"/&gt;</text:p>
          </table:table-cell>
          <table:table-cell table:formula="of:=CONCATENATE(&quot;&lt;MoveTime from=&quot;&quot;&quot;;TEXT([Sheet1.$B19];&quot;#&quot;);&quot;&quot;&quot; time=&quot;&quot;&quot;;TEXT([Sheet1.H19];&quot;#&quot;);&quot;&quot;&quot;/&gt;&quot;)" office:value-type="string" office:string-value="&lt;MoveTime from=&quot;Tap LCD-SHIELD&quot; time=&quot;1&quot;/&gt;" calcext:value-type="string">
            <text:p>&lt;MoveTime from="Tap LCD-SHIELD" time="1"/&gt;</text:p>
          </table:table-cell>
          <table:table-cell table:formula="of:=CONCATENATE(&quot;&lt;MoveTime from=&quot;&quot;&quot;;TEXT([Sheet1.$B19];&quot;#&quot;);&quot;&quot;&quot; time=&quot;&quot;&quot;;TEXT([Sheet1.I19];&quot;#&quot;);&quot;&quot;&quot;/&gt;&quot;)" office:value-type="string" office:string-value="&lt;MoveTime from=&quot;Tap LCD-SHIELD&quot; time=&quot;2&quot;/&gt;" calcext:value-type="string">
            <text:p>&lt;MoveTime from="Tap LCD-SHIELD" time="2"/&gt;</text:p>
          </table:table-cell>
          <table:table-cell table:formula="of:=CONCATENATE(&quot;&lt;MoveTime from=&quot;&quot;&quot;;TEXT([Sheet1.$B19];&quot;#&quot;);&quot;&quot;&quot; time=&quot;&quot;&quot;;TEXT([Sheet1.J19];&quot;#&quot;);&quot;&quot;&quot;/&gt;&quot;)" office:value-type="string" office:string-value="&lt;MoveTime from=&quot;Tap LCD-SHIELD&quot; time=&quot;1&quot;/&gt;" calcext:value-type="string">
            <text:p>&lt;MoveTime from="Tap LCD-SHIELD" time="1"/&gt;</text:p>
          </table:table-cell>
          <table:table-cell table:formula="of:=CONCATENATE(&quot;&lt;MoveTime from=&quot;&quot;&quot;;TEXT([Sheet1.$B19];&quot;#&quot;);&quot;&quot;&quot; time=&quot;&quot;&quot;;TEXT([Sheet1.K19];&quot;#&quot;);&quot;&quot;&quot;/&gt;&quot;)" office:value-type="string" office:string-value="&lt;MoveTime from=&quot;Tap LCD-SHIELD&quot; time=&quot;&quot;/&gt;" calcext:value-type="string">
            <text:p>&lt;MoveTime from="Tap LCD-SHIELD" time=""/&gt;</text:p>
          </table:table-cell>
          <table:table-cell table:formula="of:=CONCATENATE(&quot;&lt;MoveTime from=&quot;&quot;&quot;;TEXT([Sheet1.$B19];&quot;#&quot;);&quot;&quot;&quot; time=&quot;&quot;&quot;;TEXT([Sheet1.L19];&quot;#&quot;);&quot;&quot;&quot;/&gt;&quot;)" office:value-type="string" office:string-value="&lt;MoveTime from=&quot;Tap LCD-SHIELD&quot; time=&quot;3&quot;/&gt;" calcext:value-type="string">
            <text:p>&lt;MoveTime from="Tap LCD-SHIELD" time="3"/&gt;</text:p>
          </table:table-cell>
          <table:table-cell table:formula="of:=CONCATENATE(&quot;&lt;MoveTime from=&quot;&quot;&quot;;TEXT([Sheet1.$B19];&quot;#&quot;);&quot;&quot;&quot; time=&quot;&quot;&quot;;TEXT([Sheet1.M19];&quot;#&quot;);&quot;&quot;&quot;/&gt;&quot;)" office:value-type="string" office:string-value="&lt;MoveTime from=&quot;Tap LCD-SHIELD&quot; time=&quot;1&quot;/&gt;" calcext:value-type="string">
            <text:p>&lt;MoveTime from="Tap LCD-SHIELD" time="1"/&gt;</text:p>
          </table:table-cell>
          <table:table-cell table:formula="of:=CONCATENATE(&quot;&lt;MoveTime from=&quot;&quot;&quot;;TEXT([Sheet1.$B19];&quot;#&quot;);&quot;&quot;&quot; time=&quot;&quot;&quot;;TEXT([Sheet1.N19];&quot;#&quot;);&quot;&quot;&quot;/&gt;&quot;)" office:value-type="string" office:string-value="&lt;MoveTime from=&quot;Tap LCD-SHIELD&quot; time=&quot;2&quot;/&gt;" calcext:value-type="string">
            <text:p>&lt;MoveTime from="Tap LCD-SHIELD" time="2"/&gt;</text:p>
          </table:table-cell>
          <table:table-cell table:formula="of:=CONCATENATE(&quot;&lt;MoveTime from=&quot;&quot;&quot;;TEXT([Sheet1.$B19];&quot;#&quot;);&quot;&quot;&quot; time=&quot;&quot;&quot;;TEXT([Sheet1.O19];&quot;#&quot;);&quot;&quot;&quot;/&gt;&quot;)" office:value-type="string" office:string-value="&lt;MoveTime from=&quot;Tap LCD-SHIELD&quot; time=&quot;&quot;/&gt;" calcext:value-type="string">
            <text:p>&lt;MoveTime from="Tap LCD-SHIELD" time=""/&gt;</text:p>
          </table:table-cell>
          <table:table-cell table:formula="of:=CONCATENATE(&quot;&lt;MoveTime from=&quot;&quot;&quot;;TEXT([Sheet1.$B19];&quot;#&quot;);&quot;&quot;&quot; time=&quot;&quot;&quot;;TEXT([Sheet1.P19];&quot;#&quot;);&quot;&quot;&quot;/&gt;&quot;)" office:value-type="string" office:string-value="&lt;MoveTime from=&quot;Tap LCD-SHIELD&quot; time=&quot;&quot;/&gt;" calcext:value-type="string">
            <text:p>&lt;MoveTime from="Tap LCD-SHIELD" time=""/&gt;</text:p>
          </table:table-cell>
          <table:table-cell table:formula="of:=CONCATENATE(&quot;&lt;MoveTime from=&quot;&quot;&quot;;TEXT([Sheet1.$B19];&quot;#&quot;);&quot;&quot;&quot; time=&quot;&quot;&quot;;TEXT([Sheet1.Y19];&quot;#&quot;);&quot;&quot;&quot;/&gt;&quot;)" office:value-type="string" office:string-value="&lt;MoveTime from=&quot;Tap LCD-SHIELD&quot; time=&quot;2&quot;/&gt;" calcext:value-type="string">
            <text:p>&lt;MoveTime from="Tap LCD-SHIELD" time="2"/&gt;</text:p>
          </table:table-cell>
          <table:table-cell table:formula="of:=CONCATENATE(&quot;&lt;MoveTime from=&quot;&quot;&quot;;TEXT([Sheet1.$B19];&quot;#&quot;);&quot;&quot;&quot; time=&quot;&quot;&quot;;TEXT([Sheet1.Q19];&quot;#&quot;);&quot;&quot;&quot;/&gt;&quot;)" office:value-type="string" office:string-value="&lt;MoveTime from=&quot;Tap LCD-SHIELD&quot; time=&quot;&quot;/&gt;" calcext:value-type="string">
            <text:p>&lt;MoveTime from="Tap LCD-SHIELD" time=""/&gt;</text:p>
          </table:table-cell>
          <table:table-cell table:formula="of:=CONCATENATE(&quot;&lt;MoveTime from=&quot;&quot;&quot;;TEXT([Sheet1.$B19];&quot;#&quot;);&quot;&quot;&quot; time=&quot;&quot;&quot;;TEXT([Sheet1.R19];&quot;#&quot;);&quot;&quot;&quot;/&gt;&quot;)" office:value-type="string" office:string-value="&lt;MoveTime from=&quot;Tap LCD-SHIELD&quot; time=&quot;2&quot;/&gt;" calcext:value-type="string">
            <text:p>&lt;MoveTime from="Tap LCD-SHIELD" time="2"/&gt;</text:p>
          </table:table-cell>
          <table:table-cell table:formula="of:=CONCATENATE(&quot;&lt;MoveTime from=&quot;&quot;&quot;;TEXT([Sheet1.$B19];&quot;#&quot;);&quot;&quot;&quot; time=&quot;&quot;&quot;;TEXT([Sheet1.S19];&quot;#&quot;);&quot;&quot;&quot;/&gt;&quot;)" office:value-type="string" office:string-value="&lt;MoveTime from=&quot;Tap LCD-SHIELD&quot; time=&quot;2&quot;/&gt;" calcext:value-type="string">
            <text:p>&lt;MoveTime from="Tap LCD-SHIELD" time="2"/&gt;</text:p>
          </table:table-cell>
          <table:table-cell table:formula="of:=CONCATENATE(&quot;&lt;MoveTime from=&quot;&quot;&quot;;TEXT([Sheet1.$B19];&quot;#&quot;);&quot;&quot;&quot; time=&quot;&quot;&quot;;TEXT([Sheet1.T19];&quot;#&quot;);&quot;&quot;&quot;/&gt;&quot;)" office:value-type="string" office:string-value="&lt;MoveTime from=&quot;Tap LCD-SHIELD&quot; time=&quot;1&quot;/&gt;" calcext:value-type="string">
            <text:p>&lt;MoveTime from="Tap LCD-SHIELD" time="1"/&gt;</text:p>
          </table:table-cell>
          <table:table-cell table:formula="of:=CONCATENATE(&quot;&lt;MoveTime from=&quot;&quot;&quot;;TEXT([Sheet1.$B19];&quot;#&quot;);&quot;&quot;&quot; time=&quot;&quot;&quot;;TEXT([Sheet1.U19];&quot;#&quot;);&quot;&quot;&quot;/&gt;&quot;)" office:value-type="string" office:string-value="&lt;MoveTime from=&quot;Tap LCD-SHIELD&quot; time=&quot;2&quot;/&gt;" calcext:value-type="string">
            <text:p>&lt;MoveTime from="Tap LCD-SHIELD" time="2"/&gt;</text:p>
          </table:table-cell>
          <table:table-cell table:formula="of:=CONCATENATE(&quot;&lt;MoveTime from=&quot;&quot;&quot;;TEXT([Sheet1.$B19];&quot;#&quot;);&quot;&quot;&quot; time=&quot;&quot;&quot;;TEXT([Sheet1.V19];&quot;#&quot;);&quot;&quot;&quot;/&gt;&quot;)" office:value-type="string" office:string-value="&lt;MoveTime from=&quot;Tap LCD-SHIELD&quot; time=&quot;&quot;/&gt;" calcext:value-type="string">
            <text:p>&lt;MoveTime from="Tap LCD-SHIELD" time=""/&gt;</text:p>
          </table:table-cell>
          <table:table-cell table:formula="of:=CONCATENATE(&quot;&lt;MoveTime from=&quot;&quot;&quot;;TEXT([Sheet1.$B19];&quot;#&quot;);&quot;&quot;&quot; time=&quot;&quot;&quot;;TEXT([Sheet1.W19];&quot;#&quot;);&quot;&quot;&quot;/&gt;&quot;)" office:value-type="string" office:string-value="&lt;MoveTime from=&quot;Tap LCD-SHIELD&quot; time=&quot;&quot;/&gt;" calcext:value-type="string">
            <text:p>&lt;MoveTime from="Tap LCD-SHIELD" time=""/&gt;</text:p>
          </table:table-cell>
          <table:table-cell table:formula="of:=CONCATENATE(&quot;&lt;MoveTime from=&quot;&quot;&quot;;TEXT([Sheet1.$B19];&quot;#&quot;);&quot;&quot;&quot; time=&quot;&quot;&quot;;TEXT([Sheet1.X19];&quot;#&quot;);&quot;&quot;&quot;/&gt;&quot;)" office:value-type="string" office:string-value="&lt;MoveTime from=&quot;Tap LCD-SHIELD&quot; time=&quot;2&quot;/&gt;" calcext:value-type="string">
            <text:p>&lt;MoveTime from="Tap LCD-SHIELD" time="2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20];&quot;#&quot;);&quot;&quot;&quot; time=&quot;&quot;&quot;;TEXT([Sheet1.C20];&quot;#&quot;);&quot;&quot;&quot;/&gt;&quot;)" office:value-type="string" office:string-value="&lt;MoveTime from=&quot;Take PWB-DCOVER-ANTENNA from fixture&quot; time=&quot;3&quot;/&gt;" calcext:value-type="string">
            <text:p>&lt;MoveTime from="Take PWB-DCOVER-ANTENNA from fixture" time="3"/&gt;</text:p>
          </table:table-cell>
          <table:table-cell table:formula="of:=CONCATENATE(&quot;&lt;MoveTime from=&quot;&quot;&quot;;TEXT([Sheet1.$B20];&quot;#&quot;);&quot;&quot;&quot; time=&quot;&quot;&quot;;TEXT([Sheet1.D20];&quot;#&quot;);&quot;&quot;&quot;/&gt;&quot;)" office:value-type="string" office:string-value="&lt;MoveTime from=&quot;Take PWB-DCOVER-ANTENNA from fixture&quot; time=&quot;&quot;/&gt;" calcext:value-type="string">
            <text:p>&lt;MoveTime from="Take PWB-DCOVER-ANTENNA from fixture" time=""/&gt;</text:p>
          </table:table-cell>
          <table:table-cell table:formula="of:=CONCATENATE(&quot;&lt;MoveTime from=&quot;&quot;&quot;;TEXT([Sheet1.$B20];&quot;#&quot;);&quot;&quot;&quot; time=&quot;&quot;&quot;;TEXT([Sheet1.E20];&quot;#&quot;);&quot;&quot;&quot;/&gt;&quot;)" office:value-type="string" office:string-value="&lt;MoveTime from=&quot;Take PWB-DCOVER-ANTENNA from fixture&quot; time=&quot;&quot;/&gt;" calcext:value-type="string">
            <text:p>&lt;MoveTime from="Take PWB-DCOVER-ANTENNA from fixture" time=""/&gt;</text:p>
          </table:table-cell>
          <table:table-cell table:formula="of:=CONCATENATE(&quot;&lt;MoveTime from=&quot;&quot;&quot;;TEXT([Sheet1.$B20];&quot;#&quot;);&quot;&quot;&quot; time=&quot;&quot;&quot;;TEXT([Sheet1.F20];&quot;#&quot;);&quot;&quot;&quot;/&gt;&quot;)" office:value-type="string" office:string-value="&lt;MoveTime from=&quot;Take PWB-DCOVER-ANTENNA from fixture&quot; time=&quot;1&quot;/&gt;" calcext:value-type="string">
            <text:p>&lt;MoveTime from="Take PWB-DCOVER-ANTENNA from fixture" time="1"/&gt;</text:p>
          </table:table-cell>
          <table:table-cell table:formula="of:=CONCATENATE(&quot;&lt;MoveTime from=&quot;&quot;&quot;;TEXT([Sheet1.$B20];&quot;#&quot;);&quot;&quot;&quot; time=&quot;&quot;&quot;;TEXT([Sheet1.G20];&quot;#&quot;);&quot;&quot;&quot;/&gt;&quot;)" office:value-type="string" office:string-value="&lt;MoveTime from=&quot;Take PWB-DCOVER-ANTENNA from fixture&quot; time=&quot;2&quot;/&gt;" calcext:value-type="string">
            <text:p>&lt;MoveTime from="Take PWB-DCOVER-ANTENNA from fixture" time="2"/&gt;</text:p>
          </table:table-cell>
          <table:table-cell table:formula="of:=CONCATENATE(&quot;&lt;MoveTime from=&quot;&quot;&quot;;TEXT([Sheet1.$B20];&quot;#&quot;);&quot;&quot;&quot; time=&quot;&quot;&quot;;TEXT([Sheet1.H20];&quot;#&quot;);&quot;&quot;&quot;/&gt;&quot;)" office:value-type="string" office:string-value="&lt;MoveTime from=&quot;Take PWB-DCOVER-ANTENNA from fixture&quot; time=&quot;1&quot;/&gt;" calcext:value-type="string">
            <text:p>&lt;MoveTime from="Take PWB-DCOVER-ANTENNA from fixture" time="1"/&gt;</text:p>
          </table:table-cell>
          <table:table-cell table:formula="of:=CONCATENATE(&quot;&lt;MoveTime from=&quot;&quot;&quot;;TEXT([Sheet1.$B20];&quot;#&quot;);&quot;&quot;&quot; time=&quot;&quot;&quot;;TEXT([Sheet1.I20];&quot;#&quot;);&quot;&quot;&quot;/&gt;&quot;)" office:value-type="string" office:string-value="&lt;MoveTime from=&quot;Take PWB-DCOVER-ANTENNA from fixture&quot; time=&quot;&quot;/&gt;" calcext:value-type="string">
            <text:p>&lt;MoveTime from="Take PWB-DCOVER-ANTENNA from fixture" time=""/&gt;</text:p>
          </table:table-cell>
          <table:table-cell table:formula="of:=CONCATENATE(&quot;&lt;MoveTime from=&quot;&quot;&quot;;TEXT([Sheet1.$B20];&quot;#&quot;);&quot;&quot;&quot; time=&quot;&quot;&quot;;TEXT([Sheet1.J20];&quot;#&quot;);&quot;&quot;&quot;/&gt;&quot;)" office:value-type="string" office:string-value="&lt;MoveTime from=&quot;Take PWB-DCOVER-ANTENNA from fixture&quot; time=&quot;2&quot;/&gt;" calcext:value-type="string">
            <text:p>&lt;MoveTime from="Take PWB-DCOVER-ANTENNA from fixture" time="2"/&gt;</text:p>
          </table:table-cell>
          <table:table-cell table:formula="of:=CONCATENATE(&quot;&lt;MoveTime from=&quot;&quot;&quot;;TEXT([Sheet1.$B20];&quot;#&quot;);&quot;&quot;&quot; time=&quot;&quot;&quot;;TEXT([Sheet1.K20];&quot;#&quot;);&quot;&quot;&quot;/&gt;&quot;)" office:value-type="string" office:string-value="&lt;MoveTime from=&quot;Take PWB-DCOVER-ANTENNA from fixture&quot; time=&quot;1&quot;/&gt;" calcext:value-type="string">
            <text:p>&lt;MoveTime from="Take PWB-DCOVER-ANTENNA from fixture" time="1"/&gt;</text:p>
          </table:table-cell>
          <table:table-cell table:formula="of:=CONCATENATE(&quot;&lt;MoveTime from=&quot;&quot;&quot;;TEXT([Sheet1.$B20];&quot;#&quot;);&quot;&quot;&quot; time=&quot;&quot;&quot;;TEXT([Sheet1.L20];&quot;#&quot;);&quot;&quot;&quot;/&gt;&quot;)" office:value-type="string" office:string-value="&lt;MoveTime from=&quot;Take PWB-DCOVER-ANTENNA from fixture&quot; time=&quot;3&quot;/&gt;" calcext:value-type="string">
            <text:p>&lt;MoveTime from="Take PWB-DCOVER-ANTENNA from fixture" time="3"/&gt;</text:p>
          </table:table-cell>
          <table:table-cell table:formula="of:=CONCATENATE(&quot;&lt;MoveTime from=&quot;&quot;&quot;;TEXT([Sheet1.$B20];&quot;#&quot;);&quot;&quot;&quot; time=&quot;&quot;&quot;;TEXT([Sheet1.M20];&quot;#&quot;);&quot;&quot;&quot;/&gt;&quot;)" office:value-type="string" office:string-value="&lt;MoveTime from=&quot;Take PWB-DCOVER-ANTENNA from fixture&quot; time=&quot;1&quot;/&gt;" calcext:value-type="string">
            <text:p>&lt;MoveTime from="Take PWB-DCOVER-ANTENNA from fixture" time="1"/&gt;</text:p>
          </table:table-cell>
          <table:table-cell table:formula="of:=CONCATENATE(&quot;&lt;MoveTime from=&quot;&quot;&quot;;TEXT([Sheet1.$B20];&quot;#&quot;);&quot;&quot;&quot; time=&quot;&quot;&quot;;TEXT([Sheet1.N20];&quot;#&quot;);&quot;&quot;&quot;/&gt;&quot;)" office:value-type="string" office:string-value="&lt;MoveTime from=&quot;Take PWB-DCOVER-ANTENNA from fixture&quot; time=&quot;&quot;/&gt;" calcext:value-type="string">
            <text:p>&lt;MoveTime from="Take PWB-DCOVER-ANTENNA from fixture" time=""/&gt;</text:p>
          </table:table-cell>
          <table:table-cell table:formula="of:=CONCATENATE(&quot;&lt;MoveTime from=&quot;&quot;&quot;;TEXT([Sheet1.$B20];&quot;#&quot;);&quot;&quot;&quot; time=&quot;&quot;&quot;;TEXT([Sheet1.O20];&quot;#&quot;);&quot;&quot;&quot;/&gt;&quot;)" office:value-type="string" office:string-value="&lt;MoveTime from=&quot;Take PWB-DCOVER-ANTENNA from fixture&quot; time=&quot;1&quot;/&gt;" calcext:value-type="string">
            <text:p>&lt;MoveTime from="Take PWB-DCOVER-ANTENNA from fixture" time="1"/&gt;</text:p>
          </table:table-cell>
          <table:table-cell table:formula="of:=CONCATENATE(&quot;&lt;MoveTime from=&quot;&quot;&quot;;TEXT([Sheet1.$B20];&quot;#&quot;);&quot;&quot;&quot; time=&quot;&quot;&quot;;TEXT([Sheet1.P20];&quot;#&quot;);&quot;&quot;&quot;/&gt;&quot;)" office:value-type="string" office:string-value="&lt;MoveTime from=&quot;Take PWB-DCOVER-ANTENNA from fixture&quot; time=&quot;1&quot;/&gt;" calcext:value-type="string">
            <text:p>&lt;MoveTime from="Take PWB-DCOVER-ANTENNA from fixture" time="1"/&gt;</text:p>
          </table:table-cell>
          <table:table-cell table:formula="of:=CONCATENATE(&quot;&lt;MoveTime from=&quot;&quot;&quot;;TEXT([Sheet1.$B20];&quot;#&quot;);&quot;&quot;&quot; time=&quot;&quot;&quot;;TEXT([Sheet1.Y20];&quot;#&quot;);&quot;&quot;&quot;/&gt;&quot;)" office:value-type="string" office:string-value="&lt;MoveTime from=&quot;Take PWB-DCOVER-ANTENNA from fixture&quot; time=&quot;&quot;/&gt;" calcext:value-type="string">
            <text:p>&lt;MoveTime from="Take PWB-DCOVER-ANTENNA from fixture" time=""/&gt;</text:p>
          </table:table-cell>
          <table:table-cell table:formula="of:=CONCATENATE(&quot;&lt;MoveTime from=&quot;&quot;&quot;;TEXT([Sheet1.$B20];&quot;#&quot;);&quot;&quot;&quot; time=&quot;&quot;&quot;;TEXT([Sheet1.Q20];&quot;#&quot;);&quot;&quot;&quot;/&gt;&quot;)" office:value-type="string" office:string-value="&lt;MoveTime from=&quot;Take PWB-DCOVER-ANTENNA from fixture&quot; time=&quot;1&quot;/&gt;" calcext:value-type="string">
            <text:p>&lt;MoveTime from="Take PWB-DCOVER-ANTENNA from fixture" time="1"/&gt;</text:p>
          </table:table-cell>
          <table:table-cell table:formula="of:=CONCATENATE(&quot;&lt;MoveTime from=&quot;&quot;&quot;;TEXT([Sheet1.$B20];&quot;#&quot;);&quot;&quot;&quot; time=&quot;&quot;&quot;;TEXT([Sheet1.R20];&quot;#&quot;);&quot;&quot;&quot;/&gt;&quot;)" office:value-type="string" office:string-value="&lt;MoveTime from=&quot;Take PWB-DCOVER-ANTENNA from fixture&quot; time=&quot;&quot;/&gt;" calcext:value-type="string">
            <text:p>&lt;MoveTime from="Take PWB-DCOVER-ANTENNA from fixture" time=""/&gt;</text:p>
          </table:table-cell>
          <table:table-cell table:formula="of:=CONCATENATE(&quot;&lt;MoveTime from=&quot;&quot;&quot;;TEXT([Sheet1.$B20];&quot;#&quot;);&quot;&quot;&quot; time=&quot;&quot;&quot;;TEXT([Sheet1.S20];&quot;#&quot;);&quot;&quot;&quot;/&gt;&quot;)" office:value-type="string" office:string-value="&lt;MoveTime from=&quot;Take PWB-DCOVER-ANTENNA from fixture&quot; time=&quot;1&quot;/&gt;" calcext:value-type="string">
            <text:p>&lt;MoveTime from="Take PWB-DCOVER-ANTENNA from fixture" time="1"/&gt;</text:p>
          </table:table-cell>
          <table:table-cell table:formula="of:=CONCATENATE(&quot;&lt;MoveTime from=&quot;&quot;&quot;;TEXT([Sheet1.$B20];&quot;#&quot;);&quot;&quot;&quot; time=&quot;&quot;&quot;;TEXT([Sheet1.T20];&quot;#&quot;);&quot;&quot;&quot;/&gt;&quot;)" office:value-type="string" office:string-value="&lt;MoveTime from=&quot;Take PWB-DCOVER-ANTENNA from fixture&quot; time=&quot;1&quot;/&gt;" calcext:value-type="string">
            <text:p>&lt;MoveTime from="Take PWB-DCOVER-ANTENNA from fixture" time="1"/&gt;</text:p>
          </table:table-cell>
          <table:table-cell table:formula="of:=CONCATENATE(&quot;&lt;MoveTime from=&quot;&quot;&quot;;TEXT([Sheet1.$B20];&quot;#&quot;);&quot;&quot;&quot; time=&quot;&quot;&quot;;TEXT([Sheet1.U20];&quot;#&quot;);&quot;&quot;&quot;/&gt;&quot;)" office:value-type="string" office:string-value="&lt;MoveTime from=&quot;Take PWB-DCOVER-ANTENNA from fixture&quot; time=&quot;2&quot;/&gt;" calcext:value-type="string">
            <text:p>&lt;MoveTime from="Take PWB-DCOVER-ANTENNA from fixture" time="2"/&gt;</text:p>
          </table:table-cell>
          <table:table-cell table:formula="of:=CONCATENATE(&quot;&lt;MoveTime from=&quot;&quot;&quot;;TEXT([Sheet1.$B20];&quot;#&quot;);&quot;&quot;&quot; time=&quot;&quot;&quot;;TEXT([Sheet1.V20];&quot;#&quot;);&quot;&quot;&quot;/&gt;&quot;)" office:value-type="string" office:string-value="&lt;MoveTime from=&quot;Take PWB-DCOVER-ANTENNA from fixture&quot; time=&quot;1&quot;/&gt;" calcext:value-type="string">
            <text:p>&lt;MoveTime from="Take PWB-DCOVER-ANTENNA from fixture" time="1"/&gt;</text:p>
          </table:table-cell>
          <table:table-cell table:formula="of:=CONCATENATE(&quot;&lt;MoveTime from=&quot;&quot;&quot;;TEXT([Sheet1.$B20];&quot;#&quot;);&quot;&quot;&quot; time=&quot;&quot;&quot;;TEXT([Sheet1.W20];&quot;#&quot;);&quot;&quot;&quot;/&gt;&quot;)" office:value-type="string" office:string-value="&lt;MoveTime from=&quot;Take PWB-DCOVER-ANTENNA from fixture&quot; time=&quot;1&quot;/&gt;" calcext:value-type="string">
            <text:p>&lt;MoveTime from="Take PWB-DCOVER-ANTENNA from fixture" time="1"/&gt;</text:p>
          </table:table-cell>
          <table:table-cell table:formula="of:=CONCATENATE(&quot;&lt;MoveTime from=&quot;&quot;&quot;;TEXT([Sheet1.$B20];&quot;#&quot;);&quot;&quot;&quot; time=&quot;&quot;&quot;;TEXT([Sheet1.X20];&quot;#&quot;);&quot;&quot;&quot;/&gt;&quot;)" office:value-type="string" office:string-value="&lt;MoveTime from=&quot;Take PWB-DCOVER-ANTENNA from fixture&quot; time=&quot;&quot;/&gt;" calcext:value-type="string">
            <text:p>&lt;MoveTime from="Take PWB-DCOVER-ANTENNA from fixture" time="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21];&quot;#&quot;);&quot;&quot;&quot; time=&quot;&quot;&quot;;TEXT([Sheet1.C21];&quot;#&quot;);&quot;&quot;&quot;/&gt;&quot;)" office:value-type="string" office:string-value="&lt;MoveTime from=&quot;Put PWB-DCOVER-ANTENNA in output&quot; time=&quot;2&quot;/&gt;" calcext:value-type="string">
            <text:p>&lt;MoveTime from="Put PWB-DCOVER-ANTENNA in output" time="2"/&gt;</text:p>
          </table:table-cell>
          <table:table-cell table:formula="of:=CONCATENATE(&quot;&lt;MoveTime from=&quot;&quot;&quot;;TEXT([Sheet1.$B21];&quot;#&quot;);&quot;&quot;&quot; time=&quot;&quot;&quot;;TEXT([Sheet1.D21];&quot;#&quot;);&quot;&quot;&quot;/&gt;&quot;)" office:value-type="string" office:string-value="&lt;MoveTime from=&quot;Put PWB-DCOVER-ANTENNA in output&quot; time=&quot;1&quot;/&gt;" calcext:value-type="string">
            <text:p>&lt;MoveTime from="Put PWB-DCOVER-ANTENNA in output" time="1"/&gt;</text:p>
          </table:table-cell>
          <table:table-cell table:formula="of:=CONCATENATE(&quot;&lt;MoveTime from=&quot;&quot;&quot;;TEXT([Sheet1.$B21];&quot;#&quot;);&quot;&quot;&quot; time=&quot;&quot;&quot;;TEXT([Sheet1.E21];&quot;#&quot;);&quot;&quot;&quot;/&gt;&quot;)" office:value-type="string" office:string-value="&lt;MoveTime from=&quot;Put PWB-DCOVER-ANTENNA in output&quot; time=&quot;1&quot;/&gt;" calcext:value-type="string">
            <text:p>&lt;MoveTime from="Put PWB-DCOVER-ANTENNA in output" time="1"/&gt;</text:p>
          </table:table-cell>
          <table:table-cell table:formula="of:=CONCATENATE(&quot;&lt;MoveTime from=&quot;&quot;&quot;;TEXT([Sheet1.$B21];&quot;#&quot;);&quot;&quot;&quot; time=&quot;&quot;&quot;;TEXT([Sheet1.F21];&quot;#&quot;);&quot;&quot;&quot;/&gt;&quot;)" office:value-type="string" office:string-value="&lt;MoveTime from=&quot;Put PWB-DCOVER-ANTENNA in output&quot; time=&quot;1&quot;/&gt;" calcext:value-type="string">
            <text:p>&lt;MoveTime from="Put PWB-DCOVER-ANTENNA in output" time="1"/&gt;</text:p>
          </table:table-cell>
          <table:table-cell table:formula="of:=CONCATENATE(&quot;&lt;MoveTime from=&quot;&quot;&quot;;TEXT([Sheet1.$B21];&quot;#&quot;);&quot;&quot;&quot; time=&quot;&quot;&quot;;TEXT([Sheet1.G21];&quot;#&quot;);&quot;&quot;&quot;/&gt;&quot;)" office:value-type="string" office:string-value="&lt;MoveTime from=&quot;Put PWB-DCOVER-ANTENNA in output&quot; time=&quot;2&quot;/&gt;" calcext:value-type="string">
            <text:p>&lt;MoveTime from="Put PWB-DCOVER-ANTENNA in output" time="2"/&gt;</text:p>
          </table:table-cell>
          <table:table-cell table:formula="of:=CONCATENATE(&quot;&lt;MoveTime from=&quot;&quot;&quot;;TEXT([Sheet1.$B21];&quot;#&quot;);&quot;&quot;&quot; time=&quot;&quot;&quot;;TEXT([Sheet1.H21];&quot;#&quot;);&quot;&quot;&quot;/&gt;&quot;)" office:value-type="string" office:string-value="&lt;MoveTime from=&quot;Put PWB-DCOVER-ANTENNA in output&quot; time=&quot;1&quot;/&gt;" calcext:value-type="string">
            <text:p>&lt;MoveTime from="Put PWB-DCOVER-ANTENNA in output" time="1"/&gt;</text:p>
          </table:table-cell>
          <table:table-cell table:formula="of:=CONCATENATE(&quot;&lt;MoveTime from=&quot;&quot;&quot;;TEXT([Sheet1.$B21];&quot;#&quot;);&quot;&quot;&quot; time=&quot;&quot;&quot;;TEXT([Sheet1.I21];&quot;#&quot;);&quot;&quot;&quot;/&gt;&quot;)" office:value-type="string" office:string-value="&lt;MoveTime from=&quot;Put PWB-DCOVER-ANTENNA in output&quot; time=&quot;1&quot;/&gt;" calcext:value-type="string">
            <text:p>&lt;MoveTime from="Put PWB-DCOVER-ANTENNA in output" time="1"/&gt;</text:p>
          </table:table-cell>
          <table:table-cell table:formula="of:=CONCATENATE(&quot;&lt;MoveTime from=&quot;&quot;&quot;;TEXT([Sheet1.$B21];&quot;#&quot;);&quot;&quot;&quot; time=&quot;&quot;&quot;;TEXT([Sheet1.J21];&quot;#&quot;);&quot;&quot;&quot;/&gt;&quot;)" office:value-type="string" office:string-value="&lt;MoveTime from=&quot;Put PWB-DCOVER-ANTENNA in output&quot; time=&quot;1&quot;/&gt;" calcext:value-type="string">
            <text:p>&lt;MoveTime from="Put PWB-DCOVER-ANTENNA in output" time="1"/&gt;</text:p>
          </table:table-cell>
          <table:table-cell table:formula="of:=CONCATENATE(&quot;&lt;MoveTime from=&quot;&quot;&quot;;TEXT([Sheet1.$B21];&quot;#&quot;);&quot;&quot;&quot; time=&quot;&quot;&quot;;TEXT([Sheet1.K21];&quot;#&quot;);&quot;&quot;&quot;/&gt;&quot;)" office:value-type="string" office:string-value="&lt;MoveTime from=&quot;Put PWB-DCOVER-ANTENNA in output&quot; time=&quot;2&quot;/&gt;" calcext:value-type="string">
            <text:p>&lt;MoveTime from="Put PWB-DCOVER-ANTENNA in output" time="2"/&gt;</text:p>
          </table:table-cell>
          <table:table-cell table:formula="of:=CONCATENATE(&quot;&lt;MoveTime from=&quot;&quot;&quot;;TEXT([Sheet1.$B21];&quot;#&quot;);&quot;&quot;&quot; time=&quot;&quot;&quot;;TEXT([Sheet1.L21];&quot;#&quot;);&quot;&quot;&quot;/&gt;&quot;)" office:value-type="string" office:string-value="&lt;MoveTime from=&quot;Put PWB-DCOVER-ANTENNA in output&quot; time=&quot;4&quot;/&gt;" calcext:value-type="string">
            <text:p>&lt;MoveTime from="Put PWB-DCOVER-ANTENNA in output" time="4"/&gt;</text:p>
          </table:table-cell>
          <table:table-cell table:formula="of:=CONCATENATE(&quot;&lt;MoveTime from=&quot;&quot;&quot;;TEXT([Sheet1.$B21];&quot;#&quot;);&quot;&quot;&quot; time=&quot;&quot;&quot;;TEXT([Sheet1.M21];&quot;#&quot;);&quot;&quot;&quot;/&gt;&quot;)" office:value-type="string" office:string-value="&lt;MoveTime from=&quot;Put PWB-DCOVER-ANTENNA in output&quot; time=&quot;1&quot;/&gt;" calcext:value-type="string">
            <text:p>&lt;MoveTime from="Put PWB-DCOVER-ANTENNA in output" time="1"/&gt;</text:p>
          </table:table-cell>
          <table:table-cell table:formula="of:=CONCATENATE(&quot;&lt;MoveTime from=&quot;&quot;&quot;;TEXT([Sheet1.$B21];&quot;#&quot;);&quot;&quot;&quot; time=&quot;&quot;&quot;;TEXT([Sheet1.N21];&quot;#&quot;);&quot;&quot;&quot;/&gt;&quot;)" office:value-type="string" office:string-value="&lt;MoveTime from=&quot;Put PWB-DCOVER-ANTENNA in output&quot; time=&quot;1&quot;/&gt;" calcext:value-type="string">
            <text:p>&lt;MoveTime from="Put PWB-DCOVER-ANTENNA in output" time="1"/&gt;</text:p>
          </table:table-cell>
          <table:table-cell table:formula="of:=CONCATENATE(&quot;&lt;MoveTime from=&quot;&quot;&quot;;TEXT([Sheet1.$B21];&quot;#&quot;);&quot;&quot;&quot; time=&quot;&quot;&quot;;TEXT([Sheet1.O21];&quot;#&quot;);&quot;&quot;&quot;/&gt;&quot;)" office:value-type="string" office:string-value="&lt;MoveTime from=&quot;Put PWB-DCOVER-ANTENNA in output&quot; time=&quot;2&quot;/&gt;" calcext:value-type="string">
            <text:p>&lt;MoveTime from="Put PWB-DCOVER-ANTENNA in output" time="2"/&gt;</text:p>
          </table:table-cell>
          <table:table-cell table:formula="of:=CONCATENATE(&quot;&lt;MoveTime from=&quot;&quot;&quot;;TEXT([Sheet1.$B21];&quot;#&quot;);&quot;&quot;&quot; time=&quot;&quot;&quot;;TEXT([Sheet1.P21];&quot;#&quot;);&quot;&quot;&quot;/&gt;&quot;)" office:value-type="string" office:string-value="&lt;MoveTime from=&quot;Put PWB-DCOVER-ANTENNA in output&quot; time=&quot;2&quot;/&gt;" calcext:value-type="string">
            <text:p>&lt;MoveTime from="Put PWB-DCOVER-ANTENNA in output" time="2"/&gt;</text:p>
          </table:table-cell>
          <table:table-cell table:formula="of:=CONCATENATE(&quot;&lt;MoveTime from=&quot;&quot;&quot;;TEXT([Sheet1.$B21];&quot;#&quot;);&quot;&quot;&quot; time=&quot;&quot;&quot;;TEXT([Sheet1.Y21];&quot;#&quot;);&quot;&quot;&quot;/&gt;&quot;)" office:value-type="string" office:string-value="&lt;MoveTime from=&quot;Put PWB-DCOVER-ANTENNA in output&quot; time=&quot;1&quot;/&gt;" calcext:value-type="string">
            <text:p>&lt;MoveTime from="Put PWB-DCOVER-ANTENNA in output" time="1"/&gt;</text:p>
          </table:table-cell>
          <table:table-cell table:formula="of:=CONCATENATE(&quot;&lt;MoveTime from=&quot;&quot;&quot;;TEXT([Sheet1.$B21];&quot;#&quot;);&quot;&quot;&quot; time=&quot;&quot;&quot;;TEXT([Sheet1.Q21];&quot;#&quot;);&quot;&quot;&quot;/&gt;&quot;)" office:value-type="string" office:string-value="&lt;MoveTime from=&quot;Put PWB-DCOVER-ANTENNA in output&quot; time=&quot;2&quot;/&gt;" calcext:value-type="string">
            <text:p>&lt;MoveTime from="Put PWB-DCOVER-ANTENNA in output" time="2"/&gt;</text:p>
          </table:table-cell>
          <table:table-cell table:formula="of:=CONCATENATE(&quot;&lt;MoveTime from=&quot;&quot;&quot;;TEXT([Sheet1.$B21];&quot;#&quot;);&quot;&quot;&quot; time=&quot;&quot;&quot;;TEXT([Sheet1.R21];&quot;#&quot;);&quot;&quot;&quot;/&gt;&quot;)" office:value-type="string" office:string-value="&lt;MoveTime from=&quot;Put PWB-DCOVER-ANTENNA in output&quot; time=&quot;1&quot;/&gt;" calcext:value-type="string">
            <text:p>&lt;MoveTime from="Put PWB-DCOVER-ANTENNA in output" time="1"/&gt;</text:p>
          </table:table-cell>
          <table:table-cell table:formula="of:=CONCATENATE(&quot;&lt;MoveTime from=&quot;&quot;&quot;;TEXT([Sheet1.$B21];&quot;#&quot;);&quot;&quot;&quot; time=&quot;&quot;&quot;;TEXT([Sheet1.S21];&quot;#&quot;);&quot;&quot;&quot;/&gt;&quot;)" office:value-type="string" office:string-value="&lt;MoveTime from=&quot;Put PWB-DCOVER-ANTENNA in output&quot; time=&quot;&quot;/&gt;" calcext:value-type="string">
            <text:p>&lt;MoveTime from="Put PWB-DCOVER-ANTENNA in output" time=""/&gt;</text:p>
          </table:table-cell>
          <table:table-cell table:formula="of:=CONCATENATE(&quot;&lt;MoveTime from=&quot;&quot;&quot;;TEXT([Sheet1.$B21];&quot;#&quot;);&quot;&quot;&quot; time=&quot;&quot;&quot;;TEXT([Sheet1.T21];&quot;#&quot;);&quot;&quot;&quot;/&gt;&quot;)" office:value-type="string" office:string-value="&lt;MoveTime from=&quot;Put PWB-DCOVER-ANTENNA in output&quot; time=&quot;1&quot;/&gt;" calcext:value-type="string">
            <text:p>&lt;MoveTime from="Put PWB-DCOVER-ANTENNA in output" time="1"/&gt;</text:p>
          </table:table-cell>
          <table:table-cell table:formula="of:=CONCATENATE(&quot;&lt;MoveTime from=&quot;&quot;&quot;;TEXT([Sheet1.$B21];&quot;#&quot;);&quot;&quot;&quot; time=&quot;&quot;&quot;;TEXT([Sheet1.U21];&quot;#&quot;);&quot;&quot;&quot;/&gt;&quot;)" office:value-type="string" office:string-value="&lt;MoveTime from=&quot;Put PWB-DCOVER-ANTENNA in output&quot; time=&quot;1&quot;/&gt;" calcext:value-type="string">
            <text:p>&lt;MoveTime from="Put PWB-DCOVER-ANTENNA in output" time="1"/&gt;</text:p>
          </table:table-cell>
          <table:table-cell table:formula="of:=CONCATENATE(&quot;&lt;MoveTime from=&quot;&quot;&quot;;TEXT([Sheet1.$B21];&quot;#&quot;);&quot;&quot;&quot; time=&quot;&quot;&quot;;TEXT([Sheet1.V21];&quot;#&quot;);&quot;&quot;&quot;/&gt;&quot;)" office:value-type="string" office:string-value="&lt;MoveTime from=&quot;Put PWB-DCOVER-ANTENNA in output&quot; time=&quot;2&quot;/&gt;" calcext:value-type="string">
            <text:p>&lt;MoveTime from="Put PWB-DCOVER-ANTENNA in output" time="2"/&gt;</text:p>
          </table:table-cell>
          <table:table-cell table:formula="of:=CONCATENATE(&quot;&lt;MoveTime from=&quot;&quot;&quot;;TEXT([Sheet1.$B21];&quot;#&quot;);&quot;&quot;&quot; time=&quot;&quot;&quot;;TEXT([Sheet1.W21];&quot;#&quot;);&quot;&quot;&quot;/&gt;&quot;)" office:value-type="string" office:string-value="&lt;MoveTime from=&quot;Put PWB-DCOVER-ANTENNA in output&quot; time=&quot;2&quot;/&gt;" calcext:value-type="string">
            <text:p>&lt;MoveTime from="Put PWB-DCOVER-ANTENNA in output" time="2"/&gt;</text:p>
          </table:table-cell>
          <table:table-cell table:formula="of:=CONCATENATE(&quot;&lt;MoveTime from=&quot;&quot;&quot;;TEXT([Sheet1.$B21];&quot;#&quot;);&quot;&quot;&quot; time=&quot;&quot;&quot;;TEXT([Sheet1.X21];&quot;#&quot;);&quot;&quot;&quot;/&gt;&quot;)" office:value-type="string" office:string-value="&lt;MoveTime from=&quot;Put PWB-DCOVER-ANTENNA in output&quot; time=&quot;1&quot;/&gt;" calcext:value-type="string">
            <text:p>&lt;MoveTime from="Put PWB-DCOVER-ANTENNA in output" time="1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22];&quot;#&quot;);&quot;&quot;&quot; time=&quot;&quot;&quot;;TEXT([Sheet1.C22];&quot;#&quot;);&quot;&quot;&quot;/&gt;&quot;)" office:value-type="string" office:string-value="&lt;MoveTime from=&quot;Take SHIELD&quot; time=&quot;1&quot;/&gt;" calcext:value-type="string">
            <text:p>&lt;MoveTime from="Take SHIELD" time="1"/&gt;</text:p>
          </table:table-cell>
          <table:table-cell table:formula="of:=CONCATENATE(&quot;&lt;MoveTime from=&quot;&quot;&quot;;TEXT([Sheet1.$B22];&quot;#&quot;);&quot;&quot;&quot; time=&quot;&quot;&quot;;TEXT([Sheet1.D22];&quot;#&quot;);&quot;&quot;&quot;/&gt;&quot;)" office:value-type="string" office:string-value="&lt;MoveTime from=&quot;Take SHIELD&quot; time=&quot;2&quot;/&gt;" calcext:value-type="string">
            <text:p>&lt;MoveTime from="Take SHIELD" time="2"/&gt;</text:p>
          </table:table-cell>
          <table:table-cell table:formula="of:=CONCATENATE(&quot;&lt;MoveTime from=&quot;&quot;&quot;;TEXT([Sheet1.$B22];&quot;#&quot;);&quot;&quot;&quot; time=&quot;&quot;&quot;;TEXT([Sheet1.E22];&quot;#&quot;);&quot;&quot;&quot;/&gt;&quot;)" office:value-type="string" office:string-value="&lt;MoveTime from=&quot;Take SHIELD&quot; time=&quot;2&quot;/&gt;" calcext:value-type="string">
            <text:p>&lt;MoveTime from="Take SHIELD" time="2"/&gt;</text:p>
          </table:table-cell>
          <table:table-cell table:formula="of:=CONCATENATE(&quot;&lt;MoveTime from=&quot;&quot;&quot;;TEXT([Sheet1.$B22];&quot;#&quot;);&quot;&quot;&quot; time=&quot;&quot;&quot;;TEXT([Sheet1.F22];&quot;#&quot;);&quot;&quot;&quot;/&gt;&quot;)" office:value-type="string" office:string-value="&lt;MoveTime from=&quot;Take SHIELD&quot; time=&quot;1&quot;/&gt;" calcext:value-type="string">
            <text:p>&lt;MoveTime from="Take SHIELD" time="1"/&gt;</text:p>
          </table:table-cell>
          <table:table-cell table:formula="of:=CONCATENATE(&quot;&lt;MoveTime from=&quot;&quot;&quot;;TEXT([Sheet1.$B22];&quot;#&quot;);&quot;&quot;&quot; time=&quot;&quot;&quot;;TEXT([Sheet1.G22];&quot;#&quot;);&quot;&quot;&quot;/&gt;&quot;)" office:value-type="string" office:string-value="&lt;MoveTime from=&quot;Take SHIELD&quot; time=&quot;2&quot;/&gt;" calcext:value-type="string">
            <text:p>&lt;MoveTime from="Take SHIELD" time="2"/&gt;</text:p>
          </table:table-cell>
          <table:table-cell table:formula="of:=CONCATENATE(&quot;&lt;MoveTime from=&quot;&quot;&quot;;TEXT([Sheet1.$B22];&quot;#&quot;);&quot;&quot;&quot; time=&quot;&quot;&quot;;TEXT([Sheet1.H22];&quot;#&quot;);&quot;&quot;&quot;/&gt;&quot;)" office:value-type="string" office:string-value="&lt;MoveTime from=&quot;Take SHIELD&quot; time=&quot;1&quot;/&gt;" calcext:value-type="string">
            <text:p>&lt;MoveTime from="Take SHIELD" time="1"/&gt;</text:p>
          </table:table-cell>
          <table:table-cell table:formula="of:=CONCATENATE(&quot;&lt;MoveTime from=&quot;&quot;&quot;;TEXT([Sheet1.$B22];&quot;#&quot;);&quot;&quot;&quot; time=&quot;&quot;&quot;;TEXT([Sheet1.I22];&quot;#&quot;);&quot;&quot;&quot;/&gt;&quot;)" office:value-type="string" office:string-value="&lt;MoveTime from=&quot;Take SHIELD&quot; time=&quot;2&quot;/&gt;" calcext:value-type="string">
            <text:p>&lt;MoveTime from="Take SHIELD" time="2"/&gt;</text:p>
          </table:table-cell>
          <table:table-cell table:formula="of:=CONCATENATE(&quot;&lt;MoveTime from=&quot;&quot;&quot;;TEXT([Sheet1.$B22];&quot;#&quot;);&quot;&quot;&quot; time=&quot;&quot;&quot;;TEXT([Sheet1.J22];&quot;#&quot;);&quot;&quot;&quot;/&gt;&quot;)" office:value-type="string" office:string-value="&lt;MoveTime from=&quot;Take SHIELD&quot; time=&quot;2&quot;/&gt;" calcext:value-type="string">
            <text:p>&lt;MoveTime from="Take SHIELD" time="2"/&gt;</text:p>
          </table:table-cell>
          <table:table-cell table:formula="of:=CONCATENATE(&quot;&lt;MoveTime from=&quot;&quot;&quot;;TEXT([Sheet1.$B22];&quot;#&quot;);&quot;&quot;&quot; time=&quot;&quot;&quot;;TEXT([Sheet1.K22];&quot;#&quot;);&quot;&quot;&quot;/&gt;&quot;)" office:value-type="string" office:string-value="&lt;MoveTime from=&quot;Take SHIELD&quot; time=&quot;1&quot;/&gt;" calcext:value-type="string">
            <text:p>&lt;MoveTime from="Take SHIELD" time="1"/&gt;</text:p>
          </table:table-cell>
          <table:table-cell table:formula="of:=CONCATENATE(&quot;&lt;MoveTime from=&quot;&quot;&quot;;TEXT([Sheet1.$B22];&quot;#&quot;);&quot;&quot;&quot; time=&quot;&quot;&quot;;TEXT([Sheet1.L22];&quot;#&quot;);&quot;&quot;&quot;/&gt;&quot;)" office:value-type="string" office:string-value="&lt;MoveTime from=&quot;Take SHIELD&quot; time=&quot;2&quot;/&gt;" calcext:value-type="string">
            <text:p>&lt;MoveTime from="Take SHIELD" time="2"/&gt;</text:p>
          </table:table-cell>
          <table:table-cell table:formula="of:=CONCATENATE(&quot;&lt;MoveTime from=&quot;&quot;&quot;;TEXT([Sheet1.$B22];&quot;#&quot;);&quot;&quot;&quot; time=&quot;&quot;&quot;;TEXT([Sheet1.M22];&quot;#&quot;);&quot;&quot;&quot;/&gt;&quot;)" office:value-type="string" office:string-value="&lt;MoveTime from=&quot;Take SHIELD&quot; time=&quot;1&quot;/&gt;" calcext:value-type="string">
            <text:p>&lt;MoveTime from="Take SHIELD" time="1"/&gt;</text:p>
          </table:table-cell>
          <table:table-cell table:formula="of:=CONCATENATE(&quot;&lt;MoveTime from=&quot;&quot;&quot;;TEXT([Sheet1.$B22];&quot;#&quot;);&quot;&quot;&quot; time=&quot;&quot;&quot;;TEXT([Sheet1.N22];&quot;#&quot;);&quot;&quot;&quot;/&gt;&quot;)" office:value-type="string" office:string-value="&lt;MoveTime from=&quot;Take SHIELD&quot; time=&quot;2&quot;/&gt;" calcext:value-type="string">
            <text:p>&lt;MoveTime from="Take SHIELD" time="2"/&gt;</text:p>
          </table:table-cell>
          <table:table-cell table:formula="of:=CONCATENATE(&quot;&lt;MoveTime from=&quot;&quot;&quot;;TEXT([Sheet1.$B22];&quot;#&quot;);&quot;&quot;&quot; time=&quot;&quot;&quot;;TEXT([Sheet1.O22];&quot;#&quot;);&quot;&quot;&quot;/&gt;&quot;)" office:value-type="string" office:string-value="&lt;MoveTime from=&quot;Take SHIELD&quot; time=&quot;1&quot;/&gt;" calcext:value-type="string">
            <text:p>&lt;MoveTime from="Take SHIELD" time="1"/&gt;</text:p>
          </table:table-cell>
          <table:table-cell table:formula="of:=CONCATENATE(&quot;&lt;MoveTime from=&quot;&quot;&quot;;TEXT([Sheet1.$B22];&quot;#&quot;);&quot;&quot;&quot; time=&quot;&quot;&quot;;TEXT([Sheet1.P22];&quot;#&quot;);&quot;&quot;&quot;/&gt;&quot;)" office:value-type="string" office:string-value="&lt;MoveTime from=&quot;Take SHIELD&quot; time=&quot;1&quot;/&gt;" calcext:value-type="string">
            <text:p>&lt;MoveTime from="Take SHIELD" time="1"/&gt;</text:p>
          </table:table-cell>
          <table:table-cell table:formula="of:=CONCATENATE(&quot;&lt;MoveTime from=&quot;&quot;&quot;;TEXT([Sheet1.$B22];&quot;#&quot;);&quot;&quot;&quot; time=&quot;&quot;&quot;;TEXT([Sheet1.Y22];&quot;#&quot;);&quot;&quot;&quot;/&gt;&quot;)" office:value-type="string" office:string-value="&lt;MoveTime from=&quot;Take SHIELD&quot; time=&quot;2&quot;/&gt;" calcext:value-type="string">
            <text:p>&lt;MoveTime from="Take SHIELD" time="2"/&gt;</text:p>
          </table:table-cell>
          <table:table-cell table:formula="of:=CONCATENATE(&quot;&lt;MoveTime from=&quot;&quot;&quot;;TEXT([Sheet1.$B22];&quot;#&quot;);&quot;&quot;&quot; time=&quot;&quot;&quot;;TEXT([Sheet1.Q22];&quot;#&quot;);&quot;&quot;&quot;/&gt;&quot;)" office:value-type="string" office:string-value="&lt;MoveTime from=&quot;Take SHIELD&quot; time=&quot;1&quot;/&gt;" calcext:value-type="string">
            <text:p>&lt;MoveTime from="Take SHIELD" time="1"/&gt;</text:p>
          </table:table-cell>
          <table:table-cell table:formula="of:=CONCATENATE(&quot;&lt;MoveTime from=&quot;&quot;&quot;;TEXT([Sheet1.$B22];&quot;#&quot;);&quot;&quot;&quot; time=&quot;&quot;&quot;;TEXT([Sheet1.R22];&quot;#&quot;);&quot;&quot;&quot;/&gt;&quot;)" office:value-type="string" office:string-value="&lt;MoveTime from=&quot;Take SHIELD&quot; time=&quot;2&quot;/&gt;" calcext:value-type="string">
            <text:p>&lt;MoveTime from="Take SHIELD" time="2"/&gt;</text:p>
          </table:table-cell>
          <table:table-cell table:formula="of:=CONCATENATE(&quot;&lt;MoveTime from=&quot;&quot;&quot;;TEXT([Sheet1.$B22];&quot;#&quot;);&quot;&quot;&quot; time=&quot;&quot;&quot;;TEXT([Sheet1.S22];&quot;#&quot;);&quot;&quot;&quot;/&gt;&quot;)" office:value-type="string" office:string-value="&lt;MoveTime from=&quot;Take SHIELD&quot; time=&quot;1&quot;/&gt;" calcext:value-type="string">
            <text:p>&lt;MoveTime from="Take SHIELD" time="1"/&gt;</text:p>
          </table:table-cell>
          <table:table-cell table:formula="of:=CONCATENATE(&quot;&lt;MoveTime from=&quot;&quot;&quot;;TEXT([Sheet1.$B22];&quot;#&quot;);&quot;&quot;&quot; time=&quot;&quot;&quot;;TEXT([Sheet1.T22];&quot;#&quot;);&quot;&quot;&quot;/&gt;&quot;)" office:value-type="string" office:string-value="&lt;MoveTime from=&quot;Take SHIELD&quot; time=&quot;&quot;/&gt;" calcext:value-type="string">
            <text:p>&lt;MoveTime from="Take SHIELD" time=""/&gt;</text:p>
          </table:table-cell>
          <table:table-cell table:formula="of:=CONCATENATE(&quot;&lt;MoveTime from=&quot;&quot;&quot;;TEXT([Sheet1.$B22];&quot;#&quot;);&quot;&quot;&quot; time=&quot;&quot;&quot;;TEXT([Sheet1.U22];&quot;#&quot;);&quot;&quot;&quot;/&gt;&quot;)" office:value-type="string" office:string-value="&lt;MoveTime from=&quot;Take SHIELD&quot; time=&quot;2&quot;/&gt;" calcext:value-type="string">
            <text:p>&lt;MoveTime from="Take SHIELD" time="2"/&gt;</text:p>
          </table:table-cell>
          <table:table-cell table:formula="of:=CONCATENATE(&quot;&lt;MoveTime from=&quot;&quot;&quot;;TEXT([Sheet1.$B22];&quot;#&quot;);&quot;&quot;&quot; time=&quot;&quot;&quot;;TEXT([Sheet1.V22];&quot;#&quot;);&quot;&quot;&quot;/&gt;&quot;)" office:value-type="string" office:string-value="&lt;MoveTime from=&quot;Take SHIELD&quot; time=&quot;1&quot;/&gt;" calcext:value-type="string">
            <text:p>&lt;MoveTime from="Take SHIELD" time="1"/&gt;</text:p>
          </table:table-cell>
          <table:table-cell table:formula="of:=CONCATENATE(&quot;&lt;MoveTime from=&quot;&quot;&quot;;TEXT([Sheet1.$B22];&quot;#&quot;);&quot;&quot;&quot; time=&quot;&quot;&quot;;TEXT([Sheet1.W22];&quot;#&quot;);&quot;&quot;&quot;/&gt;&quot;)" office:value-type="string" office:string-value="&lt;MoveTime from=&quot;Take SHIELD&quot; time=&quot;1&quot;/&gt;" calcext:value-type="string">
            <text:p>&lt;MoveTime from="Take SHIELD" time="1"/&gt;</text:p>
          </table:table-cell>
          <table:table-cell table:formula="of:=CONCATENATE(&quot;&lt;MoveTime from=&quot;&quot;&quot;;TEXT([Sheet1.$B22];&quot;#&quot;);&quot;&quot;&quot; time=&quot;&quot;&quot;;TEXT([Sheet1.X22];&quot;#&quot;);&quot;&quot;&quot;/&gt;&quot;)" office:value-type="string" office:string-value="&lt;MoveTime from=&quot;Take SHIELD&quot; time=&quot;2&quot;/&gt;" calcext:value-type="string">
            <text:p>&lt;MoveTime from="Take SHIELD" time="2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23];&quot;#&quot;);&quot;&quot;&quot; time=&quot;&quot;&quot;;TEXT([Sheet1.C23];&quot;#&quot;);&quot;&quot;&quot;/&gt;&quot;)" office:value-type="string" office:string-value="&lt;MoveTime from=&quot;Photo SHIELD&quot; time=&quot;1&quot;/&gt;" calcext:value-type="string">
            <text:p>&lt;MoveTime from="Photo SHIELD" time="1"/&gt;</text:p>
          </table:table-cell>
          <table:table-cell table:formula="of:=CONCATENATE(&quot;&lt;MoveTime from=&quot;&quot;&quot;;TEXT([Sheet1.$B23];&quot;#&quot;);&quot;&quot;&quot; time=&quot;&quot;&quot;;TEXT([Sheet1.D23];&quot;#&quot;);&quot;&quot;&quot;/&gt;&quot;)" office:value-type="string" office:string-value="&lt;MoveTime from=&quot;Photo SHIELD&quot; time=&quot;2&quot;/&gt;" calcext:value-type="string">
            <text:p>&lt;MoveTime from="Photo SHIELD" time="2"/&gt;</text:p>
          </table:table-cell>
          <table:table-cell table:formula="of:=CONCATENATE(&quot;&lt;MoveTime from=&quot;&quot;&quot;;TEXT([Sheet1.$B23];&quot;#&quot;);&quot;&quot;&quot; time=&quot;&quot;&quot;;TEXT([Sheet1.E23];&quot;#&quot;);&quot;&quot;&quot;/&gt;&quot;)" office:value-type="string" office:string-value="&lt;MoveTime from=&quot;Photo SHIELD&quot; time=&quot;2&quot;/&gt;" calcext:value-type="string">
            <text:p>&lt;MoveTime from="Photo SHIELD" time="2"/&gt;</text:p>
          </table:table-cell>
          <table:table-cell table:formula="of:=CONCATENATE(&quot;&lt;MoveTime from=&quot;&quot;&quot;;TEXT([Sheet1.$B23];&quot;#&quot;);&quot;&quot;&quot; time=&quot;&quot;&quot;;TEXT([Sheet1.F23];&quot;#&quot;);&quot;&quot;&quot;/&gt;&quot;)" office:value-type="string" office:string-value="&lt;MoveTime from=&quot;Photo SHIELD&quot; time=&quot;1&quot;/&gt;" calcext:value-type="string">
            <text:p>&lt;MoveTime from="Photo SHIELD" time="1"/&gt;</text:p>
          </table:table-cell>
          <table:table-cell table:formula="of:=CONCATENATE(&quot;&lt;MoveTime from=&quot;&quot;&quot;;TEXT([Sheet1.$B23];&quot;#&quot;);&quot;&quot;&quot; time=&quot;&quot;&quot;;TEXT([Sheet1.G23];&quot;#&quot;);&quot;&quot;&quot;/&gt;&quot;)" office:value-type="string" office:string-value="&lt;MoveTime from=&quot;Photo SHIELD&quot; time=&quot;2&quot;/&gt;" calcext:value-type="string">
            <text:p>&lt;MoveTime from="Photo SHIELD" time="2"/&gt;</text:p>
          </table:table-cell>
          <table:table-cell table:formula="of:=CONCATENATE(&quot;&lt;MoveTime from=&quot;&quot;&quot;;TEXT([Sheet1.$B23];&quot;#&quot;);&quot;&quot;&quot; time=&quot;&quot;&quot;;TEXT([Sheet1.H23];&quot;#&quot;);&quot;&quot;&quot;/&gt;&quot;)" office:value-type="string" office:string-value="&lt;MoveTime from=&quot;Photo SHIELD&quot; time=&quot;1&quot;/&gt;" calcext:value-type="string">
            <text:p>&lt;MoveTime from="Photo SHIELD" time="1"/&gt;</text:p>
          </table:table-cell>
          <table:table-cell table:formula="of:=CONCATENATE(&quot;&lt;MoveTime from=&quot;&quot;&quot;;TEXT([Sheet1.$B23];&quot;#&quot;);&quot;&quot;&quot; time=&quot;&quot;&quot;;TEXT([Sheet1.I23];&quot;#&quot;);&quot;&quot;&quot;/&gt;&quot;)" office:value-type="string" office:string-value="&lt;MoveTime from=&quot;Photo SHIELD&quot; time=&quot;2&quot;/&gt;" calcext:value-type="string">
            <text:p>&lt;MoveTime from="Photo SHIELD" time="2"/&gt;</text:p>
          </table:table-cell>
          <table:table-cell table:formula="of:=CONCATENATE(&quot;&lt;MoveTime from=&quot;&quot;&quot;;TEXT([Sheet1.$B23];&quot;#&quot;);&quot;&quot;&quot; time=&quot;&quot;&quot;;TEXT([Sheet1.J23];&quot;#&quot;);&quot;&quot;&quot;/&gt;&quot;)" office:value-type="string" office:string-value="&lt;MoveTime from=&quot;Photo SHIELD&quot; time=&quot;1&quot;/&gt;" calcext:value-type="string">
            <text:p>&lt;MoveTime from="Photo SHIELD" time="1"/&gt;</text:p>
          </table:table-cell>
          <table:table-cell table:formula="of:=CONCATENATE(&quot;&lt;MoveTime from=&quot;&quot;&quot;;TEXT([Sheet1.$B23];&quot;#&quot;);&quot;&quot;&quot; time=&quot;&quot;&quot;;TEXT([Sheet1.K23];&quot;#&quot;);&quot;&quot;&quot;/&gt;&quot;)" office:value-type="string" office:string-value="&lt;MoveTime from=&quot;Photo SHIELD&quot; time=&quot;1&quot;/&gt;" calcext:value-type="string">
            <text:p>&lt;MoveTime from="Photo SHIELD" time="1"/&gt;</text:p>
          </table:table-cell>
          <table:table-cell table:formula="of:=CONCATENATE(&quot;&lt;MoveTime from=&quot;&quot;&quot;;TEXT([Sheet1.$B23];&quot;#&quot;);&quot;&quot;&quot; time=&quot;&quot;&quot;;TEXT([Sheet1.L23];&quot;#&quot;);&quot;&quot;&quot;/&gt;&quot;)" office:value-type="string" office:string-value="&lt;MoveTime from=&quot;Photo SHIELD&quot; time=&quot;1&quot;/&gt;" calcext:value-type="string">
            <text:p>&lt;MoveTime from="Photo SHIELD" time="1"/&gt;</text:p>
          </table:table-cell>
          <table:table-cell table:formula="of:=CONCATENATE(&quot;&lt;MoveTime from=&quot;&quot;&quot;;TEXT([Sheet1.$B23];&quot;#&quot;);&quot;&quot;&quot; time=&quot;&quot;&quot;;TEXT([Sheet1.M23];&quot;#&quot;);&quot;&quot;&quot;/&gt;&quot;)" office:value-type="string" office:string-value="&lt;MoveTime from=&quot;Photo SHIELD&quot; time=&quot;1&quot;/&gt;" calcext:value-type="string">
            <text:p>&lt;MoveTime from="Photo SHIELD" time="1"/&gt;</text:p>
          </table:table-cell>
          <table:table-cell table:formula="of:=CONCATENATE(&quot;&lt;MoveTime from=&quot;&quot;&quot;;TEXT([Sheet1.$B23];&quot;#&quot;);&quot;&quot;&quot; time=&quot;&quot;&quot;;TEXT([Sheet1.N23];&quot;#&quot;);&quot;&quot;&quot;/&gt;&quot;)" office:value-type="string" office:string-value="&lt;MoveTime from=&quot;Photo SHIELD&quot; time=&quot;2&quot;/&gt;" calcext:value-type="string">
            <text:p>&lt;MoveTime from="Photo SHIELD" time="2"/&gt;</text:p>
          </table:table-cell>
          <table:table-cell table:formula="of:=CONCATENATE(&quot;&lt;MoveTime from=&quot;&quot;&quot;;TEXT([Sheet1.$B23];&quot;#&quot;);&quot;&quot;&quot; time=&quot;&quot;&quot;;TEXT([Sheet1.O23];&quot;#&quot;);&quot;&quot;&quot;/&gt;&quot;)" office:value-type="string" office:string-value="&lt;MoveTime from=&quot;Photo SHIELD&quot; time=&quot;1&quot;/&gt;" calcext:value-type="string">
            <text:p>&lt;MoveTime from="Photo SHIELD" time="1"/&gt;</text:p>
          </table:table-cell>
          <table:table-cell table:formula="of:=CONCATENATE(&quot;&lt;MoveTime from=&quot;&quot;&quot;;TEXT([Sheet1.$B23];&quot;#&quot;);&quot;&quot;&quot; time=&quot;&quot;&quot;;TEXT([Sheet1.P23];&quot;#&quot;);&quot;&quot;&quot;/&gt;&quot;)" office:value-type="string" office:string-value="&lt;MoveTime from=&quot;Photo SHIELD&quot; time=&quot;1&quot;/&gt;" calcext:value-type="string">
            <text:p>&lt;MoveTime from="Photo SHIELD" time="1"/&gt;</text:p>
          </table:table-cell>
          <table:table-cell table:formula="of:=CONCATENATE(&quot;&lt;MoveTime from=&quot;&quot;&quot;;TEXT([Sheet1.$B23];&quot;#&quot;);&quot;&quot;&quot; time=&quot;&quot;&quot;;TEXT([Sheet1.Y23];&quot;#&quot;);&quot;&quot;&quot;/&gt;&quot;)" office:value-type="string" office:string-value="&lt;MoveTime from=&quot;Photo SHIELD&quot; time=&quot;2&quot;/&gt;" calcext:value-type="string">
            <text:p>&lt;MoveTime from="Photo SHIELD" time="2"/&gt;</text:p>
          </table:table-cell>
          <table:table-cell table:formula="of:=CONCATENATE(&quot;&lt;MoveTime from=&quot;&quot;&quot;;TEXT([Sheet1.$B23];&quot;#&quot;);&quot;&quot;&quot; time=&quot;&quot;&quot;;TEXT([Sheet1.Q23];&quot;#&quot;);&quot;&quot;&quot;/&gt;&quot;)" office:value-type="string" office:string-value="&lt;MoveTime from=&quot;Photo SHIELD&quot; time=&quot;1&quot;/&gt;" calcext:value-type="string">
            <text:p>&lt;MoveTime from="Photo SHIELD" time="1"/&gt;</text:p>
          </table:table-cell>
          <table:table-cell table:formula="of:=CONCATENATE(&quot;&lt;MoveTime from=&quot;&quot;&quot;;TEXT([Sheet1.$B23];&quot;#&quot;);&quot;&quot;&quot; time=&quot;&quot;&quot;;TEXT([Sheet1.R23];&quot;#&quot;);&quot;&quot;&quot;/&gt;&quot;)" office:value-type="string" office:string-value="&lt;MoveTime from=&quot;Photo SHIELD&quot; time=&quot;2&quot;/&gt;" calcext:value-type="string">
            <text:p>&lt;MoveTime from="Photo SHIELD" time="2"/&gt;</text:p>
          </table:table-cell>
          <table:table-cell table:formula="of:=CONCATENATE(&quot;&lt;MoveTime from=&quot;&quot;&quot;;TEXT([Sheet1.$B23];&quot;#&quot;);&quot;&quot;&quot; time=&quot;&quot;&quot;;TEXT([Sheet1.S23];&quot;#&quot;);&quot;&quot;&quot;/&gt;&quot;)" office:value-type="string" office:string-value="&lt;MoveTime from=&quot;Photo SHIELD&quot; time=&quot;1&quot;/&gt;" calcext:value-type="string">
            <text:p>&lt;MoveTime from="Photo SHIELD" time="1"/&gt;</text:p>
          </table:table-cell>
          <table:table-cell table:formula="of:=CONCATENATE(&quot;&lt;MoveTime from=&quot;&quot;&quot;;TEXT([Sheet1.$B23];&quot;#&quot;);&quot;&quot;&quot; time=&quot;&quot;&quot;;TEXT([Sheet1.T23];&quot;#&quot;);&quot;&quot;&quot;/&gt;&quot;)" office:value-type="string" office:string-value="&lt;MoveTime from=&quot;Photo SHIELD&quot; time=&quot;1&quot;/&gt;" calcext:value-type="string">
            <text:p>&lt;MoveTime from="Photo SHIELD" time="1"/&gt;</text:p>
          </table:table-cell>
          <table:table-cell table:formula="of:=CONCATENATE(&quot;&lt;MoveTime from=&quot;&quot;&quot;;TEXT([Sheet1.$B23];&quot;#&quot;);&quot;&quot;&quot; time=&quot;&quot;&quot;;TEXT([Sheet1.U23];&quot;#&quot;);&quot;&quot;&quot;/&gt;&quot;)" office:value-type="string" office:string-value="&lt;MoveTime from=&quot;Photo SHIELD&quot; time=&quot;&quot;/&gt;" calcext:value-type="string">
            <text:p>&lt;MoveTime from="Photo SHIELD" time=""/&gt;</text:p>
          </table:table-cell>
          <table:table-cell table:formula="of:=CONCATENATE(&quot;&lt;MoveTime from=&quot;&quot;&quot;;TEXT([Sheet1.$B23];&quot;#&quot;);&quot;&quot;&quot; time=&quot;&quot;&quot;;TEXT([Sheet1.V23];&quot;#&quot;);&quot;&quot;&quot;/&gt;&quot;)" office:value-type="string" office:string-value="&lt;MoveTime from=&quot;Photo SHIELD&quot; time=&quot;1&quot;/&gt;" calcext:value-type="string">
            <text:p>&lt;MoveTime from="Photo SHIELD" time="1"/&gt;</text:p>
          </table:table-cell>
          <table:table-cell table:formula="of:=CONCATENATE(&quot;&lt;MoveTime from=&quot;&quot;&quot;;TEXT([Sheet1.$B23];&quot;#&quot;);&quot;&quot;&quot; time=&quot;&quot;&quot;;TEXT([Sheet1.W23];&quot;#&quot;);&quot;&quot;&quot;/&gt;&quot;)" office:value-type="string" office:string-value="&lt;MoveTime from=&quot;Photo SHIELD&quot; time=&quot;1&quot;/&gt;" calcext:value-type="string">
            <text:p>&lt;MoveTime from="Photo SHIELD" time="1"/&gt;</text:p>
          </table:table-cell>
          <table:table-cell table:formula="of:=CONCATENATE(&quot;&lt;MoveTime from=&quot;&quot;&quot;;TEXT([Sheet1.$B23];&quot;#&quot;);&quot;&quot;&quot; time=&quot;&quot;&quot;;TEXT([Sheet1.X23];&quot;#&quot;);&quot;&quot;&quot;/&gt;&quot;)" office:value-type="string" office:string-value="&lt;MoveTime from=&quot;Photo SHIELD&quot; time=&quot;2&quot;/&gt;" calcext:value-type="string">
            <text:p>&lt;MoveTime from="Photo SHIELD" time="2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24];&quot;#&quot;);&quot;&quot;&quot; time=&quot;&quot;&quot;;TEXT([Sheet1.C24];&quot;#&quot;);&quot;&quot;&quot;/&gt;&quot;)" office:value-type="string" office:string-value="&lt;MoveTime from=&quot;Put SHIELD in fixture&quot; time=&quot;3&quot;/&gt;" calcext:value-type="string">
            <text:p>&lt;MoveTime from="Put SHIELD in fixture" time="3"/&gt;</text:p>
          </table:table-cell>
          <table:table-cell table:formula="of:=CONCATENATE(&quot;&lt;MoveTime from=&quot;&quot;&quot;;TEXT([Sheet1.$B24];&quot;#&quot;);&quot;&quot;&quot; time=&quot;&quot;&quot;;TEXT([Sheet1.D24];&quot;#&quot;);&quot;&quot;&quot;/&gt;&quot;)" office:value-type="string" office:string-value="&lt;MoveTime from=&quot;Put SHIELD in fixture&quot; time=&quot;2&quot;/&gt;" calcext:value-type="string">
            <text:p>&lt;MoveTime from="Put SHIELD in fixture" time="2"/&gt;</text:p>
          </table:table-cell>
          <table:table-cell table:formula="of:=CONCATENATE(&quot;&lt;MoveTime from=&quot;&quot;&quot;;TEXT([Sheet1.$B24];&quot;#&quot;);&quot;&quot;&quot; time=&quot;&quot;&quot;;TEXT([Sheet1.E24];&quot;#&quot;);&quot;&quot;&quot;/&gt;&quot;)" office:value-type="string" office:string-value="&lt;MoveTime from=&quot;Put SHIELD in fixture&quot; time=&quot;2&quot;/&gt;" calcext:value-type="string">
            <text:p>&lt;MoveTime from="Put SHIELD in fixture" time="2"/&gt;</text:p>
          </table:table-cell>
          <table:table-cell table:formula="of:=CONCATENATE(&quot;&lt;MoveTime from=&quot;&quot;&quot;;TEXT([Sheet1.$B24];&quot;#&quot;);&quot;&quot;&quot; time=&quot;&quot;&quot;;TEXT([Sheet1.F24];&quot;#&quot;);&quot;&quot;&quot;/&gt;&quot;)" office:value-type="string" office:string-value="&lt;MoveTime from=&quot;Put SHIELD in fixture&quot; time=&quot;1&quot;/&gt;" calcext:value-type="string">
            <text:p>&lt;MoveTime from="Put SHIELD in fixture" time="1"/&gt;</text:p>
          </table:table-cell>
          <table:table-cell table:formula="of:=CONCATENATE(&quot;&lt;MoveTime from=&quot;&quot;&quot;;TEXT([Sheet1.$B24];&quot;#&quot;);&quot;&quot;&quot; time=&quot;&quot;&quot;;TEXT([Sheet1.G24];&quot;#&quot;);&quot;&quot;&quot;/&gt;&quot;)" office:value-type="string" office:string-value="&lt;MoveTime from=&quot;Put SHIELD in fixture&quot; time=&quot;1&quot;/&gt;" calcext:value-type="string">
            <text:p>&lt;MoveTime from="Put SHIELD in fixture" time="1"/&gt;</text:p>
          </table:table-cell>
          <table:table-cell table:formula="of:=CONCATENATE(&quot;&lt;MoveTime from=&quot;&quot;&quot;;TEXT([Sheet1.$B24];&quot;#&quot;);&quot;&quot;&quot; time=&quot;&quot;&quot;;TEXT([Sheet1.H24];&quot;#&quot;);&quot;&quot;&quot;/&gt;&quot;)" office:value-type="string" office:string-value="&lt;MoveTime from=&quot;Put SHIELD in fixture&quot; time=&quot;1&quot;/&gt;" calcext:value-type="string">
            <text:p>&lt;MoveTime from="Put SHIELD in fixture" time="1"/&gt;</text:p>
          </table:table-cell>
          <table:table-cell table:formula="of:=CONCATENATE(&quot;&lt;MoveTime from=&quot;&quot;&quot;;TEXT([Sheet1.$B24];&quot;#&quot;);&quot;&quot;&quot; time=&quot;&quot;&quot;;TEXT([Sheet1.I24];&quot;#&quot;);&quot;&quot;&quot;/&gt;&quot;)" office:value-type="string" office:string-value="&lt;MoveTime from=&quot;Put SHIELD in fixture&quot; time=&quot;2&quot;/&gt;" calcext:value-type="string">
            <text:p>&lt;MoveTime from="Put SHIELD in fixture" time="2"/&gt;</text:p>
          </table:table-cell>
          <table:table-cell table:formula="of:=CONCATENATE(&quot;&lt;MoveTime from=&quot;&quot;&quot;;TEXT([Sheet1.$B24];&quot;#&quot;);&quot;&quot;&quot; time=&quot;&quot;&quot;;TEXT([Sheet1.J24];&quot;#&quot;);&quot;&quot;&quot;/&gt;&quot;)" office:value-type="string" office:string-value="&lt;MoveTime from=&quot;Put SHIELD in fixture&quot; time=&quot;1&quot;/&gt;" calcext:value-type="string">
            <text:p>&lt;MoveTime from="Put SHIELD in fixture" time="1"/&gt;</text:p>
          </table:table-cell>
          <table:table-cell table:formula="of:=CONCATENATE(&quot;&lt;MoveTime from=&quot;&quot;&quot;;TEXT([Sheet1.$B24];&quot;#&quot;);&quot;&quot;&quot; time=&quot;&quot;&quot;;TEXT([Sheet1.K24];&quot;#&quot;);&quot;&quot;&quot;/&gt;&quot;)" office:value-type="string" office:string-value="&lt;MoveTime from=&quot;Put SHIELD in fixture&quot; time=&quot;&quot;/&gt;" calcext:value-type="string">
            <text:p>&lt;MoveTime from="Put SHIELD in fixture" time=""/&gt;</text:p>
          </table:table-cell>
          <table:table-cell table:formula="of:=CONCATENATE(&quot;&lt;MoveTime from=&quot;&quot;&quot;;TEXT([Sheet1.$B24];&quot;#&quot;);&quot;&quot;&quot; time=&quot;&quot;&quot;;TEXT([Sheet1.L24];&quot;#&quot;);&quot;&quot;&quot;/&gt;&quot;)" office:value-type="string" office:string-value="&lt;MoveTime from=&quot;Put SHIELD in fixture&quot; time=&quot;3&quot;/&gt;" calcext:value-type="string">
            <text:p>&lt;MoveTime from="Put SHIELD in fixture" time="3"/&gt;</text:p>
          </table:table-cell>
          <table:table-cell table:formula="of:=CONCATENATE(&quot;&lt;MoveTime from=&quot;&quot;&quot;;TEXT([Sheet1.$B24];&quot;#&quot;);&quot;&quot;&quot; time=&quot;&quot;&quot;;TEXT([Sheet1.M24];&quot;#&quot;);&quot;&quot;&quot;/&gt;&quot;)" office:value-type="string" office:string-value="&lt;MoveTime from=&quot;Put SHIELD in fixture&quot; time=&quot;1&quot;/&gt;" calcext:value-type="string">
            <text:p>&lt;MoveTime from="Put SHIELD in fixture" time="1"/&gt;</text:p>
          </table:table-cell>
          <table:table-cell table:formula="of:=CONCATENATE(&quot;&lt;MoveTime from=&quot;&quot;&quot;;TEXT([Sheet1.$B24];&quot;#&quot;);&quot;&quot;&quot; time=&quot;&quot;&quot;;TEXT([Sheet1.N24];&quot;#&quot;);&quot;&quot;&quot;/&gt;&quot;)" office:value-type="string" office:string-value="&lt;MoveTime from=&quot;Put SHIELD in fixture&quot; time=&quot;2&quot;/&gt;" calcext:value-type="string">
            <text:p>&lt;MoveTime from="Put SHIELD in fixture" time="2"/&gt;</text:p>
          </table:table-cell>
          <table:table-cell table:formula="of:=CONCATENATE(&quot;&lt;MoveTime from=&quot;&quot;&quot;;TEXT([Sheet1.$B24];&quot;#&quot;);&quot;&quot;&quot; time=&quot;&quot;&quot;;TEXT([Sheet1.O24];&quot;#&quot;);&quot;&quot;&quot;/&gt;&quot;)" office:value-type="string" office:string-value="&lt;MoveTime from=&quot;Put SHIELD in fixture&quot; time=&quot;&quot;/&gt;" calcext:value-type="string">
            <text:p>&lt;MoveTime from="Put SHIELD in fixture" time=""/&gt;</text:p>
          </table:table-cell>
          <table:table-cell table:formula="of:=CONCATENATE(&quot;&lt;MoveTime from=&quot;&quot;&quot;;TEXT([Sheet1.$B24];&quot;#&quot;);&quot;&quot;&quot; time=&quot;&quot;&quot;;TEXT([Sheet1.P24];&quot;#&quot;);&quot;&quot;&quot;/&gt;&quot;)" office:value-type="string" office:string-value="&lt;MoveTime from=&quot;Put SHIELD in fixture&quot; time=&quot;&quot;/&gt;" calcext:value-type="string">
            <text:p>&lt;MoveTime from="Put SHIELD in fixture" time=""/&gt;</text:p>
          </table:table-cell>
          <table:table-cell table:formula="of:=CONCATENATE(&quot;&lt;MoveTime from=&quot;&quot;&quot;;TEXT([Sheet1.$B24];&quot;#&quot;);&quot;&quot;&quot; time=&quot;&quot;&quot;;TEXT([Sheet1.Y24];&quot;#&quot;);&quot;&quot;&quot;/&gt;&quot;)" office:value-type="string" office:string-value="&lt;MoveTime from=&quot;Put SHIELD in fixture&quot; time=&quot;2&quot;/&gt;" calcext:value-type="string">
            <text:p>&lt;MoveTime from="Put SHIELD in fixture" time="2"/&gt;</text:p>
          </table:table-cell>
          <table:table-cell table:formula="of:=CONCATENATE(&quot;&lt;MoveTime from=&quot;&quot;&quot;;TEXT([Sheet1.$B24];&quot;#&quot;);&quot;&quot;&quot; time=&quot;&quot;&quot;;TEXT([Sheet1.Q24];&quot;#&quot;);&quot;&quot;&quot;/&gt;&quot;)" office:value-type="string" office:string-value="&lt;MoveTime from=&quot;Put SHIELD in fixture&quot; time=&quot;&quot;/&gt;" calcext:value-type="string">
            <text:p>&lt;MoveTime from="Put SHIELD in fixture" time=""/&gt;</text:p>
          </table:table-cell>
          <table:table-cell table:formula="of:=CONCATENATE(&quot;&lt;MoveTime from=&quot;&quot;&quot;;TEXT([Sheet1.$B24];&quot;#&quot;);&quot;&quot;&quot; time=&quot;&quot;&quot;;TEXT([Sheet1.R24];&quot;#&quot;);&quot;&quot;&quot;/&gt;&quot;)" office:value-type="string" office:string-value="&lt;MoveTime from=&quot;Put SHIELD in fixture&quot; time=&quot;2&quot;/&gt;" calcext:value-type="string">
            <text:p>&lt;MoveTime from="Put SHIELD in fixture" time="2"/&gt;</text:p>
          </table:table-cell>
          <table:table-cell table:formula="of:=CONCATENATE(&quot;&lt;MoveTime from=&quot;&quot;&quot;;TEXT([Sheet1.$B24];&quot;#&quot;);&quot;&quot;&quot; time=&quot;&quot;&quot;;TEXT([Sheet1.S24];&quot;#&quot;);&quot;&quot;&quot;/&gt;&quot;)" office:value-type="string" office:string-value="&lt;MoveTime from=&quot;Put SHIELD in fixture&quot; time=&quot;2&quot;/&gt;" calcext:value-type="string">
            <text:p>&lt;MoveTime from="Put SHIELD in fixture" time="2"/&gt;</text:p>
          </table:table-cell>
          <table:table-cell table:formula="of:=CONCATENATE(&quot;&lt;MoveTime from=&quot;&quot;&quot;;TEXT([Sheet1.$B24];&quot;#&quot;);&quot;&quot;&quot; time=&quot;&quot;&quot;;TEXT([Sheet1.T24];&quot;#&quot;);&quot;&quot;&quot;/&gt;&quot;)" office:value-type="string" office:string-value="&lt;MoveTime from=&quot;Put SHIELD in fixture&quot; time=&quot;1&quot;/&gt;" calcext:value-type="string">
            <text:p>&lt;MoveTime from="Put SHIELD in fixture" time="1"/&gt;</text:p>
          </table:table-cell>
          <table:table-cell table:formula="of:=CONCATENATE(&quot;&lt;MoveTime from=&quot;&quot;&quot;;TEXT([Sheet1.$B24];&quot;#&quot;);&quot;&quot;&quot; time=&quot;&quot;&quot;;TEXT([Sheet1.U24];&quot;#&quot;);&quot;&quot;&quot;/&gt;&quot;)" office:value-type="string" office:string-value="&lt;MoveTime from=&quot;Put SHIELD in fixture&quot; time=&quot;2&quot;/&gt;" calcext:value-type="string">
            <text:p>&lt;MoveTime from="Put SHIELD in fixture" time="2"/&gt;</text:p>
          </table:table-cell>
          <table:table-cell table:formula="of:=CONCATENATE(&quot;&lt;MoveTime from=&quot;&quot;&quot;;TEXT([Sheet1.$B24];&quot;#&quot;);&quot;&quot;&quot; time=&quot;&quot;&quot;;TEXT([Sheet1.V24];&quot;#&quot;);&quot;&quot;&quot;/&gt;&quot;)" office:value-type="string" office:string-value="&lt;MoveTime from=&quot;Put SHIELD in fixture&quot; time=&quot;&quot;/&gt;" calcext:value-type="string">
            <text:p>&lt;MoveTime from="Put SHIELD in fixture" time=""/&gt;</text:p>
          </table:table-cell>
          <table:table-cell table:formula="of:=CONCATENATE(&quot;&lt;MoveTime from=&quot;&quot;&quot;;TEXT([Sheet1.$B24];&quot;#&quot;);&quot;&quot;&quot; time=&quot;&quot;&quot;;TEXT([Sheet1.W24];&quot;#&quot;);&quot;&quot;&quot;/&gt;&quot;)" office:value-type="string" office:string-value="&lt;MoveTime from=&quot;Put SHIELD in fixture&quot; time=&quot;&quot;/&gt;" calcext:value-type="string">
            <text:p>&lt;MoveTime from="Put SHIELD in fixture" time=""/&gt;</text:p>
          </table:table-cell>
          <table:table-cell table:formula="of:=CONCATENATE(&quot;&lt;MoveTime from=&quot;&quot;&quot;;TEXT([Sheet1.$B24];&quot;#&quot;);&quot;&quot;&quot; time=&quot;&quot;&quot;;TEXT([Sheet1.X24];&quot;#&quot;);&quot;&quot;&quot;/&gt;&quot;)" office:value-type="string" office:string-value="&lt;MoveTime from=&quot;Put SHIELD in fixture&quot; time=&quot;2&quot;/&gt;" calcext:value-type="string">
            <text:p>&lt;MoveTime from="Put SHIELD in fixture" time="2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25];&quot;#&quot;);&quot;&quot;&quot; time=&quot;&quot;&quot;;TEXT([Sheet1.C25];&quot;#&quot;);&quot;&quot;&quot;/&gt;&quot;)" office:value-type="string" office:string-value="&lt;MoveTime from=&quot;Peel2 SHIELD&quot; time=&quot;3&quot;/&gt;" calcext:value-type="string">
            <text:p>&lt;MoveTime from="Peel2 SHIELD" time="3"/&gt;</text:p>
          </table:table-cell>
          <table:table-cell table:formula="of:=CONCATENATE(&quot;&lt;MoveTime from=&quot;&quot;&quot;;TEXT([Sheet1.$B25];&quot;#&quot;);&quot;&quot;&quot; time=&quot;&quot;&quot;;TEXT([Sheet1.D25];&quot;#&quot;);&quot;&quot;&quot;/&gt;&quot;)" office:value-type="string" office:string-value="&lt;MoveTime from=&quot;Peel2 SHIELD&quot; time=&quot;2&quot;/&gt;" calcext:value-type="string">
            <text:p>&lt;MoveTime from="Peel2 SHIELD" time="2"/&gt;</text:p>
          </table:table-cell>
          <table:table-cell table:formula="of:=CONCATENATE(&quot;&lt;MoveTime from=&quot;&quot;&quot;;TEXT([Sheet1.$B25];&quot;#&quot;);&quot;&quot;&quot; time=&quot;&quot;&quot;;TEXT([Sheet1.E25];&quot;#&quot;);&quot;&quot;&quot;/&gt;&quot;)" office:value-type="string" office:string-value="&lt;MoveTime from=&quot;Peel2 SHIELD&quot; time=&quot;2&quot;/&gt;" calcext:value-type="string">
            <text:p>&lt;MoveTime from="Peel2 SHIELD" time="2"/&gt;</text:p>
          </table:table-cell>
          <table:table-cell table:formula="of:=CONCATENATE(&quot;&lt;MoveTime from=&quot;&quot;&quot;;TEXT([Sheet1.$B25];&quot;#&quot;);&quot;&quot;&quot; time=&quot;&quot;&quot;;TEXT([Sheet1.F25];&quot;#&quot;);&quot;&quot;&quot;/&gt;&quot;)" office:value-type="string" office:string-value="&lt;MoveTime from=&quot;Peel2 SHIELD&quot; time=&quot;1&quot;/&gt;" calcext:value-type="string">
            <text:p>&lt;MoveTime from="Peel2 SHIELD" time="1"/&gt;</text:p>
          </table:table-cell>
          <table:table-cell table:formula="of:=CONCATENATE(&quot;&lt;MoveTime from=&quot;&quot;&quot;;TEXT([Sheet1.$B25];&quot;#&quot;);&quot;&quot;&quot; time=&quot;&quot;&quot;;TEXT([Sheet1.G25];&quot;#&quot;);&quot;&quot;&quot;/&gt;&quot;)" office:value-type="string" office:string-value="&lt;MoveTime from=&quot;Peel2 SHIELD&quot; time=&quot;1&quot;/&gt;" calcext:value-type="string">
            <text:p>&lt;MoveTime from="Peel2 SHIELD" time="1"/&gt;</text:p>
          </table:table-cell>
          <table:table-cell table:formula="of:=CONCATENATE(&quot;&lt;MoveTime from=&quot;&quot;&quot;;TEXT([Sheet1.$B25];&quot;#&quot;);&quot;&quot;&quot; time=&quot;&quot;&quot;;TEXT([Sheet1.H25];&quot;#&quot;);&quot;&quot;&quot;/&gt;&quot;)" office:value-type="string" office:string-value="&lt;MoveTime from=&quot;Peel2 SHIELD&quot; time=&quot;1&quot;/&gt;" calcext:value-type="string">
            <text:p>&lt;MoveTime from="Peel2 SHIELD" time="1"/&gt;</text:p>
          </table:table-cell>
          <table:table-cell table:formula="of:=CONCATENATE(&quot;&lt;MoveTime from=&quot;&quot;&quot;;TEXT([Sheet1.$B25];&quot;#&quot;);&quot;&quot;&quot; time=&quot;&quot;&quot;;TEXT([Sheet1.I25];&quot;#&quot;);&quot;&quot;&quot;/&gt;&quot;)" office:value-type="string" office:string-value="&lt;MoveTime from=&quot;Peel2 SHIELD&quot; time=&quot;2&quot;/&gt;" calcext:value-type="string">
            <text:p>&lt;MoveTime from="Peel2 SHIELD" time="2"/&gt;</text:p>
          </table:table-cell>
          <table:table-cell table:formula="of:=CONCATENATE(&quot;&lt;MoveTime from=&quot;&quot;&quot;;TEXT([Sheet1.$B25];&quot;#&quot;);&quot;&quot;&quot; time=&quot;&quot;&quot;;TEXT([Sheet1.J25];&quot;#&quot;);&quot;&quot;&quot;/&gt;&quot;)" office:value-type="string" office:string-value="&lt;MoveTime from=&quot;Peel2 SHIELD&quot; time=&quot;1&quot;/&gt;" calcext:value-type="string">
            <text:p>&lt;MoveTime from="Peel2 SHIELD" time="1"/&gt;</text:p>
          </table:table-cell>
          <table:table-cell table:formula="of:=CONCATENATE(&quot;&lt;MoveTime from=&quot;&quot;&quot;;TEXT([Sheet1.$B25];&quot;#&quot;);&quot;&quot;&quot; time=&quot;&quot;&quot;;TEXT([Sheet1.K25];&quot;#&quot;);&quot;&quot;&quot;/&gt;&quot;)" office:value-type="string" office:string-value="&lt;MoveTime from=&quot;Peel2 SHIELD&quot; time=&quot;&quot;/&gt;" calcext:value-type="string">
            <text:p>&lt;MoveTime from="Peel2 SHIELD" time=""/&gt;</text:p>
          </table:table-cell>
          <table:table-cell table:formula="of:=CONCATENATE(&quot;&lt;MoveTime from=&quot;&quot;&quot;;TEXT([Sheet1.$B25];&quot;#&quot;);&quot;&quot;&quot; time=&quot;&quot;&quot;;TEXT([Sheet1.L25];&quot;#&quot;);&quot;&quot;&quot;/&gt;&quot;)" office:value-type="string" office:string-value="&lt;MoveTime from=&quot;Peel2 SHIELD&quot; time=&quot;3&quot;/&gt;" calcext:value-type="string">
            <text:p>&lt;MoveTime from="Peel2 SHIELD" time="3"/&gt;</text:p>
          </table:table-cell>
          <table:table-cell table:formula="of:=CONCATENATE(&quot;&lt;MoveTime from=&quot;&quot;&quot;;TEXT([Sheet1.$B25];&quot;#&quot;);&quot;&quot;&quot; time=&quot;&quot;&quot;;TEXT([Sheet1.M25];&quot;#&quot;);&quot;&quot;&quot;/&gt;&quot;)" office:value-type="string" office:string-value="&lt;MoveTime from=&quot;Peel2 SHIELD&quot; time=&quot;1&quot;/&gt;" calcext:value-type="string">
            <text:p>&lt;MoveTime from="Peel2 SHIELD" time="1"/&gt;</text:p>
          </table:table-cell>
          <table:table-cell table:formula="of:=CONCATENATE(&quot;&lt;MoveTime from=&quot;&quot;&quot;;TEXT([Sheet1.$B25];&quot;#&quot;);&quot;&quot;&quot; time=&quot;&quot;&quot;;TEXT([Sheet1.N25];&quot;#&quot;);&quot;&quot;&quot;/&gt;&quot;)" office:value-type="string" office:string-value="&lt;MoveTime from=&quot;Peel2 SHIELD&quot; time=&quot;2&quot;/&gt;" calcext:value-type="string">
            <text:p>&lt;MoveTime from="Peel2 SHIELD" time="2"/&gt;</text:p>
          </table:table-cell>
          <table:table-cell table:formula="of:=CONCATENATE(&quot;&lt;MoveTime from=&quot;&quot;&quot;;TEXT([Sheet1.$B25];&quot;#&quot;);&quot;&quot;&quot; time=&quot;&quot;&quot;;TEXT([Sheet1.O25];&quot;#&quot;);&quot;&quot;&quot;/&gt;&quot;)" office:value-type="string" office:string-value="&lt;MoveTime from=&quot;Peel2 SHIELD&quot; time=&quot;&quot;/&gt;" calcext:value-type="string">
            <text:p>&lt;MoveTime from="Peel2 SHIELD" time=""/&gt;</text:p>
          </table:table-cell>
          <table:table-cell table:formula="of:=CONCATENATE(&quot;&lt;MoveTime from=&quot;&quot;&quot;;TEXT([Sheet1.$B25];&quot;#&quot;);&quot;&quot;&quot; time=&quot;&quot;&quot;;TEXT([Sheet1.P25];&quot;#&quot;);&quot;&quot;&quot;/&gt;&quot;)" office:value-type="string" office:string-value="&lt;MoveTime from=&quot;Peel2 SHIELD&quot; time=&quot;&quot;/&gt;" calcext:value-type="string">
            <text:p>&lt;MoveTime from="Peel2 SHIELD" time=""/&gt;</text:p>
          </table:table-cell>
          <table:table-cell table:formula="of:=CONCATENATE(&quot;&lt;MoveTime from=&quot;&quot;&quot;;TEXT([Sheet1.$B25];&quot;#&quot;);&quot;&quot;&quot; time=&quot;&quot;&quot;;TEXT([Sheet1.Y25];&quot;#&quot;);&quot;&quot;&quot;/&gt;&quot;)" office:value-type="string" office:string-value="&lt;MoveTime from=&quot;Peel2 SHIELD&quot; time=&quot;2&quot;/&gt;" calcext:value-type="string">
            <text:p>&lt;MoveTime from="Peel2 SHIELD" time="2"/&gt;</text:p>
          </table:table-cell>
          <table:table-cell table:formula="of:=CONCATENATE(&quot;&lt;MoveTime from=&quot;&quot;&quot;;TEXT([Sheet1.$B25];&quot;#&quot;);&quot;&quot;&quot; time=&quot;&quot;&quot;;TEXT([Sheet1.Q25];&quot;#&quot;);&quot;&quot;&quot;/&gt;&quot;)" office:value-type="string" office:string-value="&lt;MoveTime from=&quot;Peel2 SHIELD&quot; time=&quot;&quot;/&gt;" calcext:value-type="string">
            <text:p>&lt;MoveTime from="Peel2 SHIELD" time=""/&gt;</text:p>
          </table:table-cell>
          <table:table-cell table:formula="of:=CONCATENATE(&quot;&lt;MoveTime from=&quot;&quot;&quot;;TEXT([Sheet1.$B25];&quot;#&quot;);&quot;&quot;&quot; time=&quot;&quot;&quot;;TEXT([Sheet1.R25];&quot;#&quot;);&quot;&quot;&quot;/&gt;&quot;)" office:value-type="string" office:string-value="&lt;MoveTime from=&quot;Peel2 SHIELD&quot; time=&quot;2&quot;/&gt;" calcext:value-type="string">
            <text:p>&lt;MoveTime from="Peel2 SHIELD" time="2"/&gt;</text:p>
          </table:table-cell>
          <table:table-cell table:formula="of:=CONCATENATE(&quot;&lt;MoveTime from=&quot;&quot;&quot;;TEXT([Sheet1.$B25];&quot;#&quot;);&quot;&quot;&quot; time=&quot;&quot;&quot;;TEXT([Sheet1.S25];&quot;#&quot;);&quot;&quot;&quot;/&gt;&quot;)" office:value-type="string" office:string-value="&lt;MoveTime from=&quot;Peel2 SHIELD&quot; time=&quot;2&quot;/&gt;" calcext:value-type="string">
            <text:p>&lt;MoveTime from="Peel2 SHIELD" time="2"/&gt;</text:p>
          </table:table-cell>
          <table:table-cell table:formula="of:=CONCATENATE(&quot;&lt;MoveTime from=&quot;&quot;&quot;;TEXT([Sheet1.$B25];&quot;#&quot;);&quot;&quot;&quot; time=&quot;&quot;&quot;;TEXT([Sheet1.T25];&quot;#&quot;);&quot;&quot;&quot;/&gt;&quot;)" office:value-type="string" office:string-value="&lt;MoveTime from=&quot;Peel2 SHIELD&quot; time=&quot;1&quot;/&gt;" calcext:value-type="string">
            <text:p>&lt;MoveTime from="Peel2 SHIELD" time="1"/&gt;</text:p>
          </table:table-cell>
          <table:table-cell table:formula="of:=CONCATENATE(&quot;&lt;MoveTime from=&quot;&quot;&quot;;TEXT([Sheet1.$B25];&quot;#&quot;);&quot;&quot;&quot; time=&quot;&quot;&quot;;TEXT([Sheet1.U25];&quot;#&quot;);&quot;&quot;&quot;/&gt;&quot;)" office:value-type="string" office:string-value="&lt;MoveTime from=&quot;Peel2 SHIELD&quot; time=&quot;2&quot;/&gt;" calcext:value-type="string">
            <text:p>&lt;MoveTime from="Peel2 SHIELD" time="2"/&gt;</text:p>
          </table:table-cell>
          <table:table-cell table:formula="of:=CONCATENATE(&quot;&lt;MoveTime from=&quot;&quot;&quot;;TEXT([Sheet1.$B25];&quot;#&quot;);&quot;&quot;&quot; time=&quot;&quot;&quot;;TEXT([Sheet1.V25];&quot;#&quot;);&quot;&quot;&quot;/&gt;&quot;)" office:value-type="string" office:string-value="&lt;MoveTime from=&quot;Peel2 SHIELD&quot; time=&quot;&quot;/&gt;" calcext:value-type="string">
            <text:p>&lt;MoveTime from="Peel2 SHIELD" time=""/&gt;</text:p>
          </table:table-cell>
          <table:table-cell table:formula="of:=CONCATENATE(&quot;&lt;MoveTime from=&quot;&quot;&quot;;TEXT([Sheet1.$B25];&quot;#&quot;);&quot;&quot;&quot; time=&quot;&quot;&quot;;TEXT([Sheet1.W25];&quot;#&quot;);&quot;&quot;&quot;/&gt;&quot;)" office:value-type="string" office:string-value="&lt;MoveTime from=&quot;Peel2 SHIELD&quot; time=&quot;&quot;/&gt;" calcext:value-type="string">
            <text:p>&lt;MoveTime from="Peel2 SHIELD" time=""/&gt;</text:p>
          </table:table-cell>
          <table:table-cell table:formula="of:=CONCATENATE(&quot;&lt;MoveTime from=&quot;&quot;&quot;;TEXT([Sheet1.$B25];&quot;#&quot;);&quot;&quot;&quot; time=&quot;&quot;&quot;;TEXT([Sheet1.X25];&quot;#&quot;);&quot;&quot;&quot;/&gt;&quot;)" office:value-type="string" office:string-value="&lt;MoveTime from=&quot;Peel2 SHIELD&quot; time=&quot;2&quot;/&gt;" calcext:value-type="string">
            <text:p>&lt;MoveTime from="Peel2 SHIELD" time="2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26];&quot;#&quot;);&quot;&quot;&quot; time=&quot;&quot;&quot;;TEXT([Sheet1.C26];&quot;#&quot;);&quot;&quot;&quot;/&gt;&quot;)" office:value-type="string" office:string-value="&lt;MoveTime from=&quot;Tap DCOVER-ANTENNA&quot; time=&quot;3&quot;/&gt;" calcext:value-type="string">
            <text:p>&lt;MoveTime from="Tap DCOVER-ANTENNA" time="3"/&gt;</text:p>
          </table:table-cell>
          <table:table-cell table:formula="of:=CONCATENATE(&quot;&lt;MoveTime from=&quot;&quot;&quot;;TEXT([Sheet1.$B26];&quot;#&quot;);&quot;&quot;&quot; time=&quot;&quot;&quot;;TEXT([Sheet1.D26];&quot;#&quot;);&quot;&quot;&quot;/&gt;&quot;)" office:value-type="string" office:string-value="&lt;MoveTime from=&quot;Tap DCOVER-ANTENNA&quot; time=&quot;&quot;/&gt;" calcext:value-type="string">
            <text:p>&lt;MoveTime from="Tap DCOVER-ANTENNA" time=""/&gt;</text:p>
          </table:table-cell>
          <table:table-cell table:formula="of:=CONCATENATE(&quot;&lt;MoveTime from=&quot;&quot;&quot;;TEXT([Sheet1.$B26];&quot;#&quot;);&quot;&quot;&quot; time=&quot;&quot;&quot;;TEXT([Sheet1.E26];&quot;#&quot;);&quot;&quot;&quot;/&gt;&quot;)" office:value-type="string" office:string-value="&lt;MoveTime from=&quot;Tap DCOVER-ANTENNA&quot; time=&quot;&quot;/&gt;" calcext:value-type="string">
            <text:p>&lt;MoveTime from="Tap DCOVER-ANTENNA" time=""/&gt;</text:p>
          </table:table-cell>
          <table:table-cell table:formula="of:=CONCATENATE(&quot;&lt;MoveTime from=&quot;&quot;&quot;;TEXT([Sheet1.$B26];&quot;#&quot;);&quot;&quot;&quot; time=&quot;&quot;&quot;;TEXT([Sheet1.F26];&quot;#&quot;);&quot;&quot;&quot;/&gt;&quot;)" office:value-type="string" office:string-value="&lt;MoveTime from=&quot;Tap DCOVER-ANTENNA&quot; time=&quot;1&quot;/&gt;" calcext:value-type="string">
            <text:p>&lt;MoveTime from="Tap DCOVER-ANTENNA" time="1"/&gt;</text:p>
          </table:table-cell>
          <table:table-cell table:formula="of:=CONCATENATE(&quot;&lt;MoveTime from=&quot;&quot;&quot;;TEXT([Sheet1.$B26];&quot;#&quot;);&quot;&quot;&quot; time=&quot;&quot;&quot;;TEXT([Sheet1.G26];&quot;#&quot;);&quot;&quot;&quot;/&gt;&quot;)" office:value-type="string" office:string-value="&lt;MoveTime from=&quot;Tap DCOVER-ANTENNA&quot; time=&quot;2&quot;/&gt;" calcext:value-type="string">
            <text:p>&lt;MoveTime from="Tap DCOVER-ANTENNA" time="2"/&gt;</text:p>
          </table:table-cell>
          <table:table-cell table:formula="of:=CONCATENATE(&quot;&lt;MoveTime from=&quot;&quot;&quot;;TEXT([Sheet1.$B26];&quot;#&quot;);&quot;&quot;&quot; time=&quot;&quot;&quot;;TEXT([Sheet1.H26];&quot;#&quot;);&quot;&quot;&quot;/&gt;&quot;)" office:value-type="string" office:string-value="&lt;MoveTime from=&quot;Tap DCOVER-ANTENNA&quot; time=&quot;1&quot;/&gt;" calcext:value-type="string">
            <text:p>&lt;MoveTime from="Tap DCOVER-ANTENNA" time="1"/&gt;</text:p>
          </table:table-cell>
          <table:table-cell table:formula="of:=CONCATENATE(&quot;&lt;MoveTime from=&quot;&quot;&quot;;TEXT([Sheet1.$B26];&quot;#&quot;);&quot;&quot;&quot; time=&quot;&quot;&quot;;TEXT([Sheet1.I26];&quot;#&quot;);&quot;&quot;&quot;/&gt;&quot;)" office:value-type="string" office:string-value="&lt;MoveTime from=&quot;Tap DCOVER-ANTENNA&quot; time=&quot;&quot;/&gt;" calcext:value-type="string">
            <text:p>&lt;MoveTime from="Tap DCOVER-ANTENNA" time=""/&gt;</text:p>
          </table:table-cell>
          <table:table-cell table:formula="of:=CONCATENATE(&quot;&lt;MoveTime from=&quot;&quot;&quot;;TEXT([Sheet1.$B26];&quot;#&quot;);&quot;&quot;&quot; time=&quot;&quot;&quot;;TEXT([Sheet1.J26];&quot;#&quot;);&quot;&quot;&quot;/&gt;&quot;)" office:value-type="string" office:string-value="&lt;MoveTime from=&quot;Tap DCOVER-ANTENNA&quot; time=&quot;2&quot;/&gt;" calcext:value-type="string">
            <text:p>&lt;MoveTime from="Tap DCOVER-ANTENNA" time="2"/&gt;</text:p>
          </table:table-cell>
          <table:table-cell table:formula="of:=CONCATENATE(&quot;&lt;MoveTime from=&quot;&quot;&quot;;TEXT([Sheet1.$B26];&quot;#&quot;);&quot;&quot;&quot; time=&quot;&quot;&quot;;TEXT([Sheet1.K26];&quot;#&quot;);&quot;&quot;&quot;/&gt;&quot;)" office:value-type="string" office:string-value="&lt;MoveTime from=&quot;Tap DCOVER-ANTENNA&quot; time=&quot;1&quot;/&gt;" calcext:value-type="string">
            <text:p>&lt;MoveTime from="Tap DCOVER-ANTENNA" time="1"/&gt;</text:p>
          </table:table-cell>
          <table:table-cell table:formula="of:=CONCATENATE(&quot;&lt;MoveTime from=&quot;&quot;&quot;;TEXT([Sheet1.$B26];&quot;#&quot;);&quot;&quot;&quot; time=&quot;&quot;&quot;;TEXT([Sheet1.L26];&quot;#&quot;);&quot;&quot;&quot;/&gt;&quot;)" office:value-type="string" office:string-value="&lt;MoveTime from=&quot;Tap DCOVER-ANTENNA&quot; time=&quot;3&quot;/&gt;" calcext:value-type="string">
            <text:p>&lt;MoveTime from="Tap DCOVER-ANTENNA" time="3"/&gt;</text:p>
          </table:table-cell>
          <table:table-cell table:formula="of:=CONCATENATE(&quot;&lt;MoveTime from=&quot;&quot;&quot;;TEXT([Sheet1.$B26];&quot;#&quot;);&quot;&quot;&quot; time=&quot;&quot;&quot;;TEXT([Sheet1.M26];&quot;#&quot;);&quot;&quot;&quot;/&gt;&quot;)" office:value-type="string" office:string-value="&lt;MoveTime from=&quot;Tap DCOVER-ANTENNA&quot; time=&quot;1&quot;/&gt;" calcext:value-type="string">
            <text:p>&lt;MoveTime from="Tap DCOVER-ANTENNA" time="1"/&gt;</text:p>
          </table:table-cell>
          <table:table-cell table:formula="of:=CONCATENATE(&quot;&lt;MoveTime from=&quot;&quot;&quot;;TEXT([Sheet1.$B26];&quot;#&quot;);&quot;&quot;&quot; time=&quot;&quot;&quot;;TEXT([Sheet1.N26];&quot;#&quot;);&quot;&quot;&quot;/&gt;&quot;)" office:value-type="string" office:string-value="&lt;MoveTime from=&quot;Tap DCOVER-ANTENNA&quot; time=&quot;&quot;/&gt;" calcext:value-type="string">
            <text:p>&lt;MoveTime from="Tap DCOVER-ANTENNA" time=""/&gt;</text:p>
          </table:table-cell>
          <table:table-cell table:formula="of:=CONCATENATE(&quot;&lt;MoveTime from=&quot;&quot;&quot;;TEXT([Sheet1.$B26];&quot;#&quot;);&quot;&quot;&quot; time=&quot;&quot;&quot;;TEXT([Sheet1.O26];&quot;#&quot;);&quot;&quot;&quot;/&gt;&quot;)" office:value-type="string" office:string-value="&lt;MoveTime from=&quot;Tap DCOVER-ANTENNA&quot; time=&quot;1&quot;/&gt;" calcext:value-type="string">
            <text:p>&lt;MoveTime from="Tap DCOVER-ANTENNA" time="1"/&gt;</text:p>
          </table:table-cell>
          <table:table-cell table:formula="of:=CONCATENATE(&quot;&lt;MoveTime from=&quot;&quot;&quot;;TEXT([Sheet1.$B26];&quot;#&quot;);&quot;&quot;&quot; time=&quot;&quot;&quot;;TEXT([Sheet1.P26];&quot;#&quot;);&quot;&quot;&quot;/&gt;&quot;)" office:value-type="string" office:string-value="&lt;MoveTime from=&quot;Tap DCOVER-ANTENNA&quot; time=&quot;1&quot;/&gt;" calcext:value-type="string">
            <text:p>&lt;MoveTime from="Tap DCOVER-ANTENNA" time="1"/&gt;</text:p>
          </table:table-cell>
          <table:table-cell table:formula="of:=CONCATENATE(&quot;&lt;MoveTime from=&quot;&quot;&quot;;TEXT([Sheet1.$B26];&quot;#&quot;);&quot;&quot;&quot; time=&quot;&quot;&quot;;TEXT([Sheet1.Y26];&quot;#&quot;);&quot;&quot;&quot;/&gt;&quot;)" office:value-type="string" office:string-value="&lt;MoveTime from=&quot;Tap DCOVER-ANTENNA&quot; time=&quot;&quot;/&gt;" calcext:value-type="string">
            <text:p>&lt;MoveTime from="Tap DCOVER-ANTENNA" time=""/&gt;</text:p>
          </table:table-cell>
          <table:table-cell table:formula="of:=CONCATENATE(&quot;&lt;MoveTime from=&quot;&quot;&quot;;TEXT([Sheet1.$B26];&quot;#&quot;);&quot;&quot;&quot; time=&quot;&quot;&quot;;TEXT([Sheet1.Q26];&quot;#&quot;);&quot;&quot;&quot;/&gt;&quot;)" office:value-type="string" office:string-value="&lt;MoveTime from=&quot;Tap DCOVER-ANTENNA&quot; time=&quot;1&quot;/&gt;" calcext:value-type="string">
            <text:p>&lt;MoveTime from="Tap DCOVER-ANTENNA" time="1"/&gt;</text:p>
          </table:table-cell>
          <table:table-cell table:formula="of:=CONCATENATE(&quot;&lt;MoveTime from=&quot;&quot;&quot;;TEXT([Sheet1.$B26];&quot;#&quot;);&quot;&quot;&quot; time=&quot;&quot;&quot;;TEXT([Sheet1.R26];&quot;#&quot;);&quot;&quot;&quot;/&gt;&quot;)" office:value-type="string" office:string-value="&lt;MoveTime from=&quot;Tap DCOVER-ANTENNA&quot; time=&quot;&quot;/&gt;" calcext:value-type="string">
            <text:p>&lt;MoveTime from="Tap DCOVER-ANTENNA" time=""/&gt;</text:p>
          </table:table-cell>
          <table:table-cell table:formula="of:=CONCATENATE(&quot;&lt;MoveTime from=&quot;&quot;&quot;;TEXT([Sheet1.$B26];&quot;#&quot;);&quot;&quot;&quot; time=&quot;&quot;&quot;;TEXT([Sheet1.S26];&quot;#&quot;);&quot;&quot;&quot;/&gt;&quot;)" office:value-type="string" office:string-value="&lt;MoveTime from=&quot;Tap DCOVER-ANTENNA&quot; time=&quot;1&quot;/&gt;" calcext:value-type="string">
            <text:p>&lt;MoveTime from="Tap DCOVER-ANTENNA" time="1"/&gt;</text:p>
          </table:table-cell>
          <table:table-cell table:formula="of:=CONCATENATE(&quot;&lt;MoveTime from=&quot;&quot;&quot;;TEXT([Sheet1.$B26];&quot;#&quot;);&quot;&quot;&quot; time=&quot;&quot;&quot;;TEXT([Sheet1.T26];&quot;#&quot;);&quot;&quot;&quot;/&gt;&quot;)" office:value-type="string" office:string-value="&lt;MoveTime from=&quot;Tap DCOVER-ANTENNA&quot; time=&quot;1&quot;/&gt;" calcext:value-type="string">
            <text:p>&lt;MoveTime from="Tap DCOVER-ANTENNA" time="1"/&gt;</text:p>
          </table:table-cell>
          <table:table-cell table:formula="of:=CONCATENATE(&quot;&lt;MoveTime from=&quot;&quot;&quot;;TEXT([Sheet1.$B26];&quot;#&quot;);&quot;&quot;&quot; time=&quot;&quot;&quot;;TEXT([Sheet1.U26];&quot;#&quot;);&quot;&quot;&quot;/&gt;&quot;)" office:value-type="string" office:string-value="&lt;MoveTime from=&quot;Tap DCOVER-ANTENNA&quot; time=&quot;2&quot;/&gt;" calcext:value-type="string">
            <text:p>&lt;MoveTime from="Tap DCOVER-ANTENNA" time="2"/&gt;</text:p>
          </table:table-cell>
          <table:table-cell table:formula="of:=CONCATENATE(&quot;&lt;MoveTime from=&quot;&quot;&quot;;TEXT([Sheet1.$B26];&quot;#&quot;);&quot;&quot;&quot; time=&quot;&quot;&quot;;TEXT([Sheet1.V26];&quot;#&quot;);&quot;&quot;&quot;/&gt;&quot;)" office:value-type="string" office:string-value="&lt;MoveTime from=&quot;Tap DCOVER-ANTENNA&quot; time=&quot;1&quot;/&gt;" calcext:value-type="string">
            <text:p>&lt;MoveTime from="Tap DCOVER-ANTENNA" time="1"/&gt;</text:p>
          </table:table-cell>
          <table:table-cell table:formula="of:=CONCATENATE(&quot;&lt;MoveTime from=&quot;&quot;&quot;;TEXT([Sheet1.$B26];&quot;#&quot;);&quot;&quot;&quot; time=&quot;&quot;&quot;;TEXT([Sheet1.W26];&quot;#&quot;);&quot;&quot;&quot;/&gt;&quot;)" office:value-type="string" office:string-value="&lt;MoveTime from=&quot;Tap DCOVER-ANTENNA&quot; time=&quot;1&quot;/&gt;" calcext:value-type="string">
            <text:p>&lt;MoveTime from="Tap DCOVER-ANTENNA" time="1"/&gt;</text:p>
          </table:table-cell>
          <table:table-cell table:formula="of:=CONCATENATE(&quot;&lt;MoveTime from=&quot;&quot;&quot;;TEXT([Sheet1.$B26];&quot;#&quot;);&quot;&quot;&quot; time=&quot;&quot;&quot;;TEXT([Sheet1.X26];&quot;#&quot;);&quot;&quot;&quot;/&gt;&quot;)" office:value-type="string" office:string-value="&lt;MoveTime from=&quot;Tap DCOVER-ANTENNA&quot; time=&quot;&quot;/&gt;" calcext:value-type="string">
            <text:p>&lt;MoveTime from="Tap DCOVER-ANTENNA" time=""/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time-style style:name="N125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25">
      <number:text-content/>
      <style:map style:condition="value()&gt;=0" style:apply-style-name="N125P0"/>
    </number:text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 style:data-style-name="N2" text:time-value="0000-00-00T15:32:13.791789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7:40:41.680982439</meta:creation-date>
    <dc:date>2014-12-02T10:36:01.042857586</dc:date>
    <meta:editing-duration>P1DT5H16M29S</meta:editing-duration>
    <meta:editing-cycles>38</meta:editing-cycles>
    <meta:generator>LibreOffice/4.1.6.2$Linux_X86_64 LibreOffice_project/410$Build-2</meta:generator>
    <meta:document-statistic meta:table-count="3" meta:cell-count="1501" meta:object-count="0"/>
  </office:meta>
</office:document-meta>
</file>